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os" table:style-name="ta1">
        <table:table-column table:style-name="co1" table:default-cell-style-name="Default"/>
        <table:table-column table:style-name="co2" table:number-columns-repeated="60" table:default-cell-style-name="Default"/>
        <table:table-column table:style-name="co3" table:number-columns-repeated="6" table:default-cell-style-name="Default"/>
        <table:table-row table:style-name="ro1">
          <table:table-cell table:number-columns-repeated="67"/>
        </table:table-row>
        <table:table-row table:style-name="ro1">
          <table:table-cell office:value-type="string" calcext:value-type="string">
            <text:p>DummyAffinity</text:p>
          </table:table-cell>
          <table:table-cell table:number-columns-repeated="64"/>
          <table:table-cell office:value-type="string" calcext:value-type="string">
            <text:p>PROMEDIO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6587" calcext:value-type="float">
            <text:p>1,76587</text:p>
          </table:table-cell>
          <table:table-cell office:value-type="float" office:value="2.09191" calcext:value-type="float">
            <text:p>2,09191</text:p>
          </table:table-cell>
          <table:table-cell office:value-type="float" office:value="2.11016" calcext:value-type="float">
            <text:p>2,11016</text:p>
          </table:table-cell>
          <table:table-cell office:value-type="float" office:value="1.77519" calcext:value-type="float">
            <text:p>1,77519</text:p>
          </table:table-cell>
          <table:table-cell office:value-type="float" office:value="2.23128" calcext:value-type="float">
            <text:p>2,23128</text:p>
          </table:table-cell>
          <table:table-cell office:value-type="float" office:value="1.79831" calcext:value-type="float">
            <text:p>1,79831</text:p>
          </table:table-cell>
          <table:table-cell office:value-type="float" office:value="2.45628" calcext:value-type="float">
            <text:p>2,45628</text:p>
          </table:table-cell>
          <table:table-cell office:value-type="float" office:value="2.12659" calcext:value-type="float">
            <text:p>2,12659</text:p>
          </table:table-cell>
          <table:table-cell office:value-type="float" office:value="1.68347" calcext:value-type="float">
            <text:p>1,68347</text:p>
          </table:table-cell>
          <table:table-cell office:value-type="float" office:value="1.42981" calcext:value-type="float">
            <text:p>1,42981</text:p>
          </table:table-cell>
          <table:table-cell office:value-type="float" office:value="1.77184" calcext:value-type="float">
            <text:p>1,77184</text:p>
          </table:table-cell>
          <table:table-cell office:value-type="float" office:value="2.2117" calcext:value-type="float">
            <text:p>2,2117</text:p>
          </table:table-cell>
          <table:table-cell office:value-type="float" office:value="2.31985" calcext:value-type="float">
            <text:p>2,31985</text:p>
          </table:table-cell>
          <table:table-cell office:value-type="float" office:value="2.3239" calcext:value-type="float">
            <text:p>2,3239</text:p>
          </table:table-cell>
          <table:table-cell office:value-type="float" office:value="1.69569" calcext:value-type="float">
            <text:p>1,69569</text:p>
          </table:table-cell>
          <table:table-cell office:value-type="float" office:value="2.12605" calcext:value-type="float">
            <text:p>2,12605</text:p>
          </table:table-cell>
          <table:table-cell office:value-type="float" office:value="2.30446" calcext:value-type="float">
            <text:p>2,30446</text:p>
          </table:table-cell>
          <table:table-cell office:value-type="float" office:value="2.22139" calcext:value-type="float">
            <text:p>2,22139</text:p>
          </table:table-cell>
          <table:table-cell office:value-type="float" office:value="2.26473" calcext:value-type="float">
            <text:p>2,26473</text:p>
          </table:table-cell>
          <table:table-cell office:value-type="float" office:value="2.09372" calcext:value-type="float">
            <text:p>2,09372</text:p>
          </table:table-cell>
          <table:table-cell office:value-type="float" office:value="2.38167" calcext:value-type="float">
            <text:p>2,38167</text:p>
          </table:table-cell>
          <table:table-cell office:value-type="float" office:value="2.18362" calcext:value-type="float">
            <text:p>2,18362</text:p>
          </table:table-cell>
          <table:table-cell office:value-type="float" office:value="2.17033" calcext:value-type="float">
            <text:p>2,17033</text:p>
          </table:table-cell>
          <table:table-cell office:value-type="float" office:value="2.31402" calcext:value-type="float">
            <text:p>2,31402</text:p>
          </table:table-cell>
          <table:table-cell office:value-type="float" office:value="1.78954" calcext:value-type="float">
            <text:p>1,78954</text:p>
          </table:table-cell>
          <table:table-cell office:value-type="float" office:value="2.10055" calcext:value-type="float">
            <text:p>2,10055</text:p>
          </table:table-cell>
          <table:table-cell office:value-type="float" office:value="2.30069" calcext:value-type="float">
            <text:p>2,30069</text:p>
          </table:table-cell>
          <table:table-cell office:value-type="float" office:value="2.13283" calcext:value-type="float">
            <text:p>2,13283</text:p>
          </table:table-cell>
          <table:table-cell office:value-type="float" office:value="2.18499" calcext:value-type="float">
            <text:p>2,18499</text:p>
          </table:table-cell>
          <table:table-cell office:value-type="float" office:value="2.25399" calcext:value-type="float">
            <text:p>2,25399</text:p>
          </table:table-cell>
          <table:table-cell office:value-type="float" office:value="2.19525" calcext:value-type="float">
            <text:p>2,19525</text:p>
          </table:table-cell>
          <table:table-cell office:value-type="float" office:value="2.24835" calcext:value-type="float">
            <text:p>2,24835</text:p>
          </table:table-cell>
          <table:table-cell office:value-type="float" office:value="2.11335" calcext:value-type="float">
            <text:p>2,11335</text:p>
          </table:table-cell>
          <table:table-cell office:value-type="float" office:value="2.22692" calcext:value-type="float">
            <text:p>2,22692</text:p>
          </table:table-cell>
          <table:table-cell office:value-type="float" office:value="2.13864" calcext:value-type="float">
            <text:p>2,13864</text:p>
          </table:table-cell>
          <table:table-cell office:value-type="float" office:value="2.3015" calcext:value-type="float">
            <text:p>2,3015</text:p>
          </table:table-cell>
          <table:table-cell office:value-type="float" office:value="2.14745" calcext:value-type="float">
            <text:p>2,14745</text:p>
          </table:table-cell>
          <table:table-cell office:value-type="float" office:value="2.21672" calcext:value-type="float">
            <text:p>2,21672</text:p>
          </table:table-cell>
          <table:table-cell office:value-type="float" office:value="2.30311" calcext:value-type="float">
            <text:p>2,30311</text:p>
          </table:table-cell>
          <table:table-cell office:value-type="float" office:value="2.20913" calcext:value-type="float">
            <text:p>2,20913</text:p>
          </table:table-cell>
          <table:table-cell office:value-type="float" office:value="2.26645" calcext:value-type="float">
            <text:p>2,26645</text:p>
          </table:table-cell>
          <table:table-cell office:value-type="float" office:value="1.81648" calcext:value-type="float">
            <text:p>1,81648</text:p>
          </table:table-cell>
          <table:table-cell office:value-type="float" office:value="2.17319" calcext:value-type="float">
            <text:p>2,17319</text:p>
          </table:table-cell>
          <table:table-cell office:value-type="float" office:value="2.22702" calcext:value-type="float">
            <text:p>2,22702</text:p>
          </table:table-cell>
          <table:table-cell office:value-type="float" office:value="2.35387" calcext:value-type="float">
            <text:p>2,35387</text:p>
          </table:table-cell>
          <table:table-cell office:value-type="float" office:value="2.34635" calcext:value-type="float">
            <text:p>2,34635</text:p>
          </table:table-cell>
          <table:table-cell office:value-type="float" office:value="2.15731" calcext:value-type="float">
            <text:p>2,15731</text:p>
          </table:table-cell>
          <table:table-cell office:value-type="float" office:value="2.13698" calcext:value-type="float">
            <text:p>2,13698</text:p>
          </table:table-cell>
          <table:table-cell office:value-type="float" office:value="2.18375" calcext:value-type="float">
            <text:p>2,18375</text:p>
          </table:table-cell>
          <table:table-cell office:value-type="float" office:value="2.2305" calcext:value-type="float">
            <text:p>2,2305</text:p>
          </table:table-cell>
          <table:table-cell office:value-type="float" office:value="2.08109" calcext:value-type="float">
            <text:p>2,08109</text:p>
          </table:table-cell>
          <table:table-cell office:value-type="float" office:value="2.17794" calcext:value-type="float">
            <text:p>2,17794</text:p>
          </table:table-cell>
          <table:table-cell office:value-type="float" office:value="1.66406" calcext:value-type="float">
            <text:p>1,66406</text:p>
          </table:table-cell>
          <table:table-cell office:value-type="float" office:value="1.69011" calcext:value-type="float">
            <text:p>1,69011</text:p>
          </table:table-cell>
          <table:table-cell office:value-type="float" office:value="2.26327" calcext:value-type="float">
            <text:p>2,26327</text:p>
          </table:table-cell>
          <table:table-cell office:value-type="float" office:value="2.22408" calcext:value-type="float">
            <text:p>2,22408</text:p>
          </table:table-cell>
          <table:table-cell office:value-type="float" office:value="2.27569" calcext:value-type="float">
            <text:p>2,27569</text:p>
          </table:table-cell>
          <table:table-cell office:value-type="float" office:value="2.11627" calcext:value-type="float">
            <text:p>2,11627</text:p>
          </table:table-cell>
          <table:table-cell office:value-type="float" office:value="2.17017" calcext:value-type="float">
            <text:p>2,17017</text:p>
          </table:table-cell>
          <table:table-cell office:value-type="float" office:value="2.13946" calcext:value-type="float">
            <text:p>2,13946</text:p>
          </table:table-cell>
          <table:table-cell table:number-columns-repeated="4"/>
          <table:table-cell table:formula="of:=AVERAGE([.B3:.BI3])" office:value-type="float" office:value="2.1234815" calcext:value-type="float">
            <text:p>2,1234815</text:p>
          </table:table-cell>
          <table:table-cell table:formula="of:=STDEV([.B3:.BI3])/2" office:value-type="float" office:value="0.106982709579652" calcext:value-type="float">
            <text:p>0,1069827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1129" calcext:value-type="float">
            <text:p>2,31129</text:p>
          </table:table-cell>
          <table:table-cell office:value-type="float" office:value="2.35476" calcext:value-type="float">
            <text:p>2,35476</text:p>
          </table:table-cell>
          <table:table-cell office:value-type="float" office:value="2.26629" calcext:value-type="float">
            <text:p>2,26629</text:p>
          </table:table-cell>
          <table:table-cell office:value-type="float" office:value="1.71565" calcext:value-type="float">
            <text:p>1,71565</text:p>
          </table:table-cell>
          <table:table-cell office:value-type="float" office:value="2.16481" calcext:value-type="float">
            <text:p>2,16481</text:p>
          </table:table-cell>
          <table:table-cell office:value-type="float" office:value="2.26759" calcext:value-type="float">
            <text:p>2,26759</text:p>
          </table:table-cell>
          <table:table-cell office:value-type="float" office:value="2.22688" calcext:value-type="float">
            <text:p>2,22688</text:p>
          </table:table-cell>
          <table:table-cell office:value-type="float" office:value="2.15412" calcext:value-type="float">
            <text:p>2,15412</text:p>
          </table:table-cell>
          <table:table-cell office:value-type="float" office:value="2.09648" calcext:value-type="float">
            <text:p>2,09648</text:p>
          </table:table-cell>
          <table:table-cell office:value-type="float" office:value="2.09756" calcext:value-type="float">
            <text:p>2,09756</text:p>
          </table:table-cell>
          <table:table-cell office:value-type="float" office:value="2.18528" calcext:value-type="float">
            <text:p>2,18528</text:p>
          </table:table-cell>
          <table:table-cell office:value-type="float" office:value="2.2772" calcext:value-type="float">
            <text:p>2,2772</text:p>
          </table:table-cell>
          <table:table-cell office:value-type="float" office:value="2.40314" calcext:value-type="float">
            <text:p>2,40314</text:p>
          </table:table-cell>
          <table:table-cell office:value-type="float" office:value="2.08347" calcext:value-type="float">
            <text:p>2,08347</text:p>
          </table:table-cell>
          <table:table-cell office:value-type="float" office:value="2.30215" calcext:value-type="float">
            <text:p>2,30215</text:p>
          </table:table-cell>
          <table:table-cell office:value-type="float" office:value="2.08344" calcext:value-type="float">
            <text:p>2,08344</text:p>
          </table:table-cell>
          <table:table-cell office:value-type="float" office:value="2.17297" calcext:value-type="float">
            <text:p>2,17297</text:p>
          </table:table-cell>
          <table:table-cell office:value-type="float" office:value="2.28095" calcext:value-type="float">
            <text:p>2,28095</text:p>
          </table:table-cell>
          <table:table-cell office:value-type="float" office:value="2.18219" calcext:value-type="float">
            <text:p>2,18219</text:p>
          </table:table-cell>
          <table:table-cell office:value-type="float" office:value="2.36026" calcext:value-type="float">
            <text:p>2,36026</text:p>
          </table:table-cell>
          <table:table-cell office:value-type="float" office:value="2.09172" calcext:value-type="float">
            <text:p>2,09172</text:p>
          </table:table-cell>
          <table:table-cell office:value-type="float" office:value="2.25064" calcext:value-type="float">
            <text:p>2,25064</text:p>
          </table:table-cell>
          <table:table-cell office:value-type="float" office:value="2.12124" calcext:value-type="float">
            <text:p>2,12124</text:p>
          </table:table-cell>
          <table:table-cell office:value-type="float" office:value="2.21377" calcext:value-type="float">
            <text:p>2,21377</text:p>
          </table:table-cell>
          <table:table-cell office:value-type="float" office:value="2.14233" calcext:value-type="float">
            <text:p>2,14233</text:p>
          </table:table-cell>
          <table:table-cell office:value-type="float" office:value="2.27032" calcext:value-type="float">
            <text:p>2,27032</text:p>
          </table:table-cell>
          <table:table-cell office:value-type="float" office:value="2.16173" calcext:value-type="float">
            <text:p>2,16173</text:p>
          </table:table-cell>
          <table:table-cell office:value-type="float" office:value="2.28457" calcext:value-type="float">
            <text:p>2,28457</text:p>
          </table:table-cell>
          <table:table-cell office:value-type="float" office:value="2.2286" calcext:value-type="float">
            <text:p>2,2286</text:p>
          </table:table-cell>
          <table:table-cell office:value-type="float" office:value="2.24772" calcext:value-type="float">
            <text:p>2,24772</text:p>
          </table:table-cell>
          <table:table-cell office:value-type="float" office:value="2.34173" calcext:value-type="float">
            <text:p>2,34173</text:p>
          </table:table-cell>
          <table:table-cell office:value-type="float" office:value="2.20522" calcext:value-type="float">
            <text:p>2,20522</text:p>
          </table:table-cell>
          <table:table-cell office:value-type="float" office:value="2.13951" calcext:value-type="float">
            <text:p>2,13951</text:p>
          </table:table-cell>
          <table:table-cell office:value-type="float" office:value="2.12005" calcext:value-type="float">
            <text:p>2,12005</text:p>
          </table:table-cell>
          <table:table-cell office:value-type="float" office:value="2.2151" calcext:value-type="float">
            <text:p>2,2151</text:p>
          </table:table-cell>
          <table:table-cell office:value-type="float" office:value="2.23423" calcext:value-type="float">
            <text:p>2,23423</text:p>
          </table:table-cell>
          <table:table-cell office:value-type="float" office:value="2.09159" calcext:value-type="float">
            <text:p>2,09159</text:p>
          </table:table-cell>
          <table:table-cell office:value-type="float" office:value="2.18977" calcext:value-type="float">
            <text:p>2,18977</text:p>
          </table:table-cell>
          <table:table-cell office:value-type="float" office:value="2.25628" calcext:value-type="float">
            <text:p>2,25628</text:p>
          </table:table-cell>
          <table:table-cell office:value-type="float" office:value="2.19345" calcext:value-type="float">
            <text:p>2,19345</text:p>
          </table:table-cell>
          <table:table-cell office:value-type="float" office:value="2.27609" calcext:value-type="float">
            <text:p>2,27609</text:p>
          </table:table-cell>
          <table:table-cell office:value-type="float" office:value="2.17269" calcext:value-type="float">
            <text:p>2,17269</text:p>
          </table:table-cell>
          <table:table-cell office:value-type="float" office:value="2.23737" calcext:value-type="float">
            <text:p>2,23737</text:p>
          </table:table-cell>
          <table:table-cell office:value-type="float" office:value="2.09374" calcext:value-type="float">
            <text:p>2,09374</text:p>
          </table:table-cell>
          <table:table-cell office:value-type="float" office:value="2.25912" calcext:value-type="float">
            <text:p>2,25912</text:p>
          </table:table-cell>
          <table:table-cell office:value-type="float" office:value="2.13458" calcext:value-type="float">
            <text:p>2,13458</text:p>
          </table:table-cell>
          <table:table-cell office:value-type="float" office:value="2.24617" calcext:value-type="float">
            <text:p>2,24617</text:p>
          </table:table-cell>
          <table:table-cell office:value-type="float" office:value="2.1797" calcext:value-type="float">
            <text:p>2,1797</text:p>
          </table:table-cell>
          <table:table-cell office:value-type="float" office:value="2.27581" calcext:value-type="float">
            <text:p>2,27581</text:p>
          </table:table-cell>
          <table:table-cell office:value-type="float" office:value="2.36821" calcext:value-type="float">
            <text:p>2,36821</text:p>
          </table:table-cell>
          <table:table-cell office:value-type="float" office:value="2.20154" calcext:value-type="float">
            <text:p>2,20154</text:p>
          </table:table-cell>
          <table:table-cell office:value-type="float" office:value="2.18512" calcext:value-type="float">
            <text:p>2,18512</text:p>
          </table:table-cell>
          <table:table-cell office:value-type="float" office:value="2.30097" calcext:value-type="float">
            <text:p>2,30097</text:p>
          </table:table-cell>
          <table:table-cell office:value-type="float" office:value="2.16559" calcext:value-type="float">
            <text:p>2,16559</text:p>
          </table:table-cell>
          <table:table-cell office:value-type="float" office:value="2.26575" calcext:value-type="float">
            <text:p>2,26575</text:p>
          </table:table-cell>
          <table:table-cell office:value-type="float" office:value="2.2761" calcext:value-type="float">
            <text:p>2,2761</text:p>
          </table:table-cell>
          <table:table-cell office:value-type="float" office:value="2.22301" calcext:value-type="float">
            <text:p>2,22301</text:p>
          </table:table-cell>
          <table:table-cell office:value-type="float" office:value="2.25337" calcext:value-type="float">
            <text:p>2,25337</text:p>
          </table:table-cell>
          <table:table-cell office:value-type="float" office:value="2.28059" calcext:value-type="float">
            <text:p>2,28059</text:p>
          </table:table-cell>
          <table:table-cell office:value-type="float" office:value="2.16551" calcext:value-type="float">
            <text:p>2,16551</text:p>
          </table:table-cell>
          <table:table-cell table:number-columns-repeated="4"/>
          <table:table-cell table:formula="of:=AVERAGE([.B4:.BI4])" office:value-type="float" office:value="2.209118" calcext:value-type="float">
            <text:p>2,209118</text:p>
          </table:table-cell>
          <table:table-cell table:formula="of:=STDEV([.B4:.BI4])/2" office:value-type="float" office:value="0.0505129811290363" calcext:value-type="float">
            <text:p>0,0505129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4359" calcext:value-type="float">
            <text:p>2,24359</text:p>
          </table:table-cell>
          <table:table-cell office:value-type="float" office:value="2.14547" calcext:value-type="float">
            <text:p>2,14547</text:p>
          </table:table-cell>
          <table:table-cell office:value-type="float" office:value="2.22205" calcext:value-type="float">
            <text:p>2,22205</text:p>
          </table:table-cell>
          <table:table-cell office:value-type="float" office:value="2.20827" calcext:value-type="float">
            <text:p>2,20827</text:p>
          </table:table-cell>
          <table:table-cell office:value-type="float" office:value="2.23893" calcext:value-type="float">
            <text:p>2,23893</text:p>
          </table:table-cell>
          <table:table-cell office:value-type="float" office:value="2.16758" calcext:value-type="float">
            <text:p>2,16758</text:p>
          </table:table-cell>
          <table:table-cell office:value-type="float" office:value="2.28383" calcext:value-type="float">
            <text:p>2,28383</text:p>
          </table:table-cell>
          <table:table-cell office:value-type="float" office:value="2.1839" calcext:value-type="float">
            <text:p>2,1839</text:p>
          </table:table-cell>
          <table:table-cell office:value-type="float" office:value="2.21598" calcext:value-type="float">
            <text:p>2,21598</text:p>
          </table:table-cell>
          <table:table-cell office:value-type="float" office:value="2.14463" calcext:value-type="float">
            <text:p>2,14463</text:p>
          </table:table-cell>
          <table:table-cell office:value-type="float" office:value="2.11647" calcext:value-type="float">
            <text:p>2,11647</text:p>
          </table:table-cell>
          <table:table-cell office:value-type="float" office:value="2.08147" calcext:value-type="float">
            <text:p>2,08147</text:p>
          </table:table-cell>
          <table:table-cell office:value-type="float" office:value="2.27234" calcext:value-type="float">
            <text:p>2,27234</text:p>
          </table:table-cell>
          <table:table-cell office:value-type="float" office:value="2.26674" calcext:value-type="float">
            <text:p>2,26674</text:p>
          </table:table-cell>
          <table:table-cell office:value-type="float" office:value="2.29945" calcext:value-type="float">
            <text:p>2,29945</text:p>
          </table:table-cell>
          <table:table-cell office:value-type="float" office:value="2.20304" calcext:value-type="float">
            <text:p>2,20304</text:p>
          </table:table-cell>
          <table:table-cell office:value-type="float" office:value="2.31222" calcext:value-type="float">
            <text:p>2,31222</text:p>
          </table:table-cell>
          <table:table-cell office:value-type="float" office:value="2.45939" calcext:value-type="float">
            <text:p>2,45939</text:p>
          </table:table-cell>
          <table:table-cell office:value-type="float" office:value="2.21716" calcext:value-type="float">
            <text:p>2,21716</text:p>
          </table:table-cell>
          <table:table-cell office:value-type="float" office:value="2.2439" calcext:value-type="float">
            <text:p>2,2439</text:p>
          </table:table-cell>
          <table:table-cell office:value-type="float" office:value="2.21322" calcext:value-type="float">
            <text:p>2,21322</text:p>
          </table:table-cell>
          <table:table-cell office:value-type="float" office:value="2.24517" calcext:value-type="float">
            <text:p>2,24517</text:p>
          </table:table-cell>
          <table:table-cell office:value-type="float" office:value="2.20656" calcext:value-type="float">
            <text:p>2,20656</text:p>
          </table:table-cell>
          <table:table-cell office:value-type="float" office:value="2.30112" calcext:value-type="float">
            <text:p>2,30112</text:p>
          </table:table-cell>
          <table:table-cell office:value-type="float" office:value="2.1107" calcext:value-type="float">
            <text:p>2,1107</text:p>
          </table:table-cell>
          <table:table-cell office:value-type="float" office:value="2.28643" calcext:value-type="float">
            <text:p>2,28643</text:p>
          </table:table-cell>
          <table:table-cell office:value-type="float" office:value="2.23854" calcext:value-type="float">
            <text:p>2,23854</text:p>
          </table:table-cell>
          <table:table-cell office:value-type="float" office:value="2.17668" calcext:value-type="float">
            <text:p>2,17668</text:p>
          </table:table-cell>
          <table:table-cell office:value-type="float" office:value="2.25291" calcext:value-type="float">
            <text:p>2,25291</text:p>
          </table:table-cell>
          <table:table-cell office:value-type="float" office:value="2.22891" calcext:value-type="float">
            <text:p>2,22891</text:p>
          </table:table-cell>
          <table:table-cell office:value-type="float" office:value="2.14671" calcext:value-type="float">
            <text:p>2,14671</text:p>
          </table:table-cell>
          <table:table-cell office:value-type="float" office:value="2.20634" calcext:value-type="float">
            <text:p>2,20634</text:p>
          </table:table-cell>
          <table:table-cell office:value-type="float" office:value="2.27224" calcext:value-type="float">
            <text:p>2,27224</text:p>
          </table:table-cell>
          <table:table-cell office:value-type="float" office:value="2.11392" calcext:value-type="float">
            <text:p>2,11392</text:p>
          </table:table-cell>
          <table:table-cell office:value-type="float" office:value="2.10175" calcext:value-type="float">
            <text:p>2,10175</text:p>
          </table:table-cell>
          <table:table-cell office:value-type="float" office:value="2.28179" calcext:value-type="float">
            <text:p>2,28179</text:p>
          </table:table-cell>
          <table:table-cell office:value-type="float" office:value="2.2247" calcext:value-type="float">
            <text:p>2,2247</text:p>
          </table:table-cell>
          <table:table-cell office:value-type="float" office:value="2.24345" calcext:value-type="float">
            <text:p>2,24345</text:p>
          </table:table-cell>
          <table:table-cell office:value-type="float" office:value="2.12174" calcext:value-type="float">
            <text:p>2,12174</text:p>
          </table:table-cell>
          <table:table-cell office:value-type="float" office:value="2.19052" calcext:value-type="float">
            <text:p>2,19052</text:p>
          </table:table-cell>
          <table:table-cell office:value-type="float" office:value="2.25175" calcext:value-type="float">
            <text:p>2,25175</text:p>
          </table:table-cell>
          <table:table-cell office:value-type="float" office:value="1.63959" calcext:value-type="float">
            <text:p>1,63959</text:p>
          </table:table-cell>
          <table:table-cell office:value-type="float" office:value="2.29359" calcext:value-type="float">
            <text:p>2,29359</text:p>
          </table:table-cell>
          <table:table-cell office:value-type="float" office:value="2.27799" calcext:value-type="float">
            <text:p>2,27799</text:p>
          </table:table-cell>
          <table:table-cell office:value-type="float" office:value="2.18131" calcext:value-type="float">
            <text:p>2,18131</text:p>
          </table:table-cell>
          <table:table-cell office:value-type="float" office:value="2.21132" calcext:value-type="float">
            <text:p>2,21132</text:p>
          </table:table-cell>
          <table:table-cell office:value-type="float" office:value="2.31873" calcext:value-type="float">
            <text:p>2,31873</text:p>
          </table:table-cell>
          <table:table-cell office:value-type="float" office:value="1.65768" calcext:value-type="float">
            <text:p>1,65768</text:p>
          </table:table-cell>
          <table:table-cell office:value-type="float" office:value="2.19389" calcext:value-type="float">
            <text:p>2,19389</text:p>
          </table:table-cell>
          <table:table-cell office:value-type="float" office:value="1.68458" calcext:value-type="float">
            <text:p>1,68458</text:p>
          </table:table-cell>
          <table:table-cell office:value-type="float" office:value="1.63066" calcext:value-type="float">
            <text:p>1,63066</text:p>
          </table:table-cell>
          <table:table-cell office:value-type="float" office:value="1.43701" calcext:value-type="float">
            <text:p>1,43701</text:p>
          </table:table-cell>
          <table:table-cell office:value-type="float" office:value="2.31634" calcext:value-type="float">
            <text:p>2,31634</text:p>
          </table:table-cell>
          <table:table-cell office:value-type="float" office:value="2.16002" calcext:value-type="float">
            <text:p>2,16002</text:p>
          </table:table-cell>
          <table:table-cell office:value-type="float" office:value="2.38181" calcext:value-type="float">
            <text:p>2,38181</text:p>
          </table:table-cell>
          <table:table-cell office:value-type="float" office:value="2.42804" calcext:value-type="float">
            <text:p>2,42804</text:p>
          </table:table-cell>
          <table:table-cell office:value-type="float" office:value="2.23538" calcext:value-type="float">
            <text:p>2,23538</text:p>
          </table:table-cell>
          <table:table-cell office:value-type="float" office:value="2.24375" calcext:value-type="float">
            <text:p>2,24375</text:p>
          </table:table-cell>
          <table:table-cell office:value-type="float" office:value="2.34578" calcext:value-type="float">
            <text:p>2,34578</text:p>
          </table:table-cell>
          <table:table-cell office:value-type="float" office:value="2.3254" calcext:value-type="float">
            <text:p>2,3254</text:p>
          </table:table-cell>
          <table:table-cell table:number-columns-repeated="4"/>
          <table:table-cell table:formula="of:=AVERAGE([.B5:.BI5])" office:value-type="float" office:value="2.1817405" calcext:value-type="float">
            <text:p>2,1817405</text:p>
          </table:table-cell>
          <table:table-cell table:formula="of:=STDEV([.B5:.BI5])/2" office:value-type="float" office:value="0.0954041391207799" calcext:value-type="float">
            <text:p>0,09540413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9845" calcext:value-type="float">
            <text:p>2,39845</text:p>
          </table:table-cell>
          <table:table-cell office:value-type="float" office:value="2.19196" calcext:value-type="float">
            <text:p>2,19196</text:p>
          </table:table-cell>
          <table:table-cell office:value-type="float" office:value="2.14356" calcext:value-type="float">
            <text:p>2,14356</text:p>
          </table:table-cell>
          <table:table-cell office:value-type="float" office:value="2.23374" calcext:value-type="float">
            <text:p>2,23374</text:p>
          </table:table-cell>
          <table:table-cell office:value-type="float" office:value="2.26299" calcext:value-type="float">
            <text:p>2,26299</text:p>
          </table:table-cell>
          <table:table-cell office:value-type="float" office:value="2.15578" calcext:value-type="float">
            <text:p>2,15578</text:p>
          </table:table-cell>
          <table:table-cell office:value-type="float" office:value="2.11441" calcext:value-type="float">
            <text:p>2,11441</text:p>
          </table:table-cell>
          <table:table-cell office:value-type="float" office:value="2.20079" calcext:value-type="float">
            <text:p>2,20079</text:p>
          </table:table-cell>
          <table:table-cell office:value-type="float" office:value="2.18162" calcext:value-type="float">
            <text:p>2,18162</text:p>
          </table:table-cell>
          <table:table-cell office:value-type="float" office:value="2.1139" calcext:value-type="float">
            <text:p>2,1139</text:p>
          </table:table-cell>
          <table:table-cell office:value-type="float" office:value="2.18374" calcext:value-type="float">
            <text:p>2,18374</text:p>
          </table:table-cell>
          <table:table-cell office:value-type="float" office:value="2.24204" calcext:value-type="float">
            <text:p>2,24204</text:p>
          </table:table-cell>
          <table:table-cell office:value-type="float" office:value="2.26363" calcext:value-type="float">
            <text:p>2,26363</text:p>
          </table:table-cell>
          <table:table-cell office:value-type="float" office:value="2.27167" calcext:value-type="float">
            <text:p>2,27167</text:p>
          </table:table-cell>
          <table:table-cell office:value-type="float" office:value="2.28936" calcext:value-type="float">
            <text:p>2,28936</text:p>
          </table:table-cell>
          <table:table-cell office:value-type="float" office:value="2.2225" calcext:value-type="float">
            <text:p>2,2225</text:p>
          </table:table-cell>
          <table:table-cell office:value-type="float" office:value="2.27518" calcext:value-type="float">
            <text:p>2,27518</text:p>
          </table:table-cell>
          <table:table-cell office:value-type="float" office:value="2.1386" calcext:value-type="float">
            <text:p>2,1386</text:p>
          </table:table-cell>
          <table:table-cell office:value-type="float" office:value="2.30375" calcext:value-type="float">
            <text:p>2,30375</text:p>
          </table:table-cell>
          <table:table-cell office:value-type="float" office:value="2.21505" calcext:value-type="float">
            <text:p>2,21505</text:p>
          </table:table-cell>
          <table:table-cell office:value-type="float" office:value="2.31076" calcext:value-type="float">
            <text:p>2,31076</text:p>
          </table:table-cell>
          <table:table-cell office:value-type="float" office:value="2.11272" calcext:value-type="float">
            <text:p>2,11272</text:p>
          </table:table-cell>
          <table:table-cell office:value-type="float" office:value="2.25794" calcext:value-type="float">
            <text:p>2,25794</text:p>
          </table:table-cell>
          <table:table-cell office:value-type="float" office:value="2.22698" calcext:value-type="float">
            <text:p>2,22698</text:p>
          </table:table-cell>
          <table:table-cell office:value-type="float" office:value="2.19905" calcext:value-type="float">
            <text:p>2,19905</text:p>
          </table:table-cell>
          <table:table-cell office:value-type="float" office:value="2.2513" calcext:value-type="float">
            <text:p>2,2513</text:p>
          </table:table-cell>
          <table:table-cell office:value-type="float" office:value="2.31378" calcext:value-type="float">
            <text:p>2,31378</text:p>
          </table:table-cell>
          <table:table-cell office:value-type="float" office:value="2.25049" calcext:value-type="float">
            <text:p>2,25049</text:p>
          </table:table-cell>
          <table:table-cell office:value-type="float" office:value="2.25879" calcext:value-type="float">
            <text:p>2,25879</text:p>
          </table:table-cell>
          <table:table-cell office:value-type="float" office:value="2.27956" calcext:value-type="float">
            <text:p>2,27956</text:p>
          </table:table-cell>
          <table:table-cell office:value-type="float" office:value="2.15049" calcext:value-type="float">
            <text:p>2,15049</text:p>
          </table:table-cell>
          <table:table-cell office:value-type="float" office:value="2.23877" calcext:value-type="float">
            <text:p>2,23877</text:p>
          </table:table-cell>
          <table:table-cell office:value-type="float" office:value="2.20809" calcext:value-type="float">
            <text:p>2,20809</text:p>
          </table:table-cell>
          <table:table-cell office:value-type="float" office:value="2.15743" calcext:value-type="float">
            <text:p>2,15743</text:p>
          </table:table-cell>
          <table:table-cell office:value-type="float" office:value="2.33112" calcext:value-type="float">
            <text:p>2,33112</text:p>
          </table:table-cell>
          <table:table-cell office:value-type="float" office:value="2.17533" calcext:value-type="float">
            <text:p>2,17533</text:p>
          </table:table-cell>
          <table:table-cell office:value-type="float" office:value="2.29976" calcext:value-type="float">
            <text:p>2,29976</text:p>
          </table:table-cell>
          <table:table-cell office:value-type="float" office:value="2.34212" calcext:value-type="float">
            <text:p>2,34212</text:p>
          </table:table-cell>
          <table:table-cell office:value-type="float" office:value="2.31003" calcext:value-type="float">
            <text:p>2,31003</text:p>
          </table:table-cell>
          <table:table-cell office:value-type="float" office:value="2.20642" calcext:value-type="float">
            <text:p>2,20642</text:p>
          </table:table-cell>
          <table:table-cell office:value-type="float" office:value="1.73306" calcext:value-type="float">
            <text:p>1,73306</text:p>
          </table:table-cell>
          <table:table-cell office:value-type="float" office:value="1.66957" calcext:value-type="float">
            <text:p>1,66957</text:p>
          </table:table-cell>
          <table:table-cell office:value-type="float" office:value="2.3602" calcext:value-type="float">
            <text:p>2,3602</text:p>
          </table:table-cell>
          <table:table-cell office:value-type="float" office:value="2.24351" calcext:value-type="float">
            <text:p>2,24351</text:p>
          </table:table-cell>
          <table:table-cell office:value-type="float" office:value="2.28641" calcext:value-type="float">
            <text:p>2,28641</text:p>
          </table:table-cell>
          <table:table-cell office:value-type="float" office:value="2.13291" calcext:value-type="float">
            <text:p>2,13291</text:p>
          </table:table-cell>
          <table:table-cell office:value-type="float" office:value="2.27962" calcext:value-type="float">
            <text:p>2,27962</text:p>
          </table:table-cell>
          <table:table-cell office:value-type="float" office:value="2.22979" calcext:value-type="float">
            <text:p>2,22979</text:p>
          </table:table-cell>
          <table:table-cell office:value-type="float" office:value="2.14085" calcext:value-type="float">
            <text:p>2,14085</text:p>
          </table:table-cell>
          <table:table-cell office:value-type="float" office:value="1.72977" calcext:value-type="float">
            <text:p>1,72977</text:p>
          </table:table-cell>
          <table:table-cell office:value-type="float" office:value="1.99354" calcext:value-type="float">
            <text:p>1,99354</text:p>
          </table:table-cell>
          <table:table-cell office:value-type="float" office:value="2.25652" calcext:value-type="float">
            <text:p>2,25652</text:p>
          </table:table-cell>
          <table:table-cell office:value-type="float" office:value="2.04405" calcext:value-type="float">
            <text:p>2,04405</text:p>
          </table:table-cell>
          <table:table-cell office:value-type="float" office:value="2.27764" calcext:value-type="float">
            <text:p>2,27764</text:p>
          </table:table-cell>
          <table:table-cell office:value-type="float" office:value="2.2286" calcext:value-type="float">
            <text:p>2,2286</text:p>
          </table:table-cell>
          <table:table-cell office:value-type="float" office:value="1.67526" calcext:value-type="float">
            <text:p>1,67526</text:p>
          </table:table-cell>
          <table:table-cell office:value-type="float" office:value="2.28139" calcext:value-type="float">
            <text:p>2,28139</text:p>
          </table:table-cell>
          <table:table-cell office:value-type="float" office:value="2.22262" calcext:value-type="float">
            <text:p>2,22262</text:p>
          </table:table-cell>
          <table:table-cell office:value-type="float" office:value="2.08539" calcext:value-type="float">
            <text:p>2,08539</text:p>
          </table:table-cell>
          <table:table-cell office:value-type="float" office:value="2.34693" calcext:value-type="float">
            <text:p>2,34693</text:p>
          </table:table-cell>
          <table:table-cell table:number-columns-repeated="4"/>
          <table:table-cell table:formula="of:=AVERAGE([.B6:.BI6])" office:value-type="float" office:value="2.191688" calcext:value-type="float">
            <text:p>2,191688</text:p>
          </table:table-cell>
          <table:table-cell table:formula="of:=STDEV([.B6:.BI6])/2" office:value-type="float" office:value="0.0765660408682419" calcext:value-type="float">
            <text:p>0,07656604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333" calcext:value-type="float">
            <text:p>2,3333</text:p>
          </table:table-cell>
          <table:table-cell office:value-type="float" office:value="2.23749" calcext:value-type="float">
            <text:p>2,23749</text:p>
          </table:table-cell>
          <table:table-cell office:value-type="float" office:value="2.11396" calcext:value-type="float">
            <text:p>2,11396</text:p>
          </table:table-cell>
          <table:table-cell office:value-type="float" office:value="2.17636" calcext:value-type="float">
            <text:p>2,17636</text:p>
          </table:table-cell>
          <table:table-cell office:value-type="float" office:value="2.34407" calcext:value-type="float">
            <text:p>2,34407</text:p>
          </table:table-cell>
          <table:table-cell office:value-type="float" office:value="2.27963" calcext:value-type="float">
            <text:p>2,27963</text:p>
          </table:table-cell>
          <table:table-cell office:value-type="float" office:value="2.23088" calcext:value-type="float">
            <text:p>2,23088</text:p>
          </table:table-cell>
          <table:table-cell office:value-type="float" office:value="2.13404" calcext:value-type="float">
            <text:p>2,13404</text:p>
          </table:table-cell>
          <table:table-cell office:value-type="float" office:value="2.20951" calcext:value-type="float">
            <text:p>2,20951</text:p>
          </table:table-cell>
          <table:table-cell office:value-type="float" office:value="2.26649" calcext:value-type="float">
            <text:p>2,26649</text:p>
          </table:table-cell>
          <table:table-cell office:value-type="float" office:value="2.12032" calcext:value-type="float">
            <text:p>2,12032</text:p>
          </table:table-cell>
          <table:table-cell office:value-type="float" office:value="2.14523" calcext:value-type="float">
            <text:p>2,14523</text:p>
          </table:table-cell>
          <table:table-cell office:value-type="float" office:value="2.25893" calcext:value-type="float">
            <text:p>2,25893</text:p>
          </table:table-cell>
          <table:table-cell office:value-type="float" office:value="2.28672" calcext:value-type="float">
            <text:p>2,28672</text:p>
          </table:table-cell>
          <table:table-cell office:value-type="float" office:value="2.19267" calcext:value-type="float">
            <text:p>2,19267</text:p>
          </table:table-cell>
          <table:table-cell office:value-type="float" office:value="2.19561" calcext:value-type="float">
            <text:p>2,19561</text:p>
          </table:table-cell>
          <table:table-cell office:value-type="float" office:value="2.27157" calcext:value-type="float">
            <text:p>2,27157</text:p>
          </table:table-cell>
          <table:table-cell office:value-type="float" office:value="2.23137" calcext:value-type="float">
            <text:p>2,23137</text:p>
          </table:table-cell>
          <table:table-cell office:value-type="float" office:value="2.16818" calcext:value-type="float">
            <text:p>2,16818</text:p>
          </table:table-cell>
          <table:table-cell office:value-type="float" office:value="2.15715" calcext:value-type="float">
            <text:p>2,15715</text:p>
          </table:table-cell>
          <table:table-cell office:value-type="float" office:value="2.23797" calcext:value-type="float">
            <text:p>2,23797</text:p>
          </table:table-cell>
          <table:table-cell office:value-type="float" office:value="2.27147" calcext:value-type="float">
            <text:p>2,27147</text:p>
          </table:table-cell>
          <table:table-cell office:value-type="float" office:value="2.11698" calcext:value-type="float">
            <text:p>2,11698</text:p>
          </table:table-cell>
          <table:table-cell office:value-type="float" office:value="2.07506" calcext:value-type="float">
            <text:p>2,07506</text:p>
          </table:table-cell>
          <table:table-cell office:value-type="float" office:value="2.27955" calcext:value-type="float">
            <text:p>2,27955</text:p>
          </table:table-cell>
          <table:table-cell office:value-type="float" office:value="2.12527" calcext:value-type="float">
            <text:p>2,12527</text:p>
          </table:table-cell>
          <table:table-cell office:value-type="float" office:value="1.61071" calcext:value-type="float">
            <text:p>1,61071</text:p>
          </table:table-cell>
          <table:table-cell office:value-type="float" office:value="2.17851" calcext:value-type="float">
            <text:p>2,17851</text:p>
          </table:table-cell>
          <table:table-cell office:value-type="float" office:value="2.34547" calcext:value-type="float">
            <text:p>2,34547</text:p>
          </table:table-cell>
          <table:table-cell office:value-type="float" office:value="2.26085" calcext:value-type="float">
            <text:p>2,26085</text:p>
          </table:table-cell>
          <table:table-cell office:value-type="float" office:value="2.12312" calcext:value-type="float">
            <text:p>2,12312</text:p>
          </table:table-cell>
          <table:table-cell office:value-type="float" office:value="2.36956" calcext:value-type="float">
            <text:p>2,36956</text:p>
          </table:table-cell>
          <table:table-cell office:value-type="float" office:value="2.19959" calcext:value-type="float">
            <text:p>2,19959</text:p>
          </table:table-cell>
          <table:table-cell office:value-type="float" office:value="2.26698" calcext:value-type="float">
            <text:p>2,26698</text:p>
          </table:table-cell>
          <table:table-cell office:value-type="float" office:value="2.19745" calcext:value-type="float">
            <text:p>2,19745</text:p>
          </table:table-cell>
          <table:table-cell office:value-type="float" office:value="2.14935" calcext:value-type="float">
            <text:p>2,14935</text:p>
          </table:table-cell>
          <table:table-cell office:value-type="float" office:value="2.24625" calcext:value-type="float">
            <text:p>2,24625</text:p>
          </table:table-cell>
          <table:table-cell office:value-type="float" office:value="2.19413" calcext:value-type="float">
            <text:p>2,19413</text:p>
          </table:table-cell>
          <table:table-cell office:value-type="float" office:value="2.31872" calcext:value-type="float">
            <text:p>2,31872</text:p>
          </table:table-cell>
          <table:table-cell office:value-type="float" office:value="2.18667" calcext:value-type="float">
            <text:p>2,18667</text:p>
          </table:table-cell>
          <table:table-cell office:value-type="float" office:value="2.26541" calcext:value-type="float">
            <text:p>2,26541</text:p>
          </table:table-cell>
          <table:table-cell office:value-type="float" office:value="2.20236" calcext:value-type="float">
            <text:p>2,20236</text:p>
          </table:table-cell>
          <table:table-cell office:value-type="float" office:value="2.27303" calcext:value-type="float">
            <text:p>2,27303</text:p>
          </table:table-cell>
          <table:table-cell office:value-type="float" office:value="2.12404" calcext:value-type="float">
            <text:p>2,12404</text:p>
          </table:table-cell>
          <table:table-cell office:value-type="float" office:value="2.17217" calcext:value-type="float">
            <text:p>2,17217</text:p>
          </table:table-cell>
          <table:table-cell office:value-type="float" office:value="2.34369" calcext:value-type="float">
            <text:p>2,34369</text:p>
          </table:table-cell>
          <table:table-cell office:value-type="float" office:value="2.15611" calcext:value-type="float">
            <text:p>2,15611</text:p>
          </table:table-cell>
          <table:table-cell office:value-type="float" office:value="2.2741" calcext:value-type="float">
            <text:p>2,2741</text:p>
          </table:table-cell>
          <table:table-cell office:value-type="float" office:value="2.36831" calcext:value-type="float">
            <text:p>2,36831</text:p>
          </table:table-cell>
          <table:table-cell office:value-type="float" office:value="2.34444" calcext:value-type="float">
            <text:p>2,34444</text:p>
          </table:table-cell>
          <table:table-cell office:value-type="float" office:value="2.22472" calcext:value-type="float">
            <text:p>2,22472</text:p>
          </table:table-cell>
          <table:table-cell office:value-type="float" office:value="2.28965" calcext:value-type="float">
            <text:p>2,28965</text:p>
          </table:table-cell>
          <table:table-cell office:value-type="float" office:value="2.33304" calcext:value-type="float">
            <text:p>2,33304</text:p>
          </table:table-cell>
          <table:table-cell office:value-type="float" office:value="2.17837" calcext:value-type="float">
            <text:p>2,17837</text:p>
          </table:table-cell>
          <table:table-cell office:value-type="float" office:value="2.07151" calcext:value-type="float">
            <text:p>2,07151</text:p>
          </table:table-cell>
          <table:table-cell office:value-type="float" office:value="2.20211" calcext:value-type="float">
            <text:p>2,20211</text:p>
          </table:table-cell>
          <table:table-cell office:value-type="float" office:value="2.2736" calcext:value-type="float">
            <text:p>2,2736</text:p>
          </table:table-cell>
          <table:table-cell office:value-type="float" office:value="2.09405" calcext:value-type="float">
            <text:p>2,09405</text:p>
          </table:table-cell>
          <table:table-cell office:value-type="float" office:value="2.35874" calcext:value-type="float">
            <text:p>2,35874</text:p>
          </table:table-cell>
          <table:table-cell office:value-type="float" office:value="2.06244" calcext:value-type="float">
            <text:p>2,06244</text:p>
          </table:table-cell>
          <table:table-cell table:number-columns-repeated="4"/>
          <table:table-cell table:formula="of:=AVERAGE([.B7:.BI7])" office:value-type="float" office:value="2.21198383333333" calcext:value-type="float">
            <text:p>2,2119838333</text:p>
          </table:table-cell>
          <table:table-cell table:formula="of:=STDEV([.B7:.BI7])/2" office:value-type="float" office:value="0.0565247406915518" calcext:value-type="float">
            <text:p>0,05652474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29602" calcext:value-type="float">
            <text:p>2,29602</text:p>
          </table:table-cell>
          <table:table-cell office:value-type="float" office:value="1.77741" calcext:value-type="float">
            <text:p>1,77741</text:p>
          </table:table-cell>
          <table:table-cell office:value-type="float" office:value="2.28828" calcext:value-type="float">
            <text:p>2,28828</text:p>
          </table:table-cell>
          <table:table-cell office:value-type="float" office:value="1.68572" calcext:value-type="float">
            <text:p>1,68572</text:p>
          </table:table-cell>
          <table:table-cell office:value-type="float" office:value="2.27572" calcext:value-type="float">
            <text:p>2,27572</text:p>
          </table:table-cell>
          <table:table-cell office:value-type="float" office:value="2.24386" calcext:value-type="float">
            <text:p>2,24386</text:p>
          </table:table-cell>
          <table:table-cell office:value-type="float" office:value="2.32902" calcext:value-type="float">
            <text:p>2,32902</text:p>
          </table:table-cell>
          <table:table-cell office:value-type="float" office:value="2.20303" calcext:value-type="float">
            <text:p>2,20303</text:p>
          </table:table-cell>
          <table:table-cell office:value-type="float" office:value="2.17628" calcext:value-type="float">
            <text:p>2,17628</text:p>
          </table:table-cell>
          <table:table-cell office:value-type="float" office:value="2.48596" calcext:value-type="float">
            <text:p>2,48596</text:p>
          </table:table-cell>
          <table:table-cell office:value-type="float" office:value="2.41093" calcext:value-type="float">
            <text:p>2,41093</text:p>
          </table:table-cell>
          <table:table-cell office:value-type="float" office:value="2.24223" calcext:value-type="float">
            <text:p>2,24223</text:p>
          </table:table-cell>
          <table:table-cell office:value-type="float" office:value="2.28333" calcext:value-type="float">
            <text:p>2,28333</text:p>
          </table:table-cell>
          <table:table-cell office:value-type="float" office:value="2.14733" calcext:value-type="float">
            <text:p>2,14733</text:p>
          </table:table-cell>
          <table:table-cell office:value-type="float" office:value="2.34366" calcext:value-type="float">
            <text:p>2,34366</text:p>
          </table:table-cell>
          <table:table-cell office:value-type="float" office:value="2.24955" calcext:value-type="float">
            <text:p>2,24955</text:p>
          </table:table-cell>
          <table:table-cell office:value-type="float" office:value="2.22403" calcext:value-type="float">
            <text:p>2,22403</text:p>
          </table:table-cell>
          <table:table-cell office:value-type="float" office:value="2.14583" calcext:value-type="float">
            <text:p>2,14583</text:p>
          </table:table-cell>
          <table:table-cell office:value-type="float" office:value="2.2191" calcext:value-type="float">
            <text:p>2,2191</text:p>
          </table:table-cell>
          <table:table-cell office:value-type="float" office:value="2.29684" calcext:value-type="float">
            <text:p>2,29684</text:p>
          </table:table-cell>
          <table:table-cell office:value-type="float" office:value="2.2203" calcext:value-type="float">
            <text:p>2,2203</text:p>
          </table:table-cell>
          <table:table-cell office:value-type="float" office:value="2.35451" calcext:value-type="float">
            <text:p>2,35451</text:p>
          </table:table-cell>
          <table:table-cell office:value-type="float" office:value="1.64475" calcext:value-type="float">
            <text:p>1,64475</text:p>
          </table:table-cell>
          <table:table-cell office:value-type="float" office:value="2.27429" calcext:value-type="float">
            <text:p>2,27429</text:p>
          </table:table-cell>
          <table:table-cell office:value-type="float" office:value="2.15048" calcext:value-type="float">
            <text:p>2,15048</text:p>
          </table:table-cell>
          <table:table-cell office:value-type="float" office:value="2.18308" calcext:value-type="float">
            <text:p>2,18308</text:p>
          </table:table-cell>
          <table:table-cell office:value-type="float" office:value="2.25874" calcext:value-type="float">
            <text:p>2,25874</text:p>
          </table:table-cell>
          <table:table-cell office:value-type="float" office:value="2.27226" calcext:value-type="float">
            <text:p>2,27226</text:p>
          </table:table-cell>
          <table:table-cell office:value-type="float" office:value="2.25476" calcext:value-type="float">
            <text:p>2,25476</text:p>
          </table:table-cell>
          <table:table-cell office:value-type="float" office:value="2.46501" calcext:value-type="float">
            <text:p>2,46501</text:p>
          </table:table-cell>
          <table:table-cell office:value-type="float" office:value="2.16684" calcext:value-type="float">
            <text:p>2,16684</text:p>
          </table:table-cell>
          <table:table-cell office:value-type="float" office:value="2.33502" calcext:value-type="float">
            <text:p>2,33502</text:p>
          </table:table-cell>
          <table:table-cell office:value-type="float" office:value="2.19386" calcext:value-type="float">
            <text:p>2,19386</text:p>
          </table:table-cell>
          <table:table-cell office:value-type="float" office:value="2.22734" calcext:value-type="float">
            <text:p>2,22734</text:p>
          </table:table-cell>
          <table:table-cell office:value-type="float" office:value="2.18044" calcext:value-type="float">
            <text:p>2,18044</text:p>
          </table:table-cell>
          <table:table-cell office:value-type="float" office:value="2.13665" calcext:value-type="float">
            <text:p>2,13665</text:p>
          </table:table-cell>
          <table:table-cell office:value-type="float" office:value="2.21544" calcext:value-type="float">
            <text:p>2,21544</text:p>
          </table:table-cell>
          <table:table-cell office:value-type="float" office:value="2.252" calcext:value-type="float">
            <text:p>2,252</text:p>
          </table:table-cell>
          <table:table-cell office:value-type="float" office:value="2.11127" calcext:value-type="float">
            <text:p>2,11127</text:p>
          </table:table-cell>
          <table:table-cell office:value-type="float" office:value="2.19913" calcext:value-type="float">
            <text:p>2,19913</text:p>
          </table:table-cell>
          <table:table-cell office:value-type="float" office:value="2.25306" calcext:value-type="float">
            <text:p>2,25306</text:p>
          </table:table-cell>
          <table:table-cell office:value-type="float" office:value="2.1979" calcext:value-type="float">
            <text:p>2,1979</text:p>
          </table:table-cell>
          <table:table-cell office:value-type="float" office:value="1.49178" calcext:value-type="float">
            <text:p>1,49178</text:p>
          </table:table-cell>
          <table:table-cell office:value-type="float" office:value="1.76" calcext:value-type="float">
            <text:p>1,76</text:p>
          </table:table-cell>
          <table:table-cell office:value-type="float" office:value="1.68213" calcext:value-type="float">
            <text:p>1,68213</text:p>
          </table:table-cell>
          <table:table-cell office:value-type="float" office:value="2.19109" calcext:value-type="float">
            <text:p>2,19109</text:p>
          </table:table-cell>
          <table:table-cell office:value-type="float" office:value="2.32244" calcext:value-type="float">
            <text:p>2,32244</text:p>
          </table:table-cell>
          <table:table-cell office:value-type="float" office:value="2.24927" calcext:value-type="float">
            <text:p>2,24927</text:p>
          </table:table-cell>
          <table:table-cell office:value-type="float" office:value="2.22711" calcext:value-type="float">
            <text:p>2,22711</text:p>
          </table:table-cell>
          <table:table-cell office:value-type="float" office:value="1.76276" calcext:value-type="float">
            <text:p>1,76276</text:p>
          </table:table-cell>
          <table:table-cell office:value-type="float" office:value="2.14215" calcext:value-type="float">
            <text:p>2,14215</text:p>
          </table:table-cell>
          <table:table-cell office:value-type="float" office:value="2.08892" calcext:value-type="float">
            <text:p>2,08892</text:p>
          </table:table-cell>
          <table:table-cell office:value-type="float" office:value="2.27671" calcext:value-type="float">
            <text:p>2,27671</text:p>
          </table:table-cell>
          <table:table-cell office:value-type="float" office:value="2.12238" calcext:value-type="float">
            <text:p>2,12238</text:p>
          </table:table-cell>
          <table:table-cell office:value-type="float" office:value="2.18873" calcext:value-type="float">
            <text:p>2,18873</text:p>
          </table:table-cell>
          <table:table-cell office:value-type="float" office:value="2.23299" calcext:value-type="float">
            <text:p>2,23299</text:p>
          </table:table-cell>
          <table:table-cell office:value-type="float" office:value="1.65772" calcext:value-type="float">
            <text:p>1,65772</text:p>
          </table:table-cell>
          <table:table-cell office:value-type="float" office:value="2.18237" calcext:value-type="float">
            <text:p>2,18237</text:p>
          </table:table-cell>
          <table:table-cell office:value-type="float" office:value="2.26289" calcext:value-type="float">
            <text:p>2,26289</text:p>
          </table:table-cell>
          <table:table-cell office:value-type="float" office:value="2.27059" calcext:value-type="float">
            <text:p>2,27059</text:p>
          </table:table-cell>
          <table:table-cell table:number-columns-repeated="4"/>
          <table:table-cell table:formula="of:=AVERAGE([.B8:.BI8])" office:value-type="float" office:value="2.16638816666667" calcext:value-type="float">
            <text:p>2,1663881667</text:p>
          </table:table-cell>
          <table:table-cell table:formula="of:=STDEV([.B8:.BI8])/2" office:value-type="float" office:value="0.104091718835255" calcext:value-type="float">
            <text:p>0,10409171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22456" calcext:value-type="float">
            <text:p>2,22456</text:p>
          </table:table-cell>
          <table:table-cell office:value-type="float" office:value="2.27478" calcext:value-type="float">
            <text:p>2,27478</text:p>
          </table:table-cell>
          <table:table-cell office:value-type="float" office:value="2.14279" calcext:value-type="float">
            <text:p>2,14279</text:p>
          </table:table-cell>
          <table:table-cell office:value-type="float" office:value="2.18628" calcext:value-type="float">
            <text:p>2,18628</text:p>
          </table:table-cell>
          <table:table-cell office:value-type="float" office:value="2.15485" calcext:value-type="float">
            <text:p>2,15485</text:p>
          </table:table-cell>
          <table:table-cell office:value-type="float" office:value="2.21924" calcext:value-type="float">
            <text:p>2,21924</text:p>
          </table:table-cell>
          <table:table-cell office:value-type="float" office:value="2.15719" calcext:value-type="float">
            <text:p>2,15719</text:p>
          </table:table-cell>
          <table:table-cell office:value-type="float" office:value="2.22568" calcext:value-type="float">
            <text:p>2,22568</text:p>
          </table:table-cell>
          <table:table-cell office:value-type="float" office:value="2.18963" calcext:value-type="float">
            <text:p>2,18963</text:p>
          </table:table-cell>
          <table:table-cell office:value-type="float" office:value="2.15345" calcext:value-type="float">
            <text:p>2,15345</text:p>
          </table:table-cell>
          <table:table-cell office:value-type="float" office:value="2.12975" calcext:value-type="float">
            <text:p>2,12975</text:p>
          </table:table-cell>
          <table:table-cell office:value-type="float" office:value="2.29319" calcext:value-type="float">
            <text:p>2,29319</text:p>
          </table:table-cell>
          <table:table-cell office:value-type="float" office:value="2.29792" calcext:value-type="float">
            <text:p>2,29792</text:p>
          </table:table-cell>
          <table:table-cell office:value-type="float" office:value="2.25807" calcext:value-type="float">
            <text:p>2,25807</text:p>
          </table:table-cell>
          <table:table-cell office:value-type="float" office:value="2.12426" calcext:value-type="float">
            <text:p>2,12426</text:p>
          </table:table-cell>
          <table:table-cell office:value-type="float" office:value="2.18222" calcext:value-type="float">
            <text:p>2,18222</text:p>
          </table:table-cell>
          <table:table-cell office:value-type="float" office:value="2.24562" calcext:value-type="float">
            <text:p>2,24562</text:p>
          </table:table-cell>
          <table:table-cell office:value-type="float" office:value="2.11626" calcext:value-type="float">
            <text:p>2,11626</text:p>
          </table:table-cell>
          <table:table-cell office:value-type="float" office:value="2.17406" calcext:value-type="float">
            <text:p>2,17406</text:p>
          </table:table-cell>
          <table:table-cell office:value-type="float" office:value="2.23711" calcext:value-type="float">
            <text:p>2,23711</text:p>
          </table:table-cell>
          <table:table-cell office:value-type="float" office:value="2.18523" calcext:value-type="float">
            <text:p>2,18523</text:p>
          </table:table-cell>
          <table:table-cell office:value-type="float" office:value="2.15757" calcext:value-type="float">
            <text:p>2,15757</text:p>
          </table:table-cell>
          <table:table-cell office:value-type="float" office:value="2.21644" calcext:value-type="float">
            <text:p>2,21644</text:p>
          </table:table-cell>
          <table:table-cell office:value-type="float" office:value="2.26621" calcext:value-type="float">
            <text:p>2,26621</text:p>
          </table:table-cell>
          <table:table-cell office:value-type="float" office:value="2.25821" calcext:value-type="float">
            <text:p>2,25821</text:p>
          </table:table-cell>
          <table:table-cell office:value-type="float" office:value="2.17137" calcext:value-type="float">
            <text:p>2,17137</text:p>
          </table:table-cell>
          <table:table-cell office:value-type="float" office:value="2.32305" calcext:value-type="float">
            <text:p>2,32305</text:p>
          </table:table-cell>
          <table:table-cell office:value-type="float" office:value="2.17529" calcext:value-type="float">
            <text:p>2,17529</text:p>
          </table:table-cell>
          <table:table-cell office:value-type="float" office:value="2.26637" calcext:value-type="float">
            <text:p>2,26637</text:p>
          </table:table-cell>
          <table:table-cell office:value-type="float" office:value="2.08041" calcext:value-type="float">
            <text:p>2,08041</text:p>
          </table:table-cell>
          <table:table-cell office:value-type="float" office:value="2.2619" calcext:value-type="float">
            <text:p>2,2619</text:p>
          </table:table-cell>
          <table:table-cell office:value-type="float" office:value="2.2045" calcext:value-type="float">
            <text:p>2,2045</text:p>
          </table:table-cell>
          <table:table-cell office:value-type="float" office:value="2.28169" calcext:value-type="float">
            <text:p>2,28169</text:p>
          </table:table-cell>
          <table:table-cell office:value-type="float" office:value="1.42942" calcext:value-type="float">
            <text:p>1,42942</text:p>
          </table:table-cell>
          <table:table-cell office:value-type="float" office:value="1.69536" calcext:value-type="float">
            <text:p>1,69536</text:p>
          </table:table-cell>
          <table:table-cell office:value-type="float" office:value="2.1341" calcext:value-type="float">
            <text:p>2,1341</text:p>
          </table:table-cell>
          <table:table-cell office:value-type="float" office:value="2.24553" calcext:value-type="float">
            <text:p>2,24553</text:p>
          </table:table-cell>
          <table:table-cell office:value-type="float" office:value="2.22827" calcext:value-type="float">
            <text:p>2,22827</text:p>
          </table:table-cell>
          <table:table-cell office:value-type="float" office:value="2.19041" calcext:value-type="float">
            <text:p>2,19041</text:p>
          </table:table-cell>
          <table:table-cell office:value-type="float" office:value="2.33599" calcext:value-type="float">
            <text:p>2,33599</text:p>
          </table:table-cell>
          <table:table-cell office:value-type="float" office:value="2.26736" calcext:value-type="float">
            <text:p>2,26736</text:p>
          </table:table-cell>
          <table:table-cell office:value-type="float" office:value="2.27412" calcext:value-type="float">
            <text:p>2,27412</text:p>
          </table:table-cell>
          <table:table-cell office:value-type="float" office:value="2.23687" calcext:value-type="float">
            <text:p>2,23687</text:p>
          </table:table-cell>
          <table:table-cell office:value-type="float" office:value="1.33659" calcext:value-type="float">
            <text:p>1,33659</text:p>
          </table:table-cell>
          <table:table-cell office:value-type="float" office:value="2.33378" calcext:value-type="float">
            <text:p>2,33378</text:p>
          </table:table-cell>
          <table:table-cell office:value-type="float" office:value="2.13404" calcext:value-type="float">
            <text:p>2,13404</text:p>
          </table:table-cell>
          <table:table-cell office:value-type="float" office:value="2.2074" calcext:value-type="float">
            <text:p>2,2074</text:p>
          </table:table-cell>
          <table:table-cell office:value-type="float" office:value="2.18933" calcext:value-type="float">
            <text:p>2,18933</text:p>
          </table:table-cell>
          <table:table-cell office:value-type="float" office:value="2.12596" calcext:value-type="float">
            <text:p>2,12596</text:p>
          </table:table-cell>
          <table:table-cell office:value-type="float" office:value="2.11742" calcext:value-type="float">
            <text:p>2,11742</text:p>
          </table:table-cell>
          <table:table-cell office:value-type="float" office:value="2.06458" calcext:value-type="float">
            <text:p>2,06458</text:p>
          </table:table-cell>
          <table:table-cell office:value-type="float" office:value="2.14474" calcext:value-type="float">
            <text:p>2,14474</text:p>
          </table:table-cell>
          <table:table-cell office:value-type="float" office:value="1.75218" calcext:value-type="float">
            <text:p>1,75218</text:p>
          </table:table-cell>
          <table:table-cell office:value-type="float" office:value="2.25077" calcext:value-type="float">
            <text:p>2,25077</text:p>
          </table:table-cell>
          <table:table-cell office:value-type="float" office:value="2.21795" calcext:value-type="float">
            <text:p>2,21795</text:p>
          </table:table-cell>
          <table:table-cell office:value-type="float" office:value="2.24708" calcext:value-type="float">
            <text:p>2,24708</text:p>
          </table:table-cell>
          <table:table-cell office:value-type="float" office:value="2.13883" calcext:value-type="float">
            <text:p>2,13883</text:p>
          </table:table-cell>
          <table:table-cell office:value-type="float" office:value="2.2445" calcext:value-type="float">
            <text:p>2,2445</text:p>
          </table:table-cell>
          <table:table-cell office:value-type="float" office:value="2.19154" calcext:value-type="float">
            <text:p>2,19154</text:p>
          </table:table-cell>
          <table:table-cell office:value-type="float" office:value="2.11864" calcext:value-type="float">
            <text:p>2,11864</text:p>
          </table:table-cell>
          <table:table-cell table:number-columns-repeated="4"/>
          <table:table-cell table:formula="of:=AVERAGE([.B9:.BI9])" office:value-type="float" office:value="2.16146516666667" calcext:value-type="float">
            <text:p>2,1614651667</text:p>
          </table:table-cell>
          <table:table-cell table:formula="of:=STDEV([.B9:.BI9])/2" office:value-type="float" office:value="0.0904948982478639" calcext:value-type="float">
            <text:p>0,09049489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01816" calcext:value-type="float">
            <text:p>2,01816</text:p>
          </table:table-cell>
          <table:table-cell office:value-type="float" office:value="2.22297" calcext:value-type="float">
            <text:p>2,22297</text:p>
          </table:table-cell>
          <table:table-cell office:value-type="float" office:value="2.40819" calcext:value-type="float">
            <text:p>2,40819</text:p>
          </table:table-cell>
          <table:table-cell office:value-type="float" office:value="1.7484" calcext:value-type="float">
            <text:p>1,7484</text:p>
          </table:table-cell>
          <table:table-cell office:value-type="float" office:value="2.12807" calcext:value-type="float">
            <text:p>2,12807</text:p>
          </table:table-cell>
          <table:table-cell office:value-type="float" office:value="2.19838" calcext:value-type="float">
            <text:p>2,19838</text:p>
          </table:table-cell>
          <table:table-cell office:value-type="float" office:value="2.18707" calcext:value-type="float">
            <text:p>2,18707</text:p>
          </table:table-cell>
          <table:table-cell office:value-type="float" office:value="2.14051" calcext:value-type="float">
            <text:p>2,14051</text:p>
          </table:table-cell>
          <table:table-cell office:value-type="float" office:value="1.65334" calcext:value-type="float">
            <text:p>1,65334</text:p>
          </table:table-cell>
          <table:table-cell office:value-type="float" office:value="2.27111" calcext:value-type="float">
            <text:p>2,27111</text:p>
          </table:table-cell>
          <table:table-cell office:value-type="float" office:value="2.10436" calcext:value-type="float">
            <text:p>2,10436</text:p>
          </table:table-cell>
          <table:table-cell office:value-type="float" office:value="2.19048" calcext:value-type="float">
            <text:p>2,19048</text:p>
          </table:table-cell>
          <table:table-cell office:value-type="float" office:value="1.6945" calcext:value-type="float">
            <text:p>1,6945</text:p>
          </table:table-cell>
          <table:table-cell office:value-type="float" office:value="1.61833" calcext:value-type="float">
            <text:p>1,61833</text:p>
          </table:table-cell>
          <table:table-cell office:value-type="float" office:value="2.34278" calcext:value-type="float">
            <text:p>2,34278</text:p>
          </table:table-cell>
          <table:table-cell office:value-type="float" office:value="2.08638" calcext:value-type="float">
            <text:p>2,08638</text:p>
          </table:table-cell>
          <table:table-cell office:value-type="float" office:value="2.37274" calcext:value-type="float">
            <text:p>2,37274</text:p>
          </table:table-cell>
          <table:table-cell office:value-type="float" office:value="2.2587" calcext:value-type="float">
            <text:p>2,2587</text:p>
          </table:table-cell>
          <table:table-cell office:value-type="float" office:value="2.23397" calcext:value-type="float">
            <text:p>2,23397</text:p>
          </table:table-cell>
          <table:table-cell office:value-type="float" office:value="2.19896" calcext:value-type="float">
            <text:p>2,19896</text:p>
          </table:table-cell>
          <table:table-cell office:value-type="float" office:value="2.27228" calcext:value-type="float">
            <text:p>2,27228</text:p>
          </table:table-cell>
          <table:table-cell office:value-type="float" office:value="2.21217" calcext:value-type="float">
            <text:p>2,21217</text:p>
          </table:table-cell>
          <table:table-cell office:value-type="float" office:value="2.16113" calcext:value-type="float">
            <text:p>2,16113</text:p>
          </table:table-cell>
          <table:table-cell office:value-type="float" office:value="2.22467" calcext:value-type="float">
            <text:p>2,22467</text:p>
          </table:table-cell>
          <table:table-cell office:value-type="float" office:value="2.17807" calcext:value-type="float">
            <text:p>2,17807</text:p>
          </table:table-cell>
          <table:table-cell office:value-type="float" office:value="2.23291" calcext:value-type="float">
            <text:p>2,23291</text:p>
          </table:table-cell>
          <table:table-cell office:value-type="float" office:value="2.19063" calcext:value-type="float">
            <text:p>2,19063</text:p>
          </table:table-cell>
          <table:table-cell office:value-type="float" office:value="2.19026" calcext:value-type="float">
            <text:p>2,19026</text:p>
          </table:table-cell>
          <table:table-cell office:value-type="float" office:value="2.20399" calcext:value-type="float">
            <text:p>2,20399</text:p>
          </table:table-cell>
          <table:table-cell office:value-type="float" office:value="2.25983" calcext:value-type="float">
            <text:p>2,25983</text:p>
          </table:table-cell>
          <table:table-cell office:value-type="float" office:value="2.21602" calcext:value-type="float">
            <text:p>2,21602</text:p>
          </table:table-cell>
          <table:table-cell office:value-type="float" office:value="2.08823" calcext:value-type="float">
            <text:p>2,08823</text:p>
          </table:table-cell>
          <table:table-cell office:value-type="float" office:value="1.75608" calcext:value-type="float">
            <text:p>1,75608</text:p>
          </table:table-cell>
          <table:table-cell office:value-type="float" office:value="2.34455" calcext:value-type="float">
            <text:p>2,34455</text:p>
          </table:table-cell>
          <table:table-cell office:value-type="float" office:value="2.25713" calcext:value-type="float">
            <text:p>2,25713</text:p>
          </table:table-cell>
          <table:table-cell office:value-type="float" office:value="2.08113" calcext:value-type="float">
            <text:p>2,08113</text:p>
          </table:table-cell>
          <table:table-cell office:value-type="float" office:value="2.36079" calcext:value-type="float">
            <text:p>2,36079</text:p>
          </table:table-cell>
          <table:table-cell office:value-type="float" office:value="2.12624" calcext:value-type="float">
            <text:p>2,12624</text:p>
          </table:table-cell>
          <table:table-cell office:value-type="float" office:value="2.21066" calcext:value-type="float">
            <text:p>2,21066</text:p>
          </table:table-cell>
          <table:table-cell office:value-type="float" office:value="2.15084" calcext:value-type="float">
            <text:p>2,15084</text:p>
          </table:table-cell>
          <table:table-cell office:value-type="float" office:value="2.18851" calcext:value-type="float">
            <text:p>2,18851</text:p>
          </table:table-cell>
          <table:table-cell office:value-type="float" office:value="2.26838" calcext:value-type="float">
            <text:p>2,26838</text:p>
          </table:table-cell>
          <table:table-cell office:value-type="float" office:value="2.31062" calcext:value-type="float">
            <text:p>2,31062</text:p>
          </table:table-cell>
          <table:table-cell office:value-type="float" office:value="2.32579" calcext:value-type="float">
            <text:p>2,32579</text:p>
          </table:table-cell>
          <table:table-cell office:value-type="float" office:value="2.16649" calcext:value-type="float">
            <text:p>2,16649</text:p>
          </table:table-cell>
          <table:table-cell office:value-type="float" office:value="2.2382" calcext:value-type="float">
            <text:p>2,2382</text:p>
          </table:table-cell>
          <table:table-cell office:value-type="float" office:value="2.11022" calcext:value-type="float">
            <text:p>2,11022</text:p>
          </table:table-cell>
          <table:table-cell office:value-type="float" office:value="2.2799" calcext:value-type="float">
            <text:p>2,2799</text:p>
          </table:table-cell>
          <table:table-cell office:value-type="float" office:value="2.31314" calcext:value-type="float">
            <text:p>2,31314</text:p>
          </table:table-cell>
          <table:table-cell office:value-type="float" office:value="2.26018" calcext:value-type="float">
            <text:p>2,26018</text:p>
          </table:table-cell>
          <table:table-cell office:value-type="float" office:value="2.16623" calcext:value-type="float">
            <text:p>2,16623</text:p>
          </table:table-cell>
          <table:table-cell office:value-type="float" office:value="2.23596" calcext:value-type="float">
            <text:p>2,23596</text:p>
          </table:table-cell>
          <table:table-cell office:value-type="float" office:value="1.63984" calcext:value-type="float">
            <text:p>1,63984</text:p>
          </table:table-cell>
          <table:table-cell office:value-type="float" office:value="2.38249" calcext:value-type="float">
            <text:p>2,38249</text:p>
          </table:table-cell>
          <table:table-cell office:value-type="float" office:value="2.24056" calcext:value-type="float">
            <text:p>2,24056</text:p>
          </table:table-cell>
          <table:table-cell office:value-type="float" office:value="2.23756" calcext:value-type="float">
            <text:p>2,23756</text:p>
          </table:table-cell>
          <table:table-cell office:value-type="float" office:value="2.11994" calcext:value-type="float">
            <text:p>2,11994</text:p>
          </table:table-cell>
          <table:table-cell office:value-type="float" office:value="2.40458" calcext:value-type="float">
            <text:p>2,40458</text:p>
          </table:table-cell>
          <table:table-cell office:value-type="float" office:value="2.11704" calcext:value-type="float">
            <text:p>2,11704</text:p>
          </table:table-cell>
          <table:table-cell office:value-type="float" office:value="2.15705" calcext:value-type="float">
            <text:p>2,15705</text:p>
          </table:table-cell>
          <table:table-cell table:number-columns-repeated="4"/>
          <table:table-cell table:formula="of:=AVERAGE([.B10:.BI10])" office:value-type="float" office:value="2.1659615" calcext:value-type="float">
            <text:p>2,1659615</text:p>
          </table:table-cell>
          <table:table-cell table:formula="of:=STDEV([.B10:.BI10])/2" office:value-type="float" office:value="0.0912628119857514" calcext:value-type="float">
            <text:p>0,0912628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18432" calcext:value-type="float">
            <text:p>2,18432</text:p>
          </table:table-cell>
          <table:table-cell office:value-type="float" office:value="2.09548" calcext:value-type="float">
            <text:p>2,09548</text:p>
          </table:table-cell>
          <table:table-cell office:value-type="float" office:value="2.37165" calcext:value-type="float">
            <text:p>2,37165</text:p>
          </table:table-cell>
          <table:table-cell office:value-type="float" office:value="2.10724" calcext:value-type="float">
            <text:p>2,10724</text:p>
          </table:table-cell>
          <table:table-cell office:value-type="float" office:value="2.11335" calcext:value-type="float">
            <text:p>2,11335</text:p>
          </table:table-cell>
          <table:table-cell office:value-type="float" office:value="2.37399" calcext:value-type="float">
            <text:p>2,37399</text:p>
          </table:table-cell>
          <table:table-cell office:value-type="float" office:value="2.13517" calcext:value-type="float">
            <text:p>2,13517</text:p>
          </table:table-cell>
          <table:table-cell office:value-type="float" office:value="2.16867" calcext:value-type="float">
            <text:p>2,16867</text:p>
          </table:table-cell>
          <table:table-cell office:value-type="float" office:value="2.33287" calcext:value-type="float">
            <text:p>2,33287</text:p>
          </table:table-cell>
          <table:table-cell office:value-type="float" office:value="2.21178" calcext:value-type="float">
            <text:p>2,21178</text:p>
          </table:table-cell>
          <table:table-cell office:value-type="float" office:value="2.31223" calcext:value-type="float">
            <text:p>2,31223</text:p>
          </table:table-cell>
          <table:table-cell office:value-type="float" office:value="2.25865" calcext:value-type="float">
            <text:p>2,25865</text:p>
          </table:table-cell>
          <table:table-cell office:value-type="float" office:value="2.09467" calcext:value-type="float">
            <text:p>2,09467</text:p>
          </table:table-cell>
          <table:table-cell office:value-type="float" office:value="2.27756" calcext:value-type="float">
            <text:p>2,27756</text:p>
          </table:table-cell>
          <table:table-cell office:value-type="float" office:value="2.2177" calcext:value-type="float">
            <text:p>2,2177</text:p>
          </table:table-cell>
          <table:table-cell office:value-type="float" office:value="2.27273" calcext:value-type="float">
            <text:p>2,27273</text:p>
          </table:table-cell>
          <table:table-cell office:value-type="float" office:value="2.13104" calcext:value-type="float">
            <text:p>2,13104</text:p>
          </table:table-cell>
          <table:table-cell office:value-type="float" office:value="2.10592" calcext:value-type="float">
            <text:p>2,10592</text:p>
          </table:table-cell>
          <table:table-cell office:value-type="float" office:value="2.178" calcext:value-type="float">
            <text:p>2,178</text:p>
          </table:table-cell>
          <table:table-cell office:value-type="float" office:value="2.24182" calcext:value-type="float">
            <text:p>2,24182</text:p>
          </table:table-cell>
          <table:table-cell office:value-type="float" office:value="2.27558" calcext:value-type="float">
            <text:p>2,27558</text:p>
          </table:table-cell>
          <table:table-cell office:value-type="float" office:value="2.34545" calcext:value-type="float">
            <text:p>2,34545</text:p>
          </table:table-cell>
          <table:table-cell office:value-type="float" office:value="2.16842" calcext:value-type="float">
            <text:p>2,16842</text:p>
          </table:table-cell>
          <table:table-cell office:value-type="float" office:value="1.71465" calcext:value-type="float">
            <text:p>1,71465</text:p>
          </table:table-cell>
          <table:table-cell office:value-type="float" office:value="2.26159" calcext:value-type="float">
            <text:p>2,26159</text:p>
          </table:table-cell>
          <table:table-cell office:value-type="float" office:value="2.14106" calcext:value-type="float">
            <text:p>2,14106</text:p>
          </table:table-cell>
          <table:table-cell office:value-type="float" office:value="2.1941" calcext:value-type="float">
            <text:p>2,1941</text:p>
          </table:table-cell>
          <table:table-cell office:value-type="float" office:value="2.17603" calcext:value-type="float">
            <text:p>2,17603</text:p>
          </table:table-cell>
          <table:table-cell office:value-type="float" office:value="2.21983" calcext:value-type="float">
            <text:p>2,21983</text:p>
          </table:table-cell>
          <table:table-cell office:value-type="float" office:value="2.25577" calcext:value-type="float">
            <text:p>2,25577</text:p>
          </table:table-cell>
          <table:table-cell office:value-type="float" office:value="2.39656" calcext:value-type="float">
            <text:p>2,39656</text:p>
          </table:table-cell>
          <table:table-cell office:value-type="float" office:value="2.31553" calcext:value-type="float">
            <text:p>2,31553</text:p>
          </table:table-cell>
          <table:table-cell office:value-type="float" office:value="2.32142" calcext:value-type="float">
            <text:p>2,32142</text:p>
          </table:table-cell>
          <table:table-cell office:value-type="float" office:value="2.25854" calcext:value-type="float">
            <text:p>2,25854</text:p>
          </table:table-cell>
          <table:table-cell office:value-type="float" office:value="2.36959" calcext:value-type="float">
            <text:p>2,36959</text:p>
          </table:table-cell>
          <table:table-cell office:value-type="float" office:value="2.41843" calcext:value-type="float">
            <text:p>2,41843</text:p>
          </table:table-cell>
          <table:table-cell office:value-type="float" office:value="2.15444" calcext:value-type="float">
            <text:p>2,15444</text:p>
          </table:table-cell>
          <table:table-cell office:value-type="float" office:value="2.19847" calcext:value-type="float">
            <text:p>2,19847</text:p>
          </table:table-cell>
          <table:table-cell office:value-type="float" office:value="2.32153" calcext:value-type="float">
            <text:p>2,32153</text:p>
          </table:table-cell>
          <table:table-cell office:value-type="float" office:value="2.18242" calcext:value-type="float">
            <text:p>2,18242</text:p>
          </table:table-cell>
          <table:table-cell office:value-type="float" office:value="2.37697" calcext:value-type="float">
            <text:p>2,37697</text:p>
          </table:table-cell>
          <table:table-cell office:value-type="float" office:value="2.37562" calcext:value-type="float">
            <text:p>2,37562</text:p>
          </table:table-cell>
          <table:table-cell office:value-type="float" office:value="2.21224" calcext:value-type="float">
            <text:p>2,21224</text:p>
          </table:table-cell>
          <table:table-cell office:value-type="float" office:value="2.28515" calcext:value-type="float">
            <text:p>2,28515</text:p>
          </table:table-cell>
          <table:table-cell office:value-type="float" office:value="2.19106" calcext:value-type="float">
            <text:p>2,19106</text:p>
          </table:table-cell>
          <table:table-cell office:value-type="float" office:value="1.52682" calcext:value-type="float">
            <text:p>1,52682</text:p>
          </table:table-cell>
          <table:table-cell office:value-type="float" office:value="2.1431" calcext:value-type="float">
            <text:p>2,1431</text:p>
          </table:table-cell>
          <table:table-cell office:value-type="float" office:value="2.24815" calcext:value-type="float">
            <text:p>2,24815</text:p>
          </table:table-cell>
          <table:table-cell office:value-type="float" office:value="2.31187" calcext:value-type="float">
            <text:p>2,31187</text:p>
          </table:table-cell>
          <table:table-cell office:value-type="float" office:value="2.30364" calcext:value-type="float">
            <text:p>2,30364</text:p>
          </table:table-cell>
          <table:table-cell office:value-type="float" office:value="2.10941" calcext:value-type="float">
            <text:p>2,10941</text:p>
          </table:table-cell>
          <table:table-cell office:value-type="float" office:value="2.20219" calcext:value-type="float">
            <text:p>2,20219</text:p>
          </table:table-cell>
          <table:table-cell office:value-type="float" office:value="2.19721" calcext:value-type="float">
            <text:p>2,19721</text:p>
          </table:table-cell>
          <table:table-cell office:value-type="float" office:value="2.15746" calcext:value-type="float">
            <text:p>2,15746</text:p>
          </table:table-cell>
          <table:table-cell office:value-type="float" office:value="2.18439" calcext:value-type="float">
            <text:p>2,18439</text:p>
          </table:table-cell>
          <table:table-cell office:value-type="float" office:value="2.33256" calcext:value-type="float">
            <text:p>2,33256</text:p>
          </table:table-cell>
          <table:table-cell office:value-type="float" office:value="2.17055" calcext:value-type="float">
            <text:p>2,17055</text:p>
          </table:table-cell>
          <table:table-cell office:value-type="float" office:value="2.12928" calcext:value-type="float">
            <text:p>2,12928</text:p>
          </table:table-cell>
          <table:table-cell office:value-type="float" office:value="2.13434" calcext:value-type="float">
            <text:p>2,13434</text:p>
          </table:table-cell>
          <table:table-cell office:value-type="float" office:value="2.27712" calcext:value-type="float">
            <text:p>2,27712</text:p>
          </table:table-cell>
          <table:table-cell table:number-columns-repeated="4"/>
          <table:table-cell table:formula="of:=AVERAGE([.B11:.BI11])" office:value-type="float" office:value="2.21238966666667" calcext:value-type="float">
            <text:p>2,2123896667</text:p>
          </table:table-cell>
          <table:table-cell table:formula="of:=STDEV([.B11:.BI11])/2" office:value-type="float" office:value="0.0709966224964537" calcext:value-type="float">
            <text:p>0,0709966225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office:value-type="string" calcext:value-type="string">
            <text:p>EquitativeAffinity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3547" calcext:value-type="float">
            <text:p>2,23547</text:p>
          </table:table-cell>
          <table:table-cell office:value-type="float" office:value="2.24561" calcext:value-type="float">
            <text:p>2,24561</text:p>
          </table:table-cell>
          <table:table-cell office:value-type="float" office:value="1.79527" calcext:value-type="float">
            <text:p>1,79527</text:p>
          </table:table-cell>
          <table:table-cell office:value-type="float" office:value="2.27878" calcext:value-type="float">
            <text:p>2,27878</text:p>
          </table:table-cell>
          <table:table-cell office:value-type="float" office:value="2.39809" calcext:value-type="float">
            <text:p>2,39809</text:p>
          </table:table-cell>
          <table:table-cell office:value-type="float" office:value="2.30225" calcext:value-type="float">
            <text:p>2,30225</text:p>
          </table:table-cell>
          <table:table-cell office:value-type="float" office:value="2.21232" calcext:value-type="float">
            <text:p>2,21232</text:p>
          </table:table-cell>
          <table:table-cell office:value-type="float" office:value="2.17622" calcext:value-type="float">
            <text:p>2,17622</text:p>
          </table:table-cell>
          <table:table-cell office:value-type="float" office:value="2.23211" calcext:value-type="float">
            <text:p>2,23211</text:p>
          </table:table-cell>
          <table:table-cell office:value-type="float" office:value="2.26082" calcext:value-type="float">
            <text:p>2,26082</text:p>
          </table:table-cell>
          <table:table-cell office:value-type="float" office:value="2.21999" calcext:value-type="float">
            <text:p>2,21999</text:p>
          </table:table-cell>
          <table:table-cell office:value-type="float" office:value="2.25719" calcext:value-type="float">
            <text:p>2,25719</text:p>
          </table:table-cell>
          <table:table-cell office:value-type="float" office:value="2.12549" calcext:value-type="float">
            <text:p>2,12549</text:p>
          </table:table-cell>
          <table:table-cell office:value-type="float" office:value="1.88019" calcext:value-type="float">
            <text:p>1,88019</text:p>
          </table:table-cell>
          <table:table-cell office:value-type="float" office:value="2.10369" calcext:value-type="float">
            <text:p>2,10369</text:p>
          </table:table-cell>
          <table:table-cell office:value-type="float" office:value="2.19155" calcext:value-type="float">
            <text:p>2,19155</text:p>
          </table:table-cell>
          <table:table-cell office:value-type="float" office:value="2.16604" calcext:value-type="float">
            <text:p>2,16604</text:p>
          </table:table-cell>
          <table:table-cell office:value-type="float" office:value="2.16568" calcext:value-type="float">
            <text:p>2,16568</text:p>
          </table:table-cell>
          <table:table-cell office:value-type="float" office:value="2.3171" calcext:value-type="float">
            <text:p>2,3171</text:p>
          </table:table-cell>
          <table:table-cell office:value-type="float" office:value="2.10939" calcext:value-type="float">
            <text:p>2,10939</text:p>
          </table:table-cell>
          <table:table-cell office:value-type="float" office:value="2.17404" calcext:value-type="float">
            <text:p>2,17404</text:p>
          </table:table-cell>
          <table:table-cell office:value-type="float" office:value="2.23098" calcext:value-type="float">
            <text:p>2,23098</text:p>
          </table:table-cell>
          <table:table-cell office:value-type="float" office:value="2.22359" calcext:value-type="float">
            <text:p>2,22359</text:p>
          </table:table-cell>
          <table:table-cell office:value-type="float" office:value="2.26039" calcext:value-type="float">
            <text:p>2,26039</text:p>
          </table:table-cell>
          <table:table-cell office:value-type="float" office:value="2.27559" calcext:value-type="float">
            <text:p>2,27559</text:p>
          </table:table-cell>
          <table:table-cell office:value-type="float" office:value="2.12242" calcext:value-type="float">
            <text:p>2,12242</text:p>
          </table:table-cell>
          <table:table-cell office:value-type="float" office:value="2.18224" calcext:value-type="float">
            <text:p>2,18224</text:p>
          </table:table-cell>
          <table:table-cell office:value-type="float" office:value="2.06487" calcext:value-type="float">
            <text:p>2,06487</text:p>
          </table:table-cell>
          <table:table-cell office:value-type="float" office:value="2.21374" calcext:value-type="float">
            <text:p>2,21374</text:p>
          </table:table-cell>
          <table:table-cell office:value-type="float" office:value="2.18459" calcext:value-type="float">
            <text:p>2,18459</text:p>
          </table:table-cell>
          <table:table-cell office:value-type="float" office:value="2.1521" calcext:value-type="float">
            <text:p>2,1521</text:p>
          </table:table-cell>
          <table:table-cell office:value-type="float" office:value="2.22892" calcext:value-type="float">
            <text:p>2,22892</text:p>
          </table:table-cell>
          <table:table-cell office:value-type="float" office:value="2.18435" calcext:value-type="float">
            <text:p>2,18435</text:p>
          </table:table-cell>
          <table:table-cell office:value-type="float" office:value="2.11278" calcext:value-type="float">
            <text:p>2,11278</text:p>
          </table:table-cell>
          <table:table-cell office:value-type="float" office:value="2.28141" calcext:value-type="float">
            <text:p>2,28141</text:p>
          </table:table-cell>
          <table:table-cell office:value-type="float" office:value="2.06905" calcext:value-type="float">
            <text:p>2,06905</text:p>
          </table:table-cell>
          <table:table-cell office:value-type="float" office:value="2.14156" calcext:value-type="float">
            <text:p>2,14156</text:p>
          </table:table-cell>
          <table:table-cell office:value-type="float" office:value="2.22195" calcext:value-type="float">
            <text:p>2,22195</text:p>
          </table:table-cell>
          <table:table-cell office:value-type="float" office:value="2.06261" calcext:value-type="float">
            <text:p>2,06261</text:p>
          </table:table-cell>
          <table:table-cell office:value-type="float" office:value="2.15443" calcext:value-type="float">
            <text:p>2,15443</text:p>
          </table:table-cell>
          <table:table-cell office:value-type="float" office:value="2.30599" calcext:value-type="float">
            <text:p>2,30599</text:p>
          </table:table-cell>
          <table:table-cell office:value-type="float" office:value="2.05365" calcext:value-type="float">
            <text:p>2,05365</text:p>
          </table:table-cell>
          <table:table-cell office:value-type="float" office:value="2.05583" calcext:value-type="float">
            <text:p>2,05583</text:p>
          </table:table-cell>
          <table:table-cell office:value-type="float" office:value="2.21352" calcext:value-type="float">
            <text:p>2,21352</text:p>
          </table:table-cell>
          <table:table-cell office:value-type="float" office:value="2.19203" calcext:value-type="float">
            <text:p>2,19203</text:p>
          </table:table-cell>
          <table:table-cell office:value-type="float" office:value="2.04587" calcext:value-type="float">
            <text:p>2,04587</text:p>
          </table:table-cell>
          <table:table-cell office:value-type="float" office:value="2.22929" calcext:value-type="float">
            <text:p>2,22929</text:p>
          </table:table-cell>
          <table:table-cell office:value-type="float" office:value="2.09684" calcext:value-type="float">
            <text:p>2,09684</text:p>
          </table:table-cell>
          <table:table-cell office:value-type="float" office:value="2.23339" calcext:value-type="float">
            <text:p>2,23339</text:p>
          </table:table-cell>
          <table:table-cell office:value-type="float" office:value="1.89732" calcext:value-type="float">
            <text:p>1,89732</text:p>
          </table:table-cell>
          <table:table-cell office:value-type="float" office:value="2.04931" calcext:value-type="float">
            <text:p>2,04931</text:p>
          </table:table-cell>
          <table:table-cell office:value-type="float" office:value="2.29528" calcext:value-type="float">
            <text:p>2,29528</text:p>
          </table:table-cell>
          <table:table-cell office:value-type="float" office:value="2.08108" calcext:value-type="float">
            <text:p>2,08108</text:p>
          </table:table-cell>
          <table:table-cell office:value-type="float" office:value="2.23391" calcext:value-type="float">
            <text:p>2,23391</text:p>
          </table:table-cell>
          <table:table-cell office:value-type="float" office:value="2.10288" calcext:value-type="float">
            <text:p>2,10288</text:p>
          </table:table-cell>
          <table:table-cell office:value-type="float" office:value="2.2607" calcext:value-type="float">
            <text:p>2,2607</text:p>
          </table:table-cell>
          <table:table-cell office:value-type="float" office:value="2.17637" calcext:value-type="float">
            <text:p>2,17637</text:p>
          </table:table-cell>
          <table:table-cell office:value-type="float" office:value="2.27824" calcext:value-type="float">
            <text:p>2,27824</text:p>
          </table:table-cell>
          <table:table-cell office:value-type="float" office:value="2.12594" calcext:value-type="float">
            <text:p>2,12594</text:p>
          </table:table-cell>
          <table:table-cell office:value-type="float" office:value="2.2631" calcext:value-type="float">
            <text:p>2,2631</text:p>
          </table:table-cell>
          <table:table-cell table:number-columns-repeated="4"/>
          <table:table-cell table:formula="of:=AVERAGE([.B14:.BI14])" office:value-type="float" office:value="2.17342333333333" calcext:value-type="float">
            <text:p>2,1734233333</text:p>
          </table:table-cell>
          <table:table-cell table:formula="of:=STDEV([.B14:.BI14])/2" office:value-type="float" office:value="0.0538911771470413" calcext:value-type="float">
            <text:p>0,05389117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0676" calcext:value-type="float">
            <text:p>4,10676</text:p>
          </table:table-cell>
          <table:table-cell office:value-type="float" office:value="4.77133" calcext:value-type="float">
            <text:p>4,77133</text:p>
          </table:table-cell>
          <table:table-cell office:value-type="float" office:value="4.05405" calcext:value-type="float">
            <text:p>4,05405</text:p>
          </table:table-cell>
          <table:table-cell office:value-type="float" office:value="4.50457" calcext:value-type="float">
            <text:p>4,50457</text:p>
          </table:table-cell>
          <table:table-cell office:value-type="float" office:value="3.82639" calcext:value-type="float">
            <text:p>3,82639</text:p>
          </table:table-cell>
          <table:table-cell office:value-type="float" office:value="4.49679" calcext:value-type="float">
            <text:p>4,49679</text:p>
          </table:table-cell>
          <table:table-cell office:value-type="float" office:value="3.99301" calcext:value-type="float">
            <text:p>3,99301</text:p>
          </table:table-cell>
          <table:table-cell office:value-type="float" office:value="4.37531" calcext:value-type="float">
            <text:p>4,37531</text:p>
          </table:table-cell>
          <table:table-cell office:value-type="float" office:value="4.5839" calcext:value-type="float">
            <text:p>4,5839</text:p>
          </table:table-cell>
          <table:table-cell office:value-type="float" office:value="4.1398" calcext:value-type="float">
            <text:p>4,1398</text:p>
          </table:table-cell>
          <table:table-cell office:value-type="float" office:value="4.76418" calcext:value-type="float">
            <text:p>4,76418</text:p>
          </table:table-cell>
          <table:table-cell office:value-type="float" office:value="4.15397" calcext:value-type="float">
            <text:p>4,15397</text:p>
          </table:table-cell>
          <table:table-cell office:value-type="float" office:value="4.51995" calcext:value-type="float">
            <text:p>4,51995</text:p>
          </table:table-cell>
          <table:table-cell office:value-type="float" office:value="3.30058" calcext:value-type="float">
            <text:p>3,30058</text:p>
          </table:table-cell>
          <table:table-cell office:value-type="float" office:value="3.53168" calcext:value-type="float">
            <text:p>3,53168</text:p>
          </table:table-cell>
          <table:table-cell office:value-type="float" office:value="4.52273" calcext:value-type="float">
            <text:p>4,52273</text:p>
          </table:table-cell>
          <table:table-cell office:value-type="float" office:value="3.25555" calcext:value-type="float">
            <text:p>3,25555</text:p>
          </table:table-cell>
          <table:table-cell office:value-type="float" office:value="4.20911" calcext:value-type="float">
            <text:p>4,20911</text:p>
          </table:table-cell>
          <table:table-cell office:value-type="float" office:value="4.67408" calcext:value-type="float">
            <text:p>4,67408</text:p>
          </table:table-cell>
          <table:table-cell office:value-type="float" office:value="4.28316" calcext:value-type="float">
            <text:p>4,28316</text:p>
          </table:table-cell>
          <table:table-cell office:value-type="float" office:value="4.15016" calcext:value-type="float">
            <text:p>4,15016</text:p>
          </table:table-cell>
          <table:table-cell office:value-type="float" office:value="3.88279" calcext:value-type="float">
            <text:p>3,88279</text:p>
          </table:table-cell>
          <table:table-cell office:value-type="float" office:value="4.79804" calcext:value-type="float">
            <text:p>4,79804</text:p>
          </table:table-cell>
          <table:table-cell office:value-type="float" office:value="4.61201" calcext:value-type="float">
            <text:p>4,61201</text:p>
          </table:table-cell>
          <table:table-cell office:value-type="float" office:value="4.627" calcext:value-type="float">
            <text:p>4,627</text:p>
          </table:table-cell>
          <table:table-cell office:value-type="float" office:value="4.79163" calcext:value-type="float">
            <text:p>4,79163</text:p>
          </table:table-cell>
          <table:table-cell office:value-type="float" office:value="4.67852" calcext:value-type="float">
            <text:p>4,67852</text:p>
          </table:table-cell>
          <table:table-cell office:value-type="float" office:value="4.35266" calcext:value-type="float">
            <text:p>4,35266</text:p>
          </table:table-cell>
          <table:table-cell office:value-type="float" office:value="4.33679" calcext:value-type="float">
            <text:p>4,33679</text:p>
          </table:table-cell>
          <table:table-cell office:value-type="float" office:value="4.68798" calcext:value-type="float">
            <text:p>4,68798</text:p>
          </table:table-cell>
          <table:table-cell office:value-type="float" office:value="4.60422" calcext:value-type="float">
            <text:p>4,60422</text:p>
          </table:table-cell>
          <table:table-cell office:value-type="float" office:value="4.27368" calcext:value-type="float">
            <text:p>4,27368</text:p>
          </table:table-cell>
          <table:table-cell office:value-type="float" office:value="4.60123" calcext:value-type="float">
            <text:p>4,60123</text:p>
          </table:table-cell>
          <table:table-cell office:value-type="float" office:value="4.44596" calcext:value-type="float">
            <text:p>4,44596</text:p>
          </table:table-cell>
          <table:table-cell office:value-type="float" office:value="4.50421" calcext:value-type="float">
            <text:p>4,50421</text:p>
          </table:table-cell>
          <table:table-cell office:value-type="float" office:value="4.36503" calcext:value-type="float">
            <text:p>4,36503</text:p>
          </table:table-cell>
          <table:table-cell office:value-type="float" office:value="4.4543" calcext:value-type="float">
            <text:p>4,4543</text:p>
          </table:table-cell>
          <table:table-cell office:value-type="float" office:value="4.43342" calcext:value-type="float">
            <text:p>4,43342</text:p>
          </table:table-cell>
          <table:table-cell office:value-type="float" office:value="4.11877" calcext:value-type="float">
            <text:p>4,11877</text:p>
          </table:table-cell>
          <table:table-cell office:value-type="float" office:value="3.3685" calcext:value-type="float">
            <text:p>3,3685</text:p>
          </table:table-cell>
          <table:table-cell office:value-type="float" office:value="4.41596" calcext:value-type="float">
            <text:p>4,41596</text:p>
          </table:table-cell>
          <table:table-cell office:value-type="float" office:value="4.12591" calcext:value-type="float">
            <text:p>4,12591</text:p>
          </table:table-cell>
          <table:table-cell office:value-type="float" office:value="4.84151" calcext:value-type="float">
            <text:p>4,84151</text:p>
          </table:table-cell>
          <table:table-cell office:value-type="float" office:value="4.64027" calcext:value-type="float">
            <text:p>4,64027</text:p>
          </table:table-cell>
          <table:table-cell office:value-type="float" office:value="4.68968" calcext:value-type="float">
            <text:p>4,68968</text:p>
          </table:table-cell>
          <table:table-cell office:value-type="float" office:value="4.44855" calcext:value-type="float">
            <text:p>4,44855</text:p>
          </table:table-cell>
          <table:table-cell office:value-type="float" office:value="4.21983" calcext:value-type="float">
            <text:p>4,21983</text:p>
          </table:table-cell>
          <table:table-cell office:value-type="float" office:value="4.75954" calcext:value-type="float">
            <text:p>4,75954</text:p>
          </table:table-cell>
          <table:table-cell office:value-type="float" office:value="4.35807" calcext:value-type="float">
            <text:p>4,35807</text:p>
          </table:table-cell>
          <table:table-cell office:value-type="float" office:value="4.52641" calcext:value-type="float">
            <text:p>4,52641</text:p>
          </table:table-cell>
          <table:table-cell office:value-type="float" office:value="4.65226" calcext:value-type="float">
            <text:p>4,65226</text:p>
          </table:table-cell>
          <table:table-cell office:value-type="float" office:value="4.04278" calcext:value-type="float">
            <text:p>4,04278</text:p>
          </table:table-cell>
          <table:table-cell office:value-type="float" office:value="4.13987" calcext:value-type="float">
            <text:p>4,13987</text:p>
          </table:table-cell>
          <table:table-cell office:value-type="float" office:value="4.37855" calcext:value-type="float">
            <text:p>4,37855</text:p>
          </table:table-cell>
          <table:table-cell office:value-type="float" office:value="4.65438" calcext:value-type="float">
            <text:p>4,65438</text:p>
          </table:table-cell>
          <table:table-cell office:value-type="float" office:value="4.44656" calcext:value-type="float">
            <text:p>4,44656</text:p>
          </table:table-cell>
          <table:table-cell office:value-type="float" office:value="4.27203" calcext:value-type="float">
            <text:p>4,27203</text:p>
          </table:table-cell>
          <table:table-cell office:value-type="float" office:value="4.24151" calcext:value-type="float">
            <text:p>4,24151</text:p>
          </table:table-cell>
          <table:table-cell office:value-type="float" office:value="4.58535" calcext:value-type="float">
            <text:p>4,58535</text:p>
          </table:table-cell>
          <table:table-cell office:value-type="float" office:value="4.4939" calcext:value-type="float">
            <text:p>4,4939</text:p>
          </table:table-cell>
          <table:table-cell table:number-columns-repeated="4"/>
          <table:table-cell table:formula="of:=AVERAGE([.B15:.BI15])" office:value-type="float" office:value="4.35144533333333" calcext:value-type="float">
            <text:p>4,3514453333</text:p>
          </table:table-cell>
          <table:table-cell table:formula="of:=STDEV([.B15:.BI15])/2" office:value-type="float" office:value="0.179555075794631" calcext:value-type="float">
            <text:p>0,1795550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1842" calcext:value-type="float">
            <text:p>3,51842</text:p>
          </table:table-cell>
          <table:table-cell office:value-type="float" office:value="4.08856" calcext:value-type="float">
            <text:p>4,08856</text:p>
          </table:table-cell>
          <table:table-cell office:value-type="float" office:value="4.05337" calcext:value-type="float">
            <text:p>4,05337</text:p>
          </table:table-cell>
          <table:table-cell office:value-type="float" office:value="4.1258" calcext:value-type="float">
            <text:p>4,1258</text:p>
          </table:table-cell>
          <table:table-cell office:value-type="float" office:value="3.75701" calcext:value-type="float">
            <text:p>3,75701</text:p>
          </table:table-cell>
          <table:table-cell office:value-type="float" office:value="3.8362" calcext:value-type="float">
            <text:p>3,8362</text:p>
          </table:table-cell>
          <table:table-cell office:value-type="float" office:value="3.95111" calcext:value-type="float">
            <text:p>3,95111</text:p>
          </table:table-cell>
          <table:table-cell office:value-type="float" office:value="4.08207" calcext:value-type="float">
            <text:p>4,08207</text:p>
          </table:table-cell>
          <table:table-cell office:value-type="float" office:value="4.03001" calcext:value-type="float">
            <text:p>4,03001</text:p>
          </table:table-cell>
          <table:table-cell office:value-type="float" office:value="3.94002" calcext:value-type="float">
            <text:p>3,94002</text:p>
          </table:table-cell>
          <table:table-cell office:value-type="float" office:value="3.92363" calcext:value-type="float">
            <text:p>3,92363</text:p>
          </table:table-cell>
          <table:table-cell office:value-type="float" office:value="4.02132" calcext:value-type="float">
            <text:p>4,02132</text:p>
          </table:table-cell>
          <table:table-cell office:value-type="float" office:value="3.74438" calcext:value-type="float">
            <text:p>3,74438</text:p>
          </table:table-cell>
          <table:table-cell office:value-type="float" office:value="3.94269" calcext:value-type="float">
            <text:p>3,94269</text:p>
          </table:table-cell>
          <table:table-cell office:value-type="float" office:value="3.69185" calcext:value-type="float">
            <text:p>3,69185</text:p>
          </table:table-cell>
          <table:table-cell office:value-type="float" office:value="4.06059" calcext:value-type="float">
            <text:p>4,06059</text:p>
          </table:table-cell>
          <table:table-cell office:value-type="float" office:value="3.96926" calcext:value-type="float">
            <text:p>3,96926</text:p>
          </table:table-cell>
          <table:table-cell office:value-type="float" office:value="3.79601" calcext:value-type="float">
            <text:p>3,79601</text:p>
          </table:table-cell>
          <table:table-cell office:value-type="float" office:value="3.7817" calcext:value-type="float">
            <text:p>3,7817</text:p>
          </table:table-cell>
          <table:table-cell office:value-type="float" office:value="3.73535" calcext:value-type="float">
            <text:p>3,73535</text:p>
          </table:table-cell>
          <table:table-cell office:value-type="float" office:value="3.78432" calcext:value-type="float">
            <text:p>3,78432</text:p>
          </table:table-cell>
          <table:table-cell office:value-type="float" office:value="3.88212" calcext:value-type="float">
            <text:p>3,88212</text:p>
          </table:table-cell>
          <table:table-cell office:value-type="float" office:value="3.85646" calcext:value-type="float">
            <text:p>3,85646</text:p>
          </table:table-cell>
          <table:table-cell office:value-type="float" office:value="3.87686" calcext:value-type="float">
            <text:p>3,87686</text:p>
          </table:table-cell>
          <table:table-cell office:value-type="float" office:value="3.75194" calcext:value-type="float">
            <text:p>3,75194</text:p>
          </table:table-cell>
          <table:table-cell office:value-type="float" office:value="3.92128" calcext:value-type="float">
            <text:p>3,92128</text:p>
          </table:table-cell>
          <table:table-cell office:value-type="float" office:value="3.73313" calcext:value-type="float">
            <text:p>3,73313</text:p>
          </table:table-cell>
          <table:table-cell office:value-type="float" office:value="3.97303" calcext:value-type="float">
            <text:p>3,97303</text:p>
          </table:table-cell>
          <table:table-cell office:value-type="float" office:value="3.70714" calcext:value-type="float">
            <text:p>3,70714</text:p>
          </table:table-cell>
          <table:table-cell office:value-type="float" office:value="3.86134" calcext:value-type="float">
            <text:p>3,86134</text:p>
          </table:table-cell>
          <table:table-cell office:value-type="float" office:value="3.79287" calcext:value-type="float">
            <text:p>3,79287</text:p>
          </table:table-cell>
          <table:table-cell office:value-type="float" office:value="3.86659" calcext:value-type="float">
            <text:p>3,86659</text:p>
          </table:table-cell>
          <table:table-cell office:value-type="float" office:value="3.83342" calcext:value-type="float">
            <text:p>3,83342</text:p>
          </table:table-cell>
          <table:table-cell office:value-type="float" office:value="3.91449" calcext:value-type="float">
            <text:p>3,91449</text:p>
          </table:table-cell>
          <table:table-cell office:value-type="float" office:value="3.91171" calcext:value-type="float">
            <text:p>3,91171</text:p>
          </table:table-cell>
          <table:table-cell office:value-type="float" office:value="3.79752" calcext:value-type="float">
            <text:p>3,79752</text:p>
          </table:table-cell>
          <table:table-cell office:value-type="float" office:value="3.41306" calcext:value-type="float">
            <text:p>3,41306</text:p>
          </table:table-cell>
          <table:table-cell office:value-type="float" office:value="3.92174" calcext:value-type="float">
            <text:p>3,92174</text:p>
          </table:table-cell>
          <table:table-cell office:value-type="float" office:value="3.91886" calcext:value-type="float">
            <text:p>3,91886</text:p>
          </table:table-cell>
          <table:table-cell office:value-type="float" office:value="3.88664" calcext:value-type="float">
            <text:p>3,88664</text:p>
          </table:table-cell>
          <table:table-cell office:value-type="float" office:value="3.7184" calcext:value-type="float">
            <text:p>3,7184</text:p>
          </table:table-cell>
          <table:table-cell office:value-type="float" office:value="3.86949" calcext:value-type="float">
            <text:p>3,86949</text:p>
          </table:table-cell>
          <table:table-cell office:value-type="float" office:value="3.91109" calcext:value-type="float">
            <text:p>3,91109</text:p>
          </table:table-cell>
          <table:table-cell office:value-type="float" office:value="4.0743" calcext:value-type="float">
            <text:p>4,0743</text:p>
          </table:table-cell>
          <table:table-cell office:value-type="float" office:value="3.79757" calcext:value-type="float">
            <text:p>3,79757</text:p>
          </table:table-cell>
          <table:table-cell office:value-type="float" office:value="3.83947" calcext:value-type="float">
            <text:p>3,83947</text:p>
          </table:table-cell>
          <table:table-cell office:value-type="float" office:value="3.81265" calcext:value-type="float">
            <text:p>3,81265</text:p>
          </table:table-cell>
          <table:table-cell office:value-type="float" office:value="3.82813" calcext:value-type="float">
            <text:p>3,82813</text:p>
          </table:table-cell>
          <table:table-cell office:value-type="float" office:value="3.90292" calcext:value-type="float">
            <text:p>3,90292</text:p>
          </table:table-cell>
          <table:table-cell office:value-type="float" office:value="3.87865" calcext:value-type="float">
            <text:p>3,87865</text:p>
          </table:table-cell>
          <table:table-cell office:value-type="float" office:value="3.96064" calcext:value-type="float">
            <text:p>3,96064</text:p>
          </table:table-cell>
          <table:table-cell office:value-type="float" office:value="3.94251" calcext:value-type="float">
            <text:p>3,94251</text:p>
          </table:table-cell>
          <table:table-cell office:value-type="float" office:value="3.85958" calcext:value-type="float">
            <text:p>3,85958</text:p>
          </table:table-cell>
          <table:table-cell office:value-type="float" office:value="4.14908" calcext:value-type="float">
            <text:p>4,14908</text:p>
          </table:table-cell>
          <table:table-cell office:value-type="float" office:value="3.9842" calcext:value-type="float">
            <text:p>3,9842</text:p>
          </table:table-cell>
          <table:table-cell office:value-type="float" office:value="3.81694" calcext:value-type="float">
            <text:p>3,81694</text:p>
          </table:table-cell>
          <table:table-cell office:value-type="float" office:value="3.79701" calcext:value-type="float">
            <text:p>3,79701</text:p>
          </table:table-cell>
          <table:table-cell office:value-type="float" office:value="3.92718" calcext:value-type="float">
            <text:p>3,92718</text:p>
          </table:table-cell>
          <table:table-cell office:value-type="float" office:value="3.91631" calcext:value-type="float">
            <text:p>3,91631</text:p>
          </table:table-cell>
          <table:table-cell office:value-type="float" office:value="3.75777" calcext:value-type="float">
            <text:p>3,75777</text:p>
          </table:table-cell>
          <table:table-cell table:number-columns-repeated="4"/>
          <table:table-cell table:formula="of:=AVERAGE([.B16:.BI16])" office:value-type="float" office:value="3.873296" calcext:value-type="float">
            <text:p>3,873296</text:p>
          </table:table-cell>
          <table:table-cell table:formula="of:=STDEV([.B16:.BI16])/2" office:value-type="float" office:value="0.0664472451457367" calcext:value-type="float">
            <text:p>0,06644724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279" calcext:value-type="float">
            <text:p>4,0279</text:p>
          </table:table-cell>
          <table:table-cell office:value-type="float" office:value="3.96272" calcext:value-type="float">
            <text:p>3,96272</text:p>
          </table:table-cell>
          <table:table-cell office:value-type="float" office:value="4.06701" calcext:value-type="float">
            <text:p>4,06701</text:p>
          </table:table-cell>
          <table:table-cell office:value-type="float" office:value="4.15641" calcext:value-type="float">
            <text:p>4,15641</text:p>
          </table:table-cell>
          <table:table-cell office:value-type="float" office:value="4.12877" calcext:value-type="float">
            <text:p>4,12877</text:p>
          </table:table-cell>
          <table:table-cell office:value-type="float" office:value="3.89813" calcext:value-type="float">
            <text:p>3,89813</text:p>
          </table:table-cell>
          <table:table-cell office:value-type="float" office:value="4.04071" calcext:value-type="float">
            <text:p>4,04071</text:p>
          </table:table-cell>
          <table:table-cell office:value-type="float" office:value="4.02465" calcext:value-type="float">
            <text:p>4,02465</text:p>
          </table:table-cell>
          <table:table-cell office:value-type="float" office:value="4.09553" calcext:value-type="float">
            <text:p>4,09553</text:p>
          </table:table-cell>
          <table:table-cell office:value-type="float" office:value="3.98741" calcext:value-type="float">
            <text:p>3,98741</text:p>
          </table:table-cell>
          <table:table-cell office:value-type="float" office:value="4.11127" calcext:value-type="float">
            <text:p>4,11127</text:p>
          </table:table-cell>
          <table:table-cell office:value-type="float" office:value="4.04927" calcext:value-type="float">
            <text:p>4,04927</text:p>
          </table:table-cell>
          <table:table-cell office:value-type="float" office:value="4.18934" calcext:value-type="float">
            <text:p>4,18934</text:p>
          </table:table-cell>
          <table:table-cell office:value-type="float" office:value="4.06658" calcext:value-type="float">
            <text:p>4,06658</text:p>
          </table:table-cell>
          <table:table-cell office:value-type="float" office:value="4.0491" calcext:value-type="float">
            <text:p>4,0491</text:p>
          </table:table-cell>
          <table:table-cell office:value-type="float" office:value="3.99286" calcext:value-type="float">
            <text:p>3,99286</text:p>
          </table:table-cell>
          <table:table-cell office:value-type="float" office:value="3.89632" calcext:value-type="float">
            <text:p>3,89632</text:p>
          </table:table-cell>
          <table:table-cell office:value-type="float" office:value="3.94215" calcext:value-type="float">
            <text:p>3,94215</text:p>
          </table:table-cell>
          <table:table-cell office:value-type="float" office:value="4.13313" calcext:value-type="float">
            <text:p>4,13313</text:p>
          </table:table-cell>
          <table:table-cell office:value-type="float" office:value="4.00618" calcext:value-type="float">
            <text:p>4,00618</text:p>
          </table:table-cell>
          <table:table-cell office:value-type="float" office:value="3.84352" calcext:value-type="float">
            <text:p>3,84352</text:p>
          </table:table-cell>
          <table:table-cell office:value-type="float" office:value="4.15991" calcext:value-type="float">
            <text:p>4,15991</text:p>
          </table:table-cell>
          <table:table-cell office:value-type="float" office:value="4.00331" calcext:value-type="float">
            <text:p>4,00331</text:p>
          </table:table-cell>
          <table:table-cell office:value-type="float" office:value="4.04825" calcext:value-type="float">
            <text:p>4,04825</text:p>
          </table:table-cell>
          <table:table-cell office:value-type="float" office:value="4.06574" calcext:value-type="float">
            <text:p>4,06574</text:p>
          </table:table-cell>
          <table:table-cell office:value-type="float" office:value="4.01854" calcext:value-type="float">
            <text:p>4,01854</text:p>
          </table:table-cell>
          <table:table-cell office:value-type="float" office:value="4.05412" calcext:value-type="float">
            <text:p>4,05412</text:p>
          </table:table-cell>
          <table:table-cell office:value-type="float" office:value="4.09794" calcext:value-type="float">
            <text:p>4,09794</text:p>
          </table:table-cell>
          <table:table-cell office:value-type="float" office:value="3.93461" calcext:value-type="float">
            <text:p>3,93461</text:p>
          </table:table-cell>
          <table:table-cell office:value-type="float" office:value="3.9359" calcext:value-type="float">
            <text:p>3,9359</text:p>
          </table:table-cell>
          <table:table-cell office:value-type="float" office:value="4.18532" calcext:value-type="float">
            <text:p>4,18532</text:p>
          </table:table-cell>
          <table:table-cell office:value-type="float" office:value="3.93026" calcext:value-type="float">
            <text:p>3,93026</text:p>
          </table:table-cell>
          <table:table-cell office:value-type="float" office:value="4.08706" calcext:value-type="float">
            <text:p>4,08706</text:p>
          </table:table-cell>
          <table:table-cell office:value-type="float" office:value="4.11201" calcext:value-type="float">
            <text:p>4,11201</text:p>
          </table:table-cell>
          <table:table-cell office:value-type="float" office:value="4.1235" calcext:value-type="float">
            <text:p>4,1235</text:p>
          </table:table-cell>
          <table:table-cell office:value-type="float" office:value="4.19115" calcext:value-type="float">
            <text:p>4,19115</text:p>
          </table:table-cell>
          <table:table-cell office:value-type="float" office:value="3.92641" calcext:value-type="float">
            <text:p>3,92641</text:p>
          </table:table-cell>
          <table:table-cell office:value-type="float" office:value="4.09903" calcext:value-type="float">
            <text:p>4,09903</text:p>
          </table:table-cell>
          <table:table-cell office:value-type="float" office:value="3.92095" calcext:value-type="float">
            <text:p>3,92095</text:p>
          </table:table-cell>
          <table:table-cell office:value-type="float" office:value="4.03959" calcext:value-type="float">
            <text:p>4,03959</text:p>
          </table:table-cell>
          <table:table-cell office:value-type="float" office:value="3.9431" calcext:value-type="float">
            <text:p>3,9431</text:p>
          </table:table-cell>
          <table:table-cell office:value-type="float" office:value="4.01836" calcext:value-type="float">
            <text:p>4,01836</text:p>
          </table:table-cell>
          <table:table-cell office:value-type="float" office:value="4.07313" calcext:value-type="float">
            <text:p>4,07313</text:p>
          </table:table-cell>
          <table:table-cell office:value-type="float" office:value="4.00337" calcext:value-type="float">
            <text:p>4,00337</text:p>
          </table:table-cell>
          <table:table-cell office:value-type="float" office:value="4.13005" calcext:value-type="float">
            <text:p>4,13005</text:p>
          </table:table-cell>
          <table:table-cell office:value-type="float" office:value="4.08601" calcext:value-type="float">
            <text:p>4,08601</text:p>
          </table:table-cell>
          <table:table-cell office:value-type="float" office:value="3.97678" calcext:value-type="float">
            <text:p>3,97678</text:p>
          </table:table-cell>
          <table:table-cell office:value-type="float" office:value="3.91438" calcext:value-type="float">
            <text:p>3,91438</text:p>
          </table:table-cell>
          <table:table-cell office:value-type="float" office:value="3.886" calcext:value-type="float">
            <text:p>3,886</text:p>
          </table:table-cell>
          <table:table-cell office:value-type="float" office:value="3.93839" calcext:value-type="float">
            <text:p>3,93839</text:p>
          </table:table-cell>
          <table:table-cell office:value-type="float" office:value="4.13899" calcext:value-type="float">
            <text:p>4,13899</text:p>
          </table:table-cell>
          <table:table-cell office:value-type="float" office:value="4.21755" calcext:value-type="float">
            <text:p>4,21755</text:p>
          </table:table-cell>
          <table:table-cell office:value-type="float" office:value="3.98739" calcext:value-type="float">
            <text:p>3,98739</text:p>
          </table:table-cell>
          <table:table-cell office:value-type="float" office:value="4.07208" calcext:value-type="float">
            <text:p>4,07208</text:p>
          </table:table-cell>
          <table:table-cell office:value-type="float" office:value="3.95902" calcext:value-type="float">
            <text:p>3,95902</text:p>
          </table:table-cell>
          <table:table-cell office:value-type="float" office:value="3.91731" calcext:value-type="float">
            <text:p>3,91731</text:p>
          </table:table-cell>
          <table:table-cell office:value-type="float" office:value="4.05973" calcext:value-type="float">
            <text:p>4,05973</text:p>
          </table:table-cell>
          <table:table-cell office:value-type="float" office:value="4.14797" calcext:value-type="float">
            <text:p>4,14797</text:p>
          </table:table-cell>
          <table:table-cell office:value-type="float" office:value="4.02121" calcext:value-type="float">
            <text:p>4,02121</text:p>
          </table:table-cell>
          <table:table-cell office:value-type="float" office:value="4.05706" calcext:value-type="float">
            <text:p>4,05706</text:p>
          </table:table-cell>
          <table:table-cell table:number-columns-repeated="4"/>
          <table:table-cell table:formula="of:=AVERAGE([.B17:.BI17])" office:value-type="float" office:value="4.03584066666667" calcext:value-type="float">
            <text:p>4,0358406667</text:p>
          </table:table-cell>
          <table:table-cell table:formula="of:=STDEV([.B17:.BI17])/2" office:value-type="float" office:value="0.0442302988113109" calcext:value-type="float">
            <text:p>0,04423029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992" calcext:value-type="float">
            <text:p>4,1992</text:p>
          </table:table-cell>
          <table:table-cell office:value-type="float" office:value="4.06037" calcext:value-type="float">
            <text:p>4,06037</text:p>
          </table:table-cell>
          <table:table-cell office:value-type="float" office:value="4.07893" calcext:value-type="float">
            <text:p>4,07893</text:p>
          </table:table-cell>
          <table:table-cell office:value-type="float" office:value="4.087" calcext:value-type="float">
            <text:p>4,087</text:p>
          </table:table-cell>
          <table:table-cell office:value-type="float" office:value="4.10352" calcext:value-type="float">
            <text:p>4,10352</text:p>
          </table:table-cell>
          <table:table-cell office:value-type="float" office:value="3.96722" calcext:value-type="float">
            <text:p>3,96722</text:p>
          </table:table-cell>
          <table:table-cell office:value-type="float" office:value="4.00782" calcext:value-type="float">
            <text:p>4,00782</text:p>
          </table:table-cell>
          <table:table-cell office:value-type="float" office:value="3.98784" calcext:value-type="float">
            <text:p>3,98784</text:p>
          </table:table-cell>
          <table:table-cell office:value-type="float" office:value="4.00637" calcext:value-type="float">
            <text:p>4,00637</text:p>
          </table:table-cell>
          <table:table-cell office:value-type="float" office:value="4.06397" calcext:value-type="float">
            <text:p>4,06397</text:p>
          </table:table-cell>
          <table:table-cell office:value-type="float" office:value="4.03159" calcext:value-type="float">
            <text:p>4,03159</text:p>
          </table:table-cell>
          <table:table-cell office:value-type="float" office:value="4.07486" calcext:value-type="float">
            <text:p>4,07486</text:p>
          </table:table-cell>
          <table:table-cell office:value-type="float" office:value="4.16644" calcext:value-type="float">
            <text:p>4,16644</text:p>
          </table:table-cell>
          <table:table-cell office:value-type="float" office:value="4.07482" calcext:value-type="float">
            <text:p>4,07482</text:p>
          </table:table-cell>
          <table:table-cell office:value-type="float" office:value="4.17859" calcext:value-type="float">
            <text:p>4,17859</text:p>
          </table:table-cell>
          <table:table-cell office:value-type="float" office:value="3.96221" calcext:value-type="float">
            <text:p>3,96221</text:p>
          </table:table-cell>
          <table:table-cell office:value-type="float" office:value="4.29888" calcext:value-type="float">
            <text:p>4,29888</text:p>
          </table:table-cell>
          <table:table-cell office:value-type="float" office:value="4.04552" calcext:value-type="float">
            <text:p>4,04552</text:p>
          </table:table-cell>
          <table:table-cell office:value-type="float" office:value="4.10864" calcext:value-type="float">
            <text:p>4,10864</text:p>
          </table:table-cell>
          <table:table-cell office:value-type="float" office:value="4.11027" calcext:value-type="float">
            <text:p>4,11027</text:p>
          </table:table-cell>
          <table:table-cell office:value-type="float" office:value="4.06036" calcext:value-type="float">
            <text:p>4,06036</text:p>
          </table:table-cell>
          <table:table-cell office:value-type="float" office:value="3.98601" calcext:value-type="float">
            <text:p>3,98601</text:p>
          </table:table-cell>
          <table:table-cell office:value-type="float" office:value="4.1937" calcext:value-type="float">
            <text:p>4,1937</text:p>
          </table:table-cell>
          <table:table-cell office:value-type="float" office:value="4.05256" calcext:value-type="float">
            <text:p>4,05256</text:p>
          </table:table-cell>
          <table:table-cell office:value-type="float" office:value="3.99084" calcext:value-type="float">
            <text:p>3,99084</text:p>
          </table:table-cell>
          <table:table-cell office:value-type="float" office:value="4.1276" calcext:value-type="float">
            <text:p>4,1276</text:p>
          </table:table-cell>
          <table:table-cell office:value-type="float" office:value="4.06458" calcext:value-type="float">
            <text:p>4,06458</text:p>
          </table:table-cell>
          <table:table-cell office:value-type="float" office:value="4.11951" calcext:value-type="float">
            <text:p>4,11951</text:p>
          </table:table-cell>
          <table:table-cell office:value-type="float" office:value="4.0887" calcext:value-type="float">
            <text:p>4,0887</text:p>
          </table:table-cell>
          <table:table-cell office:value-type="float" office:value="3.97867" calcext:value-type="float">
            <text:p>3,97867</text:p>
          </table:table-cell>
          <table:table-cell office:value-type="float" office:value="4.11151" calcext:value-type="float">
            <text:p>4,11151</text:p>
          </table:table-cell>
          <table:table-cell office:value-type="float" office:value="3.99111" calcext:value-type="float">
            <text:p>3,99111</text:p>
          </table:table-cell>
          <table:table-cell office:value-type="float" office:value="4.14582" calcext:value-type="float">
            <text:p>4,14582</text:p>
          </table:table-cell>
          <table:table-cell office:value-type="float" office:value="4.03585" calcext:value-type="float">
            <text:p>4,03585</text:p>
          </table:table-cell>
          <table:table-cell office:value-type="float" office:value="4.18333" calcext:value-type="float">
            <text:p>4,18333</text:p>
          </table:table-cell>
          <table:table-cell office:value-type="float" office:value="4.10657" calcext:value-type="float">
            <text:p>4,10657</text:p>
          </table:table-cell>
          <table:table-cell office:value-type="float" office:value="3.99628" calcext:value-type="float">
            <text:p>3,99628</text:p>
          </table:table-cell>
          <table:table-cell office:value-type="float" office:value="3.91015" calcext:value-type="float">
            <text:p>3,91015</text:p>
          </table:table-cell>
          <table:table-cell office:value-type="float" office:value="4.18227" calcext:value-type="float">
            <text:p>4,18227</text:p>
          </table:table-cell>
          <table:table-cell office:value-type="float" office:value="4.07989" calcext:value-type="float">
            <text:p>4,07989</text:p>
          </table:table-cell>
          <table:table-cell office:value-type="float" office:value="4.09216" calcext:value-type="float">
            <text:p>4,09216</text:p>
          </table:table-cell>
          <table:table-cell office:value-type="float" office:value="3.969" calcext:value-type="float">
            <text:p>3,969</text:p>
          </table:table-cell>
          <table:table-cell office:value-type="float" office:value="4.00742" calcext:value-type="float">
            <text:p>4,00742</text:p>
          </table:table-cell>
          <table:table-cell office:value-type="float" office:value="4.13027" calcext:value-type="float">
            <text:p>4,13027</text:p>
          </table:table-cell>
          <table:table-cell office:value-type="float" office:value="4.15072" calcext:value-type="float">
            <text:p>4,15072</text:p>
          </table:table-cell>
          <table:table-cell office:value-type="float" office:value="3.99146" calcext:value-type="float">
            <text:p>3,99146</text:p>
          </table:table-cell>
          <table:table-cell office:value-type="float" office:value="4.22603" calcext:value-type="float">
            <text:p>4,22603</text:p>
          </table:table-cell>
          <table:table-cell office:value-type="float" office:value="3.97287" calcext:value-type="float">
            <text:p>3,97287</text:p>
          </table:table-cell>
          <table:table-cell office:value-type="float" office:value="4.15495" calcext:value-type="float">
            <text:p>4,15495</text:p>
          </table:table-cell>
          <table:table-cell office:value-type="float" office:value="4.06709" calcext:value-type="float">
            <text:p>4,06709</text:p>
          </table:table-cell>
          <table:table-cell office:value-type="float" office:value="4.19343" calcext:value-type="float">
            <text:p>4,19343</text:p>
          </table:table-cell>
          <table:table-cell office:value-type="float" office:value="4.0921" calcext:value-type="float">
            <text:p>4,0921</text:p>
          </table:table-cell>
          <table:table-cell office:value-type="float" office:value="3.99696" calcext:value-type="float">
            <text:p>3,99696</text:p>
          </table:table-cell>
          <table:table-cell office:value-type="float" office:value="4.02655" calcext:value-type="float">
            <text:p>4,02655</text:p>
          </table:table-cell>
          <table:table-cell office:value-type="float" office:value="4.13897" calcext:value-type="float">
            <text:p>4,13897</text:p>
          </table:table-cell>
          <table:table-cell office:value-type="float" office:value="4.0429" calcext:value-type="float">
            <text:p>4,0429</text:p>
          </table:table-cell>
          <table:table-cell office:value-type="float" office:value="4.21483" calcext:value-type="float">
            <text:p>4,21483</text:p>
          </table:table-cell>
          <table:table-cell office:value-type="float" office:value="4.21103" calcext:value-type="float">
            <text:p>4,21103</text:p>
          </table:table-cell>
          <table:table-cell office:value-type="float" office:value="4.23625" calcext:value-type="float">
            <text:p>4,23625</text:p>
          </table:table-cell>
          <table:table-cell office:value-type="float" office:value="4.10923" calcext:value-type="float">
            <text:p>4,10923</text:p>
          </table:table-cell>
          <table:table-cell table:number-columns-repeated="4"/>
          <table:table-cell table:formula="of:=AVERAGE([.B18:.BI18])" office:value-type="float" office:value="4.08405983333333" calcext:value-type="float">
            <text:p>4,0840598333</text:p>
          </table:table-cell>
          <table:table-cell table:formula="of:=STDEV([.B18:.BI18])/2" office:value-type="float" office:value="0.0416129463790882" calcext:value-type="float">
            <text:p>0,04161294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43019" calcext:value-type="float">
            <text:p>4,43019</text:p>
          </table:table-cell>
          <table:table-cell office:value-type="float" office:value="4.44354" calcext:value-type="float">
            <text:p>4,44354</text:p>
          </table:table-cell>
          <table:table-cell office:value-type="float" office:value="4.53966" calcext:value-type="float">
            <text:p>4,53966</text:p>
          </table:table-cell>
          <table:table-cell office:value-type="float" office:value="4.48482" calcext:value-type="float">
            <text:p>4,48482</text:p>
          </table:table-cell>
          <table:table-cell office:value-type="float" office:value="4.6066" calcext:value-type="float">
            <text:p>4,6066</text:p>
          </table:table-cell>
          <table:table-cell office:value-type="float" office:value="4.55073" calcext:value-type="float">
            <text:p>4,55073</text:p>
          </table:table-cell>
          <table:table-cell office:value-type="float" office:value="4.79316" calcext:value-type="float">
            <text:p>4,79316</text:p>
          </table:table-cell>
          <table:table-cell office:value-type="float" office:value="4.58636" calcext:value-type="float">
            <text:p>4,58636</text:p>
          </table:table-cell>
          <table:table-cell office:value-type="float" office:value="4.4671" calcext:value-type="float">
            <text:p>4,4671</text:p>
          </table:table-cell>
          <table:table-cell office:value-type="float" office:value="4.57812" calcext:value-type="float">
            <text:p>4,57812</text:p>
          </table:table-cell>
          <table:table-cell office:value-type="float" office:value="4.66127" calcext:value-type="float">
            <text:p>4,66127</text:p>
          </table:table-cell>
          <table:table-cell office:value-type="float" office:value="4.05802" calcext:value-type="float">
            <text:p>4,05802</text:p>
          </table:table-cell>
          <table:table-cell office:value-type="float" office:value="4.48776" calcext:value-type="float">
            <text:p>4,48776</text:p>
          </table:table-cell>
          <table:table-cell office:value-type="float" office:value="4.73454" calcext:value-type="float">
            <text:p>4,73454</text:p>
          </table:table-cell>
          <table:table-cell office:value-type="float" office:value="4.75584" calcext:value-type="float">
            <text:p>4,75584</text:p>
          </table:table-cell>
          <table:table-cell office:value-type="float" office:value="4.82971" calcext:value-type="float">
            <text:p>4,82971</text:p>
          </table:table-cell>
          <table:table-cell office:value-type="float" office:value="4.90649" calcext:value-type="float">
            <text:p>4,90649</text:p>
          </table:table-cell>
          <table:table-cell office:value-type="float" office:value="4.37874" calcext:value-type="float">
            <text:p>4,37874</text:p>
          </table:table-cell>
          <table:table-cell office:value-type="float" office:value="4.58943" calcext:value-type="float">
            <text:p>4,58943</text:p>
          </table:table-cell>
          <table:table-cell office:value-type="float" office:value="4.395" calcext:value-type="float">
            <text:p>4,395</text:p>
          </table:table-cell>
          <table:table-cell office:value-type="float" office:value="4.45487" calcext:value-type="float">
            <text:p>4,45487</text:p>
          </table:table-cell>
          <table:table-cell office:value-type="float" office:value="4.38782" calcext:value-type="float">
            <text:p>4,38782</text:p>
          </table:table-cell>
          <table:table-cell office:value-type="float" office:value="4.49896" calcext:value-type="float">
            <text:p>4,49896</text:p>
          </table:table-cell>
          <table:table-cell office:value-type="float" office:value="4.65391" calcext:value-type="float">
            <text:p>4,65391</text:p>
          </table:table-cell>
          <table:table-cell office:value-type="float" office:value="4.54311" calcext:value-type="float">
            <text:p>4,54311</text:p>
          </table:table-cell>
          <table:table-cell office:value-type="float" office:value="4.51588" calcext:value-type="float">
            <text:p>4,51588</text:p>
          </table:table-cell>
          <table:table-cell office:value-type="float" office:value="4.68455" calcext:value-type="float">
            <text:p>4,68455</text:p>
          </table:table-cell>
          <table:table-cell office:value-type="float" office:value="4.56178" calcext:value-type="float">
            <text:p>4,56178</text:p>
          </table:table-cell>
          <table:table-cell office:value-type="float" office:value="4.49698" calcext:value-type="float">
            <text:p>4,49698</text:p>
          </table:table-cell>
          <table:table-cell office:value-type="float" office:value="4.84578" calcext:value-type="float">
            <text:p>4,84578</text:p>
          </table:table-cell>
          <table:table-cell office:value-type="float" office:value="4.65006" calcext:value-type="float">
            <text:p>4,65006</text:p>
          </table:table-cell>
          <table:table-cell office:value-type="float" office:value="4.58126" calcext:value-type="float">
            <text:p>4,58126</text:p>
          </table:table-cell>
          <table:table-cell office:value-type="float" office:value="4.74984" calcext:value-type="float">
            <text:p>4,74984</text:p>
          </table:table-cell>
          <table:table-cell office:value-type="float" office:value="4.29673" calcext:value-type="float">
            <text:p>4,29673</text:p>
          </table:table-cell>
          <table:table-cell office:value-type="float" office:value="4.4269" calcext:value-type="float">
            <text:p>4,4269</text:p>
          </table:table-cell>
          <table:table-cell office:value-type="float" office:value="4.56177" calcext:value-type="float">
            <text:p>4,56177</text:p>
          </table:table-cell>
          <table:table-cell office:value-type="float" office:value="4.56645" calcext:value-type="float">
            <text:p>4,56645</text:p>
          </table:table-cell>
          <table:table-cell office:value-type="float" office:value="4.68118" calcext:value-type="float">
            <text:p>4,68118</text:p>
          </table:table-cell>
          <table:table-cell office:value-type="float" office:value="4.55845" calcext:value-type="float">
            <text:p>4,55845</text:p>
          </table:table-cell>
          <table:table-cell office:value-type="float" office:value="4.91155" calcext:value-type="float">
            <text:p>4,91155</text:p>
          </table:table-cell>
          <table:table-cell office:value-type="float" office:value="4.68161" calcext:value-type="float">
            <text:p>4,68161</text:p>
          </table:table-cell>
          <table:table-cell office:value-type="float" office:value="4.75972" calcext:value-type="float">
            <text:p>4,75972</text:p>
          </table:table-cell>
          <table:table-cell office:value-type="float" office:value="4.73009" calcext:value-type="float">
            <text:p>4,73009</text:p>
          </table:table-cell>
          <table:table-cell office:value-type="float" office:value="4.83029" calcext:value-type="float">
            <text:p>4,83029</text:p>
          </table:table-cell>
          <table:table-cell office:value-type="float" office:value="4.59885" calcext:value-type="float">
            <text:p>4,59885</text:p>
          </table:table-cell>
          <table:table-cell office:value-type="float" office:value="4.47356" calcext:value-type="float">
            <text:p>4,47356</text:p>
          </table:table-cell>
          <table:table-cell office:value-type="float" office:value="4.71597" calcext:value-type="float">
            <text:p>4,71597</text:p>
          </table:table-cell>
          <table:table-cell office:value-type="float" office:value="4.17524" calcext:value-type="float">
            <text:p>4,17524</text:p>
          </table:table-cell>
          <table:table-cell office:value-type="float" office:value="4.41147" calcext:value-type="float">
            <text:p>4,41147</text:p>
          </table:table-cell>
          <table:table-cell office:value-type="float" office:value="4.78283" calcext:value-type="float">
            <text:p>4,78283</text:p>
          </table:table-cell>
          <table:table-cell office:value-type="float" office:value="4.60699" calcext:value-type="float">
            <text:p>4,60699</text:p>
          </table:table-cell>
          <table:table-cell office:value-type="float" office:value="4.30647" calcext:value-type="float">
            <text:p>4,30647</text:p>
          </table:table-cell>
          <table:table-cell office:value-type="float" office:value="4.63434" calcext:value-type="float">
            <text:p>4,63434</text:p>
          </table:table-cell>
          <table:table-cell office:value-type="float" office:value="4.85824" calcext:value-type="float">
            <text:p>4,85824</text:p>
          </table:table-cell>
          <table:table-cell office:value-type="float" office:value="4.32671" calcext:value-type="float">
            <text:p>4,32671</text:p>
          </table:table-cell>
          <table:table-cell office:value-type="float" office:value="4.73904" calcext:value-type="float">
            <text:p>4,73904</text:p>
          </table:table-cell>
          <table:table-cell office:value-type="float" office:value="4.72002" calcext:value-type="float">
            <text:p>4,72002</text:p>
          </table:table-cell>
          <table:table-cell office:value-type="float" office:value="4.71822" calcext:value-type="float">
            <text:p>4,71822</text:p>
          </table:table-cell>
          <table:table-cell office:value-type="float" office:value="4.22882" calcext:value-type="float">
            <text:p>4,22882</text:p>
          </table:table-cell>
          <table:table-cell office:value-type="float" office:value="4.68783" calcext:value-type="float">
            <text:p>4,68783</text:p>
          </table:table-cell>
          <table:table-cell table:number-columns-repeated="4"/>
          <table:table-cell table:formula="of:=AVERAGE([.B19:.BI19])" office:value-type="float" office:value="4.58152033333333" calcext:value-type="float">
            <text:p>4,5815203333</text:p>
          </table:table-cell>
          <table:table-cell table:formula="of:=STDEV([.B19:.BI19])/2" office:value-type="float" office:value="0.0903241320259594" calcext:value-type="float">
            <text:p>0,0903241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65621" calcext:value-type="float">
            <text:p>4,65621</text:p>
          </table:table-cell>
          <table:table-cell office:value-type="float" office:value="4.33044" calcext:value-type="float">
            <text:p>4,33044</text:p>
          </table:table-cell>
          <table:table-cell office:value-type="float" office:value="4.53758" calcext:value-type="float">
            <text:p>4,53758</text:p>
          </table:table-cell>
          <table:table-cell office:value-type="float" office:value="4.16196" calcext:value-type="float">
            <text:p>4,16196</text:p>
          </table:table-cell>
          <table:table-cell office:value-type="float" office:value="4.55642" calcext:value-type="float">
            <text:p>4,55642</text:p>
          </table:table-cell>
          <table:table-cell office:value-type="float" office:value="4.25296" calcext:value-type="float">
            <text:p>4,25296</text:p>
          </table:table-cell>
          <table:table-cell office:value-type="float" office:value="4.45059" calcext:value-type="float">
            <text:p>4,45059</text:p>
          </table:table-cell>
          <table:table-cell office:value-type="float" office:value="4.72523" calcext:value-type="float">
            <text:p>4,72523</text:p>
          </table:table-cell>
          <table:table-cell office:value-type="float" office:value="4.48773" calcext:value-type="float">
            <text:p>4,48773</text:p>
          </table:table-cell>
          <table:table-cell office:value-type="float" office:value="4.24251" calcext:value-type="float">
            <text:p>4,24251</text:p>
          </table:table-cell>
          <table:table-cell office:value-type="float" office:value="4.65313" calcext:value-type="float">
            <text:p>4,65313</text:p>
          </table:table-cell>
          <table:table-cell office:value-type="float" office:value="4.17172" calcext:value-type="float">
            <text:p>4,17172</text:p>
          </table:table-cell>
          <table:table-cell office:value-type="float" office:value="4.44512" calcext:value-type="float">
            <text:p>4,44512</text:p>
          </table:table-cell>
          <table:table-cell office:value-type="float" office:value="4.63409" calcext:value-type="float">
            <text:p>4,63409</text:p>
          </table:table-cell>
          <table:table-cell office:value-type="float" office:value="4.44289" calcext:value-type="float">
            <text:p>4,44289</text:p>
          </table:table-cell>
          <table:table-cell office:value-type="float" office:value="4.23802" calcext:value-type="float">
            <text:p>4,23802</text:p>
          </table:table-cell>
          <table:table-cell office:value-type="float" office:value="4.66713" calcext:value-type="float">
            <text:p>4,66713</text:p>
          </table:table-cell>
          <table:table-cell office:value-type="float" office:value="4.12635" calcext:value-type="float">
            <text:p>4,12635</text:p>
          </table:table-cell>
          <table:table-cell office:value-type="float" office:value="4.23021" calcext:value-type="float">
            <text:p>4,23021</text:p>
          </table:table-cell>
          <table:table-cell office:value-type="float" office:value="4.5692" calcext:value-type="float">
            <text:p>4,5692</text:p>
          </table:table-cell>
          <table:table-cell office:value-type="float" office:value="4.32397" calcext:value-type="float">
            <text:p>4,32397</text:p>
          </table:table-cell>
          <table:table-cell office:value-type="float" office:value="4.43066" calcext:value-type="float">
            <text:p>4,43066</text:p>
          </table:table-cell>
          <table:table-cell office:value-type="float" office:value="4.1739" calcext:value-type="float">
            <text:p>4,1739</text:p>
          </table:table-cell>
          <table:table-cell office:value-type="float" office:value="4.39456" calcext:value-type="float">
            <text:p>4,39456</text:p>
          </table:table-cell>
          <table:table-cell office:value-type="float" office:value="4.16159" calcext:value-type="float">
            <text:p>4,16159</text:p>
          </table:table-cell>
          <table:table-cell office:value-type="float" office:value="4.41986" calcext:value-type="float">
            <text:p>4,41986</text:p>
          </table:table-cell>
          <table:table-cell office:value-type="float" office:value="4.54753" calcext:value-type="float">
            <text:p>4,54753</text:p>
          </table:table-cell>
          <table:table-cell office:value-type="float" office:value="4.14441" calcext:value-type="float">
            <text:p>4,14441</text:p>
          </table:table-cell>
          <table:table-cell office:value-type="float" office:value="4.0545" calcext:value-type="float">
            <text:p>4,0545</text:p>
          </table:table-cell>
          <table:table-cell office:value-type="float" office:value="4.43026" calcext:value-type="float">
            <text:p>4,43026</text:p>
          </table:table-cell>
          <table:table-cell office:value-type="float" office:value="4.72052" calcext:value-type="float">
            <text:p>4,72052</text:p>
          </table:table-cell>
          <table:table-cell office:value-type="float" office:value="4.34141" calcext:value-type="float">
            <text:p>4,34141</text:p>
          </table:table-cell>
          <table:table-cell office:value-type="float" office:value="4.15003" calcext:value-type="float">
            <text:p>4,15003</text:p>
          </table:table-cell>
          <table:table-cell office:value-type="float" office:value="4.74359" calcext:value-type="float">
            <text:p>4,74359</text:p>
          </table:table-cell>
          <table:table-cell office:value-type="float" office:value="4.44959" calcext:value-type="float">
            <text:p>4,44959</text:p>
          </table:table-cell>
          <table:table-cell office:value-type="float" office:value="4.28681" calcext:value-type="float">
            <text:p>4,28681</text:p>
          </table:table-cell>
          <table:table-cell office:value-type="float" office:value="4.51886" calcext:value-type="float">
            <text:p>4,51886</text:p>
          </table:table-cell>
          <table:table-cell office:value-type="float" office:value="4.64263" calcext:value-type="float">
            <text:p>4,64263</text:p>
          </table:table-cell>
          <table:table-cell office:value-type="float" office:value="4.23959" calcext:value-type="float">
            <text:p>4,23959</text:p>
          </table:table-cell>
          <table:table-cell office:value-type="float" office:value="4.03746" calcext:value-type="float">
            <text:p>4,03746</text:p>
          </table:table-cell>
          <table:table-cell office:value-type="float" office:value="4.55744" calcext:value-type="float">
            <text:p>4,55744</text:p>
          </table:table-cell>
          <table:table-cell office:value-type="float" office:value="4.22539" calcext:value-type="float">
            <text:p>4,22539</text:p>
          </table:table-cell>
          <table:table-cell office:value-type="float" office:value="4.24436" calcext:value-type="float">
            <text:p>4,24436</text:p>
          </table:table-cell>
          <table:table-cell office:value-type="float" office:value="4.52022" calcext:value-type="float">
            <text:p>4,52022</text:p>
          </table:table-cell>
          <table:table-cell office:value-type="float" office:value="4.07933" calcext:value-type="float">
            <text:p>4,07933</text:p>
          </table:table-cell>
          <table:table-cell office:value-type="float" office:value="4.282" calcext:value-type="float">
            <text:p>4,282</text:p>
          </table:table-cell>
          <table:table-cell office:value-type="float" office:value="4.10523" calcext:value-type="float">
            <text:p>4,10523</text:p>
          </table:table-cell>
          <table:table-cell office:value-type="float" office:value="4.64805" calcext:value-type="float">
            <text:p>4,64805</text:p>
          </table:table-cell>
          <table:table-cell office:value-type="float" office:value="4.08518" calcext:value-type="float">
            <text:p>4,08518</text:p>
          </table:table-cell>
          <table:table-cell office:value-type="float" office:value="4.38063" calcext:value-type="float">
            <text:p>4,38063</text:p>
          </table:table-cell>
          <table:table-cell office:value-type="float" office:value="4.45859" calcext:value-type="float">
            <text:p>4,45859</text:p>
          </table:table-cell>
          <table:table-cell office:value-type="float" office:value="4.4676" calcext:value-type="float">
            <text:p>4,4676</text:p>
          </table:table-cell>
          <table:table-cell office:value-type="float" office:value="4.3594" calcext:value-type="float">
            <text:p>4,3594</text:p>
          </table:table-cell>
          <table:table-cell office:value-type="float" office:value="4.38773" calcext:value-type="float">
            <text:p>4,38773</text:p>
          </table:table-cell>
          <table:table-cell office:value-type="float" office:value="4.38779" calcext:value-type="float">
            <text:p>4,38779</text:p>
          </table:table-cell>
          <table:table-cell office:value-type="float" office:value="4.19311" calcext:value-type="float">
            <text:p>4,19311</text:p>
          </table:table-cell>
          <table:table-cell office:value-type="float" office:value="4.30631" calcext:value-type="float">
            <text:p>4,30631</text:p>
          </table:table-cell>
          <table:table-cell office:value-type="float" office:value="4.4911" calcext:value-type="float">
            <text:p>4,4911</text:p>
          </table:table-cell>
          <table:table-cell office:value-type="float" office:value="4.08697" calcext:value-type="float">
            <text:p>4,08697</text:p>
          </table:table-cell>
          <table:table-cell office:value-type="float" office:value="4.70855" calcext:value-type="float">
            <text:p>4,70855</text:p>
          </table:table-cell>
          <table:table-cell table:number-columns-repeated="4"/>
          <table:table-cell table:formula="of:=AVERAGE([.B20:.BI20])" office:value-type="float" office:value="4.37943666666667" calcext:value-type="float">
            <text:p>4,3794366667</text:p>
          </table:table-cell>
          <table:table-cell table:formula="of:=STDEV([.B20:.BI20])/2" office:value-type="float" office:value="0.0984773166502458" calcext:value-type="float">
            <text:p>0,09847731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21786" calcext:value-type="float">
            <text:p>4,21786</text:p>
          </table:table-cell>
          <table:table-cell office:value-type="float" office:value="4.31335" calcext:value-type="float">
            <text:p>4,31335</text:p>
          </table:table-cell>
          <table:table-cell office:value-type="float" office:value="4.3106" calcext:value-type="float">
            <text:p>4,3106</text:p>
          </table:table-cell>
          <table:table-cell office:value-type="float" office:value="4.12807" calcext:value-type="float">
            <text:p>4,12807</text:p>
          </table:table-cell>
          <table:table-cell office:value-type="float" office:value="4.41924" calcext:value-type="float">
            <text:p>4,41924</text:p>
          </table:table-cell>
          <table:table-cell office:value-type="float" office:value="4.23448" calcext:value-type="float">
            <text:p>4,23448</text:p>
          </table:table-cell>
          <table:table-cell office:value-type="float" office:value="4.44959" calcext:value-type="float">
            <text:p>4,44959</text:p>
          </table:table-cell>
          <table:table-cell office:value-type="float" office:value="4.33972" calcext:value-type="float">
            <text:p>4,33972</text:p>
          </table:table-cell>
          <table:table-cell office:value-type="float" office:value="3.99834" calcext:value-type="float">
            <text:p>3,99834</text:p>
          </table:table-cell>
          <table:table-cell office:value-type="float" office:value="4.25805" calcext:value-type="float">
            <text:p>4,25805</text:p>
          </table:table-cell>
          <table:table-cell office:value-type="float" office:value="4.23213" calcext:value-type="float">
            <text:p>4,23213</text:p>
          </table:table-cell>
          <table:table-cell office:value-type="float" office:value="4.36155" calcext:value-type="float">
            <text:p>4,36155</text:p>
          </table:table-cell>
          <table:table-cell office:value-type="float" office:value="4.61442" calcext:value-type="float">
            <text:p>4,61442</text:p>
          </table:table-cell>
          <table:table-cell office:value-type="float" office:value="4.25909" calcext:value-type="float">
            <text:p>4,25909</text:p>
          </table:table-cell>
          <table:table-cell office:value-type="float" office:value="4.22232" calcext:value-type="float">
            <text:p>4,22232</text:p>
          </table:table-cell>
          <table:table-cell office:value-type="float" office:value="4.17611" calcext:value-type="float">
            <text:p>4,17611</text:p>
          </table:table-cell>
          <table:table-cell office:value-type="float" office:value="4.31897" calcext:value-type="float">
            <text:p>4,31897</text:p>
          </table:table-cell>
          <table:table-cell office:value-type="float" office:value="4.47243" calcext:value-type="float">
            <text:p>4,47243</text:p>
          </table:table-cell>
          <table:table-cell office:value-type="float" office:value="4.16617" calcext:value-type="float">
            <text:p>4,16617</text:p>
          </table:table-cell>
          <table:table-cell office:value-type="float" office:value="4.70289" calcext:value-type="float">
            <text:p>4,70289</text:p>
          </table:table-cell>
          <table:table-cell office:value-type="float" office:value="4.41366" calcext:value-type="float">
            <text:p>4,41366</text:p>
          </table:table-cell>
          <table:table-cell office:value-type="float" office:value="4.41523" calcext:value-type="float">
            <text:p>4,41523</text:p>
          </table:table-cell>
          <table:table-cell office:value-type="float" office:value="4.05138" calcext:value-type="float">
            <text:p>4,05138</text:p>
          </table:table-cell>
          <table:table-cell office:value-type="float" office:value="3.96547" calcext:value-type="float">
            <text:p>3,96547</text:p>
          </table:table-cell>
          <table:table-cell office:value-type="float" office:value="4.45681" calcext:value-type="float">
            <text:p>4,45681</text:p>
          </table:table-cell>
          <table:table-cell office:value-type="float" office:value="4.3983" calcext:value-type="float">
            <text:p>4,3983</text:p>
          </table:table-cell>
          <table:table-cell office:value-type="float" office:value="4.42993" calcext:value-type="float">
            <text:p>4,42993</text:p>
          </table:table-cell>
          <table:table-cell office:value-type="float" office:value="4.12293" calcext:value-type="float">
            <text:p>4,12293</text:p>
          </table:table-cell>
          <table:table-cell office:value-type="float" office:value="4.15322" calcext:value-type="float">
            <text:p>4,15322</text:p>
          </table:table-cell>
          <table:table-cell office:value-type="float" office:value="3.89806" calcext:value-type="float">
            <text:p>3,89806</text:p>
          </table:table-cell>
          <table:table-cell office:value-type="float" office:value="4.35618" calcext:value-type="float">
            <text:p>4,35618</text:p>
          </table:table-cell>
          <table:table-cell office:value-type="float" office:value="4.08214" calcext:value-type="float">
            <text:p>4,08214</text:p>
          </table:table-cell>
          <table:table-cell office:value-type="float" office:value="4.45213" calcext:value-type="float">
            <text:p>4,45213</text:p>
          </table:table-cell>
          <table:table-cell office:value-type="float" office:value="4.2869" calcext:value-type="float">
            <text:p>4,2869</text:p>
          </table:table-cell>
          <table:table-cell office:value-type="float" office:value="4.23716" calcext:value-type="float">
            <text:p>4,23716</text:p>
          </table:table-cell>
          <table:table-cell office:value-type="float" office:value="4.04636" calcext:value-type="float">
            <text:p>4,04636</text:p>
          </table:table-cell>
          <table:table-cell office:value-type="float" office:value="4.02874" calcext:value-type="float">
            <text:p>4,02874</text:p>
          </table:table-cell>
          <table:table-cell office:value-type="float" office:value="4.19657" calcext:value-type="float">
            <text:p>4,19657</text:p>
          </table:table-cell>
          <table:table-cell office:value-type="float" office:value="4.11417" calcext:value-type="float">
            <text:p>4,11417</text:p>
          </table:table-cell>
          <table:table-cell office:value-type="float" office:value="4.47295" calcext:value-type="float">
            <text:p>4,47295</text:p>
          </table:table-cell>
          <table:table-cell office:value-type="float" office:value="4.08779" calcext:value-type="float">
            <text:p>4,08779</text:p>
          </table:table-cell>
          <table:table-cell office:value-type="float" office:value="4.02021" calcext:value-type="float">
            <text:p>4,02021</text:p>
          </table:table-cell>
          <table:table-cell office:value-type="float" office:value="4.03588" calcext:value-type="float">
            <text:p>4,03588</text:p>
          </table:table-cell>
          <table:table-cell office:value-type="float" office:value="4.08327" calcext:value-type="float">
            <text:p>4,08327</text:p>
          </table:table-cell>
          <table:table-cell office:value-type="float" office:value="4.31919" calcext:value-type="float">
            <text:p>4,31919</text:p>
          </table:table-cell>
          <table:table-cell office:value-type="float" office:value="4.14378" calcext:value-type="float">
            <text:p>4,14378</text:p>
          </table:table-cell>
          <table:table-cell office:value-type="float" office:value="4.45888" calcext:value-type="float">
            <text:p>4,45888</text:p>
          </table:table-cell>
          <table:table-cell office:value-type="float" office:value="4.18445" calcext:value-type="float">
            <text:p>4,18445</text:p>
          </table:table-cell>
          <table:table-cell office:value-type="float" office:value="4.18179" calcext:value-type="float">
            <text:p>4,18179</text:p>
          </table:table-cell>
          <table:table-cell office:value-type="float" office:value="4.27064" calcext:value-type="float">
            <text:p>4,27064</text:p>
          </table:table-cell>
          <table:table-cell office:value-type="float" office:value="4.20256" calcext:value-type="float">
            <text:p>4,20256</text:p>
          </table:table-cell>
          <table:table-cell office:value-type="float" office:value="4.14128" calcext:value-type="float">
            <text:p>4,14128</text:p>
          </table:table-cell>
          <table:table-cell office:value-type="float" office:value="4.32381" calcext:value-type="float">
            <text:p>4,32381</text:p>
          </table:table-cell>
          <table:table-cell office:value-type="float" office:value="4.50662" calcext:value-type="float">
            <text:p>4,50662</text:p>
          </table:table-cell>
          <table:table-cell office:value-type="float" office:value="4.53366" calcext:value-type="float">
            <text:p>4,53366</text:p>
          </table:table-cell>
          <table:table-cell office:value-type="float" office:value="4.38142" calcext:value-type="float">
            <text:p>4,38142</text:p>
          </table:table-cell>
          <table:table-cell office:value-type="float" office:value="4.06453" calcext:value-type="float">
            <text:p>4,06453</text:p>
          </table:table-cell>
          <table:table-cell office:value-type="float" office:value="4.15677" calcext:value-type="float">
            <text:p>4,15677</text:p>
          </table:table-cell>
          <table:table-cell office:value-type="float" office:value="4.57124" calcext:value-type="float">
            <text:p>4,57124</text:p>
          </table:table-cell>
          <table:table-cell office:value-type="float" office:value="4.08153" calcext:value-type="float">
            <text:p>4,08153</text:p>
          </table:table-cell>
          <table:table-cell table:number-columns-repeated="4"/>
          <table:table-cell table:formula="of:=AVERAGE([.B21:.BI21])" office:value-type="float" office:value="4.25871616666667" calcext:value-type="float">
            <text:p>4,2587161667</text:p>
          </table:table-cell>
          <table:table-cell table:formula="of:=STDEV([.B21:.BI21])/2" office:value-type="float" office:value="0.0878491792650068" calcext:value-type="float">
            <text:p>0,08784917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21925" calcext:value-type="float">
            <text:p>4,21925</text:p>
          </table:table-cell>
          <table:table-cell office:value-type="float" office:value="4.05998" calcext:value-type="float">
            <text:p>4,05998</text:p>
          </table:table-cell>
          <table:table-cell office:value-type="float" office:value="4.04192" calcext:value-type="float">
            <text:p>4,04192</text:p>
          </table:table-cell>
          <table:table-cell office:value-type="float" office:value="4.23405" calcext:value-type="float">
            <text:p>4,23405</text:p>
          </table:table-cell>
          <table:table-cell office:value-type="float" office:value="3.96004" calcext:value-type="float">
            <text:p>3,96004</text:p>
          </table:table-cell>
          <table:table-cell office:value-type="float" office:value="4.04357" calcext:value-type="float">
            <text:p>4,04357</text:p>
          </table:table-cell>
          <table:table-cell office:value-type="float" office:value="4.09271" calcext:value-type="float">
            <text:p>4,09271</text:p>
          </table:table-cell>
          <table:table-cell office:value-type="float" office:value="4.20271" calcext:value-type="float">
            <text:p>4,20271</text:p>
          </table:table-cell>
          <table:table-cell office:value-type="float" office:value="4.09166" calcext:value-type="float">
            <text:p>4,09166</text:p>
          </table:table-cell>
          <table:table-cell office:value-type="float" office:value="4.36053" calcext:value-type="float">
            <text:p>4,36053</text:p>
          </table:table-cell>
          <table:table-cell office:value-type="float" office:value="4.24013" calcext:value-type="float">
            <text:p>4,24013</text:p>
          </table:table-cell>
          <table:table-cell office:value-type="float" office:value="4.05507" calcext:value-type="float">
            <text:p>4,05507</text:p>
          </table:table-cell>
          <table:table-cell office:value-type="float" office:value="4.21562" calcext:value-type="float">
            <text:p>4,21562</text:p>
          </table:table-cell>
          <table:table-cell office:value-type="float" office:value="4.12395" calcext:value-type="float">
            <text:p>4,12395</text:p>
          </table:table-cell>
          <table:table-cell office:value-type="float" office:value="4.08912" calcext:value-type="float">
            <text:p>4,08912</text:p>
          </table:table-cell>
          <table:table-cell office:value-type="float" office:value="4.38913" calcext:value-type="float">
            <text:p>4,38913</text:p>
          </table:table-cell>
          <table:table-cell office:value-type="float" office:value="3.95516" calcext:value-type="float">
            <text:p>3,95516</text:p>
          </table:table-cell>
          <table:table-cell office:value-type="float" office:value="3.94332" calcext:value-type="float">
            <text:p>3,94332</text:p>
          </table:table-cell>
          <table:table-cell office:value-type="float" office:value="4.0573" calcext:value-type="float">
            <text:p>4,0573</text:p>
          </table:table-cell>
          <table:table-cell office:value-type="float" office:value="3.98947" calcext:value-type="float">
            <text:p>3,98947</text:p>
          </table:table-cell>
          <table:table-cell office:value-type="float" office:value="4.26612" calcext:value-type="float">
            <text:p>4,26612</text:p>
          </table:table-cell>
          <table:table-cell office:value-type="float" office:value="4.35648" calcext:value-type="float">
            <text:p>4,35648</text:p>
          </table:table-cell>
          <table:table-cell office:value-type="float" office:value="4.05043" calcext:value-type="float">
            <text:p>4,05043</text:p>
          </table:table-cell>
          <table:table-cell office:value-type="float" office:value="4.21811" calcext:value-type="float">
            <text:p>4,21811</text:p>
          </table:table-cell>
          <table:table-cell office:value-type="float" office:value="4.17393" calcext:value-type="float">
            <text:p>4,17393</text:p>
          </table:table-cell>
          <table:table-cell office:value-type="float" office:value="4.21175" calcext:value-type="float">
            <text:p>4,21175</text:p>
          </table:table-cell>
          <table:table-cell office:value-type="float" office:value="4.16208" calcext:value-type="float">
            <text:p>4,16208</text:p>
          </table:table-cell>
          <table:table-cell office:value-type="float" office:value="4.23832" calcext:value-type="float">
            <text:p>4,23832</text:p>
          </table:table-cell>
          <table:table-cell office:value-type="float" office:value="4.13943" calcext:value-type="float">
            <text:p>4,13943</text:p>
          </table:table-cell>
          <table:table-cell office:value-type="float" office:value="4.04762" calcext:value-type="float">
            <text:p>4,04762</text:p>
          </table:table-cell>
          <table:table-cell office:value-type="float" office:value="4.04067" calcext:value-type="float">
            <text:p>4,04067</text:p>
          </table:table-cell>
          <table:table-cell office:value-type="float" office:value="4.08876" calcext:value-type="float">
            <text:p>4,08876</text:p>
          </table:table-cell>
          <table:table-cell office:value-type="float" office:value="4.09566" calcext:value-type="float">
            <text:p>4,09566</text:p>
          </table:table-cell>
          <table:table-cell office:value-type="float" office:value="4.38336" calcext:value-type="float">
            <text:p>4,38336</text:p>
          </table:table-cell>
          <table:table-cell office:value-type="float" office:value="4.22153" calcext:value-type="float">
            <text:p>4,22153</text:p>
          </table:table-cell>
          <table:table-cell office:value-type="float" office:value="4.3535" calcext:value-type="float">
            <text:p>4,3535</text:p>
          </table:table-cell>
          <table:table-cell office:value-type="float" office:value="4.3381" calcext:value-type="float">
            <text:p>4,3381</text:p>
          </table:table-cell>
          <table:table-cell office:value-type="float" office:value="4.24986" calcext:value-type="float">
            <text:p>4,24986</text:p>
          </table:table-cell>
          <table:table-cell office:value-type="float" office:value="4.02444" calcext:value-type="float">
            <text:p>4,02444</text:p>
          </table:table-cell>
          <table:table-cell office:value-type="float" office:value="3.99984" calcext:value-type="float">
            <text:p>3,99984</text:p>
          </table:table-cell>
          <table:table-cell office:value-type="float" office:value="4.26133" calcext:value-type="float">
            <text:p>4,26133</text:p>
          </table:table-cell>
          <table:table-cell office:value-type="float" office:value="4.00269" calcext:value-type="float">
            <text:p>4,00269</text:p>
          </table:table-cell>
          <table:table-cell office:value-type="float" office:value="4.12384" calcext:value-type="float">
            <text:p>4,12384</text:p>
          </table:table-cell>
          <table:table-cell office:value-type="float" office:value="4.23072" calcext:value-type="float">
            <text:p>4,23072</text:p>
          </table:table-cell>
          <table:table-cell office:value-type="float" office:value="4.26263" calcext:value-type="float">
            <text:p>4,26263</text:p>
          </table:table-cell>
          <table:table-cell office:value-type="float" office:value="4.28352" calcext:value-type="float">
            <text:p>4,28352</text:p>
          </table:table-cell>
          <table:table-cell office:value-type="float" office:value="4.11634" calcext:value-type="float">
            <text:p>4,11634</text:p>
          </table:table-cell>
          <table:table-cell office:value-type="float" office:value="4.11723" calcext:value-type="float">
            <text:p>4,11723</text:p>
          </table:table-cell>
          <table:table-cell office:value-type="float" office:value="4.21643" calcext:value-type="float">
            <text:p>4,21643</text:p>
          </table:table-cell>
          <table:table-cell office:value-type="float" office:value="4.20862" calcext:value-type="float">
            <text:p>4,20862</text:p>
          </table:table-cell>
          <table:table-cell office:value-type="float" office:value="4.06694" calcext:value-type="float">
            <text:p>4,06694</text:p>
          </table:table-cell>
          <table:table-cell office:value-type="float" office:value="4.09251" calcext:value-type="float">
            <text:p>4,09251</text:p>
          </table:table-cell>
          <table:table-cell office:value-type="float" office:value="4.3377" calcext:value-type="float">
            <text:p>4,3377</text:p>
          </table:table-cell>
          <table:table-cell office:value-type="float" office:value="4.18508" calcext:value-type="float">
            <text:p>4,18508</text:p>
          </table:table-cell>
          <table:table-cell office:value-type="float" office:value="4.07476" calcext:value-type="float">
            <text:p>4,07476</text:p>
          </table:table-cell>
          <table:table-cell office:value-type="float" office:value="4.09352" calcext:value-type="float">
            <text:p>4,09352</text:p>
          </table:table-cell>
          <table:table-cell office:value-type="float" office:value="3.95482" calcext:value-type="float">
            <text:p>3,95482</text:p>
          </table:table-cell>
          <table:table-cell office:value-type="float" office:value="4.03926" calcext:value-type="float">
            <text:p>4,03926</text:p>
          </table:table-cell>
          <table:table-cell office:value-type="float" office:value="4.12906" calcext:value-type="float">
            <text:p>4,12906</text:p>
          </table:table-cell>
          <table:table-cell office:value-type="float" office:value="4.14964" calcext:value-type="float">
            <text:p>4,14964</text:p>
          </table:table-cell>
          <table:table-cell table:number-columns-repeated="4"/>
          <table:table-cell table:formula="of:=AVERAGE([.B22:.BI22])" office:value-type="float" office:value="4.149522" calcext:value-type="float">
            <text:p>4,149522</text:p>
          </table:table-cell>
          <table:table-cell table:formula="of:=STDEV([.B22:.BI22])/2" office:value-type="float" office:value="0.0588003403858474" calcext:value-type="float">
            <text:p>0,0588003404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office:value-type="string" calcext:value-type="string">
            <text:p>ImpairAffinity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8792" calcext:value-type="float">
            <text:p>1,68792</text:p>
          </table:table-cell>
          <table:table-cell office:value-type="float" office:value="1.73964" calcext:value-type="float">
            <text:p>1,73964</text:p>
          </table:table-cell>
          <table:table-cell office:value-type="float" office:value="1.98683" calcext:value-type="float">
            <text:p>1,98683</text:p>
          </table:table-cell>
          <table:table-cell office:value-type="float" office:value="1.70333" calcext:value-type="float">
            <text:p>1,70333</text:p>
          </table:table-cell>
          <table:table-cell office:value-type="float" office:value="2.22426" calcext:value-type="float">
            <text:p>2,22426</text:p>
          </table:table-cell>
          <table:table-cell office:value-type="float" office:value="2.15453" calcext:value-type="float">
            <text:p>2,15453</text:p>
          </table:table-cell>
          <table:table-cell office:value-type="float" office:value="1.59646" calcext:value-type="float">
            <text:p>1,59646</text:p>
          </table:table-cell>
          <table:table-cell office:value-type="float" office:value="2.28481" calcext:value-type="float">
            <text:p>2,28481</text:p>
          </table:table-cell>
          <table:table-cell office:value-type="float" office:value="1.62493" calcext:value-type="float">
            <text:p>1,62493</text:p>
          </table:table-cell>
          <table:table-cell office:value-type="float" office:value="2.18257" calcext:value-type="float">
            <text:p>2,18257</text:p>
          </table:table-cell>
          <table:table-cell office:value-type="float" office:value="1.75077" calcext:value-type="float">
            <text:p>1,75077</text:p>
          </table:table-cell>
          <table:table-cell office:value-type="float" office:value="2.28359" calcext:value-type="float">
            <text:p>2,28359</text:p>
          </table:table-cell>
          <table:table-cell office:value-type="float" office:value="1.69141" calcext:value-type="float">
            <text:p>1,69141</text:p>
          </table:table-cell>
          <table:table-cell office:value-type="float" office:value="1.63852" calcext:value-type="float">
            <text:p>1,63852</text:p>
          </table:table-cell>
          <table:table-cell office:value-type="float" office:value="2.29113" calcext:value-type="float">
            <text:p>2,29113</text:p>
          </table:table-cell>
          <table:table-cell office:value-type="float" office:value="2.12567" calcext:value-type="float">
            <text:p>2,12567</text:p>
          </table:table-cell>
          <table:table-cell office:value-type="float" office:value="2.22899" calcext:value-type="float">
            <text:p>2,22899</text:p>
          </table:table-cell>
          <table:table-cell office:value-type="float" office:value="2.12219" calcext:value-type="float">
            <text:p>2,12219</text:p>
          </table:table-cell>
          <table:table-cell office:value-type="float" office:value="1.3657" calcext:value-type="float">
            <text:p>1,3657</text:p>
          </table:table-cell>
          <table:table-cell office:value-type="float" office:value="2.26688" calcext:value-type="float">
            <text:p>2,26688</text:p>
          </table:table-cell>
          <table:table-cell office:value-type="float" office:value="2.20322" calcext:value-type="float">
            <text:p>2,20322</text:p>
          </table:table-cell>
          <table:table-cell office:value-type="float" office:value="2.15126" calcext:value-type="float">
            <text:p>2,15126</text:p>
          </table:table-cell>
          <table:table-cell office:value-type="float" office:value="1.64197" calcext:value-type="float">
            <text:p>1,64197</text:p>
          </table:table-cell>
          <table:table-cell office:value-type="float" office:value="2.35081" calcext:value-type="float">
            <text:p>2,35081</text:p>
          </table:table-cell>
          <table:table-cell office:value-type="float" office:value="1.70504" calcext:value-type="float">
            <text:p>1,70504</text:p>
          </table:table-cell>
          <table:table-cell office:value-type="float" office:value="2.16234" calcext:value-type="float">
            <text:p>2,16234</text:p>
          </table:table-cell>
          <table:table-cell office:value-type="float" office:value="1.69181" calcext:value-type="float">
            <text:p>1,69181</text:p>
          </table:table-cell>
          <table:table-cell office:value-type="float" office:value="2.08734" calcext:value-type="float">
            <text:p>2,08734</text:p>
          </table:table-cell>
          <table:table-cell office:value-type="float" office:value="2.19569" calcext:value-type="float">
            <text:p>2,19569</text:p>
          </table:table-cell>
          <table:table-cell office:value-type="float" office:value="2.31823" calcext:value-type="float">
            <text:p>2,31823</text:p>
          </table:table-cell>
          <table:table-cell office:value-type="float" office:value="1.69954" calcext:value-type="float">
            <text:p>1,69954</text:p>
          </table:table-cell>
          <table:table-cell office:value-type="float" office:value="2.22365" calcext:value-type="float">
            <text:p>2,22365</text:p>
          </table:table-cell>
          <table:table-cell office:value-type="float" office:value="2.28219" calcext:value-type="float">
            <text:p>2,28219</text:p>
          </table:table-cell>
          <table:table-cell office:value-type="float" office:value="2.2089" calcext:value-type="float">
            <text:p>2,2089</text:p>
          </table:table-cell>
          <table:table-cell office:value-type="float" office:value="1.809" calcext:value-type="float">
            <text:p>1,809</text:p>
          </table:table-cell>
          <table:table-cell office:value-type="float" office:value="2.22076" calcext:value-type="float">
            <text:p>2,22076</text:p>
          </table:table-cell>
          <table:table-cell office:value-type="float" office:value="1.71279" calcext:value-type="float">
            <text:p>1,71279</text:p>
          </table:table-cell>
          <table:table-cell office:value-type="float" office:value="2.15316" calcext:value-type="float">
            <text:p>2,15316</text:p>
          </table:table-cell>
          <table:table-cell office:value-type="float" office:value="1.61959" calcext:value-type="float">
            <text:p>1,61959</text:p>
          </table:table-cell>
          <table:table-cell office:value-type="float" office:value="2.15535" calcext:value-type="float">
            <text:p>2,15535</text:p>
          </table:table-cell>
          <table:table-cell office:value-type="float" office:value="2.24291" calcext:value-type="float">
            <text:p>2,24291</text:p>
          </table:table-cell>
          <table:table-cell office:value-type="float" office:value="1.60932" calcext:value-type="float">
            <text:p>1,60932</text:p>
          </table:table-cell>
          <table:table-cell office:value-type="float" office:value="2.38748" calcext:value-type="float">
            <text:p>2,38748</text:p>
          </table:table-cell>
          <table:table-cell office:value-type="float" office:value="2.09897" calcext:value-type="float">
            <text:p>2,09897</text:p>
          </table:table-cell>
          <table:table-cell office:value-type="float" office:value="1.76115" calcext:value-type="float">
            <text:p>1,76115</text:p>
          </table:table-cell>
          <table:table-cell office:value-type="float" office:value="2.12359" calcext:value-type="float">
            <text:p>2,12359</text:p>
          </table:table-cell>
          <table:table-cell office:value-type="float" office:value="1.63453" calcext:value-type="float">
            <text:p>1,63453</text:p>
          </table:table-cell>
          <table:table-cell office:value-type="float" office:value="2.24702" calcext:value-type="float">
            <text:p>2,24702</text:p>
          </table:table-cell>
          <table:table-cell office:value-type="float" office:value="2.31375" calcext:value-type="float">
            <text:p>2,31375</text:p>
          </table:table-cell>
          <table:table-cell office:value-type="float" office:value="1.43231" calcext:value-type="float">
            <text:p>1,43231</text:p>
          </table:table-cell>
          <table:table-cell office:value-type="float" office:value="2.17098" calcext:value-type="float">
            <text:p>2,17098</text:p>
          </table:table-cell>
          <table:table-cell office:value-type="float" office:value="1.67976" calcext:value-type="float">
            <text:p>1,67976</text:p>
          </table:table-cell>
          <table:table-cell office:value-type="float" office:value="2.22758" calcext:value-type="float">
            <text:p>2,22758</text:p>
          </table:table-cell>
          <table:table-cell office:value-type="float" office:value="2.11225" calcext:value-type="float">
            <text:p>2,11225</text:p>
          </table:table-cell>
          <table:table-cell office:value-type="float" office:value="2.09982" calcext:value-type="float">
            <text:p>2,09982</text:p>
          </table:table-cell>
          <table:table-cell office:value-type="float" office:value="2.17311" calcext:value-type="float">
            <text:p>2,17311</text:p>
          </table:table-cell>
          <table:table-cell office:value-type="float" office:value="1.66863" calcext:value-type="float">
            <text:p>1,66863</text:p>
          </table:table-cell>
          <table:table-cell office:value-type="float" office:value="2.21519" calcext:value-type="float">
            <text:p>2,21519</text:p>
          </table:table-cell>
          <table:table-cell office:value-type="float" office:value="1.70191" calcext:value-type="float">
            <text:p>1,70191</text:p>
          </table:table-cell>
          <table:table-cell office:value-type="float" office:value="2.33144" calcext:value-type="float">
            <text:p>2,33144</text:p>
          </table:table-cell>
          <table:table-cell table:number-columns-repeated="4"/>
          <table:table-cell table:formula="of:=AVERAGE([.B25:.BI25])" office:value-type="float" office:value="1.99624116666667" calcext:value-type="float">
            <text:p>1,9962411667</text:p>
          </table:table-cell>
          <table:table-cell table:formula="of:=STDEV([.B25:.BI25])/2" office:value-type="float" office:value="0.141109998465831" calcext:value-type="float">
            <text:p>0,1411099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2793" calcext:value-type="float">
            <text:p>3,22793</text:p>
          </table:table-cell>
          <table:table-cell office:value-type="float" office:value="2.87329" calcext:value-type="float">
            <text:p>2,87329</text:p>
          </table:table-cell>
          <table:table-cell office:value-type="float" office:value="3.11428" calcext:value-type="float">
            <text:p>3,11428</text:p>
          </table:table-cell>
          <table:table-cell office:value-type="float" office:value="3.07896" calcext:value-type="float">
            <text:p>3,07896</text:p>
          </table:table-cell>
          <table:table-cell office:value-type="float" office:value="3.07616" calcext:value-type="float">
            <text:p>3,07616</text:p>
          </table:table-cell>
          <table:table-cell office:value-type="float" office:value="2.82749" calcext:value-type="float">
            <text:p>2,82749</text:p>
          </table:table-cell>
          <table:table-cell office:value-type="float" office:value="3.36142" calcext:value-type="float">
            <text:p>3,36142</text:p>
          </table:table-cell>
          <table:table-cell office:value-type="float" office:value="3.09846" calcext:value-type="float">
            <text:p>3,09846</text:p>
          </table:table-cell>
          <table:table-cell office:value-type="float" office:value="2.98594" calcext:value-type="float">
            <text:p>2,98594</text:p>
          </table:table-cell>
          <table:table-cell office:value-type="float" office:value="3.01345" calcext:value-type="float">
            <text:p>3,01345</text:p>
          </table:table-cell>
          <table:table-cell office:value-type="float" office:value="2.81255" calcext:value-type="float">
            <text:p>2,81255</text:p>
          </table:table-cell>
          <table:table-cell office:value-type="float" office:value="3.21907" calcext:value-type="float">
            <text:p>3,21907</text:p>
          </table:table-cell>
          <table:table-cell office:value-type="float" office:value="3.05503" calcext:value-type="float">
            <text:p>3,05503</text:p>
          </table:table-cell>
          <table:table-cell office:value-type="float" office:value="2.7781" calcext:value-type="float">
            <text:p>2,7781</text:p>
          </table:table-cell>
          <table:table-cell office:value-type="float" office:value="2.82741" calcext:value-type="float">
            <text:p>2,82741</text:p>
          </table:table-cell>
          <table:table-cell office:value-type="float" office:value="3.13761" calcext:value-type="float">
            <text:p>3,13761</text:p>
          </table:table-cell>
          <table:table-cell office:value-type="float" office:value="2.85388" calcext:value-type="float">
            <text:p>2,85388</text:p>
          </table:table-cell>
          <table:table-cell office:value-type="float" office:value="3.0561" calcext:value-type="float">
            <text:p>3,0561</text:p>
          </table:table-cell>
          <table:table-cell office:value-type="float" office:value="3.00035" calcext:value-type="float">
            <text:p>3,00035</text:p>
          </table:table-cell>
          <table:table-cell office:value-type="float" office:value="3.00969" calcext:value-type="float">
            <text:p>3,00969</text:p>
          </table:table-cell>
          <table:table-cell office:value-type="float" office:value="2.93929" calcext:value-type="float">
            <text:p>2,93929</text:p>
          </table:table-cell>
          <table:table-cell office:value-type="float" office:value="3.14546" calcext:value-type="float">
            <text:p>3,14546</text:p>
          </table:table-cell>
          <table:table-cell office:value-type="float" office:value="2.95602" calcext:value-type="float">
            <text:p>2,95602</text:p>
          </table:table-cell>
          <table:table-cell office:value-type="float" office:value="3.0833" calcext:value-type="float">
            <text:p>3,0833</text:p>
          </table:table-cell>
          <table:table-cell office:value-type="float" office:value="3.14608" calcext:value-type="float">
            <text:p>3,14608</text:p>
          </table:table-cell>
          <table:table-cell office:value-type="float" office:value="3.0517" calcext:value-type="float">
            <text:p>3,0517</text:p>
          </table:table-cell>
          <table:table-cell office:value-type="float" office:value="3.00355" calcext:value-type="float">
            <text:p>3,00355</text:p>
          </table:table-cell>
          <table:table-cell office:value-type="float" office:value="2.99633" calcext:value-type="float">
            <text:p>2,99633</text:p>
          </table:table-cell>
          <table:table-cell office:value-type="float" office:value="2.84119" calcext:value-type="float">
            <text:p>2,84119</text:p>
          </table:table-cell>
          <table:table-cell office:value-type="float" office:value="2.76659" calcext:value-type="float">
            <text:p>2,76659</text:p>
          </table:table-cell>
          <table:table-cell office:value-type="float" office:value="1.90587" calcext:value-type="float">
            <text:p>1,90587</text:p>
          </table:table-cell>
          <table:table-cell office:value-type="float" office:value="2.67271" calcext:value-type="float">
            <text:p>2,67271</text:p>
          </table:table-cell>
          <table:table-cell office:value-type="float" office:value="2.17863" calcext:value-type="float">
            <text:p>2,17863</text:p>
          </table:table-cell>
          <table:table-cell office:value-type="float" office:value="2.92728" calcext:value-type="float">
            <text:p>2,92728</text:p>
          </table:table-cell>
          <table:table-cell office:value-type="float" office:value="2.96446" calcext:value-type="float">
            <text:p>2,96446</text:p>
          </table:table-cell>
          <table:table-cell office:value-type="float" office:value="2.77048" calcext:value-type="float">
            <text:p>2,77048</text:p>
          </table:table-cell>
          <table:table-cell office:value-type="float" office:value="3.00417" calcext:value-type="float">
            <text:p>3,00417</text:p>
          </table:table-cell>
          <table:table-cell office:value-type="float" office:value="3.01591" calcext:value-type="float">
            <text:p>3,01591</text:p>
          </table:table-cell>
          <table:table-cell office:value-type="float" office:value="3.12009" calcext:value-type="float">
            <text:p>3,12009</text:p>
          </table:table-cell>
          <table:table-cell office:value-type="float" office:value="2.77088" calcext:value-type="float">
            <text:p>2,77088</text:p>
          </table:table-cell>
          <table:table-cell office:value-type="float" office:value="2.8217" calcext:value-type="float">
            <text:p>2,8217</text:p>
          </table:table-cell>
          <table:table-cell office:value-type="float" office:value="2.7374" calcext:value-type="float">
            <text:p>2,7374</text:p>
          </table:table-cell>
          <table:table-cell office:value-type="float" office:value="3.01135" calcext:value-type="float">
            <text:p>3,01135</text:p>
          </table:table-cell>
          <table:table-cell office:value-type="float" office:value="2.76276" calcext:value-type="float">
            <text:p>2,76276</text:p>
          </table:table-cell>
          <table:table-cell office:value-type="float" office:value="2.73785" calcext:value-type="float">
            <text:p>2,73785</text:p>
          </table:table-cell>
          <table:table-cell office:value-type="float" office:value="2.95471" calcext:value-type="float">
            <text:p>2,95471</text:p>
          </table:table-cell>
          <table:table-cell office:value-type="float" office:value="2.81162" calcext:value-type="float">
            <text:p>2,81162</text:p>
          </table:table-cell>
          <table:table-cell office:value-type="float" office:value="3.08579" calcext:value-type="float">
            <text:p>3,08579</text:p>
          </table:table-cell>
          <table:table-cell office:value-type="float" office:value="3.15682" calcext:value-type="float">
            <text:p>3,15682</text:p>
          </table:table-cell>
          <table:table-cell office:value-type="float" office:value="2.80525" calcext:value-type="float">
            <text:p>2,80525</text:p>
          </table:table-cell>
          <table:table-cell office:value-type="float" office:value="2.7372" calcext:value-type="float">
            <text:p>2,7372</text:p>
          </table:table-cell>
          <table:table-cell office:value-type="float" office:value="2.84909" calcext:value-type="float">
            <text:p>2,84909</text:p>
          </table:table-cell>
          <table:table-cell office:value-type="float" office:value="3.10231" calcext:value-type="float">
            <text:p>3,10231</text:p>
          </table:table-cell>
          <table:table-cell office:value-type="float" office:value="2.82505" calcext:value-type="float">
            <text:p>2,82505</text:p>
          </table:table-cell>
          <table:table-cell office:value-type="float" office:value="3.08505" calcext:value-type="float">
            <text:p>3,08505</text:p>
          </table:table-cell>
          <table:table-cell office:value-type="float" office:value="2.92903" calcext:value-type="float">
            <text:p>2,92903</text:p>
          </table:table-cell>
          <table:table-cell office:value-type="float" office:value="2.80976" calcext:value-type="float">
            <text:p>2,80976</text:p>
          </table:table-cell>
          <table:table-cell office:value-type="float" office:value="3.10415" calcext:value-type="float">
            <text:p>3,10415</text:p>
          </table:table-cell>
          <table:table-cell office:value-type="float" office:value="2.77686" calcext:value-type="float">
            <text:p>2,77686</text:p>
          </table:table-cell>
          <table:table-cell office:value-type="float" office:value="2.99461" calcext:value-type="float">
            <text:p>2,99461</text:p>
          </table:table-cell>
          <table:table-cell table:number-columns-repeated="4"/>
          <table:table-cell table:formula="of:=AVERAGE([.B26:.BI26])" office:value-type="float" office:value="2.92942533333333" calcext:value-type="float">
            <text:p>2,9294253333</text:p>
          </table:table-cell>
          <table:table-cell table:formula="of:=STDEV([.B26:.BI26])/2" office:value-type="float" office:value="0.112587684730337" calcext:value-type="float">
            <text:p>0,11258768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8266" calcext:value-type="float">
            <text:p>3,38266</text:p>
          </table:table-cell>
          <table:table-cell office:value-type="float" office:value="4.17744" calcext:value-type="float">
            <text:p>4,17744</text:p>
          </table:table-cell>
          <table:table-cell office:value-type="float" office:value="3.16019" calcext:value-type="float">
            <text:p>3,16019</text:p>
          </table:table-cell>
          <table:table-cell office:value-type="float" office:value="3.13937" calcext:value-type="float">
            <text:p>3,13937</text:p>
          </table:table-cell>
          <table:table-cell office:value-type="float" office:value="3.19427" calcext:value-type="float">
            <text:p>3,19427</text:p>
          </table:table-cell>
          <table:table-cell office:value-type="float" office:value="3.39877" calcext:value-type="float">
            <text:p>3,39877</text:p>
          </table:table-cell>
          <table:table-cell office:value-type="float" office:value="3.23132" calcext:value-type="float">
            <text:p>3,23132</text:p>
          </table:table-cell>
          <table:table-cell office:value-type="float" office:value="3.16446" calcext:value-type="float">
            <text:p>3,16446</text:p>
          </table:table-cell>
          <table:table-cell office:value-type="float" office:value="3.41404" calcext:value-type="float">
            <text:p>3,41404</text:p>
          </table:table-cell>
          <table:table-cell office:value-type="float" office:value="3.44612" calcext:value-type="float">
            <text:p>3,44612</text:p>
          </table:table-cell>
          <table:table-cell office:value-type="float" office:value="3.22977" calcext:value-type="float">
            <text:p>3,22977</text:p>
          </table:table-cell>
          <table:table-cell office:value-type="float" office:value="3.43401" calcext:value-type="float">
            <text:p>3,43401</text:p>
          </table:table-cell>
          <table:table-cell office:value-type="float" office:value="2.64274" calcext:value-type="float">
            <text:p>2,64274</text:p>
          </table:table-cell>
          <table:table-cell office:value-type="float" office:value="3.02179" calcext:value-type="float">
            <text:p>3,02179</text:p>
          </table:table-cell>
          <table:table-cell office:value-type="float" office:value="3.36476" calcext:value-type="float">
            <text:p>3,36476</text:p>
          </table:table-cell>
          <table:table-cell office:value-type="float" office:value="3.40989" calcext:value-type="float">
            <text:p>3,40989</text:p>
          </table:table-cell>
          <table:table-cell office:value-type="float" office:value="3.53348" calcext:value-type="float">
            <text:p>3,53348</text:p>
          </table:table-cell>
          <table:table-cell office:value-type="float" office:value="3.39772" calcext:value-type="float">
            <text:p>3,39772</text:p>
          </table:table-cell>
          <table:table-cell office:value-type="float" office:value="3.4575" calcext:value-type="float">
            <text:p>3,4575</text:p>
          </table:table-cell>
          <table:table-cell office:value-type="float" office:value="3.54258" calcext:value-type="float">
            <text:p>3,54258</text:p>
          </table:table-cell>
          <table:table-cell office:value-type="float" office:value="3.25433" calcext:value-type="float">
            <text:p>3,25433</text:p>
          </table:table-cell>
          <table:table-cell office:value-type="float" office:value="3.44803" calcext:value-type="float">
            <text:p>3,44803</text:p>
          </table:table-cell>
          <table:table-cell office:value-type="float" office:value="3.18823" calcext:value-type="float">
            <text:p>3,18823</text:p>
          </table:table-cell>
          <table:table-cell office:value-type="float" office:value="3.45908" calcext:value-type="float">
            <text:p>3,45908</text:p>
          </table:table-cell>
          <table:table-cell office:value-type="float" office:value="3.13812" calcext:value-type="float">
            <text:p>3,13812</text:p>
          </table:table-cell>
          <table:table-cell office:value-type="float" office:value="2.73419" calcext:value-type="float">
            <text:p>2,73419</text:p>
          </table:table-cell>
          <table:table-cell office:value-type="float" office:value="3.4892" calcext:value-type="float">
            <text:p>3,4892</text:p>
          </table:table-cell>
          <table:table-cell office:value-type="float" office:value="3.3725" calcext:value-type="float">
            <text:p>3,3725</text:p>
          </table:table-cell>
          <table:table-cell office:value-type="float" office:value="3.4298" calcext:value-type="float">
            <text:p>3,4298</text:p>
          </table:table-cell>
          <table:table-cell office:value-type="float" office:value="3.30286" calcext:value-type="float">
            <text:p>3,30286</text:p>
          </table:table-cell>
          <table:table-cell office:value-type="float" office:value="3.49711" calcext:value-type="float">
            <text:p>3,49711</text:p>
          </table:table-cell>
          <table:table-cell office:value-type="float" office:value="3.26981" calcext:value-type="float">
            <text:p>3,26981</text:p>
          </table:table-cell>
          <table:table-cell office:value-type="float" office:value="3.2256" calcext:value-type="float">
            <text:p>3,2256</text:p>
          </table:table-cell>
          <table:table-cell office:value-type="float" office:value="3.37092" calcext:value-type="float">
            <text:p>3,37092</text:p>
          </table:table-cell>
          <table:table-cell office:value-type="float" office:value="3.41607" calcext:value-type="float">
            <text:p>3,41607</text:p>
          </table:table-cell>
          <table:table-cell office:value-type="float" office:value="3.51831" calcext:value-type="float">
            <text:p>3,51831</text:p>
          </table:table-cell>
          <table:table-cell office:value-type="float" office:value="2.69513" calcext:value-type="float">
            <text:p>2,69513</text:p>
          </table:table-cell>
          <table:table-cell office:value-type="float" office:value="3.37673" calcext:value-type="float">
            <text:p>3,37673</text:p>
          </table:table-cell>
          <table:table-cell office:value-type="float" office:value="3.3993" calcext:value-type="float">
            <text:p>3,3993</text:p>
          </table:table-cell>
          <table:table-cell office:value-type="float" office:value="3.48836" calcext:value-type="float">
            <text:p>3,48836</text:p>
          </table:table-cell>
          <table:table-cell office:value-type="float" office:value="3.50074" calcext:value-type="float">
            <text:p>3,50074</text:p>
          </table:table-cell>
          <table:table-cell office:value-type="float" office:value="3.21291" calcext:value-type="float">
            <text:p>3,21291</text:p>
          </table:table-cell>
          <table:table-cell office:value-type="float" office:value="3.44281" calcext:value-type="float">
            <text:p>3,44281</text:p>
          </table:table-cell>
          <table:table-cell office:value-type="float" office:value="3.42952" calcext:value-type="float">
            <text:p>3,42952</text:p>
          </table:table-cell>
          <table:table-cell office:value-type="float" office:value="3.17972" calcext:value-type="float">
            <text:p>3,17972</text:p>
          </table:table-cell>
          <table:table-cell office:value-type="float" office:value="3.48101" calcext:value-type="float">
            <text:p>3,48101</text:p>
          </table:table-cell>
          <table:table-cell office:value-type="float" office:value="3.23856" calcext:value-type="float">
            <text:p>3,23856</text:p>
          </table:table-cell>
          <table:table-cell office:value-type="float" office:value="3.33299" calcext:value-type="float">
            <text:p>3,33299</text:p>
          </table:table-cell>
          <table:table-cell office:value-type="float" office:value="3.26013" calcext:value-type="float">
            <text:p>3,26013</text:p>
          </table:table-cell>
          <table:table-cell office:value-type="float" office:value="3.37746" calcext:value-type="float">
            <text:p>3,37746</text:p>
          </table:table-cell>
          <table:table-cell office:value-type="float" office:value="3.19283" calcext:value-type="float">
            <text:p>3,19283</text:p>
          </table:table-cell>
          <table:table-cell office:value-type="float" office:value="3.19653" calcext:value-type="float">
            <text:p>3,19653</text:p>
          </table:table-cell>
          <table:table-cell office:value-type="float" office:value="3.33696" calcext:value-type="float">
            <text:p>3,33696</text:p>
          </table:table-cell>
          <table:table-cell office:value-type="float" office:value="3.22583" calcext:value-type="float">
            <text:p>3,22583</text:p>
          </table:table-cell>
          <table:table-cell office:value-type="float" office:value="3.36081" calcext:value-type="float">
            <text:p>3,36081</text:p>
          </table:table-cell>
          <table:table-cell office:value-type="float" office:value="3.32082" calcext:value-type="float">
            <text:p>3,32082</text:p>
          </table:table-cell>
          <table:table-cell office:value-type="float" office:value="3.27038" calcext:value-type="float">
            <text:p>3,27038</text:p>
          </table:table-cell>
          <table:table-cell office:value-type="float" office:value="3.20894" calcext:value-type="float">
            <text:p>3,20894</text:p>
          </table:table-cell>
          <table:table-cell office:value-type="float" office:value="3.44212" calcext:value-type="float">
            <text:p>3,44212</text:p>
          </table:table-cell>
          <table:table-cell office:value-type="float" office:value="3.19328" calcext:value-type="float">
            <text:p>3,19328</text:p>
          </table:table-cell>
          <table:table-cell table:number-columns-repeated="4"/>
          <table:table-cell table:formula="of:=AVERAGE([.B27:.BI27])" office:value-type="float" office:value="3.31701516666667" calcext:value-type="float">
            <text:p>3,3170151667</text:p>
          </table:table-cell>
          <table:table-cell table:formula="of:=STDEV([.B27:.BI27])/2" office:value-type="float" office:value="0.108780733831681" calcext:value-type="float">
            <text:p>0,10878073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7177" calcext:value-type="float">
            <text:p>3,87177</text:p>
          </table:table-cell>
          <table:table-cell office:value-type="float" office:value="3.89336" calcext:value-type="float">
            <text:p>3,89336</text:p>
          </table:table-cell>
          <table:table-cell office:value-type="float" office:value="3.87239" calcext:value-type="float">
            <text:p>3,87239</text:p>
          </table:table-cell>
          <table:table-cell office:value-type="float" office:value="3.84035" calcext:value-type="float">
            <text:p>3,84035</text:p>
          </table:table-cell>
          <table:table-cell office:value-type="float" office:value="4.20135" calcext:value-type="float">
            <text:p>4,20135</text:p>
          </table:table-cell>
          <table:table-cell office:value-type="float" office:value="3.00891" calcext:value-type="float">
            <text:p>3,00891</text:p>
          </table:table-cell>
          <table:table-cell office:value-type="float" office:value="3.70707" calcext:value-type="float">
            <text:p>3,70707</text:p>
          </table:table-cell>
          <table:table-cell office:value-type="float" office:value="3.36738" calcext:value-type="float">
            <text:p>3,36738</text:p>
          </table:table-cell>
          <table:table-cell office:value-type="float" office:value="4.09508" calcext:value-type="float">
            <text:p>4,09508</text:p>
          </table:table-cell>
          <table:table-cell office:value-type="float" office:value="2.9507" calcext:value-type="float">
            <text:p>2,9507</text:p>
          </table:table-cell>
          <table:table-cell office:value-type="float" office:value="3.85919" calcext:value-type="float">
            <text:p>3,85919</text:p>
          </table:table-cell>
          <table:table-cell office:value-type="float" office:value="4.01104" calcext:value-type="float">
            <text:p>4,01104</text:p>
          </table:table-cell>
          <table:table-cell office:value-type="float" office:value="3.16511" calcext:value-type="float">
            <text:p>3,16511</text:p>
          </table:table-cell>
          <table:table-cell office:value-type="float" office:value="3.75441" calcext:value-type="float">
            <text:p>3,75441</text:p>
          </table:table-cell>
          <table:table-cell office:value-type="float" office:value="3.77675" calcext:value-type="float">
            <text:p>3,77675</text:p>
          </table:table-cell>
          <table:table-cell office:value-type="float" office:value="2.86415" calcext:value-type="float">
            <text:p>2,86415</text:p>
          </table:table-cell>
          <table:table-cell office:value-type="float" office:value="3.79852" calcext:value-type="float">
            <text:p>3,79852</text:p>
          </table:table-cell>
          <table:table-cell office:value-type="float" office:value="3.07056" calcext:value-type="float">
            <text:p>3,07056</text:p>
          </table:table-cell>
          <table:table-cell office:value-type="float" office:value="3.96762" calcext:value-type="float">
            <text:p>3,96762</text:p>
          </table:table-cell>
          <table:table-cell office:value-type="float" office:value="3.87598" calcext:value-type="float">
            <text:p>3,87598</text:p>
          </table:table-cell>
          <table:table-cell office:value-type="float" office:value="3.51302" calcext:value-type="float">
            <text:p>3,51302</text:p>
          </table:table-cell>
          <table:table-cell office:value-type="float" office:value="3.94922" calcext:value-type="float">
            <text:p>3,94922</text:p>
          </table:table-cell>
          <table:table-cell office:value-type="float" office:value="3.61158" calcext:value-type="float">
            <text:p>3,61158</text:p>
          </table:table-cell>
          <table:table-cell office:value-type="float" office:value="3.4693" calcext:value-type="float">
            <text:p>3,4693</text:p>
          </table:table-cell>
          <table:table-cell office:value-type="float" office:value="3.10559" calcext:value-type="float">
            <text:p>3,10559</text:p>
          </table:table-cell>
          <table:table-cell office:value-type="float" office:value="4.09852" calcext:value-type="float">
            <text:p>4,09852</text:p>
          </table:table-cell>
          <table:table-cell office:value-type="float" office:value="3.70431" calcext:value-type="float">
            <text:p>3,70431</text:p>
          </table:table-cell>
          <table:table-cell office:value-type="float" office:value="3.00819" calcext:value-type="float">
            <text:p>3,00819</text:p>
          </table:table-cell>
          <table:table-cell office:value-type="float" office:value="3.83037" calcext:value-type="float">
            <text:p>3,83037</text:p>
          </table:table-cell>
          <table:table-cell office:value-type="float" office:value="4.12222" calcext:value-type="float">
            <text:p>4,12222</text:p>
          </table:table-cell>
          <table:table-cell office:value-type="float" office:value="3.74117" calcext:value-type="float">
            <text:p>3,74117</text:p>
          </table:table-cell>
          <table:table-cell office:value-type="float" office:value="3.42013" calcext:value-type="float">
            <text:p>3,42013</text:p>
          </table:table-cell>
          <table:table-cell office:value-type="float" office:value="3.67092" calcext:value-type="float">
            <text:p>3,67092</text:p>
          </table:table-cell>
          <table:table-cell office:value-type="float" office:value="3.34654" calcext:value-type="float">
            <text:p>3,34654</text:p>
          </table:table-cell>
          <table:table-cell office:value-type="float" office:value="2.94506" calcext:value-type="float">
            <text:p>2,94506</text:p>
          </table:table-cell>
          <table:table-cell office:value-type="float" office:value="3.45169" calcext:value-type="float">
            <text:p>3,45169</text:p>
          </table:table-cell>
          <table:table-cell office:value-type="float" office:value="3.38676" calcext:value-type="float">
            <text:p>3,38676</text:p>
          </table:table-cell>
          <table:table-cell office:value-type="float" office:value="3.50935" calcext:value-type="float">
            <text:p>3,50935</text:p>
          </table:table-cell>
          <table:table-cell office:value-type="float" office:value="3.76713" calcext:value-type="float">
            <text:p>3,76713</text:p>
          </table:table-cell>
          <table:table-cell office:value-type="float" office:value="3.08343" calcext:value-type="float">
            <text:p>3,08343</text:p>
          </table:table-cell>
          <table:table-cell office:value-type="float" office:value="4.2179" calcext:value-type="float">
            <text:p>4,2179</text:p>
          </table:table-cell>
          <table:table-cell office:value-type="float" office:value="2.93473" calcext:value-type="float">
            <text:p>2,93473</text:p>
          </table:table-cell>
          <table:table-cell office:value-type="float" office:value="3.41389" calcext:value-type="float">
            <text:p>3,41389</text:p>
          </table:table-cell>
          <table:table-cell office:value-type="float" office:value="3.69327" calcext:value-type="float">
            <text:p>3,69327</text:p>
          </table:table-cell>
          <table:table-cell office:value-type="float" office:value="3.73317" calcext:value-type="float">
            <text:p>3,73317</text:p>
          </table:table-cell>
          <table:table-cell office:value-type="float" office:value="3.60849" calcext:value-type="float">
            <text:p>3,60849</text:p>
          </table:table-cell>
          <table:table-cell office:value-type="float" office:value="3.87658" calcext:value-type="float">
            <text:p>3,87658</text:p>
          </table:table-cell>
          <table:table-cell office:value-type="float" office:value="3.84769" calcext:value-type="float">
            <text:p>3,84769</text:p>
          </table:table-cell>
          <table:table-cell office:value-type="float" office:value="3.65454" calcext:value-type="float">
            <text:p>3,65454</text:p>
          </table:table-cell>
          <table:table-cell office:value-type="float" office:value="3.06756" calcext:value-type="float">
            <text:p>3,06756</text:p>
          </table:table-cell>
          <table:table-cell office:value-type="float" office:value="4.25465" calcext:value-type="float">
            <text:p>4,25465</text:p>
          </table:table-cell>
          <table:table-cell office:value-type="float" office:value="3.81798" calcext:value-type="float">
            <text:p>3,81798</text:p>
          </table:table-cell>
          <table:table-cell office:value-type="float" office:value="3.59698" calcext:value-type="float">
            <text:p>3,59698</text:p>
          </table:table-cell>
          <table:table-cell office:value-type="float" office:value="4.00453" calcext:value-type="float">
            <text:p>4,00453</text:p>
          </table:table-cell>
          <table:table-cell office:value-type="float" office:value="3.52907" calcext:value-type="float">
            <text:p>3,52907</text:p>
          </table:table-cell>
          <table:table-cell office:value-type="float" office:value="3.6166" calcext:value-type="float">
            <text:p>3,6166</text:p>
          </table:table-cell>
          <table:table-cell office:value-type="float" office:value="4.35244" calcext:value-type="float">
            <text:p>4,35244</text:p>
          </table:table-cell>
          <table:table-cell office:value-type="float" office:value="4.54183" calcext:value-type="float">
            <text:p>4,54183</text:p>
          </table:table-cell>
          <table:table-cell office:value-type="float" office:value="3.57529" calcext:value-type="float">
            <text:p>3,57529</text:p>
          </table:table-cell>
          <table:table-cell office:value-type="float" office:value="3.40862" calcext:value-type="float">
            <text:p>3,40862</text:p>
          </table:table-cell>
          <table:table-cell table:number-columns-repeated="4"/>
          <table:table-cell table:formula="of:=AVERAGE([.B28:.BI28])" office:value-type="float" office:value="3.64053333333333" calcext:value-type="float">
            <text:p>3,6405333333</text:p>
          </table:table-cell>
          <table:table-cell table:formula="of:=STDEV([.B28:.BI28])/2" office:value-type="float" office:value="0.194002543554588" calcext:value-type="float">
            <text:p>0,1940025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45335" calcext:value-type="float">
            <text:p>4,45335</text:p>
          </table:table-cell>
          <table:table-cell office:value-type="float" office:value="3.93275" calcext:value-type="float">
            <text:p>3,93275</text:p>
          </table:table-cell>
          <table:table-cell office:value-type="float" office:value="4.42469" calcext:value-type="float">
            <text:p>4,42469</text:p>
          </table:table-cell>
          <table:table-cell office:value-type="float" office:value="4.42348" calcext:value-type="float">
            <text:p>4,42348</text:p>
          </table:table-cell>
          <table:table-cell office:value-type="float" office:value="4.29868" calcext:value-type="float">
            <text:p>4,29868</text:p>
          </table:table-cell>
          <table:table-cell office:value-type="float" office:value="3.95605" calcext:value-type="float">
            <text:p>3,95605</text:p>
          </table:table-cell>
          <table:table-cell office:value-type="float" office:value="4.46109" calcext:value-type="float">
            <text:p>4,46109</text:p>
          </table:table-cell>
          <table:table-cell office:value-type="float" office:value="4.18844" calcext:value-type="float">
            <text:p>4,18844</text:p>
          </table:table-cell>
          <table:table-cell office:value-type="float" office:value="4.09864" calcext:value-type="float">
            <text:p>4,09864</text:p>
          </table:table-cell>
          <table:table-cell office:value-type="float" office:value="4.33738" calcext:value-type="float">
            <text:p>4,33738</text:p>
          </table:table-cell>
          <table:table-cell office:value-type="float" office:value="4.45542" calcext:value-type="float">
            <text:p>4,45542</text:p>
          </table:table-cell>
          <table:table-cell office:value-type="float" office:value="4.49127" calcext:value-type="float">
            <text:p>4,49127</text:p>
          </table:table-cell>
          <table:table-cell office:value-type="float" office:value="4.24776" calcext:value-type="float">
            <text:p>4,24776</text:p>
          </table:table-cell>
          <table:table-cell office:value-type="float" office:value="4.06827" calcext:value-type="float">
            <text:p>4,06827</text:p>
          </table:table-cell>
          <table:table-cell office:value-type="float" office:value="4.09969" calcext:value-type="float">
            <text:p>4,09969</text:p>
          </table:table-cell>
          <table:table-cell office:value-type="float" office:value="4.11929" calcext:value-type="float">
            <text:p>4,11929</text:p>
          </table:table-cell>
          <table:table-cell office:value-type="float" office:value="4.04037" calcext:value-type="float">
            <text:p>4,04037</text:p>
          </table:table-cell>
          <table:table-cell office:value-type="float" office:value="4.17943" calcext:value-type="float">
            <text:p>4,17943</text:p>
          </table:table-cell>
          <table:table-cell office:value-type="float" office:value="4.43205" calcext:value-type="float">
            <text:p>4,43205</text:p>
          </table:table-cell>
          <table:table-cell office:value-type="float" office:value="3.91232" calcext:value-type="float">
            <text:p>3,91232</text:p>
          </table:table-cell>
          <table:table-cell office:value-type="float" office:value="4.08823" calcext:value-type="float">
            <text:p>4,08823</text:p>
          </table:table-cell>
          <table:table-cell office:value-type="float" office:value="4.48463" calcext:value-type="float">
            <text:p>4,48463</text:p>
          </table:table-cell>
          <table:table-cell office:value-type="float" office:value="4.13353" calcext:value-type="float">
            <text:p>4,13353</text:p>
          </table:table-cell>
          <table:table-cell office:value-type="float" office:value="3.99378" calcext:value-type="float">
            <text:p>3,99378</text:p>
          </table:table-cell>
          <table:table-cell office:value-type="float" office:value="3.99283" calcext:value-type="float">
            <text:p>3,99283</text:p>
          </table:table-cell>
          <table:table-cell office:value-type="float" office:value="3.96219" calcext:value-type="float">
            <text:p>3,96219</text:p>
          </table:table-cell>
          <table:table-cell office:value-type="float" office:value="4.26755" calcext:value-type="float">
            <text:p>4,26755</text:p>
          </table:table-cell>
          <table:table-cell office:value-type="float" office:value="4.31906" calcext:value-type="float">
            <text:p>4,31906</text:p>
          </table:table-cell>
          <table:table-cell office:value-type="float" office:value="4.53624" calcext:value-type="float">
            <text:p>4,53624</text:p>
          </table:table-cell>
          <table:table-cell office:value-type="float" office:value="4.1219" calcext:value-type="float">
            <text:p>4,1219</text:p>
          </table:table-cell>
          <table:table-cell office:value-type="float" office:value="4.44673" calcext:value-type="float">
            <text:p>4,44673</text:p>
          </table:table-cell>
          <table:table-cell office:value-type="float" office:value="4.25681" calcext:value-type="float">
            <text:p>4,25681</text:p>
          </table:table-cell>
          <table:table-cell office:value-type="float" office:value="3.93073" calcext:value-type="float">
            <text:p>3,93073</text:p>
          </table:table-cell>
          <table:table-cell office:value-type="float" office:value="4.52091" calcext:value-type="float">
            <text:p>4,52091</text:p>
          </table:table-cell>
          <table:table-cell office:value-type="float" office:value="3.84532" calcext:value-type="float">
            <text:p>3,84532</text:p>
          </table:table-cell>
          <table:table-cell office:value-type="float" office:value="3.96646" calcext:value-type="float">
            <text:p>3,96646</text:p>
          </table:table-cell>
          <table:table-cell office:value-type="float" office:value="4.15567" calcext:value-type="float">
            <text:p>4,15567</text:p>
          </table:table-cell>
          <table:table-cell office:value-type="float" office:value="4.13355" calcext:value-type="float">
            <text:p>4,13355</text:p>
          </table:table-cell>
          <table:table-cell office:value-type="float" office:value="3.74665" calcext:value-type="float">
            <text:p>3,74665</text:p>
          </table:table-cell>
          <table:table-cell office:value-type="float" office:value="4.0981" calcext:value-type="float">
            <text:p>4,0981</text:p>
          </table:table-cell>
          <table:table-cell office:value-type="float" office:value="4.2688" calcext:value-type="float">
            <text:p>4,2688</text:p>
          </table:table-cell>
          <table:table-cell office:value-type="float" office:value="4.13089" calcext:value-type="float">
            <text:p>4,13089</text:p>
          </table:table-cell>
          <table:table-cell office:value-type="float" office:value="3.88354" calcext:value-type="float">
            <text:p>3,88354</text:p>
          </table:table-cell>
          <table:table-cell office:value-type="float" office:value="4.14237" calcext:value-type="float">
            <text:p>4,14237</text:p>
          </table:table-cell>
          <table:table-cell office:value-type="float" office:value="4.30116" calcext:value-type="float">
            <text:p>4,30116</text:p>
          </table:table-cell>
          <table:table-cell office:value-type="float" office:value="4.07805" calcext:value-type="float">
            <text:p>4,07805</text:p>
          </table:table-cell>
          <table:table-cell office:value-type="float" office:value="4.31542" calcext:value-type="float">
            <text:p>4,31542</text:p>
          </table:table-cell>
          <table:table-cell office:value-type="float" office:value="3.96092" calcext:value-type="float">
            <text:p>3,96092</text:p>
          </table:table-cell>
          <table:table-cell office:value-type="float" office:value="4.44982" calcext:value-type="float">
            <text:p>4,44982</text:p>
          </table:table-cell>
          <table:table-cell office:value-type="float" office:value="3.96355" calcext:value-type="float">
            <text:p>3,96355</text:p>
          </table:table-cell>
          <table:table-cell office:value-type="float" office:value="4.13128" calcext:value-type="float">
            <text:p>4,13128</text:p>
          </table:table-cell>
          <table:table-cell office:value-type="float" office:value="4.29039" calcext:value-type="float">
            <text:p>4,29039</text:p>
          </table:table-cell>
          <table:table-cell office:value-type="float" office:value="4.01083" calcext:value-type="float">
            <text:p>4,01083</text:p>
          </table:table-cell>
          <table:table-cell office:value-type="float" office:value="4.16038" calcext:value-type="float">
            <text:p>4,16038</text:p>
          </table:table-cell>
          <table:table-cell office:value-type="float" office:value="4.12113" calcext:value-type="float">
            <text:p>4,12113</text:p>
          </table:table-cell>
          <table:table-cell office:value-type="float" office:value="4.3042" calcext:value-type="float">
            <text:p>4,3042</text:p>
          </table:table-cell>
          <table:table-cell office:value-type="float" office:value="4.287" calcext:value-type="float">
            <text:p>4,287</text:p>
          </table:table-cell>
          <table:table-cell office:value-type="float" office:value="4.12811" calcext:value-type="float">
            <text:p>4,12811</text:p>
          </table:table-cell>
          <table:table-cell office:value-type="float" office:value="4.32171" calcext:value-type="float">
            <text:p>4,32171</text:p>
          </table:table-cell>
          <table:table-cell office:value-type="float" office:value="4.3311" calcext:value-type="float">
            <text:p>4,3311</text:p>
          </table:table-cell>
          <table:table-cell table:number-columns-repeated="4"/>
          <table:table-cell table:formula="of:=AVERAGE([.B29:.BI29])" office:value-type="float" office:value="4.186699" calcext:value-type="float">
            <text:p>4,186699</text:p>
          </table:table-cell>
          <table:table-cell table:formula="of:=STDEV([.B29:.BI29])/2" office:value-type="float" office:value="0.0965486717895281" calcext:value-type="float">
            <text:p>0,09654867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54646" calcext:value-type="float">
            <text:p>4,54646</text:p>
          </table:table-cell>
          <table:table-cell office:value-type="float" office:value="4.08086" calcext:value-type="float">
            <text:p>4,08086</text:p>
          </table:table-cell>
          <table:table-cell office:value-type="float" office:value="4.31624" calcext:value-type="float">
            <text:p>4,31624</text:p>
          </table:table-cell>
          <table:table-cell office:value-type="float" office:value="4.23921" calcext:value-type="float">
            <text:p>4,23921</text:p>
          </table:table-cell>
          <table:table-cell office:value-type="float" office:value="3.99825" calcext:value-type="float">
            <text:p>3,99825</text:p>
          </table:table-cell>
          <table:table-cell office:value-type="float" office:value="3.98486" calcext:value-type="float">
            <text:p>3,98486</text:p>
          </table:table-cell>
          <table:table-cell office:value-type="float" office:value="4.12678" calcext:value-type="float">
            <text:p>4,12678</text:p>
          </table:table-cell>
          <table:table-cell office:value-type="float" office:value="4.1814" calcext:value-type="float">
            <text:p>4,1814</text:p>
          </table:table-cell>
          <table:table-cell office:value-type="float" office:value="4.00313" calcext:value-type="float">
            <text:p>4,00313</text:p>
          </table:table-cell>
          <table:table-cell office:value-type="float" office:value="4.11836" calcext:value-type="float">
            <text:p>4,11836</text:p>
          </table:table-cell>
          <table:table-cell office:value-type="float" office:value="4.27417" calcext:value-type="float">
            <text:p>4,27417</text:p>
          </table:table-cell>
          <table:table-cell office:value-type="float" office:value="4.31677" calcext:value-type="float">
            <text:p>4,31677</text:p>
          </table:table-cell>
          <table:table-cell office:value-type="float" office:value="3.96664" calcext:value-type="float">
            <text:p>3,96664</text:p>
          </table:table-cell>
          <table:table-cell office:value-type="float" office:value="4.30509" calcext:value-type="float">
            <text:p>4,30509</text:p>
          </table:table-cell>
          <table:table-cell office:value-type="float" office:value="4.08152" calcext:value-type="float">
            <text:p>4,08152</text:p>
          </table:table-cell>
          <table:table-cell office:value-type="float" office:value="4.4325" calcext:value-type="float">
            <text:p>4,4325</text:p>
          </table:table-cell>
          <table:table-cell office:value-type="float" office:value="3.98511" calcext:value-type="float">
            <text:p>3,98511</text:p>
          </table:table-cell>
          <table:table-cell office:value-type="float" office:value="4.13904" calcext:value-type="float">
            <text:p>4,13904</text:p>
          </table:table-cell>
          <table:table-cell office:value-type="float" office:value="4.0756" calcext:value-type="float">
            <text:p>4,0756</text:p>
          </table:table-cell>
          <table:table-cell office:value-type="float" office:value="4.11589" calcext:value-type="float">
            <text:p>4,11589</text:p>
          </table:table-cell>
          <table:table-cell office:value-type="float" office:value="4.078" calcext:value-type="float">
            <text:p>4,078</text:p>
          </table:table-cell>
          <table:table-cell office:value-type="float" office:value="4.01308" calcext:value-type="float">
            <text:p>4,01308</text:p>
          </table:table-cell>
          <table:table-cell office:value-type="float" office:value="4.52505" calcext:value-type="float">
            <text:p>4,52505</text:p>
          </table:table-cell>
          <table:table-cell office:value-type="float" office:value="4.29189" calcext:value-type="float">
            <text:p>4,29189</text:p>
          </table:table-cell>
          <table:table-cell office:value-type="float" office:value="3.94788" calcext:value-type="float">
            <text:p>3,94788</text:p>
          </table:table-cell>
          <table:table-cell office:value-type="float" office:value="4.48456" calcext:value-type="float">
            <text:p>4,48456</text:p>
          </table:table-cell>
          <table:table-cell office:value-type="float" office:value="4.34748" calcext:value-type="float">
            <text:p>4,34748</text:p>
          </table:table-cell>
          <table:table-cell office:value-type="float" office:value="4.01822" calcext:value-type="float">
            <text:p>4,01822</text:p>
          </table:table-cell>
          <table:table-cell office:value-type="float" office:value="4.36702" calcext:value-type="float">
            <text:p>4,36702</text:p>
          </table:table-cell>
          <table:table-cell office:value-type="float" office:value="4.28987" calcext:value-type="float">
            <text:p>4,28987</text:p>
          </table:table-cell>
          <table:table-cell office:value-type="float" office:value="3.946" calcext:value-type="float">
            <text:p>3,946</text:p>
          </table:table-cell>
          <table:table-cell office:value-type="float" office:value="4.31877" calcext:value-type="float">
            <text:p>4,31877</text:p>
          </table:table-cell>
          <table:table-cell office:value-type="float" office:value="4.29087" calcext:value-type="float">
            <text:p>4,29087</text:p>
          </table:table-cell>
          <table:table-cell office:value-type="float" office:value="4.28784" calcext:value-type="float">
            <text:p>4,28784</text:p>
          </table:table-cell>
          <table:table-cell office:value-type="float" office:value="3.93294" calcext:value-type="float">
            <text:p>3,93294</text:p>
          </table:table-cell>
          <table:table-cell office:value-type="float" office:value="4.45708" calcext:value-type="float">
            <text:p>4,45708</text:p>
          </table:table-cell>
          <table:table-cell office:value-type="float" office:value="4.2137" calcext:value-type="float">
            <text:p>4,2137</text:p>
          </table:table-cell>
          <table:table-cell office:value-type="float" office:value="3.94673" calcext:value-type="float">
            <text:p>3,94673</text:p>
          </table:table-cell>
          <table:table-cell office:value-type="float" office:value="4.31502" calcext:value-type="float">
            <text:p>4,31502</text:p>
          </table:table-cell>
          <table:table-cell office:value-type="float" office:value="4.04608" calcext:value-type="float">
            <text:p>4,04608</text:p>
          </table:table-cell>
          <table:table-cell office:value-type="float" office:value="4.00999" calcext:value-type="float">
            <text:p>4,00999</text:p>
          </table:table-cell>
          <table:table-cell office:value-type="float" office:value="3.95343" calcext:value-type="float">
            <text:p>3,95343</text:p>
          </table:table-cell>
          <table:table-cell office:value-type="float" office:value="4.32076" calcext:value-type="float">
            <text:p>4,32076</text:p>
          </table:table-cell>
          <table:table-cell office:value-type="float" office:value="4.50806" calcext:value-type="float">
            <text:p>4,50806</text:p>
          </table:table-cell>
          <table:table-cell office:value-type="float" office:value="4.31201" calcext:value-type="float">
            <text:p>4,31201</text:p>
          </table:table-cell>
          <table:table-cell office:value-type="float" office:value="4.06078" calcext:value-type="float">
            <text:p>4,06078</text:p>
          </table:table-cell>
          <table:table-cell office:value-type="float" office:value="4.24924" calcext:value-type="float">
            <text:p>4,24924</text:p>
          </table:table-cell>
          <table:table-cell office:value-type="float" office:value="4.30116" calcext:value-type="float">
            <text:p>4,30116</text:p>
          </table:table-cell>
          <table:table-cell office:value-type="float" office:value="4.31023" calcext:value-type="float">
            <text:p>4,31023</text:p>
          </table:table-cell>
          <table:table-cell office:value-type="float" office:value="4.2514" calcext:value-type="float">
            <text:p>4,2514</text:p>
          </table:table-cell>
          <table:table-cell office:value-type="float" office:value="4.51111" calcext:value-type="float">
            <text:p>4,51111</text:p>
          </table:table-cell>
          <table:table-cell office:value-type="float" office:value="4.27368" calcext:value-type="float">
            <text:p>4,27368</text:p>
          </table:table-cell>
          <table:table-cell office:value-type="float" office:value="4.02243" calcext:value-type="float">
            <text:p>4,02243</text:p>
          </table:table-cell>
          <table:table-cell office:value-type="float" office:value="3.97417" calcext:value-type="float">
            <text:p>3,97417</text:p>
          </table:table-cell>
          <table:table-cell office:value-type="float" office:value="4.48641" calcext:value-type="float">
            <text:p>4,48641</text:p>
          </table:table-cell>
          <table:table-cell office:value-type="float" office:value="4.43124" calcext:value-type="float">
            <text:p>4,43124</text:p>
          </table:table-cell>
          <table:table-cell office:value-type="float" office:value="4.12711" calcext:value-type="float">
            <text:p>4,12711</text:p>
          </table:table-cell>
          <table:table-cell office:value-type="float" office:value="4.19506" calcext:value-type="float">
            <text:p>4,19506</text:p>
          </table:table-cell>
          <table:table-cell office:value-type="float" office:value="3.97577" calcext:value-type="float">
            <text:p>3,97577</text:p>
          </table:table-cell>
          <table:table-cell office:value-type="float" office:value="4.28781" calcext:value-type="float">
            <text:p>4,28781</text:p>
          </table:table-cell>
          <table:table-cell table:number-columns-repeated="4"/>
          <table:table-cell table:formula="of:=AVERAGE([.B30:.BI30])" office:value-type="float" office:value="4.1994635" calcext:value-type="float">
            <text:p>4,1994635</text:p>
          </table:table-cell>
          <table:table-cell table:formula="of:=STDEV([.B30:.BI30])/2" office:value-type="float" office:value="0.0895938641249207" calcext:value-type="float">
            <text:p>0,08959386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42034" calcext:value-type="float">
            <text:p>4,42034</text:p>
          </table:table-cell>
          <table:table-cell office:value-type="float" office:value="4.40091" calcext:value-type="float">
            <text:p>4,40091</text:p>
          </table:table-cell>
          <table:table-cell office:value-type="float" office:value="4.28584" calcext:value-type="float">
            <text:p>4,28584</text:p>
          </table:table-cell>
          <table:table-cell office:value-type="float" office:value="4.43327" calcext:value-type="float">
            <text:p>4,43327</text:p>
          </table:table-cell>
          <table:table-cell office:value-type="float" office:value="3.88935" calcext:value-type="float">
            <text:p>3,88935</text:p>
          </table:table-cell>
          <table:table-cell office:value-type="float" office:value="4.42766" calcext:value-type="float">
            <text:p>4,42766</text:p>
          </table:table-cell>
          <table:table-cell office:value-type="float" office:value="4.35407" calcext:value-type="float">
            <text:p>4,35407</text:p>
          </table:table-cell>
          <table:table-cell office:value-type="float" office:value="3.44991" calcext:value-type="float">
            <text:p>3,44991</text:p>
          </table:table-cell>
          <table:table-cell office:value-type="float" office:value="4.43763" calcext:value-type="float">
            <text:p>4,43763</text:p>
          </table:table-cell>
          <table:table-cell office:value-type="float" office:value="4.28933" calcext:value-type="float">
            <text:p>4,28933</text:p>
          </table:table-cell>
          <table:table-cell office:value-type="float" office:value="4.44605" calcext:value-type="float">
            <text:p>4,44605</text:p>
          </table:table-cell>
          <table:table-cell office:value-type="float" office:value="4.32404" calcext:value-type="float">
            <text:p>4,32404</text:p>
          </table:table-cell>
          <table:table-cell office:value-type="float" office:value="3.95794" calcext:value-type="float">
            <text:p>3,95794</text:p>
          </table:table-cell>
          <table:table-cell office:value-type="float" office:value="4.31656" calcext:value-type="float">
            <text:p>4,31656</text:p>
          </table:table-cell>
          <table:table-cell office:value-type="float" office:value="4.45125" calcext:value-type="float">
            <text:p>4,45125</text:p>
          </table:table-cell>
          <table:table-cell office:value-type="float" office:value="4.05041" calcext:value-type="float">
            <text:p>4,05041</text:p>
          </table:table-cell>
          <table:table-cell office:value-type="float" office:value="4.387" calcext:value-type="float">
            <text:p>4,387</text:p>
          </table:table-cell>
          <table:table-cell office:value-type="float" office:value="4.00539" calcext:value-type="float">
            <text:p>4,00539</text:p>
          </table:table-cell>
          <table:table-cell office:value-type="float" office:value="4.38165" calcext:value-type="float">
            <text:p>4,38165</text:p>
          </table:table-cell>
          <table:table-cell office:value-type="float" office:value="4.48401" calcext:value-type="float">
            <text:p>4,48401</text:p>
          </table:table-cell>
          <table:table-cell office:value-type="float" office:value="3.99366" calcext:value-type="float">
            <text:p>3,99366</text:p>
          </table:table-cell>
          <table:table-cell office:value-type="float" office:value="4.42444" calcext:value-type="float">
            <text:p>4,42444</text:p>
          </table:table-cell>
          <table:table-cell office:value-type="float" office:value="4.25781" calcext:value-type="float">
            <text:p>4,25781</text:p>
          </table:table-cell>
          <table:table-cell office:value-type="float" office:value="4.14333" calcext:value-type="float">
            <text:p>4,14333</text:p>
          </table:table-cell>
          <table:table-cell office:value-type="float" office:value="4.42208" calcext:value-type="float">
            <text:p>4,42208</text:p>
          </table:table-cell>
          <table:table-cell office:value-type="float" office:value="4.48417" calcext:value-type="float">
            <text:p>4,48417</text:p>
          </table:table-cell>
          <table:table-cell office:value-type="float" office:value="4.29316" calcext:value-type="float">
            <text:p>4,29316</text:p>
          </table:table-cell>
          <table:table-cell office:value-type="float" office:value="4.47575" calcext:value-type="float">
            <text:p>4,47575</text:p>
          </table:table-cell>
          <table:table-cell office:value-type="float" office:value="4.54868" calcext:value-type="float">
            <text:p>4,54868</text:p>
          </table:table-cell>
          <table:table-cell office:value-type="float" office:value="4.40763" calcext:value-type="float">
            <text:p>4,40763</text:p>
          </table:table-cell>
          <table:table-cell office:value-type="float" office:value="4.27596" calcext:value-type="float">
            <text:p>4,27596</text:p>
          </table:table-cell>
          <table:table-cell office:value-type="float" office:value="4.44016" calcext:value-type="float">
            <text:p>4,44016</text:p>
          </table:table-cell>
          <table:table-cell office:value-type="float" office:value="3.82121" calcext:value-type="float">
            <text:p>3,82121</text:p>
          </table:table-cell>
          <table:table-cell office:value-type="float" office:value="4.29001" calcext:value-type="float">
            <text:p>4,29001</text:p>
          </table:table-cell>
          <table:table-cell office:value-type="float" office:value="3.92983" calcext:value-type="float">
            <text:p>3,92983</text:p>
          </table:table-cell>
          <table:table-cell office:value-type="float" office:value="4.25999" calcext:value-type="float">
            <text:p>4,25999</text:p>
          </table:table-cell>
          <table:table-cell office:value-type="float" office:value="4.29102" calcext:value-type="float">
            <text:p>4,29102</text:p>
          </table:table-cell>
          <table:table-cell office:value-type="float" office:value="3.9167" calcext:value-type="float">
            <text:p>3,9167</text:p>
          </table:table-cell>
          <table:table-cell office:value-type="float" office:value="4.41506" calcext:value-type="float">
            <text:p>4,41506</text:p>
          </table:table-cell>
          <table:table-cell office:value-type="float" office:value="4.38896" calcext:value-type="float">
            <text:p>4,38896</text:p>
          </table:table-cell>
          <table:table-cell office:value-type="float" office:value="4.37682" calcext:value-type="float">
            <text:p>4,37682</text:p>
          </table:table-cell>
          <table:table-cell office:value-type="float" office:value="3.9346" calcext:value-type="float">
            <text:p>3,9346</text:p>
          </table:table-cell>
          <table:table-cell office:value-type="float" office:value="4.26894" calcext:value-type="float">
            <text:p>4,26894</text:p>
          </table:table-cell>
          <table:table-cell office:value-type="float" office:value="4.26724" calcext:value-type="float">
            <text:p>4,26724</text:p>
          </table:table-cell>
          <table:table-cell office:value-type="float" office:value="4.07661" calcext:value-type="float">
            <text:p>4,07661</text:p>
          </table:table-cell>
          <table:table-cell office:value-type="float" office:value="4.27093" calcext:value-type="float">
            <text:p>4,27093</text:p>
          </table:table-cell>
          <table:table-cell office:value-type="float" office:value="4.28453" calcext:value-type="float">
            <text:p>4,28453</text:p>
          </table:table-cell>
          <table:table-cell office:value-type="float" office:value="4.06635" calcext:value-type="float">
            <text:p>4,06635</text:p>
          </table:table-cell>
          <table:table-cell office:value-type="float" office:value="4.24965" calcext:value-type="float">
            <text:p>4,24965</text:p>
          </table:table-cell>
          <table:table-cell office:value-type="float" office:value="4.43252" calcext:value-type="float">
            <text:p>4,43252</text:p>
          </table:table-cell>
          <table:table-cell office:value-type="float" office:value="4.44419" calcext:value-type="float">
            <text:p>4,44419</text:p>
          </table:table-cell>
          <table:table-cell office:value-type="float" office:value="4.26651" calcext:value-type="float">
            <text:p>4,26651</text:p>
          </table:table-cell>
          <table:table-cell office:value-type="float" office:value="4.49758" calcext:value-type="float">
            <text:p>4,49758</text:p>
          </table:table-cell>
          <table:table-cell office:value-type="float" office:value="4.29709" calcext:value-type="float">
            <text:p>4,29709</text:p>
          </table:table-cell>
          <table:table-cell office:value-type="float" office:value="4.43037" calcext:value-type="float">
            <text:p>4,43037</text:p>
          </table:table-cell>
          <table:table-cell office:value-type="float" office:value="4.44485" calcext:value-type="float">
            <text:p>4,44485</text:p>
          </table:table-cell>
          <table:table-cell office:value-type="float" office:value="4.09595" calcext:value-type="float">
            <text:p>4,09595</text:p>
          </table:table-cell>
          <table:table-cell office:value-type="float" office:value="4.22749" calcext:value-type="float">
            <text:p>4,22749</text:p>
          </table:table-cell>
          <table:table-cell office:value-type="float" office:value="4.19772" calcext:value-type="float">
            <text:p>4,19772</text:p>
          </table:table-cell>
          <table:table-cell office:value-type="float" office:value="4.49009" calcext:value-type="float">
            <text:p>4,49009</text:p>
          </table:table-cell>
          <table:table-cell table:number-columns-repeated="4"/>
          <table:table-cell table:formula="of:=AVERAGE([.B31:.BI31])" office:value-type="float" office:value="4.2715375" calcext:value-type="float">
            <text:p>4,2715375</text:p>
          </table:table-cell>
          <table:table-cell table:formula="of:=STDEV([.B31:.BI31])/2" office:value-type="float" office:value="0.104710458746338" calcext:value-type="float">
            <text:p>0,10471045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26162" calcext:value-type="float">
            <text:p>4,26162</text:p>
          </table:table-cell>
          <table:table-cell office:value-type="float" office:value="4.29282" calcext:value-type="float">
            <text:p>4,29282</text:p>
          </table:table-cell>
          <table:table-cell office:value-type="float" office:value="4.23816" calcext:value-type="float">
            <text:p>4,23816</text:p>
          </table:table-cell>
          <table:table-cell office:value-type="float" office:value="4.17638" calcext:value-type="float">
            <text:p>4,17638</text:p>
          </table:table-cell>
          <table:table-cell office:value-type="float" office:value="3.98778" calcext:value-type="float">
            <text:p>3,98778</text:p>
          </table:table-cell>
          <table:table-cell office:value-type="float" office:value="4.42477" calcext:value-type="float">
            <text:p>4,42477</text:p>
          </table:table-cell>
          <table:table-cell office:value-type="float" office:value="4.27921" calcext:value-type="float">
            <text:p>4,27921</text:p>
          </table:table-cell>
          <table:table-cell office:value-type="float" office:value="4.39508" calcext:value-type="float">
            <text:p>4,39508</text:p>
          </table:table-cell>
          <table:table-cell office:value-type="float" office:value="3.8965" calcext:value-type="float">
            <text:p>3,8965</text:p>
          </table:table-cell>
          <table:table-cell office:value-type="float" office:value="4.39159" calcext:value-type="float">
            <text:p>4,39159</text:p>
          </table:table-cell>
          <table:table-cell office:value-type="float" office:value="4.39249" calcext:value-type="float">
            <text:p>4,39249</text:p>
          </table:table-cell>
          <table:table-cell office:value-type="float" office:value="4.35876" calcext:value-type="float">
            <text:p>4,35876</text:p>
          </table:table-cell>
          <table:table-cell office:value-type="float" office:value="4.1371" calcext:value-type="float">
            <text:p>4,1371</text:p>
          </table:table-cell>
          <table:table-cell office:value-type="float" office:value="4.25231" calcext:value-type="float">
            <text:p>4,25231</text:p>
          </table:table-cell>
          <table:table-cell office:value-type="float" office:value="4.36693" calcext:value-type="float">
            <text:p>4,36693</text:p>
          </table:table-cell>
          <table:table-cell office:value-type="float" office:value="4.54598" calcext:value-type="float">
            <text:p>4,54598</text:p>
          </table:table-cell>
          <table:table-cell office:value-type="float" office:value="3.63195" calcext:value-type="float">
            <text:p>3,63195</text:p>
          </table:table-cell>
          <table:table-cell office:value-type="float" office:value="4.31608" calcext:value-type="float">
            <text:p>4,31608</text:p>
          </table:table-cell>
          <table:table-cell office:value-type="float" office:value="4.44047" calcext:value-type="float">
            <text:p>4,44047</text:p>
          </table:table-cell>
          <table:table-cell office:value-type="float" office:value="4.39825" calcext:value-type="float">
            <text:p>4,39825</text:p>
          </table:table-cell>
          <table:table-cell office:value-type="float" office:value="4.43609" calcext:value-type="float">
            <text:p>4,43609</text:p>
          </table:table-cell>
          <table:table-cell office:value-type="float" office:value="3.9521" calcext:value-type="float">
            <text:p>3,9521</text:p>
          </table:table-cell>
          <table:table-cell office:value-type="float" office:value="4.24946" calcext:value-type="float">
            <text:p>4,24946</text:p>
          </table:table-cell>
          <table:table-cell office:value-type="float" office:value="4.41915" calcext:value-type="float">
            <text:p>4,41915</text:p>
          </table:table-cell>
          <table:table-cell office:value-type="float" office:value="4.40952" calcext:value-type="float">
            <text:p>4,40952</text:p>
          </table:table-cell>
          <table:table-cell office:value-type="float" office:value="3.89936" calcext:value-type="float">
            <text:p>3,89936</text:p>
          </table:table-cell>
          <table:table-cell office:value-type="float" office:value="4.48118" calcext:value-type="float">
            <text:p>4,48118</text:p>
          </table:table-cell>
          <table:table-cell office:value-type="float" office:value="4.40621" calcext:value-type="float">
            <text:p>4,40621</text:p>
          </table:table-cell>
          <table:table-cell office:value-type="float" office:value="4.4563" calcext:value-type="float">
            <text:p>4,4563</text:p>
          </table:table-cell>
          <table:table-cell office:value-type="float" office:value="4.23979" calcext:value-type="float">
            <text:p>4,23979</text:p>
          </table:table-cell>
          <table:table-cell office:value-type="float" office:value="4.4151" calcext:value-type="float">
            <text:p>4,4151</text:p>
          </table:table-cell>
          <table:table-cell office:value-type="float" office:value="4.2689" calcext:value-type="float">
            <text:p>4,2689</text:p>
          </table:table-cell>
          <table:table-cell office:value-type="float" office:value="3.88987" calcext:value-type="float">
            <text:p>3,88987</text:p>
          </table:table-cell>
          <table:table-cell office:value-type="float" office:value="4.55919" calcext:value-type="float">
            <text:p>4,55919</text:p>
          </table:table-cell>
          <table:table-cell office:value-type="float" office:value="4.13939" calcext:value-type="float">
            <text:p>4,13939</text:p>
          </table:table-cell>
          <table:table-cell office:value-type="float" office:value="4.58345" calcext:value-type="float">
            <text:p>4,58345</text:p>
          </table:table-cell>
          <table:table-cell office:value-type="float" office:value="4.23632" calcext:value-type="float">
            <text:p>4,23632</text:p>
          </table:table-cell>
          <table:table-cell office:value-type="float" office:value="4.52911" calcext:value-type="float">
            <text:p>4,52911</text:p>
          </table:table-cell>
          <table:table-cell office:value-type="float" office:value="4.41192" calcext:value-type="float">
            <text:p>4,41192</text:p>
          </table:table-cell>
          <table:table-cell office:value-type="float" office:value="4.27156" calcext:value-type="float">
            <text:p>4,27156</text:p>
          </table:table-cell>
          <table:table-cell office:value-type="float" office:value="4.43935" calcext:value-type="float">
            <text:p>4,43935</text:p>
          </table:table-cell>
          <table:table-cell office:value-type="float" office:value="4.48623" calcext:value-type="float">
            <text:p>4,48623</text:p>
          </table:table-cell>
          <table:table-cell office:value-type="float" office:value="4.1152" calcext:value-type="float">
            <text:p>4,1152</text:p>
          </table:table-cell>
          <table:table-cell office:value-type="float" office:value="3.97099" calcext:value-type="float">
            <text:p>3,97099</text:p>
          </table:table-cell>
          <table:table-cell office:value-type="float" office:value="4.48741" calcext:value-type="float">
            <text:p>4,48741</text:p>
          </table:table-cell>
          <table:table-cell office:value-type="float" office:value="4.24855" calcext:value-type="float">
            <text:p>4,24855</text:p>
          </table:table-cell>
          <table:table-cell office:value-type="float" office:value="4.26738" calcext:value-type="float">
            <text:p>4,26738</text:p>
          </table:table-cell>
          <table:table-cell office:value-type="float" office:value="3.95687" calcext:value-type="float">
            <text:p>3,95687</text:p>
          </table:table-cell>
          <table:table-cell office:value-type="float" office:value="4.03781" calcext:value-type="float">
            <text:p>4,03781</text:p>
          </table:table-cell>
          <table:table-cell office:value-type="float" office:value="3.8905" calcext:value-type="float">
            <text:p>3,8905</text:p>
          </table:table-cell>
          <table:table-cell office:value-type="float" office:value="4.36305" calcext:value-type="float">
            <text:p>4,36305</text:p>
          </table:table-cell>
          <table:table-cell office:value-type="float" office:value="3.89733" calcext:value-type="float">
            <text:p>3,89733</text:p>
          </table:table-cell>
          <table:table-cell office:value-type="float" office:value="4.49678" calcext:value-type="float">
            <text:p>4,49678</text:p>
          </table:table-cell>
          <table:table-cell office:value-type="float" office:value="3.90668" calcext:value-type="float">
            <text:p>3,90668</text:p>
          </table:table-cell>
          <table:table-cell office:value-type="float" office:value="3.94951" calcext:value-type="float">
            <text:p>3,94951</text:p>
          </table:table-cell>
          <table:table-cell office:value-type="float" office:value="3.90402" calcext:value-type="float">
            <text:p>3,90402</text:p>
          </table:table-cell>
          <table:table-cell office:value-type="float" office:value="3.90678" calcext:value-type="float">
            <text:p>3,90678</text:p>
          </table:table-cell>
          <table:table-cell office:value-type="float" office:value="4.39617" calcext:value-type="float">
            <text:p>4,39617</text:p>
          </table:table-cell>
          <table:table-cell office:value-type="float" office:value="4.56839" calcext:value-type="float">
            <text:p>4,56839</text:p>
          </table:table-cell>
          <table:table-cell office:value-type="float" office:value="4.21836" calcext:value-type="float">
            <text:p>4,21836</text:p>
          </table:table-cell>
          <table:table-cell table:number-columns-repeated="4"/>
          <table:table-cell table:formula="of:=AVERAGE([.B32:.BI32])" office:value-type="float" office:value="4.24909266666667" calcext:value-type="float">
            <text:p>4,2490926667</text:p>
          </table:table-cell>
          <table:table-cell table:formula="of:=STDEV([.B32:.BI32])/2" office:value-type="float" office:value="0.113467169577464" calcext:value-type="float">
            <text:p>0,11346716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92719" calcext:value-type="float">
            <text:p>3,92719</text:p>
          </table:table-cell>
          <table:table-cell office:value-type="float" office:value="4.37241" calcext:value-type="float">
            <text:p>4,37241</text:p>
          </table:table-cell>
          <table:table-cell office:value-type="float" office:value="4.23634" calcext:value-type="float">
            <text:p>4,23634</text:p>
          </table:table-cell>
          <table:table-cell office:value-type="float" office:value="4.38542" calcext:value-type="float">
            <text:p>4,38542</text:p>
          </table:table-cell>
          <table:table-cell office:value-type="float" office:value="4.26572" calcext:value-type="float">
            <text:p>4,26572</text:p>
          </table:table-cell>
          <table:table-cell office:value-type="float" office:value="4.05724" calcext:value-type="float">
            <text:p>4,05724</text:p>
          </table:table-cell>
          <table:table-cell office:value-type="float" office:value="3.96765" calcext:value-type="float">
            <text:p>3,96765</text:p>
          </table:table-cell>
          <table:table-cell office:value-type="float" office:value="4.51835" calcext:value-type="float">
            <text:p>4,51835</text:p>
          </table:table-cell>
          <table:table-cell office:value-type="float" office:value="4.24763" calcext:value-type="float">
            <text:p>4,24763</text:p>
          </table:table-cell>
          <table:table-cell office:value-type="float" office:value="4.25653" calcext:value-type="float">
            <text:p>4,25653</text:p>
          </table:table-cell>
          <table:table-cell office:value-type="float" office:value="4.24412" calcext:value-type="float">
            <text:p>4,24412</text:p>
          </table:table-cell>
          <table:table-cell office:value-type="float" office:value="4.21583" calcext:value-type="float">
            <text:p>4,21583</text:p>
          </table:table-cell>
          <table:table-cell office:value-type="float" office:value="4.49838" calcext:value-type="float">
            <text:p>4,49838</text:p>
          </table:table-cell>
          <table:table-cell office:value-type="float" office:value="4.26525" calcext:value-type="float">
            <text:p>4,26525</text:p>
          </table:table-cell>
          <table:table-cell office:value-type="float" office:value="3.71502" calcext:value-type="float">
            <text:p>3,71502</text:p>
          </table:table-cell>
          <table:table-cell office:value-type="float" office:value="3.85609" calcext:value-type="float">
            <text:p>3,85609</text:p>
          </table:table-cell>
          <table:table-cell office:value-type="float" office:value="4.07594" calcext:value-type="float">
            <text:p>4,07594</text:p>
          </table:table-cell>
          <table:table-cell office:value-type="float" office:value="4.31629" calcext:value-type="float">
            <text:p>4,31629</text:p>
          </table:table-cell>
          <table:table-cell office:value-type="float" office:value="4.08446" calcext:value-type="float">
            <text:p>4,08446</text:p>
          </table:table-cell>
          <table:table-cell office:value-type="float" office:value="3.91575" calcext:value-type="float">
            <text:p>3,91575</text:p>
          </table:table-cell>
          <table:table-cell office:value-type="float" office:value="4.40977" calcext:value-type="float">
            <text:p>4,40977</text:p>
          </table:table-cell>
          <table:table-cell office:value-type="float" office:value="4.2979" calcext:value-type="float">
            <text:p>4,2979</text:p>
          </table:table-cell>
          <table:table-cell office:value-type="float" office:value="4.47337" calcext:value-type="float">
            <text:p>4,47337</text:p>
          </table:table-cell>
          <table:table-cell office:value-type="float" office:value="4.39279" calcext:value-type="float">
            <text:p>4,39279</text:p>
          </table:table-cell>
          <table:table-cell office:value-type="float" office:value="4.21939" calcext:value-type="float">
            <text:p>4,21939</text:p>
          </table:table-cell>
          <table:table-cell office:value-type="float" office:value="4.46116" calcext:value-type="float">
            <text:p>4,46116</text:p>
          </table:table-cell>
          <table:table-cell office:value-type="float" office:value="3.93641" calcext:value-type="float">
            <text:p>3,93641</text:p>
          </table:table-cell>
          <table:table-cell office:value-type="float" office:value="4.40541" calcext:value-type="float">
            <text:p>4,40541</text:p>
          </table:table-cell>
          <table:table-cell office:value-type="float" office:value="4.21536" calcext:value-type="float">
            <text:p>4,21536</text:p>
          </table:table-cell>
          <table:table-cell office:value-type="float" office:value="3.92285" calcext:value-type="float">
            <text:p>3,92285</text:p>
          </table:table-cell>
          <table:table-cell office:value-type="float" office:value="3.75922" calcext:value-type="float">
            <text:p>3,75922</text:p>
          </table:table-cell>
          <table:table-cell office:value-type="float" office:value="4.47464" calcext:value-type="float">
            <text:p>4,47464</text:p>
          </table:table-cell>
          <table:table-cell office:value-type="float" office:value="4.32667" calcext:value-type="float">
            <text:p>4,32667</text:p>
          </table:table-cell>
          <table:table-cell office:value-type="float" office:value="4.21502" calcext:value-type="float">
            <text:p>4,21502</text:p>
          </table:table-cell>
          <table:table-cell office:value-type="float" office:value="4.25192" calcext:value-type="float">
            <text:p>4,25192</text:p>
          </table:table-cell>
          <table:table-cell office:value-type="float" office:value="4.44925" calcext:value-type="float">
            <text:p>4,44925</text:p>
          </table:table-cell>
          <table:table-cell office:value-type="float" office:value="4.25745" calcext:value-type="float">
            <text:p>4,25745</text:p>
          </table:table-cell>
          <table:table-cell office:value-type="float" office:value="4.11995" calcext:value-type="float">
            <text:p>4,11995</text:p>
          </table:table-cell>
          <table:table-cell office:value-type="float" office:value="4.44549" calcext:value-type="float">
            <text:p>4,44549</text:p>
          </table:table-cell>
          <table:table-cell office:value-type="float" office:value="4.13897" calcext:value-type="float">
            <text:p>4,13897</text:p>
          </table:table-cell>
          <table:table-cell office:value-type="float" office:value="4.37388" calcext:value-type="float">
            <text:p>4,37388</text:p>
          </table:table-cell>
          <table:table-cell office:value-type="float" office:value="4.34172" calcext:value-type="float">
            <text:p>4,34172</text:p>
          </table:table-cell>
          <table:table-cell office:value-type="float" office:value="4.39742" calcext:value-type="float">
            <text:p>4,39742</text:p>
          </table:table-cell>
          <table:table-cell office:value-type="float" office:value="4.25824" calcext:value-type="float">
            <text:p>4,25824</text:p>
          </table:table-cell>
          <table:table-cell office:value-type="float" office:value="4.33821" calcext:value-type="float">
            <text:p>4,33821</text:p>
          </table:table-cell>
          <table:table-cell office:value-type="float" office:value="4.25189" calcext:value-type="float">
            <text:p>4,25189</text:p>
          </table:table-cell>
          <table:table-cell office:value-type="float" office:value="4.43429" calcext:value-type="float">
            <text:p>4,43429</text:p>
          </table:table-cell>
          <table:table-cell office:value-type="float" office:value="4.23241" calcext:value-type="float">
            <text:p>4,23241</text:p>
          </table:table-cell>
          <table:table-cell office:value-type="float" office:value="4.26871" calcext:value-type="float">
            <text:p>4,26871</text:p>
          </table:table-cell>
          <table:table-cell office:value-type="float" office:value="4.28155" calcext:value-type="float">
            <text:p>4,28155</text:p>
          </table:table-cell>
          <table:table-cell office:value-type="float" office:value="4.20515" calcext:value-type="float">
            <text:p>4,20515</text:p>
          </table:table-cell>
          <table:table-cell office:value-type="float" office:value="4.24836" calcext:value-type="float">
            <text:p>4,24836</text:p>
          </table:table-cell>
          <table:table-cell office:value-type="float" office:value="4.39944" calcext:value-type="float">
            <text:p>4,39944</text:p>
          </table:table-cell>
          <table:table-cell office:value-type="float" office:value="4.48147" calcext:value-type="float">
            <text:p>4,48147</text:p>
          </table:table-cell>
          <table:table-cell office:value-type="float" office:value="4.4617" calcext:value-type="float">
            <text:p>4,4617</text:p>
          </table:table-cell>
          <table:table-cell office:value-type="float" office:value="4.33636" calcext:value-type="float">
            <text:p>4,33636</text:p>
          </table:table-cell>
          <table:table-cell office:value-type="float" office:value="4.20524" calcext:value-type="float">
            <text:p>4,20524</text:p>
          </table:table-cell>
          <table:table-cell office:value-type="float" office:value="4.23272" calcext:value-type="float">
            <text:p>4,23272</text:p>
          </table:table-cell>
          <table:table-cell office:value-type="float" office:value="4.37085" calcext:value-type="float">
            <text:p>4,37085</text:p>
          </table:table-cell>
          <table:table-cell office:value-type="float" office:value="4.17434" calcext:value-type="float">
            <text:p>4,17434</text:p>
          </table:table-cell>
          <table:table-cell table:number-columns-repeated="4"/>
          <table:table-cell table:formula="of:=AVERAGE([.B33:.BI33])" office:value-type="float" office:value="4.2481425" calcext:value-type="float">
            <text:p>4,2481425</text:p>
          </table:table-cell>
          <table:table-cell table:formula="of:=STDEV([.B33:.BI33])/2" office:value-type="float" office:value="0.092672068802433" calcext:value-type="float">
            <text:p>0,0926720688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office:value-type="string" calcext:value-type="string">
            <text:p>NumaPairAffinity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3526" calcext:value-type="float">
            <text:p>2,13526</text:p>
          </table:table-cell>
          <table:table-cell office:value-type="float" office:value="1.96382" calcext:value-type="float">
            <text:p>1,96382</text:p>
          </table:table-cell>
          <table:table-cell office:value-type="float" office:value="2.2138" calcext:value-type="float">
            <text:p>2,2138</text:p>
          </table:table-cell>
          <table:table-cell office:value-type="float" office:value="1.74695" calcext:value-type="float">
            <text:p>1,74695</text:p>
          </table:table-cell>
          <table:table-cell office:value-type="float" office:value="2.29649" calcext:value-type="float">
            <text:p>2,29649</text:p>
          </table:table-cell>
          <table:table-cell office:value-type="float" office:value="1.75643" calcext:value-type="float">
            <text:p>1,75643</text:p>
          </table:table-cell>
          <table:table-cell office:value-type="float" office:value="2.25582" calcext:value-type="float">
            <text:p>2,25582</text:p>
          </table:table-cell>
          <table:table-cell office:value-type="float" office:value="1.73933" calcext:value-type="float">
            <text:p>1,73933</text:p>
          </table:table-cell>
          <table:table-cell office:value-type="float" office:value="1.64746" calcext:value-type="float">
            <text:p>1,64746</text:p>
          </table:table-cell>
          <table:table-cell office:value-type="float" office:value="2.10523" calcext:value-type="float">
            <text:p>2,10523</text:p>
          </table:table-cell>
          <table:table-cell office:value-type="float" office:value="1.73782" calcext:value-type="float">
            <text:p>1,73782</text:p>
          </table:table-cell>
          <table:table-cell office:value-type="float" office:value="2.21756" calcext:value-type="float">
            <text:p>2,21756</text:p>
          </table:table-cell>
          <table:table-cell office:value-type="float" office:value="2.18945" calcext:value-type="float">
            <text:p>2,18945</text:p>
          </table:table-cell>
          <table:table-cell office:value-type="float" office:value="1.71687" calcext:value-type="float">
            <text:p>1,71687</text:p>
          </table:table-cell>
          <table:table-cell office:value-type="float" office:value="2.2035" calcext:value-type="float">
            <text:p>2,2035</text:p>
          </table:table-cell>
          <table:table-cell office:value-type="float" office:value="1.73265" calcext:value-type="float">
            <text:p>1,73265</text:p>
          </table:table-cell>
          <table:table-cell office:value-type="float" office:value="2.11171" calcext:value-type="float">
            <text:p>2,11171</text:p>
          </table:table-cell>
          <table:table-cell office:value-type="float" office:value="2.25982" calcext:value-type="float">
            <text:p>2,25982</text:p>
          </table:table-cell>
          <table:table-cell office:value-type="float" office:value="1.65477" calcext:value-type="float">
            <text:p>1,65477</text:p>
          </table:table-cell>
          <table:table-cell office:value-type="float" office:value="2.19105" calcext:value-type="float">
            <text:p>2,19105</text:p>
          </table:table-cell>
          <table:table-cell office:value-type="float" office:value="1.73629" calcext:value-type="float">
            <text:p>1,73629</text:p>
          </table:table-cell>
          <table:table-cell office:value-type="float" office:value="1.9896" calcext:value-type="float">
            <text:p>1,9896</text:p>
          </table:table-cell>
          <table:table-cell office:value-type="float" office:value="2.30654" calcext:value-type="float">
            <text:p>2,30654</text:p>
          </table:table-cell>
          <table:table-cell office:value-type="float" office:value="1.69282" calcext:value-type="float">
            <text:p>1,69282</text:p>
          </table:table-cell>
          <table:table-cell office:value-type="float" office:value="1.63432" calcext:value-type="float">
            <text:p>1,63432</text:p>
          </table:table-cell>
          <table:table-cell office:value-type="float" office:value="2.26281" calcext:value-type="float">
            <text:p>2,26281</text:p>
          </table:table-cell>
          <table:table-cell office:value-type="float" office:value="1.78351" calcext:value-type="float">
            <text:p>1,78351</text:p>
          </table:table-cell>
          <table:table-cell office:value-type="float" office:value="1.74533" calcext:value-type="float">
            <text:p>1,74533</text:p>
          </table:table-cell>
          <table:table-cell office:value-type="float" office:value="2.17131" calcext:value-type="float">
            <text:p>2,17131</text:p>
          </table:table-cell>
          <table:table-cell office:value-type="float" office:value="1.98889" calcext:value-type="float">
            <text:p>1,98889</text:p>
          </table:table-cell>
          <table:table-cell office:value-type="float" office:value="2.16619" calcext:value-type="float">
            <text:p>2,16619</text:p>
          </table:table-cell>
          <table:table-cell office:value-type="float" office:value="1.70042" calcext:value-type="float">
            <text:p>1,70042</text:p>
          </table:table-cell>
          <table:table-cell office:value-type="float" office:value="1.6488" calcext:value-type="float">
            <text:p>1,6488</text:p>
          </table:table-cell>
          <table:table-cell office:value-type="float" office:value="2.24845" calcext:value-type="float">
            <text:p>2,24845</text:p>
          </table:table-cell>
          <table:table-cell office:value-type="float" office:value="2.21456" calcext:value-type="float">
            <text:p>2,21456</text:p>
          </table:table-cell>
          <table:table-cell office:value-type="float" office:value="1.79523" calcext:value-type="float">
            <text:p>1,79523</text:p>
          </table:table-cell>
          <table:table-cell office:value-type="float" office:value="2.11391" calcext:value-type="float">
            <text:p>2,11391</text:p>
          </table:table-cell>
          <table:table-cell office:value-type="float" office:value="1.7367" calcext:value-type="float">
            <text:p>1,7367</text:p>
          </table:table-cell>
          <table:table-cell office:value-type="float" office:value="2.21459" calcext:value-type="float">
            <text:p>2,21459</text:p>
          </table:table-cell>
          <table:table-cell office:value-type="float" office:value="2.21204" calcext:value-type="float">
            <text:p>2,21204</text:p>
          </table:table-cell>
          <table:table-cell office:value-type="float" office:value="2.28831" calcext:value-type="float">
            <text:p>2,28831</text:p>
          </table:table-cell>
          <table:table-cell office:value-type="float" office:value="2.17226" calcext:value-type="float">
            <text:p>2,17226</text:p>
          </table:table-cell>
          <table:table-cell office:value-type="float" office:value="2.29373" calcext:value-type="float">
            <text:p>2,29373</text:p>
          </table:table-cell>
          <table:table-cell office:value-type="float" office:value="2.31219" calcext:value-type="float">
            <text:p>2,31219</text:p>
          </table:table-cell>
          <table:table-cell office:value-type="float" office:value="2.45721" calcext:value-type="float">
            <text:p>2,45721</text:p>
          </table:table-cell>
          <table:table-cell office:value-type="float" office:value="2.19211" calcext:value-type="float">
            <text:p>2,19211</text:p>
          </table:table-cell>
          <table:table-cell office:value-type="float" office:value="2.17407" calcext:value-type="float">
            <text:p>2,17407</text:p>
          </table:table-cell>
          <table:table-cell office:value-type="float" office:value="2.16147" calcext:value-type="float">
            <text:p>2,16147</text:p>
          </table:table-cell>
          <table:table-cell office:value-type="float" office:value="2.37956" calcext:value-type="float">
            <text:p>2,37956</text:p>
          </table:table-cell>
          <table:table-cell office:value-type="float" office:value="2.31921" calcext:value-type="float">
            <text:p>2,31921</text:p>
          </table:table-cell>
          <table:table-cell office:value-type="float" office:value="2.0734" calcext:value-type="float">
            <text:p>2,0734</text:p>
          </table:table-cell>
          <table:table-cell office:value-type="float" office:value="2.16511" calcext:value-type="float">
            <text:p>2,16511</text:p>
          </table:table-cell>
          <table:table-cell office:value-type="float" office:value="2.13082" calcext:value-type="float">
            <text:p>2,13082</text:p>
          </table:table-cell>
          <table:table-cell office:value-type="float" office:value="2.18578" calcext:value-type="float">
            <text:p>2,18578</text:p>
          </table:table-cell>
          <table:table-cell office:value-type="float" office:value="2.14708" calcext:value-type="float">
            <text:p>2,14708</text:p>
          </table:table-cell>
          <table:table-cell office:value-type="float" office:value="2.28867" calcext:value-type="float">
            <text:p>2,28867</text:p>
          </table:table-cell>
          <table:table-cell office:value-type="float" office:value="2.03354" calcext:value-type="float">
            <text:p>2,03354</text:p>
          </table:table-cell>
          <table:table-cell office:value-type="float" office:value="2.1412" calcext:value-type="float">
            <text:p>2,1412</text:p>
          </table:table-cell>
          <table:table-cell office:value-type="float" office:value="2.11587" calcext:value-type="float">
            <text:p>2,11587</text:p>
          </table:table-cell>
          <table:table-cell office:value-type="float" office:value="2.24092" calcext:value-type="float">
            <text:p>2,24092</text:p>
          </table:table-cell>
          <table:table-cell table:number-columns-repeated="4"/>
          <table:table-cell table:formula="of:=AVERAGE([.B36:.BI36])" office:value-type="float" office:value="2.05851016666667" calcext:value-type="float">
            <text:p>2,0585101667</text:p>
          </table:table-cell>
          <table:table-cell table:formula="of:=STDEV([.B36:.BI36])/2" office:value-type="float" office:value="0.116678510495436" calcext:value-type="float">
            <text:p>0,1166785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6704" calcext:value-type="float">
            <text:p>3,16704</text:p>
          </table:table-cell>
          <table:table-cell office:value-type="float" office:value="2.94904" calcext:value-type="float">
            <text:p>2,94904</text:p>
          </table:table-cell>
          <table:table-cell office:value-type="float" office:value="3.37391" calcext:value-type="float">
            <text:p>3,37391</text:p>
          </table:table-cell>
          <table:table-cell office:value-type="float" office:value="3.1813" calcext:value-type="float">
            <text:p>3,1813</text:p>
          </table:table-cell>
          <table:table-cell office:value-type="float" office:value="2.92509" calcext:value-type="float">
            <text:p>2,92509</text:p>
          </table:table-cell>
          <table:table-cell office:value-type="float" office:value="3.1153" calcext:value-type="float">
            <text:p>3,1153</text:p>
          </table:table-cell>
          <table:table-cell office:value-type="float" office:value="3.13451" calcext:value-type="float">
            <text:p>3,13451</text:p>
          </table:table-cell>
          <table:table-cell office:value-type="float" office:value="2.84968" calcext:value-type="float">
            <text:p>2,84968</text:p>
          </table:table-cell>
          <table:table-cell office:value-type="float" office:value="3.23125" calcext:value-type="float">
            <text:p>3,23125</text:p>
          </table:table-cell>
          <table:table-cell office:value-type="float" office:value="2.83357" calcext:value-type="float">
            <text:p>2,83357</text:p>
          </table:table-cell>
          <table:table-cell office:value-type="float" office:value="3.09796" calcext:value-type="float">
            <text:p>3,09796</text:p>
          </table:table-cell>
          <table:table-cell office:value-type="float" office:value="2.95393" calcext:value-type="float">
            <text:p>2,95393</text:p>
          </table:table-cell>
          <table:table-cell office:value-type="float" office:value="3.21157" calcext:value-type="float">
            <text:p>3,21157</text:p>
          </table:table-cell>
          <table:table-cell office:value-type="float" office:value="3.00442" calcext:value-type="float">
            <text:p>3,00442</text:p>
          </table:table-cell>
          <table:table-cell office:value-type="float" office:value="3.3135" calcext:value-type="float">
            <text:p>3,3135</text:p>
          </table:table-cell>
          <table:table-cell office:value-type="float" office:value="3.0005" calcext:value-type="float">
            <text:p>3,0005</text:p>
          </table:table-cell>
          <table:table-cell office:value-type="float" office:value="2.90397" calcext:value-type="float">
            <text:p>2,90397</text:p>
          </table:table-cell>
          <table:table-cell office:value-type="float" office:value="3.01608" calcext:value-type="float">
            <text:p>3,01608</text:p>
          </table:table-cell>
          <table:table-cell office:value-type="float" office:value="3.26223" calcext:value-type="float">
            <text:p>3,26223</text:p>
          </table:table-cell>
          <table:table-cell office:value-type="float" office:value="3.15137" calcext:value-type="float">
            <text:p>3,15137</text:p>
          </table:table-cell>
          <table:table-cell office:value-type="float" office:value="3.31252" calcext:value-type="float">
            <text:p>3,31252</text:p>
          </table:table-cell>
          <table:table-cell office:value-type="float" office:value="3.17813" calcext:value-type="float">
            <text:p>3,17813</text:p>
          </table:table-cell>
          <table:table-cell office:value-type="float" office:value="2.90104" calcext:value-type="float">
            <text:p>2,90104</text:p>
          </table:table-cell>
          <table:table-cell office:value-type="float" office:value="2.67266" calcext:value-type="float">
            <text:p>2,67266</text:p>
          </table:table-cell>
          <table:table-cell office:value-type="float" office:value="2.92157" calcext:value-type="float">
            <text:p>2,92157</text:p>
          </table:table-cell>
          <table:table-cell office:value-type="float" office:value="3.09214" calcext:value-type="float">
            <text:p>3,09214</text:p>
          </table:table-cell>
          <table:table-cell office:value-type="float" office:value="2.86935" calcext:value-type="float">
            <text:p>2,86935</text:p>
          </table:table-cell>
          <table:table-cell office:value-type="float" office:value="2.88079" calcext:value-type="float">
            <text:p>2,88079</text:p>
          </table:table-cell>
          <table:table-cell office:value-type="float" office:value="3.2323" calcext:value-type="float">
            <text:p>3,2323</text:p>
          </table:table-cell>
          <table:table-cell office:value-type="float" office:value="3.11651" calcext:value-type="float">
            <text:p>3,11651</text:p>
          </table:table-cell>
          <table:table-cell office:value-type="float" office:value="3.19413" calcext:value-type="float">
            <text:p>3,19413</text:p>
          </table:table-cell>
          <table:table-cell office:value-type="float" office:value="2.92811" calcext:value-type="float">
            <text:p>2,92811</text:p>
          </table:table-cell>
          <table:table-cell office:value-type="float" office:value="3.01982" calcext:value-type="float">
            <text:p>3,01982</text:p>
          </table:table-cell>
          <table:table-cell office:value-type="float" office:value="2.92975" calcext:value-type="float">
            <text:p>2,92975</text:p>
          </table:table-cell>
          <table:table-cell office:value-type="float" office:value="3.1287" calcext:value-type="float">
            <text:p>3,1287</text:p>
          </table:table-cell>
          <table:table-cell office:value-type="float" office:value="3.12146" calcext:value-type="float">
            <text:p>3,12146</text:p>
          </table:table-cell>
          <table:table-cell office:value-type="float" office:value="3.32001" calcext:value-type="float">
            <text:p>3,32001</text:p>
          </table:table-cell>
          <table:table-cell office:value-type="float" office:value="2.92132" calcext:value-type="float">
            <text:p>2,92132</text:p>
          </table:table-cell>
          <table:table-cell office:value-type="float" office:value="3.33249" calcext:value-type="float">
            <text:p>3,33249</text:p>
          </table:table-cell>
          <table:table-cell office:value-type="float" office:value="2.99985" calcext:value-type="float">
            <text:p>2,99985</text:p>
          </table:table-cell>
          <table:table-cell office:value-type="float" office:value="3.35124" calcext:value-type="float">
            <text:p>3,35124</text:p>
          </table:table-cell>
          <table:table-cell office:value-type="float" office:value="3.33221" calcext:value-type="float">
            <text:p>3,33221</text:p>
          </table:table-cell>
          <table:table-cell office:value-type="float" office:value="2.957" calcext:value-type="float">
            <text:p>2,957</text:p>
          </table:table-cell>
          <table:table-cell office:value-type="float" office:value="3.29802" calcext:value-type="float">
            <text:p>3,29802</text:p>
          </table:table-cell>
          <table:table-cell office:value-type="float" office:value="2.87716" calcext:value-type="float">
            <text:p>2,87716</text:p>
          </table:table-cell>
          <table:table-cell office:value-type="float" office:value="3.06249" calcext:value-type="float">
            <text:p>3,06249</text:p>
          </table:table-cell>
          <table:table-cell office:value-type="float" office:value="3.06822" calcext:value-type="float">
            <text:p>3,06822</text:p>
          </table:table-cell>
          <table:table-cell office:value-type="float" office:value="3.13191" calcext:value-type="float">
            <text:p>3,13191</text:p>
          </table:table-cell>
          <table:table-cell office:value-type="float" office:value="3.10458" calcext:value-type="float">
            <text:p>3,10458</text:p>
          </table:table-cell>
          <table:table-cell office:value-type="float" office:value="3.24708" calcext:value-type="float">
            <text:p>3,24708</text:p>
          </table:table-cell>
          <table:table-cell office:value-type="float" office:value="3.15063" calcext:value-type="float">
            <text:p>3,15063</text:p>
          </table:table-cell>
          <table:table-cell office:value-type="float" office:value="2.87129" calcext:value-type="float">
            <text:p>2,87129</text:p>
          </table:table-cell>
          <table:table-cell office:value-type="float" office:value="3.02261" calcext:value-type="float">
            <text:p>3,02261</text:p>
          </table:table-cell>
          <table:table-cell office:value-type="float" office:value="3.19767" calcext:value-type="float">
            <text:p>3,19767</text:p>
          </table:table-cell>
          <table:table-cell office:value-type="float" office:value="2.9074" calcext:value-type="float">
            <text:p>2,9074</text:p>
          </table:table-cell>
          <table:table-cell office:value-type="float" office:value="2.60327" calcext:value-type="float">
            <text:p>2,60327</text:p>
          </table:table-cell>
          <table:table-cell office:value-type="float" office:value="2.59222" calcext:value-type="float">
            <text:p>2,59222</text:p>
          </table:table-cell>
          <table:table-cell office:value-type="float" office:value="3.07027" calcext:value-type="float">
            <text:p>3,07027</text:p>
          </table:table-cell>
          <table:table-cell office:value-type="float" office:value="2.99872" calcext:value-type="float">
            <text:p>2,99872</text:p>
          </table:table-cell>
          <table:table-cell office:value-type="float" office:value="2.86954" calcext:value-type="float">
            <text:p>2,86954</text:p>
          </table:table-cell>
          <table:table-cell table:number-columns-repeated="4"/>
          <table:table-cell table:formula="of:=AVERAGE([.B37:.BI37])" office:value-type="float" office:value="3.05770666666667" calcext:value-type="float">
            <text:p>3,0577066667</text:p>
          </table:table-cell>
          <table:table-cell table:formula="of:=STDEV([.B37:.BI37])/2" office:value-type="float" office:value="0.0904091158298832" calcext:value-type="float">
            <text:p>0,09040911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7072" calcext:value-type="float">
            <text:p>3,07072</text:p>
          </table:table-cell>
          <table:table-cell office:value-type="float" office:value="3.04955" calcext:value-type="float">
            <text:p>3,04955</text:p>
          </table:table-cell>
          <table:table-cell office:value-type="float" office:value="3.03788" calcext:value-type="float">
            <text:p>3,03788</text:p>
          </table:table-cell>
          <table:table-cell office:value-type="float" office:value="3.2426" calcext:value-type="float">
            <text:p>3,2426</text:p>
          </table:table-cell>
          <table:table-cell office:value-type="float" office:value="3.076" calcext:value-type="float">
            <text:p>3,076</text:p>
          </table:table-cell>
          <table:table-cell office:value-type="float" office:value="3.07217" calcext:value-type="float">
            <text:p>3,07217</text:p>
          </table:table-cell>
          <table:table-cell office:value-type="float" office:value="3.02435" calcext:value-type="float">
            <text:p>3,02435</text:p>
          </table:table-cell>
          <table:table-cell office:value-type="float" office:value="3.00999" calcext:value-type="float">
            <text:p>3,00999</text:p>
          </table:table-cell>
          <table:table-cell office:value-type="float" office:value="2.85724" calcext:value-type="float">
            <text:p>2,85724</text:p>
          </table:table-cell>
          <table:table-cell office:value-type="float" office:value="3.14483" calcext:value-type="float">
            <text:p>3,14483</text:p>
          </table:table-cell>
          <table:table-cell office:value-type="float" office:value="3.02039" calcext:value-type="float">
            <text:p>3,02039</text:p>
          </table:table-cell>
          <table:table-cell office:value-type="float" office:value="3.40277" calcext:value-type="float">
            <text:p>3,40277</text:p>
          </table:table-cell>
          <table:table-cell office:value-type="float" office:value="3.27125" calcext:value-type="float">
            <text:p>3,27125</text:p>
          </table:table-cell>
          <table:table-cell office:value-type="float" office:value="3.09061" calcext:value-type="float">
            <text:p>3,09061</text:p>
          </table:table-cell>
          <table:table-cell office:value-type="float" office:value="2.90351" calcext:value-type="float">
            <text:p>2,90351</text:p>
          </table:table-cell>
          <table:table-cell office:value-type="float" office:value="2.92104" calcext:value-type="float">
            <text:p>2,92104</text:p>
          </table:table-cell>
          <table:table-cell office:value-type="float" office:value="3.09379" calcext:value-type="float">
            <text:p>3,09379</text:p>
          </table:table-cell>
          <table:table-cell office:value-type="float" office:value="2.9124" calcext:value-type="float">
            <text:p>2,9124</text:p>
          </table:table-cell>
          <table:table-cell office:value-type="float" office:value="3.28035" calcext:value-type="float">
            <text:p>3,28035</text:p>
          </table:table-cell>
          <table:table-cell office:value-type="float" office:value="2.87138" calcext:value-type="float">
            <text:p>2,87138</text:p>
          </table:table-cell>
          <table:table-cell office:value-type="float" office:value="2.88013" calcext:value-type="float">
            <text:p>2,88013</text:p>
          </table:table-cell>
          <table:table-cell office:value-type="float" office:value="3.10336" calcext:value-type="float">
            <text:p>3,10336</text:p>
          </table:table-cell>
          <table:table-cell office:value-type="float" office:value="3.11782" calcext:value-type="float">
            <text:p>3,11782</text:p>
          </table:table-cell>
          <table:table-cell office:value-type="float" office:value="3.1081" calcext:value-type="float">
            <text:p>3,1081</text:p>
          </table:table-cell>
          <table:table-cell office:value-type="float" office:value="2.94969" calcext:value-type="float">
            <text:p>2,94969</text:p>
          </table:table-cell>
          <table:table-cell office:value-type="float" office:value="3.08259" calcext:value-type="float">
            <text:p>3,08259</text:p>
          </table:table-cell>
          <table:table-cell office:value-type="float" office:value="2.93693" calcext:value-type="float">
            <text:p>2,93693</text:p>
          </table:table-cell>
          <table:table-cell office:value-type="float" office:value="3.20363" calcext:value-type="float">
            <text:p>3,20363</text:p>
          </table:table-cell>
          <table:table-cell office:value-type="float" office:value="2.88523" calcext:value-type="float">
            <text:p>2,88523</text:p>
          </table:table-cell>
          <table:table-cell office:value-type="float" office:value="3.01087" calcext:value-type="float">
            <text:p>3,01087</text:p>
          </table:table-cell>
          <table:table-cell office:value-type="float" office:value="3.13099" calcext:value-type="float">
            <text:p>3,13099</text:p>
          </table:table-cell>
          <table:table-cell office:value-type="float" office:value="2.97074" calcext:value-type="float">
            <text:p>2,97074</text:p>
          </table:table-cell>
          <table:table-cell office:value-type="float" office:value="3.1158" calcext:value-type="float">
            <text:p>3,1158</text:p>
          </table:table-cell>
          <table:table-cell office:value-type="float" office:value="3.06628" calcext:value-type="float">
            <text:p>3,06628</text:p>
          </table:table-cell>
          <table:table-cell office:value-type="float" office:value="2.84635" calcext:value-type="float">
            <text:p>2,84635</text:p>
          </table:table-cell>
          <table:table-cell office:value-type="float" office:value="2.89124" calcext:value-type="float">
            <text:p>2,89124</text:p>
          </table:table-cell>
          <table:table-cell office:value-type="float" office:value="2.91705" calcext:value-type="float">
            <text:p>2,91705</text:p>
          </table:table-cell>
          <table:table-cell office:value-type="float" office:value="3.14913" calcext:value-type="float">
            <text:p>3,14913</text:p>
          </table:table-cell>
          <table:table-cell office:value-type="float" office:value="3.10208" calcext:value-type="float">
            <text:p>3,10208</text:p>
          </table:table-cell>
          <table:table-cell office:value-type="float" office:value="2.87068" calcext:value-type="float">
            <text:p>2,87068</text:p>
          </table:table-cell>
          <table:table-cell office:value-type="float" office:value="3.09979" calcext:value-type="float">
            <text:p>3,09979</text:p>
          </table:table-cell>
          <table:table-cell office:value-type="float" office:value="3.11357" calcext:value-type="float">
            <text:p>3,11357</text:p>
          </table:table-cell>
          <table:table-cell office:value-type="float" office:value="2.97214" calcext:value-type="float">
            <text:p>2,97214</text:p>
          </table:table-cell>
          <table:table-cell office:value-type="float" office:value="2.86951" calcext:value-type="float">
            <text:p>2,86951</text:p>
          </table:table-cell>
          <table:table-cell office:value-type="float" office:value="2.88277" calcext:value-type="float">
            <text:p>2,88277</text:p>
          </table:table-cell>
          <table:table-cell office:value-type="float" office:value="3.14151" calcext:value-type="float">
            <text:p>3,14151</text:p>
          </table:table-cell>
          <table:table-cell office:value-type="float" office:value="3.10919" calcext:value-type="float">
            <text:p>3,10919</text:p>
          </table:table-cell>
          <table:table-cell office:value-type="float" office:value="3.28273" calcext:value-type="float">
            <text:p>3,28273</text:p>
          </table:table-cell>
          <table:table-cell office:value-type="float" office:value="3.06772" calcext:value-type="float">
            <text:p>3,06772</text:p>
          </table:table-cell>
          <table:table-cell office:value-type="float" office:value="3.09334" calcext:value-type="float">
            <text:p>3,09334</text:p>
          </table:table-cell>
          <table:table-cell office:value-type="float" office:value="2.84652" calcext:value-type="float">
            <text:p>2,84652</text:p>
          </table:table-cell>
          <table:table-cell office:value-type="float" office:value="3.06698" calcext:value-type="float">
            <text:p>3,06698</text:p>
          </table:table-cell>
          <table:table-cell office:value-type="float" office:value="3.12735" calcext:value-type="float">
            <text:p>3,12735</text:p>
          </table:table-cell>
          <table:table-cell office:value-type="float" office:value="3.32961" calcext:value-type="float">
            <text:p>3,32961</text:p>
          </table:table-cell>
          <table:table-cell office:value-type="float" office:value="2.87675" calcext:value-type="float">
            <text:p>2,87675</text:p>
          </table:table-cell>
          <table:table-cell office:value-type="float" office:value="3.16171" calcext:value-type="float">
            <text:p>3,16171</text:p>
          </table:table-cell>
          <table:table-cell office:value-type="float" office:value="3.08644" calcext:value-type="float">
            <text:p>3,08644</text:p>
          </table:table-cell>
          <table:table-cell office:value-type="float" office:value="3.16651" calcext:value-type="float">
            <text:p>3,16651</text:p>
          </table:table-cell>
          <table:table-cell office:value-type="float" office:value="3.10372" calcext:value-type="float">
            <text:p>3,10372</text:p>
          </table:table-cell>
          <table:table-cell office:value-type="float" office:value="3.12795" calcext:value-type="float">
            <text:p>3,12795</text:p>
          </table:table-cell>
          <table:table-cell table:number-columns-repeated="4"/>
          <table:table-cell table:formula="of:=AVERAGE([.B38:.BI38])" office:value-type="float" office:value="3.053622" calcext:value-type="float">
            <text:p>3,053622</text:p>
          </table:table-cell>
          <table:table-cell table:formula="of:=STDEV([.B38:.BI38])/2" office:value-type="float" office:value="0.0651666716756974" calcext:value-type="float">
            <text:p>0,0651666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54712" calcext:value-type="float">
            <text:p>2,54712</text:p>
          </table:table-cell>
          <table:table-cell office:value-type="float" office:value="2.77563" calcext:value-type="float">
            <text:p>2,77563</text:p>
          </table:table-cell>
          <table:table-cell office:value-type="float" office:value="2.77661" calcext:value-type="float">
            <text:p>2,77661</text:p>
          </table:table-cell>
          <table:table-cell office:value-type="float" office:value="2.67693" calcext:value-type="float">
            <text:p>2,67693</text:p>
          </table:table-cell>
          <table:table-cell office:value-type="float" office:value="2.68008" calcext:value-type="float">
            <text:p>2,68008</text:p>
          </table:table-cell>
          <table:table-cell office:value-type="float" office:value="2.60867" calcext:value-type="float">
            <text:p>2,60867</text:p>
          </table:table-cell>
          <table:table-cell office:value-type="float" office:value="2.99735" calcext:value-type="float">
            <text:p>2,99735</text:p>
          </table:table-cell>
          <table:table-cell office:value-type="float" office:value="2.80592" calcext:value-type="float">
            <text:p>2,80592</text:p>
          </table:table-cell>
          <table:table-cell office:value-type="float" office:value="2.71981" calcext:value-type="float">
            <text:p>2,71981</text:p>
          </table:table-cell>
          <table:table-cell office:value-type="float" office:value="2.79147" calcext:value-type="float">
            <text:p>2,79147</text:p>
          </table:table-cell>
          <table:table-cell office:value-type="float" office:value="2.76869" calcext:value-type="float">
            <text:p>2,76869</text:p>
          </table:table-cell>
          <table:table-cell office:value-type="float" office:value="2.65392" calcext:value-type="float">
            <text:p>2,65392</text:p>
          </table:table-cell>
          <table:table-cell office:value-type="float" office:value="2.83873" calcext:value-type="float">
            <text:p>2,83873</text:p>
          </table:table-cell>
          <table:table-cell office:value-type="float" office:value="2.67396" calcext:value-type="float">
            <text:p>2,67396</text:p>
          </table:table-cell>
          <table:table-cell office:value-type="float" office:value="2.78567" calcext:value-type="float">
            <text:p>2,78567</text:p>
          </table:table-cell>
          <table:table-cell office:value-type="float" office:value="2.82605" calcext:value-type="float">
            <text:p>2,82605</text:p>
          </table:table-cell>
          <table:table-cell office:value-type="float" office:value="2.71071" calcext:value-type="float">
            <text:p>2,71071</text:p>
          </table:table-cell>
          <table:table-cell office:value-type="float" office:value="2.43554" calcext:value-type="float">
            <text:p>2,43554</text:p>
          </table:table-cell>
          <table:table-cell office:value-type="float" office:value="2.96473" calcext:value-type="float">
            <text:p>2,96473</text:p>
          </table:table-cell>
          <table:table-cell office:value-type="float" office:value="2.72457" calcext:value-type="float">
            <text:p>2,72457</text:p>
          </table:table-cell>
          <table:table-cell office:value-type="float" office:value="2.76389" calcext:value-type="float">
            <text:p>2,76389</text:p>
          </table:table-cell>
          <table:table-cell office:value-type="float" office:value="2.82561" calcext:value-type="float">
            <text:p>2,82561</text:p>
          </table:table-cell>
          <table:table-cell office:value-type="float" office:value="2.74525" calcext:value-type="float">
            <text:p>2,74525</text:p>
          </table:table-cell>
          <table:table-cell office:value-type="float" office:value="2.91067" calcext:value-type="float">
            <text:p>2,91067</text:p>
          </table:table-cell>
          <table:table-cell office:value-type="float" office:value="2.87159" calcext:value-type="float">
            <text:p>2,87159</text:p>
          </table:table-cell>
          <table:table-cell office:value-type="float" office:value="2.71448" calcext:value-type="float">
            <text:p>2,71448</text:p>
          </table:table-cell>
          <table:table-cell office:value-type="float" office:value="2.80335" calcext:value-type="float">
            <text:p>2,80335</text:p>
          </table:table-cell>
          <table:table-cell office:value-type="float" office:value="2.7178" calcext:value-type="float">
            <text:p>2,7178</text:p>
          </table:table-cell>
          <table:table-cell office:value-type="float" office:value="2.79995" calcext:value-type="float">
            <text:p>2,79995</text:p>
          </table:table-cell>
          <table:table-cell office:value-type="float" office:value="2.81858" calcext:value-type="float">
            <text:p>2,81858</text:p>
          </table:table-cell>
          <table:table-cell office:value-type="float" office:value="2.74937" calcext:value-type="float">
            <text:p>2,74937</text:p>
          </table:table-cell>
          <table:table-cell office:value-type="float" office:value="2.89163" calcext:value-type="float">
            <text:p>2,89163</text:p>
          </table:table-cell>
          <table:table-cell office:value-type="float" office:value="2.72758" calcext:value-type="float">
            <text:p>2,72758</text:p>
          </table:table-cell>
          <table:table-cell office:value-type="float" office:value="2.75185" calcext:value-type="float">
            <text:p>2,75185</text:p>
          </table:table-cell>
          <table:table-cell office:value-type="float" office:value="2.70862" calcext:value-type="float">
            <text:p>2,70862</text:p>
          </table:table-cell>
          <table:table-cell office:value-type="float" office:value="2.6663" calcext:value-type="float">
            <text:p>2,6663</text:p>
          </table:table-cell>
          <table:table-cell office:value-type="float" office:value="2.65992" calcext:value-type="float">
            <text:p>2,65992</text:p>
          </table:table-cell>
          <table:table-cell office:value-type="float" office:value="2.8337" calcext:value-type="float">
            <text:p>2,8337</text:p>
          </table:table-cell>
          <table:table-cell office:value-type="float" office:value="2.88183" calcext:value-type="float">
            <text:p>2,88183</text:p>
          </table:table-cell>
          <table:table-cell office:value-type="float" office:value="2.77599" calcext:value-type="float">
            <text:p>2,77599</text:p>
          </table:table-cell>
          <table:table-cell office:value-type="float" office:value="2.80488" calcext:value-type="float">
            <text:p>2,80488</text:p>
          </table:table-cell>
          <table:table-cell office:value-type="float" office:value="2.63406" calcext:value-type="float">
            <text:p>2,63406</text:p>
          </table:table-cell>
          <table:table-cell office:value-type="float" office:value="2.20936" calcext:value-type="float">
            <text:p>2,20936</text:p>
          </table:table-cell>
          <table:table-cell office:value-type="float" office:value="2.20985" calcext:value-type="float">
            <text:p>2,20985</text:p>
          </table:table-cell>
          <table:table-cell office:value-type="float" office:value="2.75171" calcext:value-type="float">
            <text:p>2,75171</text:p>
          </table:table-cell>
          <table:table-cell office:value-type="float" office:value="2.33489" calcext:value-type="float">
            <text:p>2,33489</text:p>
          </table:table-cell>
          <table:table-cell office:value-type="float" office:value="2.30576" calcext:value-type="float">
            <text:p>2,30576</text:p>
          </table:table-cell>
          <table:table-cell office:value-type="float" office:value="2.76853" calcext:value-type="float">
            <text:p>2,76853</text:p>
          </table:table-cell>
          <table:table-cell office:value-type="float" office:value="2.94666" calcext:value-type="float">
            <text:p>2,94666</text:p>
          </table:table-cell>
          <table:table-cell office:value-type="float" office:value="2.82231" calcext:value-type="float">
            <text:p>2,82231</text:p>
          </table:table-cell>
          <table:table-cell office:value-type="float" office:value="2.55576" calcext:value-type="float">
            <text:p>2,55576</text:p>
          </table:table-cell>
          <table:table-cell office:value-type="float" office:value="2.68067" calcext:value-type="float">
            <text:p>2,68067</text:p>
          </table:table-cell>
          <table:table-cell office:value-type="float" office:value="2.86786" calcext:value-type="float">
            <text:p>2,86786</text:p>
          </table:table-cell>
          <table:table-cell office:value-type="float" office:value="2.98435" calcext:value-type="float">
            <text:p>2,98435</text:p>
          </table:table-cell>
          <table:table-cell office:value-type="float" office:value="2.86722" calcext:value-type="float">
            <text:p>2,86722</text:p>
          </table:table-cell>
          <table:table-cell office:value-type="float" office:value="2.72523" calcext:value-type="float">
            <text:p>2,72523</text:p>
          </table:table-cell>
          <table:table-cell office:value-type="float" office:value="2.69678" calcext:value-type="float">
            <text:p>2,69678</text:p>
          </table:table-cell>
          <table:table-cell office:value-type="float" office:value="2.84971" calcext:value-type="float">
            <text:p>2,84971</text:p>
          </table:table-cell>
          <table:table-cell office:value-type="float" office:value="2.2461" calcext:value-type="float">
            <text:p>2,2461</text:p>
          </table:table-cell>
          <table:table-cell office:value-type="float" office:value="2.13814" calcext:value-type="float">
            <text:p>2,13814</text:p>
          </table:table-cell>
          <table:table-cell table:number-columns-repeated="4"/>
          <table:table-cell table:formula="of:=AVERAGE([.B39:.BI39])" office:value-type="float" office:value="2.71299916666667" calcext:value-type="float">
            <text:p>2,7129991667</text:p>
          </table:table-cell>
          <table:table-cell table:formula="of:=STDEV([.B39:.BI39])/2" office:value-type="float" office:value="0.0951697659728756" calcext:value-type="float">
            <text:p>0,0951697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1662" calcext:value-type="float">
            <text:p>2,31662</text:p>
          </table:table-cell>
          <table:table-cell office:value-type="float" office:value="2.75663" calcext:value-type="float">
            <text:p>2,75663</text:p>
          </table:table-cell>
          <table:table-cell office:value-type="float" office:value="3.03325" calcext:value-type="float">
            <text:p>3,03325</text:p>
          </table:table-cell>
          <table:table-cell office:value-type="float" office:value="2.80275" calcext:value-type="float">
            <text:p>2,80275</text:p>
          </table:table-cell>
          <table:table-cell office:value-type="float" office:value="2.70081" calcext:value-type="float">
            <text:p>2,70081</text:p>
          </table:table-cell>
          <table:table-cell office:value-type="float" office:value="2.73286" calcext:value-type="float">
            <text:p>2,73286</text:p>
          </table:table-cell>
          <table:table-cell office:value-type="float" office:value="2.5286" calcext:value-type="float">
            <text:p>2,5286</text:p>
          </table:table-cell>
          <table:table-cell office:value-type="float" office:value="2.69632" calcext:value-type="float">
            <text:p>2,69632</text:p>
          </table:table-cell>
          <table:table-cell office:value-type="float" office:value="2.82267" calcext:value-type="float">
            <text:p>2,82267</text:p>
          </table:table-cell>
          <table:table-cell office:value-type="float" office:value="2.84509" calcext:value-type="float">
            <text:p>2,84509</text:p>
          </table:table-cell>
          <table:table-cell office:value-type="float" office:value="2.6317" calcext:value-type="float">
            <text:p>2,6317</text:p>
          </table:table-cell>
          <table:table-cell office:value-type="float" office:value="2.6879" calcext:value-type="float">
            <text:p>2,6879</text:p>
          </table:table-cell>
          <table:table-cell office:value-type="float" office:value="2.78721" calcext:value-type="float">
            <text:p>2,78721</text:p>
          </table:table-cell>
          <table:table-cell office:value-type="float" office:value="2.73453" calcext:value-type="float">
            <text:p>2,73453</text:p>
          </table:table-cell>
          <table:table-cell office:value-type="float" office:value="2.8291" calcext:value-type="float">
            <text:p>2,8291</text:p>
          </table:table-cell>
          <table:table-cell office:value-type="float" office:value="2.65595" calcext:value-type="float">
            <text:p>2,65595</text:p>
          </table:table-cell>
          <table:table-cell office:value-type="float" office:value="2.7766" calcext:value-type="float">
            <text:p>2,7766</text:p>
          </table:table-cell>
          <table:table-cell office:value-type="float" office:value="2.7907" calcext:value-type="float">
            <text:p>2,7907</text:p>
          </table:table-cell>
          <table:table-cell office:value-type="float" office:value="2.7349" calcext:value-type="float">
            <text:p>2,7349</text:p>
          </table:table-cell>
          <table:table-cell office:value-type="float" office:value="2.78875" calcext:value-type="float">
            <text:p>2,78875</text:p>
          </table:table-cell>
          <table:table-cell office:value-type="float" office:value="2.60987" calcext:value-type="float">
            <text:p>2,60987</text:p>
          </table:table-cell>
          <table:table-cell office:value-type="float" office:value="2.70623" calcext:value-type="float">
            <text:p>2,70623</text:p>
          </table:table-cell>
          <table:table-cell office:value-type="float" office:value="2.91808" calcext:value-type="float">
            <text:p>2,91808</text:p>
          </table:table-cell>
          <table:table-cell office:value-type="float" office:value="2.88364" calcext:value-type="float">
            <text:p>2,88364</text:p>
          </table:table-cell>
          <table:table-cell office:value-type="float" office:value="2.69108" calcext:value-type="float">
            <text:p>2,69108</text:p>
          </table:table-cell>
          <table:table-cell office:value-type="float" office:value="2.65961" calcext:value-type="float">
            <text:p>2,65961</text:p>
          </table:table-cell>
          <table:table-cell office:value-type="float" office:value="3.02914" calcext:value-type="float">
            <text:p>3,02914</text:p>
          </table:table-cell>
          <table:table-cell office:value-type="float" office:value="2.19725" calcext:value-type="float">
            <text:p>2,19725</text:p>
          </table:table-cell>
          <table:table-cell office:value-type="float" office:value="2.27026" calcext:value-type="float">
            <text:p>2,27026</text:p>
          </table:table-cell>
          <table:table-cell office:value-type="float" office:value="2.87371" calcext:value-type="float">
            <text:p>2,87371</text:p>
          </table:table-cell>
          <table:table-cell office:value-type="float" office:value="2.78447" calcext:value-type="float">
            <text:p>2,78447</text:p>
          </table:table-cell>
          <table:table-cell office:value-type="float" office:value="2.76305" calcext:value-type="float">
            <text:p>2,76305</text:p>
          </table:table-cell>
          <table:table-cell office:value-type="float" office:value="2.72922" calcext:value-type="float">
            <text:p>2,72922</text:p>
          </table:table-cell>
          <table:table-cell office:value-type="float" office:value="2.2349" calcext:value-type="float">
            <text:p>2,2349</text:p>
          </table:table-cell>
          <table:table-cell office:value-type="float" office:value="2.65016" calcext:value-type="float">
            <text:p>2,65016</text:p>
          </table:table-cell>
          <table:table-cell office:value-type="float" office:value="2.78109" calcext:value-type="float">
            <text:p>2,78109</text:p>
          </table:table-cell>
          <table:table-cell office:value-type="float" office:value="2.2245" calcext:value-type="float">
            <text:p>2,2245</text:p>
          </table:table-cell>
          <table:table-cell office:value-type="float" office:value="2.6711" calcext:value-type="float">
            <text:p>2,6711</text:p>
          </table:table-cell>
          <table:table-cell office:value-type="float" office:value="2.92206" calcext:value-type="float">
            <text:p>2,92206</text:p>
          </table:table-cell>
          <table:table-cell office:value-type="float" office:value="2.82165" calcext:value-type="float">
            <text:p>2,82165</text:p>
          </table:table-cell>
          <table:table-cell office:value-type="float" office:value="2.5623" calcext:value-type="float">
            <text:p>2,5623</text:p>
          </table:table-cell>
          <table:table-cell office:value-type="float" office:value="2.80688" calcext:value-type="float">
            <text:p>2,80688</text:p>
          </table:table-cell>
          <table:table-cell office:value-type="float" office:value="2.66595" calcext:value-type="float">
            <text:p>2,66595</text:p>
          </table:table-cell>
          <table:table-cell office:value-type="float" office:value="2.67301" calcext:value-type="float">
            <text:p>2,67301</text:p>
          </table:table-cell>
          <table:table-cell office:value-type="float" office:value="2.82297" calcext:value-type="float">
            <text:p>2,82297</text:p>
          </table:table-cell>
          <table:table-cell office:value-type="float" office:value="2.74074" calcext:value-type="float">
            <text:p>2,74074</text:p>
          </table:table-cell>
          <table:table-cell office:value-type="float" office:value="2.90589" calcext:value-type="float">
            <text:p>2,90589</text:p>
          </table:table-cell>
          <table:table-cell office:value-type="float" office:value="2.77628" calcext:value-type="float">
            <text:p>2,77628</text:p>
          </table:table-cell>
          <table:table-cell office:value-type="float" office:value="2.52695" calcext:value-type="float">
            <text:p>2,52695</text:p>
          </table:table-cell>
          <table:table-cell office:value-type="float" office:value="2.674" calcext:value-type="float">
            <text:p>2,674</text:p>
          </table:table-cell>
          <table:table-cell office:value-type="float" office:value="2.87499" calcext:value-type="float">
            <text:p>2,87499</text:p>
          </table:table-cell>
          <table:table-cell office:value-type="float" office:value="2.7473" calcext:value-type="float">
            <text:p>2,7473</text:p>
          </table:table-cell>
          <table:table-cell office:value-type="float" office:value="2.60209" calcext:value-type="float">
            <text:p>2,60209</text:p>
          </table:table-cell>
          <table:table-cell office:value-type="float" office:value="2.57465" calcext:value-type="float">
            <text:p>2,57465</text:p>
          </table:table-cell>
          <table:table-cell office:value-type="float" office:value="2.67829" calcext:value-type="float">
            <text:p>2,67829</text:p>
          </table:table-cell>
          <table:table-cell office:value-type="float" office:value="2.59919" calcext:value-type="float">
            <text:p>2,59919</text:p>
          </table:table-cell>
          <table:table-cell office:value-type="float" office:value="2.68375" calcext:value-type="float">
            <text:p>2,68375</text:p>
          </table:table-cell>
          <table:table-cell office:value-type="float" office:value="2.80458" calcext:value-type="float">
            <text:p>2,80458</text:p>
          </table:table-cell>
          <table:table-cell office:value-type="float" office:value="2.56037" calcext:value-type="float">
            <text:p>2,56037</text:p>
          </table:table-cell>
          <table:table-cell office:value-type="float" office:value="2.56563" calcext:value-type="float">
            <text:p>2,56563</text:p>
          </table:table-cell>
          <table:table-cell table:number-columns-repeated="4"/>
          <table:table-cell table:formula="of:=AVERAGE([.B40:.BI40])" office:value-type="float" office:value="2.69866366666667" calcext:value-type="float">
            <text:p>2,6986636667</text:p>
          </table:table-cell>
          <table:table-cell table:formula="of:=STDEV([.B40:.BI40])/2" office:value-type="float" office:value="0.0881683687850072" calcext:value-type="float">
            <text:p>0,08816836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5945" calcext:value-type="float">
            <text:p>2,5945</text:p>
          </table:table-cell>
          <table:table-cell office:value-type="float" office:value="2.77316" calcext:value-type="float">
            <text:p>2,77316</text:p>
          </table:table-cell>
          <table:table-cell office:value-type="float" office:value="2.58532" calcext:value-type="float">
            <text:p>2,58532</text:p>
          </table:table-cell>
          <table:table-cell office:value-type="float" office:value="2.59281" calcext:value-type="float">
            <text:p>2,59281</text:p>
          </table:table-cell>
          <table:table-cell office:value-type="float" office:value="2.81423" calcext:value-type="float">
            <text:p>2,81423</text:p>
          </table:table-cell>
          <table:table-cell office:value-type="float" office:value="2.73592" calcext:value-type="float">
            <text:p>2,73592</text:p>
          </table:table-cell>
          <table:table-cell office:value-type="float" office:value="2.70914" calcext:value-type="float">
            <text:p>2,70914</text:p>
          </table:table-cell>
          <table:table-cell office:value-type="float" office:value="2.2376" calcext:value-type="float">
            <text:p>2,2376</text:p>
          </table:table-cell>
          <table:table-cell office:value-type="float" office:value="2.90915" calcext:value-type="float">
            <text:p>2,90915</text:p>
          </table:table-cell>
          <table:table-cell office:value-type="float" office:value="2.67696" calcext:value-type="float">
            <text:p>2,67696</text:p>
          </table:table-cell>
          <table:table-cell office:value-type="float" office:value="2.78109" calcext:value-type="float">
            <text:p>2,78109</text:p>
          </table:table-cell>
          <table:table-cell office:value-type="float" office:value="2.606" calcext:value-type="float">
            <text:p>2,606</text:p>
          </table:table-cell>
          <table:table-cell office:value-type="float" office:value="2.83206" calcext:value-type="float">
            <text:p>2,83206</text:p>
          </table:table-cell>
          <table:table-cell office:value-type="float" office:value="2.77815" calcext:value-type="float">
            <text:p>2,77815</text:p>
          </table:table-cell>
          <table:table-cell office:value-type="float" office:value="2.86887" calcext:value-type="float">
            <text:p>2,86887</text:p>
          </table:table-cell>
          <table:table-cell office:value-type="float" office:value="2.80733" calcext:value-type="float">
            <text:p>2,80733</text:p>
          </table:table-cell>
          <table:table-cell office:value-type="float" office:value="2.78519" calcext:value-type="float">
            <text:p>2,78519</text:p>
          </table:table-cell>
          <table:table-cell office:value-type="float" office:value="2.72884" calcext:value-type="float">
            <text:p>2,72884</text:p>
          </table:table-cell>
          <table:table-cell office:value-type="float" office:value="2.57846" calcext:value-type="float">
            <text:p>2,57846</text:p>
          </table:table-cell>
          <table:table-cell office:value-type="float" office:value="2.69718" calcext:value-type="float">
            <text:p>2,69718</text:p>
          </table:table-cell>
          <table:table-cell office:value-type="float" office:value="2.74988" calcext:value-type="float">
            <text:p>2,74988</text:p>
          </table:table-cell>
          <table:table-cell office:value-type="float" office:value="2.68564" calcext:value-type="float">
            <text:p>2,68564</text:p>
          </table:table-cell>
          <table:table-cell office:value-type="float" office:value="2.88181" calcext:value-type="float">
            <text:p>2,88181</text:p>
          </table:table-cell>
          <table:table-cell office:value-type="float" office:value="2.27293" calcext:value-type="float">
            <text:p>2,27293</text:p>
          </table:table-cell>
          <table:table-cell office:value-type="float" office:value="2.77976" calcext:value-type="float">
            <text:p>2,77976</text:p>
          </table:table-cell>
          <table:table-cell office:value-type="float" office:value="2.88786" calcext:value-type="float">
            <text:p>2,88786</text:p>
          </table:table-cell>
          <table:table-cell office:value-type="float" office:value="2.60171" calcext:value-type="float">
            <text:p>2,60171</text:p>
          </table:table-cell>
          <table:table-cell office:value-type="float" office:value="2.80062" calcext:value-type="float">
            <text:p>2,80062</text:p>
          </table:table-cell>
          <table:table-cell office:value-type="float" office:value="2.57116" calcext:value-type="float">
            <text:p>2,57116</text:p>
          </table:table-cell>
          <table:table-cell office:value-type="float" office:value="2.76252" calcext:value-type="float">
            <text:p>2,76252</text:p>
          </table:table-cell>
          <table:table-cell office:value-type="float" office:value="2.72555" calcext:value-type="float">
            <text:p>2,72555</text:p>
          </table:table-cell>
          <table:table-cell office:value-type="float" office:value="2.1499" calcext:value-type="float">
            <text:p>2,1499</text:p>
          </table:table-cell>
          <table:table-cell office:value-type="float" office:value="2.91085" calcext:value-type="float">
            <text:p>2,91085</text:p>
          </table:table-cell>
          <table:table-cell office:value-type="float" office:value="2.84553" calcext:value-type="float">
            <text:p>2,84553</text:p>
          </table:table-cell>
          <table:table-cell office:value-type="float" office:value="2.80913" calcext:value-type="float">
            <text:p>2,80913</text:p>
          </table:table-cell>
          <table:table-cell office:value-type="float" office:value="2.81084" calcext:value-type="float">
            <text:p>2,81084</text:p>
          </table:table-cell>
          <table:table-cell office:value-type="float" office:value="2.85936" calcext:value-type="float">
            <text:p>2,85936</text:p>
          </table:table-cell>
          <table:table-cell office:value-type="float" office:value="2.72895" calcext:value-type="float">
            <text:p>2,72895</text:p>
          </table:table-cell>
          <table:table-cell office:value-type="float" office:value="2.77717" calcext:value-type="float">
            <text:p>2,77717</text:p>
          </table:table-cell>
          <table:table-cell office:value-type="float" office:value="2.75666" calcext:value-type="float">
            <text:p>2,75666</text:p>
          </table:table-cell>
          <table:table-cell office:value-type="float" office:value="2.64983" calcext:value-type="float">
            <text:p>2,64983</text:p>
          </table:table-cell>
          <table:table-cell office:value-type="float" office:value="2.73948" calcext:value-type="float">
            <text:p>2,73948</text:p>
          </table:table-cell>
          <table:table-cell office:value-type="float" office:value="2.88415" calcext:value-type="float">
            <text:p>2,88415</text:p>
          </table:table-cell>
          <table:table-cell office:value-type="float" office:value="2.79072" calcext:value-type="float">
            <text:p>2,79072</text:p>
          </table:table-cell>
          <table:table-cell office:value-type="float" office:value="2.77327" calcext:value-type="float">
            <text:p>2,77327</text:p>
          </table:table-cell>
          <table:table-cell office:value-type="float" office:value="2.79586" calcext:value-type="float">
            <text:p>2,79586</text:p>
          </table:table-cell>
          <table:table-cell office:value-type="float" office:value="2.71822" calcext:value-type="float">
            <text:p>2,71822</text:p>
          </table:table-cell>
          <table:table-cell office:value-type="float" office:value="2.77798" calcext:value-type="float">
            <text:p>2,77798</text:p>
          </table:table-cell>
          <table:table-cell office:value-type="float" office:value="2.59108" calcext:value-type="float">
            <text:p>2,59108</text:p>
          </table:table-cell>
          <table:table-cell office:value-type="float" office:value="2.72159" calcext:value-type="float">
            <text:p>2,72159</text:p>
          </table:table-cell>
          <table:table-cell office:value-type="float" office:value="2.79633" calcext:value-type="float">
            <text:p>2,79633</text:p>
          </table:table-cell>
          <table:table-cell office:value-type="float" office:value="2.81104" calcext:value-type="float">
            <text:p>2,81104</text:p>
          </table:table-cell>
          <table:table-cell office:value-type="float" office:value="2.82572" calcext:value-type="float">
            <text:p>2,82572</text:p>
          </table:table-cell>
          <table:table-cell office:value-type="float" office:value="2.77621" calcext:value-type="float">
            <text:p>2,77621</text:p>
          </table:table-cell>
          <table:table-cell office:value-type="float" office:value="2.73796" calcext:value-type="float">
            <text:p>2,73796</text:p>
          </table:table-cell>
          <table:table-cell office:value-type="float" office:value="2.80135" calcext:value-type="float">
            <text:p>2,80135</text:p>
          </table:table-cell>
          <table:table-cell office:value-type="float" office:value="2.61064" calcext:value-type="float">
            <text:p>2,61064</text:p>
          </table:table-cell>
          <table:table-cell office:value-type="float" office:value="2.82742" calcext:value-type="float">
            <text:p>2,82742</text:p>
          </table:table-cell>
          <table:table-cell office:value-type="float" office:value="2.57764" calcext:value-type="float">
            <text:p>2,57764</text:p>
          </table:table-cell>
          <table:table-cell office:value-type="float" office:value="2.1378" calcext:value-type="float">
            <text:p>2,1378</text:p>
          </table:table-cell>
          <table:table-cell table:number-columns-repeated="4"/>
          <table:table-cell table:formula="of:=AVERAGE([.B41:.BI41])" office:value-type="float" office:value="2.71340133333333" calcext:value-type="float">
            <text:p>2,7134013333</text:p>
          </table:table-cell>
          <table:table-cell table:formula="of:=STDEV([.B41:.BI41])/2" office:value-type="float" office:value="0.0829288149174689" calcext:value-type="float">
            <text:p>0,08292881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6897" calcext:value-type="float">
            <text:p>2,6897</text:p>
          </table:table-cell>
          <table:table-cell office:value-type="float" office:value="2.60706" calcext:value-type="float">
            <text:p>2,60706</text:p>
          </table:table-cell>
          <table:table-cell office:value-type="float" office:value="2.74035" calcext:value-type="float">
            <text:p>2,74035</text:p>
          </table:table-cell>
          <table:table-cell office:value-type="float" office:value="2.7678" calcext:value-type="float">
            <text:p>2,7678</text:p>
          </table:table-cell>
          <table:table-cell office:value-type="float" office:value="2.84736" calcext:value-type="float">
            <text:p>2,84736</text:p>
          </table:table-cell>
          <table:table-cell office:value-type="float" office:value="2.74424" calcext:value-type="float">
            <text:p>2,74424</text:p>
          </table:table-cell>
          <table:table-cell office:value-type="float" office:value="2.72658" calcext:value-type="float">
            <text:p>2,72658</text:p>
          </table:table-cell>
          <table:table-cell office:value-type="float" office:value="2.74337" calcext:value-type="float">
            <text:p>2,74337</text:p>
          </table:table-cell>
          <table:table-cell office:value-type="float" office:value="2.29106" calcext:value-type="float">
            <text:p>2,29106</text:p>
          </table:table-cell>
          <table:table-cell office:value-type="float" office:value="2.14897" calcext:value-type="float">
            <text:p>2,14897</text:p>
          </table:table-cell>
          <table:table-cell office:value-type="float" office:value="2.12603" calcext:value-type="float">
            <text:p>2,12603</text:p>
          </table:table-cell>
          <table:table-cell office:value-type="float" office:value="2.77432" calcext:value-type="float">
            <text:p>2,77432</text:p>
          </table:table-cell>
          <table:table-cell office:value-type="float" office:value="2.87366" calcext:value-type="float">
            <text:p>2,87366</text:p>
          </table:table-cell>
          <table:table-cell office:value-type="float" office:value="2.60748" calcext:value-type="float">
            <text:p>2,60748</text:p>
          </table:table-cell>
          <table:table-cell office:value-type="float" office:value="2.6907" calcext:value-type="float">
            <text:p>2,6907</text:p>
          </table:table-cell>
          <table:table-cell office:value-type="float" office:value="2.68275" calcext:value-type="float">
            <text:p>2,68275</text:p>
          </table:table-cell>
          <table:table-cell office:value-type="float" office:value="2.78918" calcext:value-type="float">
            <text:p>2,78918</text:p>
          </table:table-cell>
          <table:table-cell office:value-type="float" office:value="2.72087" calcext:value-type="float">
            <text:p>2,72087</text:p>
          </table:table-cell>
          <table:table-cell office:value-type="float" office:value="2.60312" calcext:value-type="float">
            <text:p>2,60312</text:p>
          </table:table-cell>
          <table:table-cell office:value-type="float" office:value="2.56023" calcext:value-type="float">
            <text:p>2,56023</text:p>
          </table:table-cell>
          <table:table-cell office:value-type="float" office:value="2.71883" calcext:value-type="float">
            <text:p>2,71883</text:p>
          </table:table-cell>
          <table:table-cell office:value-type="float" office:value="2.64601" calcext:value-type="float">
            <text:p>2,64601</text:p>
          </table:table-cell>
          <table:table-cell office:value-type="float" office:value="2.71388" calcext:value-type="float">
            <text:p>2,71388</text:p>
          </table:table-cell>
          <table:table-cell office:value-type="float" office:value="2.85485" calcext:value-type="float">
            <text:p>2,85485</text:p>
          </table:table-cell>
          <table:table-cell office:value-type="float" office:value="2.22313" calcext:value-type="float">
            <text:p>2,22313</text:p>
          </table:table-cell>
          <table:table-cell office:value-type="float" office:value="2.80801" calcext:value-type="float">
            <text:p>2,80801</text:p>
          </table:table-cell>
          <table:table-cell office:value-type="float" office:value="2.69317" calcext:value-type="float">
            <text:p>2,69317</text:p>
          </table:table-cell>
          <table:table-cell office:value-type="float" office:value="2.65229" calcext:value-type="float">
            <text:p>2,65229</text:p>
          </table:table-cell>
          <table:table-cell office:value-type="float" office:value="2.64522" calcext:value-type="float">
            <text:p>2,64522</text:p>
          </table:table-cell>
          <table:table-cell office:value-type="float" office:value="2.1785" calcext:value-type="float">
            <text:p>2,1785</text:p>
          </table:table-cell>
          <table:table-cell office:value-type="float" office:value="2.23255" calcext:value-type="float">
            <text:p>2,23255</text:p>
          </table:table-cell>
          <table:table-cell office:value-type="float" office:value="2.72694" calcext:value-type="float">
            <text:p>2,72694</text:p>
          </table:table-cell>
          <table:table-cell office:value-type="float" office:value="2.78691" calcext:value-type="float">
            <text:p>2,78691</text:p>
          </table:table-cell>
          <table:table-cell office:value-type="float" office:value="2.82842" calcext:value-type="float">
            <text:p>2,82842</text:p>
          </table:table-cell>
          <table:table-cell office:value-type="float" office:value="2.80878" calcext:value-type="float">
            <text:p>2,80878</text:p>
          </table:table-cell>
          <table:table-cell office:value-type="float" office:value="2.80141" calcext:value-type="float">
            <text:p>2,80141</text:p>
          </table:table-cell>
          <table:table-cell office:value-type="float" office:value="2.74401" calcext:value-type="float">
            <text:p>2,74401</text:p>
          </table:table-cell>
          <table:table-cell office:value-type="float" office:value="2.94498" calcext:value-type="float">
            <text:p>2,94498</text:p>
          </table:table-cell>
          <table:table-cell office:value-type="float" office:value="2.87916" calcext:value-type="float">
            <text:p>2,87916</text:p>
          </table:table-cell>
          <table:table-cell office:value-type="float" office:value="2.72631" calcext:value-type="float">
            <text:p>2,72631</text:p>
          </table:table-cell>
          <table:table-cell office:value-type="float" office:value="2.20178" calcext:value-type="float">
            <text:p>2,20178</text:p>
          </table:table-cell>
          <table:table-cell office:value-type="float" office:value="2.57297" calcext:value-type="float">
            <text:p>2,57297</text:p>
          </table:table-cell>
          <table:table-cell office:value-type="float" office:value="2.82461" calcext:value-type="float">
            <text:p>2,82461</text:p>
          </table:table-cell>
          <table:table-cell office:value-type="float" office:value="2.77759" calcext:value-type="float">
            <text:p>2,77759</text:p>
          </table:table-cell>
          <table:table-cell office:value-type="float" office:value="2.63915" calcext:value-type="float">
            <text:p>2,63915</text:p>
          </table:table-cell>
          <table:table-cell office:value-type="float" office:value="2.77447" calcext:value-type="float">
            <text:p>2,77447</text:p>
          </table:table-cell>
          <table:table-cell office:value-type="float" office:value="2.67641" calcext:value-type="float">
            <text:p>2,67641</text:p>
          </table:table-cell>
          <table:table-cell office:value-type="float" office:value="2.65521" calcext:value-type="float">
            <text:p>2,65521</text:p>
          </table:table-cell>
          <table:table-cell office:value-type="float" office:value="2.75718" calcext:value-type="float">
            <text:p>2,75718</text:p>
          </table:table-cell>
          <table:table-cell office:value-type="float" office:value="2.69155" calcext:value-type="float">
            <text:p>2,69155</text:p>
          </table:table-cell>
          <table:table-cell office:value-type="float" office:value="2.86613" calcext:value-type="float">
            <text:p>2,86613</text:p>
          </table:table-cell>
          <table:table-cell office:value-type="float" office:value="2.78424" calcext:value-type="float">
            <text:p>2,78424</text:p>
          </table:table-cell>
          <table:table-cell office:value-type="float" office:value="2.55608" calcext:value-type="float">
            <text:p>2,55608</text:p>
          </table:table-cell>
          <table:table-cell office:value-type="float" office:value="2.83971" calcext:value-type="float">
            <text:p>2,83971</text:p>
          </table:table-cell>
          <table:table-cell office:value-type="float" office:value="2.58173" calcext:value-type="float">
            <text:p>2,58173</text:p>
          </table:table-cell>
          <table:table-cell office:value-type="float" office:value="2.5955" calcext:value-type="float">
            <text:p>2,5955</text:p>
          </table:table-cell>
          <table:table-cell office:value-type="float" office:value="2.84484" calcext:value-type="float">
            <text:p>2,84484</text:p>
          </table:table-cell>
          <table:table-cell office:value-type="float" office:value="2.58727" calcext:value-type="float">
            <text:p>2,58727</text:p>
          </table:table-cell>
          <table:table-cell office:value-type="float" office:value="2.8372" calcext:value-type="float">
            <text:p>2,8372</text:p>
          </table:table-cell>
          <table:table-cell office:value-type="float" office:value="2.1877" calcext:value-type="float">
            <text:p>2,1877</text:p>
          </table:table-cell>
          <table:table-cell table:number-columns-repeated="4"/>
          <table:table-cell table:formula="of:=AVERAGE([.B42:.BI42])" office:value-type="float" office:value="2.65999183333333" calcext:value-type="float">
            <text:p>2,6599918333</text:p>
          </table:table-cell>
          <table:table-cell table:formula="of:=STDEV([.B42:.BI42])/2" office:value-type="float" office:value="0.101831260299308" calcext:value-type="float">
            <text:p>0,10183126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28905" calcext:value-type="float">
            <text:p>2,28905</text:p>
          </table:table-cell>
          <table:table-cell office:value-type="float" office:value="2.77288" calcext:value-type="float">
            <text:p>2,77288</text:p>
          </table:table-cell>
          <table:table-cell office:value-type="float" office:value="2.73164" calcext:value-type="float">
            <text:p>2,73164</text:p>
          </table:table-cell>
          <table:table-cell office:value-type="float" office:value="2.79037" calcext:value-type="float">
            <text:p>2,79037</text:p>
          </table:table-cell>
          <table:table-cell office:value-type="float" office:value="2.87689" calcext:value-type="float">
            <text:p>2,87689</text:p>
          </table:table-cell>
          <table:table-cell office:value-type="float" office:value="2.40061" calcext:value-type="float">
            <text:p>2,40061</text:p>
          </table:table-cell>
          <table:table-cell office:value-type="float" office:value="2.28504" calcext:value-type="float">
            <text:p>2,28504</text:p>
          </table:table-cell>
          <table:table-cell office:value-type="float" office:value="2.28799" calcext:value-type="float">
            <text:p>2,28799</text:p>
          </table:table-cell>
          <table:table-cell office:value-type="float" office:value="2.73733" calcext:value-type="float">
            <text:p>2,73733</text:p>
          </table:table-cell>
          <table:table-cell office:value-type="float" office:value="2.23026" calcext:value-type="float">
            <text:p>2,23026</text:p>
          </table:table-cell>
          <table:table-cell office:value-type="float" office:value="2.99651" calcext:value-type="float">
            <text:p>2,99651</text:p>
          </table:table-cell>
          <table:table-cell office:value-type="float" office:value="2.31674" calcext:value-type="float">
            <text:p>2,31674</text:p>
          </table:table-cell>
          <table:table-cell office:value-type="float" office:value="2.81492" calcext:value-type="float">
            <text:p>2,81492</text:p>
          </table:table-cell>
          <table:table-cell office:value-type="float" office:value="2.28172" calcext:value-type="float">
            <text:p>2,28172</text:p>
          </table:table-cell>
          <table:table-cell office:value-type="float" office:value="2.63865" calcext:value-type="float">
            <text:p>2,63865</text:p>
          </table:table-cell>
          <table:table-cell office:value-type="float" office:value="2.29878" calcext:value-type="float">
            <text:p>2,29878</text:p>
          </table:table-cell>
          <table:table-cell office:value-type="float" office:value="2.77867" calcext:value-type="float">
            <text:p>2,77867</text:p>
          </table:table-cell>
          <table:table-cell office:value-type="float" office:value="2.2706" calcext:value-type="float">
            <text:p>2,2706</text:p>
          </table:table-cell>
          <table:table-cell office:value-type="float" office:value="2.17166" calcext:value-type="float">
            <text:p>2,17166</text:p>
          </table:table-cell>
          <table:table-cell office:value-type="float" office:value="2.17362" calcext:value-type="float">
            <text:p>2,17362</text:p>
          </table:table-cell>
          <table:table-cell office:value-type="float" office:value="1.97785" calcext:value-type="float">
            <text:p>1,97785</text:p>
          </table:table-cell>
          <table:table-cell office:value-type="float" office:value="2.73983" calcext:value-type="float">
            <text:p>2,73983</text:p>
          </table:table-cell>
          <table:table-cell office:value-type="float" office:value="2.87709" calcext:value-type="float">
            <text:p>2,87709</text:p>
          </table:table-cell>
          <table:table-cell office:value-type="float" office:value="2.24933" calcext:value-type="float">
            <text:p>2,24933</text:p>
          </table:table-cell>
          <table:table-cell office:value-type="float" office:value="2.25162" calcext:value-type="float">
            <text:p>2,25162</text:p>
          </table:table-cell>
          <table:table-cell office:value-type="float" office:value="2.17914" calcext:value-type="float">
            <text:p>2,17914</text:p>
          </table:table-cell>
          <table:table-cell office:value-type="float" office:value="2.69201" calcext:value-type="float">
            <text:p>2,69201</text:p>
          </table:table-cell>
          <table:table-cell office:value-type="float" office:value="2.20528" calcext:value-type="float">
            <text:p>2,20528</text:p>
          </table:table-cell>
          <table:table-cell office:value-type="float" office:value="2.29587" calcext:value-type="float">
            <text:p>2,29587</text:p>
          </table:table-cell>
          <table:table-cell office:value-type="float" office:value="2.9363" calcext:value-type="float">
            <text:p>2,9363</text:p>
          </table:table-cell>
          <table:table-cell office:value-type="float" office:value="2.78599" calcext:value-type="float">
            <text:p>2,78599</text:p>
          </table:table-cell>
          <table:table-cell office:value-type="float" office:value="2.32378" calcext:value-type="float">
            <text:p>2,32378</text:p>
          </table:table-cell>
          <table:table-cell office:value-type="float" office:value="2.27639" calcext:value-type="float">
            <text:p>2,27639</text:p>
          </table:table-cell>
          <table:table-cell office:value-type="float" office:value="2.27646" calcext:value-type="float">
            <text:p>2,27646</text:p>
          </table:table-cell>
          <table:table-cell office:value-type="float" office:value="2.58614" calcext:value-type="float">
            <text:p>2,58614</text:p>
          </table:table-cell>
          <table:table-cell office:value-type="float" office:value="2.0509" calcext:value-type="float">
            <text:p>2,0509</text:p>
          </table:table-cell>
          <table:table-cell office:value-type="float" office:value="2.37053" calcext:value-type="float">
            <text:p>2,37053</text:p>
          </table:table-cell>
          <table:table-cell office:value-type="float" office:value="2.30741" calcext:value-type="float">
            <text:p>2,30741</text:p>
          </table:table-cell>
          <table:table-cell office:value-type="float" office:value="2.27471" calcext:value-type="float">
            <text:p>2,27471</text:p>
          </table:table-cell>
          <table:table-cell office:value-type="float" office:value="2.78672" calcext:value-type="float">
            <text:p>2,78672</text:p>
          </table:table-cell>
          <table:table-cell office:value-type="float" office:value="2.21148" calcext:value-type="float">
            <text:p>2,21148</text:p>
          </table:table-cell>
          <table:table-cell office:value-type="float" office:value="2.68192" calcext:value-type="float">
            <text:p>2,68192</text:p>
          </table:table-cell>
          <table:table-cell office:value-type="float" office:value="2.95148" calcext:value-type="float">
            <text:p>2,95148</text:p>
          </table:table-cell>
          <table:table-cell office:value-type="float" office:value="2.77533" calcext:value-type="float">
            <text:p>2,77533</text:p>
          </table:table-cell>
          <table:table-cell office:value-type="float" office:value="2.69917" calcext:value-type="float">
            <text:p>2,69917</text:p>
          </table:table-cell>
          <table:table-cell office:value-type="float" office:value="2.79061" calcext:value-type="float">
            <text:p>2,79061</text:p>
          </table:table-cell>
          <table:table-cell office:value-type="float" office:value="2.30155" calcext:value-type="float">
            <text:p>2,30155</text:p>
          </table:table-cell>
          <table:table-cell office:value-type="float" office:value="2.3075" calcext:value-type="float">
            <text:p>2,3075</text:p>
          </table:table-cell>
          <table:table-cell office:value-type="float" office:value="2.99563" calcext:value-type="float">
            <text:p>2,99563</text:p>
          </table:table-cell>
          <table:table-cell office:value-type="float" office:value="2.30332" calcext:value-type="float">
            <text:p>2,30332</text:p>
          </table:table-cell>
          <table:table-cell office:value-type="float" office:value="2.62899" calcext:value-type="float">
            <text:p>2,62899</text:p>
          </table:table-cell>
          <table:table-cell office:value-type="float" office:value="2.8183" calcext:value-type="float">
            <text:p>2,8183</text:p>
          </table:table-cell>
          <table:table-cell office:value-type="float" office:value="2.62469" calcext:value-type="float">
            <text:p>2,62469</text:p>
          </table:table-cell>
          <table:table-cell office:value-type="float" office:value="2.85265" calcext:value-type="float">
            <text:p>2,85265</text:p>
          </table:table-cell>
          <table:table-cell office:value-type="float" office:value="2.75218" calcext:value-type="float">
            <text:p>2,75218</text:p>
          </table:table-cell>
          <table:table-cell office:value-type="float" office:value="2.68196" calcext:value-type="float">
            <text:p>2,68196</text:p>
          </table:table-cell>
          <table:table-cell office:value-type="float" office:value="2.6454" calcext:value-type="float">
            <text:p>2,6454</text:p>
          </table:table-cell>
          <table:table-cell office:value-type="float" office:value="2.89234" calcext:value-type="float">
            <text:p>2,89234</text:p>
          </table:table-cell>
          <table:table-cell office:value-type="float" office:value="2.59711" calcext:value-type="float">
            <text:p>2,59711</text:p>
          </table:table-cell>
          <table:table-cell office:value-type="float" office:value="2.93821" calcext:value-type="float">
            <text:p>2,93821</text:p>
          </table:table-cell>
          <table:table-cell table:number-columns-repeated="4"/>
          <table:table-cell table:formula="of:=AVERAGE([.B43:.BI43])" office:value-type="float" office:value="2.53395166666667" calcext:value-type="float">
            <text:p>2,5339516667</text:p>
          </table:table-cell>
          <table:table-cell table:formula="of:=STDEV([.B43:.BI43])/2" office:value-type="float" office:value="0.14063256657509" calcext:value-type="float">
            <text:p>0,14063256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75092" calcext:value-type="float">
            <text:p>2,75092</text:p>
          </table:table-cell>
          <table:table-cell office:value-type="float" office:value="2.252" calcext:value-type="float">
            <text:p>2,252</text:p>
          </table:table-cell>
          <table:table-cell office:value-type="float" office:value="2.23796" calcext:value-type="float">
            <text:p>2,23796</text:p>
          </table:table-cell>
          <table:table-cell office:value-type="float" office:value="2.82073" calcext:value-type="float">
            <text:p>2,82073</text:p>
          </table:table-cell>
          <table:table-cell office:value-type="float" office:value="2.90046" calcext:value-type="float">
            <text:p>2,90046</text:p>
          </table:table-cell>
          <table:table-cell office:value-type="float" office:value="2.24969" calcext:value-type="float">
            <text:p>2,24969</text:p>
          </table:table-cell>
          <table:table-cell office:value-type="float" office:value="2.75514" calcext:value-type="float">
            <text:p>2,75514</text:p>
          </table:table-cell>
          <table:table-cell office:value-type="float" office:value="2.35874" calcext:value-type="float">
            <text:p>2,35874</text:p>
          </table:table-cell>
          <table:table-cell office:value-type="float" office:value="2.73416" calcext:value-type="float">
            <text:p>2,73416</text:p>
          </table:table-cell>
          <table:table-cell office:value-type="float" office:value="2.9989" calcext:value-type="float">
            <text:p>2,9989</text:p>
          </table:table-cell>
          <table:table-cell office:value-type="float" office:value="2.91183" calcext:value-type="float">
            <text:p>2,91183</text:p>
          </table:table-cell>
          <table:table-cell office:value-type="float" office:value="2.64208" calcext:value-type="float">
            <text:p>2,64208</text:p>
          </table:table-cell>
          <table:table-cell office:value-type="float" office:value="2.4397" calcext:value-type="float">
            <text:p>2,4397</text:p>
          </table:table-cell>
          <table:table-cell office:value-type="float" office:value="2.78558" calcext:value-type="float">
            <text:p>2,78558</text:p>
          </table:table-cell>
          <table:table-cell office:value-type="float" office:value="2.38554" calcext:value-type="float">
            <text:p>2,38554</text:p>
          </table:table-cell>
          <table:table-cell office:value-type="float" office:value="2.75167" calcext:value-type="float">
            <text:p>2,75167</text:p>
          </table:table-cell>
          <table:table-cell office:value-type="float" office:value="2.81907" calcext:value-type="float">
            <text:p>2,81907</text:p>
          </table:table-cell>
          <table:table-cell office:value-type="float" office:value="2.41364" calcext:value-type="float">
            <text:p>2,41364</text:p>
          </table:table-cell>
          <table:table-cell office:value-type="float" office:value="2.77817" calcext:value-type="float">
            <text:p>2,77817</text:p>
          </table:table-cell>
          <table:table-cell office:value-type="float" office:value="2.36545" calcext:value-type="float">
            <text:p>2,36545</text:p>
          </table:table-cell>
          <table:table-cell office:value-type="float" office:value="2.58715" calcext:value-type="float">
            <text:p>2,58715</text:p>
          </table:table-cell>
          <table:table-cell office:value-type="float" office:value="2.35993" calcext:value-type="float">
            <text:p>2,35993</text:p>
          </table:table-cell>
          <table:table-cell office:value-type="float" office:value="2.2702" calcext:value-type="float">
            <text:p>2,2702</text:p>
          </table:table-cell>
          <table:table-cell office:value-type="float" office:value="2.30434" calcext:value-type="float">
            <text:p>2,30434</text:p>
          </table:table-cell>
          <table:table-cell office:value-type="float" office:value="2.64623" calcext:value-type="float">
            <text:p>2,64623</text:p>
          </table:table-cell>
          <table:table-cell office:value-type="float" office:value="2.91554" calcext:value-type="float">
            <text:p>2,91554</text:p>
          </table:table-cell>
          <table:table-cell office:value-type="float" office:value="2.90724" calcext:value-type="float">
            <text:p>2,90724</text:p>
          </table:table-cell>
          <table:table-cell office:value-type="float" office:value="3.07307" calcext:value-type="float">
            <text:p>3,07307</text:p>
          </table:table-cell>
          <table:table-cell office:value-type="float" office:value="2.80224" calcext:value-type="float">
            <text:p>2,80224</text:p>
          </table:table-cell>
          <table:table-cell office:value-type="float" office:value="2.84317" calcext:value-type="float">
            <text:p>2,84317</text:p>
          </table:table-cell>
          <table:table-cell office:value-type="float" office:value="2.73502" calcext:value-type="float">
            <text:p>2,73502</text:p>
          </table:table-cell>
          <table:table-cell office:value-type="float" office:value="2.81591" calcext:value-type="float">
            <text:p>2,81591</text:p>
          </table:table-cell>
          <table:table-cell office:value-type="float" office:value="2.77198" calcext:value-type="float">
            <text:p>2,77198</text:p>
          </table:table-cell>
          <table:table-cell office:value-type="float" office:value="2.33889" calcext:value-type="float">
            <text:p>2,33889</text:p>
          </table:table-cell>
          <table:table-cell office:value-type="float" office:value="2.83942" calcext:value-type="float">
            <text:p>2,83942</text:p>
          </table:table-cell>
          <table:table-cell office:value-type="float" office:value="2.8644" calcext:value-type="float">
            <text:p>2,8644</text:p>
          </table:table-cell>
          <table:table-cell office:value-type="float" office:value="2.32255" calcext:value-type="float">
            <text:p>2,32255</text:p>
          </table:table-cell>
          <table:table-cell office:value-type="float" office:value="2.76577" calcext:value-type="float">
            <text:p>2,76577</text:p>
          </table:table-cell>
          <table:table-cell office:value-type="float" office:value="2.70534" calcext:value-type="float">
            <text:p>2,70534</text:p>
          </table:table-cell>
          <table:table-cell office:value-type="float" office:value="2.78885" calcext:value-type="float">
            <text:p>2,78885</text:p>
          </table:table-cell>
          <table:table-cell office:value-type="float" office:value="2.86167" calcext:value-type="float">
            <text:p>2,86167</text:p>
          </table:table-cell>
          <table:table-cell office:value-type="float" office:value="2.75442" calcext:value-type="float">
            <text:p>2,75442</text:p>
          </table:table-cell>
          <table:table-cell office:value-type="float" office:value="2.67278" calcext:value-type="float">
            <text:p>2,67278</text:p>
          </table:table-cell>
          <table:table-cell office:value-type="float" office:value="2.10023" calcext:value-type="float">
            <text:p>2,10023</text:p>
          </table:table-cell>
          <table:table-cell office:value-type="float" office:value="2.32569" calcext:value-type="float">
            <text:p>2,32569</text:p>
          </table:table-cell>
          <table:table-cell office:value-type="float" office:value="2.96047" calcext:value-type="float">
            <text:p>2,96047</text:p>
          </table:table-cell>
          <table:table-cell office:value-type="float" office:value="2.29824" calcext:value-type="float">
            <text:p>2,29824</text:p>
          </table:table-cell>
          <table:table-cell office:value-type="float" office:value="2.33156" calcext:value-type="float">
            <text:p>2,33156</text:p>
          </table:table-cell>
          <table:table-cell office:value-type="float" office:value="2.38707" calcext:value-type="float">
            <text:p>2,38707</text:p>
          </table:table-cell>
          <table:table-cell office:value-type="float" office:value="2.78751" calcext:value-type="float">
            <text:p>2,78751</text:p>
          </table:table-cell>
          <table:table-cell office:value-type="float" office:value="2.75558" calcext:value-type="float">
            <text:p>2,75558</text:p>
          </table:table-cell>
          <table:table-cell office:value-type="float" office:value="2.97042" calcext:value-type="float">
            <text:p>2,97042</text:p>
          </table:table-cell>
          <table:table-cell office:value-type="float" office:value="2.64217" calcext:value-type="float">
            <text:p>2,64217</text:p>
          </table:table-cell>
          <table:table-cell office:value-type="float" office:value="2.98353" calcext:value-type="float">
            <text:p>2,98353</text:p>
          </table:table-cell>
          <table:table-cell office:value-type="float" office:value="3.01405" calcext:value-type="float">
            <text:p>3,01405</text:p>
          </table:table-cell>
          <table:table-cell office:value-type="float" office:value="2.73397" calcext:value-type="float">
            <text:p>2,73397</text:p>
          </table:table-cell>
          <table:table-cell office:value-type="float" office:value="2.24309" calcext:value-type="float">
            <text:p>2,24309</text:p>
          </table:table-cell>
          <table:table-cell office:value-type="float" office:value="2.7755" calcext:value-type="float">
            <text:p>2,7755</text:p>
          </table:table-cell>
          <table:table-cell office:value-type="float" office:value="2.86979" calcext:value-type="float">
            <text:p>2,86979</text:p>
          </table:table-cell>
          <table:table-cell office:value-type="float" office:value="2.28292" calcext:value-type="float">
            <text:p>2,28292</text:p>
          </table:table-cell>
          <table:table-cell table:number-columns-repeated="4"/>
          <table:table-cell table:formula="of:=AVERAGE([.B44:.BI44])" office:value-type="float" office:value="2.64598883333333" calcext:value-type="float">
            <text:p>2,6459888333</text:p>
          </table:table-cell>
          <table:table-cell table:formula="of:=STDEV([.B44:.BI44])/2" office:value-type="float" office:value="0.128701467960402" calcext:value-type="float">
            <text:p>0,128701468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office:value-type="string" calcext:value-type="string">
            <text:p>PairAffinity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2523" calcext:value-type="float">
            <text:p>1,82523</text:p>
          </table:table-cell>
          <table:table-cell office:value-type="float" office:value="2.15199" calcext:value-type="float">
            <text:p>2,15199</text:p>
          </table:table-cell>
          <table:table-cell office:value-type="float" office:value="2.14306" calcext:value-type="float">
            <text:p>2,14306</text:p>
          </table:table-cell>
          <table:table-cell office:value-type="float" office:value="2.27624" calcext:value-type="float">
            <text:p>2,27624</text:p>
          </table:table-cell>
          <table:table-cell office:value-type="float" office:value="2.23103" calcext:value-type="float">
            <text:p>2,23103</text:p>
          </table:table-cell>
          <table:table-cell office:value-type="float" office:value="2.10508" calcext:value-type="float">
            <text:p>2,10508</text:p>
          </table:table-cell>
          <table:table-cell office:value-type="float" office:value="2.14974" calcext:value-type="float">
            <text:p>2,14974</text:p>
          </table:table-cell>
          <table:table-cell office:value-type="float" office:value="2.12828" calcext:value-type="float">
            <text:p>2,12828</text:p>
          </table:table-cell>
          <table:table-cell office:value-type="float" office:value="2.21599" calcext:value-type="float">
            <text:p>2,21599</text:p>
          </table:table-cell>
          <table:table-cell office:value-type="float" office:value="2.3292" calcext:value-type="float">
            <text:p>2,3292</text:p>
          </table:table-cell>
          <table:table-cell office:value-type="float" office:value="2.36454" calcext:value-type="float">
            <text:p>2,36454</text:p>
          </table:table-cell>
          <table:table-cell office:value-type="float" office:value="2.31916" calcext:value-type="float">
            <text:p>2,31916</text:p>
          </table:table-cell>
          <table:table-cell office:value-type="float" office:value="2.29616" calcext:value-type="float">
            <text:p>2,29616</text:p>
          </table:table-cell>
          <table:table-cell office:value-type="float" office:value="2.29216" calcext:value-type="float">
            <text:p>2,29216</text:p>
          </table:table-cell>
          <table:table-cell office:value-type="float" office:value="2.28491" calcext:value-type="float">
            <text:p>2,28491</text:p>
          </table:table-cell>
          <table:table-cell office:value-type="float" office:value="2.19968" calcext:value-type="float">
            <text:p>2,19968</text:p>
          </table:table-cell>
          <table:table-cell office:value-type="float" office:value="2.13985" calcext:value-type="float">
            <text:p>2,13985</text:p>
          </table:table-cell>
          <table:table-cell office:value-type="float" office:value="2.20035" calcext:value-type="float">
            <text:p>2,20035</text:p>
          </table:table-cell>
          <table:table-cell office:value-type="float" office:value="1.74797" calcext:value-type="float">
            <text:p>1,74797</text:p>
          </table:table-cell>
          <table:table-cell office:value-type="float" office:value="2.24681" calcext:value-type="float">
            <text:p>2,24681</text:p>
          </table:table-cell>
          <table:table-cell office:value-type="float" office:value="2.33694" calcext:value-type="float">
            <text:p>2,33694</text:p>
          </table:table-cell>
          <table:table-cell office:value-type="float" office:value="2.23567" calcext:value-type="float">
            <text:p>2,23567</text:p>
          </table:table-cell>
          <table:table-cell office:value-type="float" office:value="1.78242" calcext:value-type="float">
            <text:p>1,78242</text:p>
          </table:table-cell>
          <table:table-cell office:value-type="float" office:value="2.19958" calcext:value-type="float">
            <text:p>2,19958</text:p>
          </table:table-cell>
          <table:table-cell office:value-type="float" office:value="2.32968" calcext:value-type="float">
            <text:p>2,32968</text:p>
          </table:table-cell>
          <table:table-cell office:value-type="float" office:value="2.22097" calcext:value-type="float">
            <text:p>2,22097</text:p>
          </table:table-cell>
          <table:table-cell office:value-type="float" office:value="2.31205" calcext:value-type="float">
            <text:p>2,31205</text:p>
          </table:table-cell>
          <table:table-cell office:value-type="float" office:value="2.31593" calcext:value-type="float">
            <text:p>2,31593</text:p>
          </table:table-cell>
          <table:table-cell office:value-type="float" office:value="2.12569" calcext:value-type="float">
            <text:p>2,12569</text:p>
          </table:table-cell>
          <table:table-cell office:value-type="float" office:value="2.24103" calcext:value-type="float">
            <text:p>2,24103</text:p>
          </table:table-cell>
          <table:table-cell office:value-type="float" office:value="1.8221" calcext:value-type="float">
            <text:p>1,8221</text:p>
          </table:table-cell>
          <table:table-cell office:value-type="float" office:value="2.31214" calcext:value-type="float">
            <text:p>2,31214</text:p>
          </table:table-cell>
          <table:table-cell office:value-type="float" office:value="1.92938" calcext:value-type="float">
            <text:p>1,92938</text:p>
          </table:table-cell>
          <table:table-cell office:value-type="float" office:value="2.24711" calcext:value-type="float">
            <text:p>2,24711</text:p>
          </table:table-cell>
          <table:table-cell office:value-type="float" office:value="2.28241" calcext:value-type="float">
            <text:p>2,28241</text:p>
          </table:table-cell>
          <table:table-cell office:value-type="float" office:value="2.27448" calcext:value-type="float">
            <text:p>2,27448</text:p>
          </table:table-cell>
          <table:table-cell office:value-type="float" office:value="2.3268" calcext:value-type="float">
            <text:p>2,3268</text:p>
          </table:table-cell>
          <table:table-cell office:value-type="float" office:value="2.17491" calcext:value-type="float">
            <text:p>2,17491</text:p>
          </table:table-cell>
          <table:table-cell office:value-type="float" office:value="2.16814" calcext:value-type="float">
            <text:p>2,16814</text:p>
          </table:table-cell>
          <table:table-cell office:value-type="float" office:value="1.92063" calcext:value-type="float">
            <text:p>1,92063</text:p>
          </table:table-cell>
          <table:table-cell office:value-type="float" office:value="2.22434" calcext:value-type="float">
            <text:p>2,22434</text:p>
          </table:table-cell>
          <table:table-cell office:value-type="float" office:value="2.28054" calcext:value-type="float">
            <text:p>2,28054</text:p>
          </table:table-cell>
          <table:table-cell office:value-type="float" office:value="2.20821" calcext:value-type="float">
            <text:p>2,20821</text:p>
          </table:table-cell>
          <table:table-cell office:value-type="float" office:value="2.18752" calcext:value-type="float">
            <text:p>2,18752</text:p>
          </table:table-cell>
          <table:table-cell office:value-type="float" office:value="2.19478" calcext:value-type="float">
            <text:p>2,19478</text:p>
          </table:table-cell>
          <table:table-cell office:value-type="float" office:value="2.2278" calcext:value-type="float">
            <text:p>2,2278</text:p>
          </table:table-cell>
          <table:table-cell office:value-type="float" office:value="2.29869" calcext:value-type="float">
            <text:p>2,29869</text:p>
          </table:table-cell>
          <table:table-cell office:value-type="float" office:value="2.10143" calcext:value-type="float">
            <text:p>2,10143</text:p>
          </table:table-cell>
          <table:table-cell office:value-type="float" office:value="2.20659" calcext:value-type="float">
            <text:p>2,20659</text:p>
          </table:table-cell>
          <table:table-cell office:value-type="float" office:value="2.47601" calcext:value-type="float">
            <text:p>2,47601</text:p>
          </table:table-cell>
          <table:table-cell office:value-type="float" office:value="2.12628" calcext:value-type="float">
            <text:p>2,12628</text:p>
          </table:table-cell>
          <table:table-cell office:value-type="float" office:value="1.73089" calcext:value-type="float">
            <text:p>1,73089</text:p>
          </table:table-cell>
          <table:table-cell office:value-type="float" office:value="2.2762" calcext:value-type="float">
            <text:p>2,2762</text:p>
          </table:table-cell>
          <table:table-cell office:value-type="float" office:value="2.14751" calcext:value-type="float">
            <text:p>2,14751</text:p>
          </table:table-cell>
          <table:table-cell office:value-type="float" office:value="2.15318" calcext:value-type="float">
            <text:p>2,15318</text:p>
          </table:table-cell>
          <table:table-cell office:value-type="float" office:value="1.72239" calcext:value-type="float">
            <text:p>1,72239</text:p>
          </table:table-cell>
          <table:table-cell office:value-type="float" office:value="2.24921" calcext:value-type="float">
            <text:p>2,24921</text:p>
          </table:table-cell>
          <table:table-cell office:value-type="float" office:value="1.71552" calcext:value-type="float">
            <text:p>1,71552</text:p>
          </table:table-cell>
          <table:table-cell office:value-type="float" office:value="2.10338" calcext:value-type="float">
            <text:p>2,10338</text:p>
          </table:table-cell>
          <table:table-cell office:value-type="float" office:value="1.75594" calcext:value-type="float">
            <text:p>1,75594</text:p>
          </table:table-cell>
          <table:table-cell table:number-columns-repeated="4"/>
          <table:table-cell table:formula="of:=AVERAGE([.B47:.BI47])" office:value-type="float" office:value="2.159865" calcext:value-type="float">
            <text:p>2,159865</text:p>
          </table:table-cell>
          <table:table-cell table:formula="of:=STDEV([.B47:.BI47])/2" office:value-type="float" office:value="0.0911725337324975" calcext:value-type="float">
            <text:p>0,09117253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4266" calcext:value-type="float">
            <text:p>2,14266</text:p>
          </table:table-cell>
          <table:table-cell office:value-type="float" office:value="2.16924" calcext:value-type="float">
            <text:p>2,16924</text:p>
          </table:table-cell>
          <table:table-cell office:value-type="float" office:value="2.54337" calcext:value-type="float">
            <text:p>2,54337</text:p>
          </table:table-cell>
          <table:table-cell office:value-type="float" office:value="2.21339" calcext:value-type="float">
            <text:p>2,21339</text:p>
          </table:table-cell>
          <table:table-cell office:value-type="float" office:value="2.97647" calcext:value-type="float">
            <text:p>2,97647</text:p>
          </table:table-cell>
          <table:table-cell office:value-type="float" office:value="2.79369" calcext:value-type="float">
            <text:p>2,79369</text:p>
          </table:table-cell>
          <table:table-cell office:value-type="float" office:value="2.48536" calcext:value-type="float">
            <text:p>2,48536</text:p>
          </table:table-cell>
          <table:table-cell office:value-type="float" office:value="2.19284" calcext:value-type="float">
            <text:p>2,19284</text:p>
          </table:table-cell>
          <table:table-cell office:value-type="float" office:value="2.0602" calcext:value-type="float">
            <text:p>2,0602</text:p>
          </table:table-cell>
          <table:table-cell office:value-type="float" office:value="2.56815" calcext:value-type="float">
            <text:p>2,56815</text:p>
          </table:table-cell>
          <table:table-cell office:value-type="float" office:value="2.14511" calcext:value-type="float">
            <text:p>2,14511</text:p>
          </table:table-cell>
          <table:table-cell office:value-type="float" office:value="2.95915" calcext:value-type="float">
            <text:p>2,95915</text:p>
          </table:table-cell>
          <table:table-cell office:value-type="float" office:value="3.02632" calcext:value-type="float">
            <text:p>3,02632</text:p>
          </table:table-cell>
          <table:table-cell office:value-type="float" office:value="2.81432" calcext:value-type="float">
            <text:p>2,81432</text:p>
          </table:table-cell>
          <table:table-cell office:value-type="float" office:value="2.89892" calcext:value-type="float">
            <text:p>2,89892</text:p>
          </table:table-cell>
          <table:table-cell office:value-type="float" office:value="3.10791" calcext:value-type="float">
            <text:p>3,10791</text:p>
          </table:table-cell>
          <table:table-cell office:value-type="float" office:value="2.72196" calcext:value-type="float">
            <text:p>2,72196</text:p>
          </table:table-cell>
          <table:table-cell office:value-type="float" office:value="3.1134" calcext:value-type="float">
            <text:p>3,1134</text:p>
          </table:table-cell>
          <table:table-cell office:value-type="float" office:value="2.7404" calcext:value-type="float">
            <text:p>2,7404</text:p>
          </table:table-cell>
          <table:table-cell office:value-type="float" office:value="2.76309" calcext:value-type="float">
            <text:p>2,76309</text:p>
          </table:table-cell>
          <table:table-cell office:value-type="float" office:value="2.98469" calcext:value-type="float">
            <text:p>2,98469</text:p>
          </table:table-cell>
          <table:table-cell office:value-type="float" office:value="2.75701" calcext:value-type="float">
            <text:p>2,75701</text:p>
          </table:table-cell>
          <table:table-cell office:value-type="float" office:value="2.81485" calcext:value-type="float">
            <text:p>2,81485</text:p>
          </table:table-cell>
          <table:table-cell office:value-type="float" office:value="3.12128" calcext:value-type="float">
            <text:p>3,12128</text:p>
          </table:table-cell>
          <table:table-cell office:value-type="float" office:value="2.96513" calcext:value-type="float">
            <text:p>2,96513</text:p>
          </table:table-cell>
          <table:table-cell office:value-type="float" office:value="2.76097" calcext:value-type="float">
            <text:p>2,76097</text:p>
          </table:table-cell>
          <table:table-cell office:value-type="float" office:value="2.76392" calcext:value-type="float">
            <text:p>2,76392</text:p>
          </table:table-cell>
          <table:table-cell office:value-type="float" office:value="3.01605" calcext:value-type="float">
            <text:p>3,01605</text:p>
          </table:table-cell>
          <table:table-cell office:value-type="float" office:value="2.79043" calcext:value-type="float">
            <text:p>2,79043</text:p>
          </table:table-cell>
          <table:table-cell office:value-type="float" office:value="3.08335" calcext:value-type="float">
            <text:p>3,08335</text:p>
          </table:table-cell>
          <table:table-cell office:value-type="float" office:value="2.80205" calcext:value-type="float">
            <text:p>2,80205</text:p>
          </table:table-cell>
          <table:table-cell office:value-type="float" office:value="2.93133" calcext:value-type="float">
            <text:p>2,93133</text:p>
          </table:table-cell>
          <table:table-cell office:value-type="float" office:value="3.00274" calcext:value-type="float">
            <text:p>3,00274</text:p>
          </table:table-cell>
          <table:table-cell office:value-type="float" office:value="2.93671" calcext:value-type="float">
            <text:p>2,93671</text:p>
          </table:table-cell>
          <table:table-cell office:value-type="float" office:value="3.12521" calcext:value-type="float">
            <text:p>3,12521</text:p>
          </table:table-cell>
          <table:table-cell office:value-type="float" office:value="2.73658" calcext:value-type="float">
            <text:p>2,73658</text:p>
          </table:table-cell>
          <table:table-cell office:value-type="float" office:value="2.75865" calcext:value-type="float">
            <text:p>2,75865</text:p>
          </table:table-cell>
          <table:table-cell office:value-type="float" office:value="2.90401" calcext:value-type="float">
            <text:p>2,90401</text:p>
          </table:table-cell>
          <table:table-cell office:value-type="float" office:value="2.73615" calcext:value-type="float">
            <text:p>2,73615</text:p>
          </table:table-cell>
          <table:table-cell office:value-type="float" office:value="2.89675" calcext:value-type="float">
            <text:p>2,89675</text:p>
          </table:table-cell>
          <table:table-cell office:value-type="float" office:value="2.70563" calcext:value-type="float">
            <text:p>2,70563</text:p>
          </table:table-cell>
          <table:table-cell office:value-type="float" office:value="2.97488" calcext:value-type="float">
            <text:p>2,97488</text:p>
          </table:table-cell>
          <table:table-cell office:value-type="float" office:value="2.94113" calcext:value-type="float">
            <text:p>2,94113</text:p>
          </table:table-cell>
          <table:table-cell office:value-type="float" office:value="2.6509" calcext:value-type="float">
            <text:p>2,6509</text:p>
          </table:table-cell>
          <table:table-cell office:value-type="float" office:value="2.80462" calcext:value-type="float">
            <text:p>2,80462</text:p>
          </table:table-cell>
          <table:table-cell office:value-type="float" office:value="2.66922" calcext:value-type="float">
            <text:p>2,66922</text:p>
          </table:table-cell>
          <table:table-cell office:value-type="float" office:value="3.05765" calcext:value-type="float">
            <text:p>3,05765</text:p>
          </table:table-cell>
          <table:table-cell office:value-type="float" office:value="3.09535" calcext:value-type="float">
            <text:p>3,09535</text:p>
          </table:table-cell>
          <table:table-cell office:value-type="float" office:value="2.95358" calcext:value-type="float">
            <text:p>2,95358</text:p>
          </table:table-cell>
          <table:table-cell office:value-type="float" office:value="2.80705" calcext:value-type="float">
            <text:p>2,80705</text:p>
          </table:table-cell>
          <table:table-cell office:value-type="float" office:value="3.00509" calcext:value-type="float">
            <text:p>3,00509</text:p>
          </table:table-cell>
          <table:table-cell office:value-type="float" office:value="3.04015" calcext:value-type="float">
            <text:p>3,04015</text:p>
          </table:table-cell>
          <table:table-cell office:value-type="float" office:value="2.81112" calcext:value-type="float">
            <text:p>2,81112</text:p>
          </table:table-cell>
          <table:table-cell office:value-type="float" office:value="3.08499" calcext:value-type="float">
            <text:p>3,08499</text:p>
          </table:table-cell>
          <table:table-cell office:value-type="float" office:value="3.08446" calcext:value-type="float">
            <text:p>3,08446</text:p>
          </table:table-cell>
          <table:table-cell office:value-type="float" office:value="2.9995" calcext:value-type="float">
            <text:p>2,9995</text:p>
          </table:table-cell>
          <table:table-cell office:value-type="float" office:value="2.99379" calcext:value-type="float">
            <text:p>2,99379</text:p>
          </table:table-cell>
          <table:table-cell office:value-type="float" office:value="2.25718" calcext:value-type="float">
            <text:p>2,25718</text:p>
          </table:table-cell>
          <table:table-cell office:value-type="float" office:value="3.02036" calcext:value-type="float">
            <text:p>3,02036</text:p>
          </table:table-cell>
          <table:table-cell office:value-type="float" office:value="2.7515" calcext:value-type="float">
            <text:p>2,7515</text:p>
          </table:table-cell>
          <table:table-cell table:number-columns-repeated="4"/>
          <table:table-cell table:formula="of:=AVERAGE([.B48:.BI48])" office:value-type="float" office:value="2.80053266666667" calcext:value-type="float">
            <text:p>2,8005326667</text:p>
          </table:table-cell>
          <table:table-cell table:formula="of:=STDEV([.B48:.BI48])/2" office:value-type="float" office:value="0.13853826181052" calcext:value-type="float">
            <text:p>0,13853826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2174" calcext:value-type="float">
            <text:p>3,32174</text:p>
          </table:table-cell>
          <table:table-cell office:value-type="float" office:value="3.58736" calcext:value-type="float">
            <text:p>3,58736</text:p>
          </table:table-cell>
          <table:table-cell office:value-type="float" office:value="2.74815" calcext:value-type="float">
            <text:p>2,74815</text:p>
          </table:table-cell>
          <table:table-cell office:value-type="float" office:value="3.33315" calcext:value-type="float">
            <text:p>3,33315</text:p>
          </table:table-cell>
          <table:table-cell office:value-type="float" office:value="3.23921" calcext:value-type="float">
            <text:p>3,23921</text:p>
          </table:table-cell>
          <table:table-cell office:value-type="float" office:value="3.15873" calcext:value-type="float">
            <text:p>3,15873</text:p>
          </table:table-cell>
          <table:table-cell office:value-type="float" office:value="3.26342" calcext:value-type="float">
            <text:p>3,26342</text:p>
          </table:table-cell>
          <table:table-cell office:value-type="float" office:value="3.45773" calcext:value-type="float">
            <text:p>3,45773</text:p>
          </table:table-cell>
          <table:table-cell office:value-type="float" office:value="3.20502" calcext:value-type="float">
            <text:p>3,20502</text:p>
          </table:table-cell>
          <table:table-cell office:value-type="float" office:value="3.28702" calcext:value-type="float">
            <text:p>3,28702</text:p>
          </table:table-cell>
          <table:table-cell office:value-type="float" office:value="3.40982" calcext:value-type="float">
            <text:p>3,40982</text:p>
          </table:table-cell>
          <table:table-cell office:value-type="float" office:value="2.67665" calcext:value-type="float">
            <text:p>2,67665</text:p>
          </table:table-cell>
          <table:table-cell office:value-type="float" office:value="3.03525" calcext:value-type="float">
            <text:p>3,03525</text:p>
          </table:table-cell>
          <table:table-cell office:value-type="float" office:value="3.4236" calcext:value-type="float">
            <text:p>3,4236</text:p>
          </table:table-cell>
          <table:table-cell office:value-type="float" office:value="3.18533" calcext:value-type="float">
            <text:p>3,18533</text:p>
          </table:table-cell>
          <table:table-cell office:value-type="float" office:value="3.49479" calcext:value-type="float">
            <text:p>3,49479</text:p>
          </table:table-cell>
          <table:table-cell office:value-type="float" office:value="3.45224" calcext:value-type="float">
            <text:p>3,45224</text:p>
          </table:table-cell>
          <table:table-cell office:value-type="float" office:value="3.5367" calcext:value-type="float">
            <text:p>3,5367</text:p>
          </table:table-cell>
          <table:table-cell office:value-type="float" office:value="3.40069" calcext:value-type="float">
            <text:p>3,40069</text:p>
          </table:table-cell>
          <table:table-cell office:value-type="float" office:value="3.30877" calcext:value-type="float">
            <text:p>3,30877</text:p>
          </table:table-cell>
          <table:table-cell office:value-type="float" office:value="3.43662" calcext:value-type="float">
            <text:p>3,43662</text:p>
          </table:table-cell>
          <table:table-cell office:value-type="float" office:value="3.42694" calcext:value-type="float">
            <text:p>3,42694</text:p>
          </table:table-cell>
          <table:table-cell office:value-type="float" office:value="3.21033" calcext:value-type="float">
            <text:p>3,21033</text:p>
          </table:table-cell>
          <table:table-cell office:value-type="float" office:value="2.73606" calcext:value-type="float">
            <text:p>2,73606</text:p>
          </table:table-cell>
          <table:table-cell office:value-type="float" office:value="3.20988" calcext:value-type="float">
            <text:p>3,20988</text:p>
          </table:table-cell>
          <table:table-cell office:value-type="float" office:value="3.40563" calcext:value-type="float">
            <text:p>3,40563</text:p>
          </table:table-cell>
          <table:table-cell office:value-type="float" office:value="2.77102" calcext:value-type="float">
            <text:p>2,77102</text:p>
          </table:table-cell>
          <table:table-cell office:value-type="float" office:value="3.26976" calcext:value-type="float">
            <text:p>3,26976</text:p>
          </table:table-cell>
          <table:table-cell office:value-type="float" office:value="3.43727" calcext:value-type="float">
            <text:p>3,43727</text:p>
          </table:table-cell>
          <table:table-cell office:value-type="float" office:value="3.44713" calcext:value-type="float">
            <text:p>3,44713</text:p>
          </table:table-cell>
          <table:table-cell office:value-type="float" office:value="3.23684" calcext:value-type="float">
            <text:p>3,23684</text:p>
          </table:table-cell>
          <table:table-cell office:value-type="float" office:value="3.37563" calcext:value-type="float">
            <text:p>3,37563</text:p>
          </table:table-cell>
          <table:table-cell office:value-type="float" office:value="3.43511" calcext:value-type="float">
            <text:p>3,43511</text:p>
          </table:table-cell>
          <table:table-cell office:value-type="float" office:value="3.40313" calcext:value-type="float">
            <text:p>3,40313</text:p>
          </table:table-cell>
          <table:table-cell office:value-type="float" office:value="2.79951" calcext:value-type="float">
            <text:p>2,79951</text:p>
          </table:table-cell>
          <table:table-cell office:value-type="float" office:value="3.54703" calcext:value-type="float">
            <text:p>3,54703</text:p>
          </table:table-cell>
          <table:table-cell office:value-type="float" office:value="3.47232" calcext:value-type="float">
            <text:p>3,47232</text:p>
          </table:table-cell>
          <table:table-cell office:value-type="float" office:value="3.47573" calcext:value-type="float">
            <text:p>3,47573</text:p>
          </table:table-cell>
          <table:table-cell office:value-type="float" office:value="2.80111" calcext:value-type="float">
            <text:p>2,80111</text:p>
          </table:table-cell>
          <table:table-cell office:value-type="float" office:value="3.3513" calcext:value-type="float">
            <text:p>3,3513</text:p>
          </table:table-cell>
          <table:table-cell office:value-type="float" office:value="3.24857" calcext:value-type="float">
            <text:p>3,24857</text:p>
          </table:table-cell>
          <table:table-cell office:value-type="float" office:value="3.34924" calcext:value-type="float">
            <text:p>3,34924</text:p>
          </table:table-cell>
          <table:table-cell office:value-type="float" office:value="3.18232" calcext:value-type="float">
            <text:p>3,18232</text:p>
          </table:table-cell>
          <table:table-cell office:value-type="float" office:value="3.50736" calcext:value-type="float">
            <text:p>3,50736</text:p>
          </table:table-cell>
          <table:table-cell office:value-type="float" office:value="3.30608" calcext:value-type="float">
            <text:p>3,30608</text:p>
          </table:table-cell>
          <table:table-cell office:value-type="float" office:value="3.42333" calcext:value-type="float">
            <text:p>3,42333</text:p>
          </table:table-cell>
          <table:table-cell office:value-type="float" office:value="3.24375" calcext:value-type="float">
            <text:p>3,24375</text:p>
          </table:table-cell>
          <table:table-cell office:value-type="float" office:value="3.24227" calcext:value-type="float">
            <text:p>3,24227</text:p>
          </table:table-cell>
          <table:table-cell office:value-type="float" office:value="3.26704" calcext:value-type="float">
            <text:p>3,26704</text:p>
          </table:table-cell>
          <table:table-cell office:value-type="float" office:value="3.57919" calcext:value-type="float">
            <text:p>3,57919</text:p>
          </table:table-cell>
          <table:table-cell office:value-type="float" office:value="3.44672" calcext:value-type="float">
            <text:p>3,44672</text:p>
          </table:table-cell>
          <table:table-cell office:value-type="float" office:value="3.45103" calcext:value-type="float">
            <text:p>3,45103</text:p>
          </table:table-cell>
          <table:table-cell office:value-type="float" office:value="3.28003" calcext:value-type="float">
            <text:p>3,28003</text:p>
          </table:table-cell>
          <table:table-cell office:value-type="float" office:value="3.38383" calcext:value-type="float">
            <text:p>3,38383</text:p>
          </table:table-cell>
          <table:table-cell office:value-type="float" office:value="4.38118" calcext:value-type="float">
            <text:p>4,38118</text:p>
          </table:table-cell>
          <table:table-cell office:value-type="float" office:value="3.34313" calcext:value-type="float">
            <text:p>3,34313</text:p>
          </table:table-cell>
          <table:table-cell office:value-type="float" office:value="3.40942" calcext:value-type="float">
            <text:p>3,40942</text:p>
          </table:table-cell>
          <table:table-cell office:value-type="float" office:value="3.39215" calcext:value-type="float">
            <text:p>3,39215</text:p>
          </table:table-cell>
          <table:table-cell office:value-type="float" office:value="3.40724" calcext:value-type="float">
            <text:p>3,40724</text:p>
          </table:table-cell>
          <table:table-cell office:value-type="float" office:value="3.26638" calcext:value-type="float">
            <text:p>3,26638</text:p>
          </table:table-cell>
          <table:table-cell table:number-columns-repeated="4"/>
          <table:table-cell table:formula="of:=AVERAGE([.B49:.BI49])" office:value-type="float" office:value="3.314733" calcext:value-type="float">
            <text:p>3,314733</text:p>
          </table:table-cell>
          <table:table-cell table:formula="of:=STDEV([.B49:.BI49])/2" office:value-type="float" office:value="0.127610935298984" calcext:value-type="float">
            <text:p>0,12761093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43901" calcext:value-type="float">
            <text:p>3,43901</text:p>
          </table:table-cell>
          <table:table-cell office:value-type="float" office:value="4.003" calcext:value-type="float">
            <text:p>4,003</text:p>
          </table:table-cell>
          <table:table-cell office:value-type="float" office:value="3.52803" calcext:value-type="float">
            <text:p>3,52803</text:p>
          </table:table-cell>
          <table:table-cell office:value-type="float" office:value="3.64426" calcext:value-type="float">
            <text:p>3,64426</text:p>
          </table:table-cell>
          <table:table-cell office:value-type="float" office:value="4.19451" calcext:value-type="float">
            <text:p>4,19451</text:p>
          </table:table-cell>
          <table:table-cell office:value-type="float" office:value="3.76015" calcext:value-type="float">
            <text:p>3,76015</text:p>
          </table:table-cell>
          <table:table-cell office:value-type="float" office:value="3.84556" calcext:value-type="float">
            <text:p>3,84556</text:p>
          </table:table-cell>
          <table:table-cell office:value-type="float" office:value="3.96269" calcext:value-type="float">
            <text:p>3,96269</text:p>
          </table:table-cell>
          <table:table-cell office:value-type="float" office:value="3.93944" calcext:value-type="float">
            <text:p>3,93944</text:p>
          </table:table-cell>
          <table:table-cell office:value-type="float" office:value="4.79485" calcext:value-type="float">
            <text:p>4,79485</text:p>
          </table:table-cell>
          <table:table-cell office:value-type="float" office:value="3.82151" calcext:value-type="float">
            <text:p>3,82151</text:p>
          </table:table-cell>
          <table:table-cell office:value-type="float" office:value="3.49451" calcext:value-type="float">
            <text:p>3,49451</text:p>
          </table:table-cell>
          <table:table-cell office:value-type="float" office:value="3.6254" calcext:value-type="float">
            <text:p>3,6254</text:p>
          </table:table-cell>
          <table:table-cell office:value-type="float" office:value="4.20639" calcext:value-type="float">
            <text:p>4,20639</text:p>
          </table:table-cell>
          <table:table-cell office:value-type="float" office:value="3.78456" calcext:value-type="float">
            <text:p>3,78456</text:p>
          </table:table-cell>
          <table:table-cell office:value-type="float" office:value="4.30316" calcext:value-type="float">
            <text:p>4,30316</text:p>
          </table:table-cell>
          <table:table-cell office:value-type="float" office:value="2.8135" calcext:value-type="float">
            <text:p>2,8135</text:p>
          </table:table-cell>
          <table:table-cell office:value-type="float" office:value="3.59198" calcext:value-type="float">
            <text:p>3,59198</text:p>
          </table:table-cell>
          <table:table-cell office:value-type="float" office:value="3.47149" calcext:value-type="float">
            <text:p>3,47149</text:p>
          </table:table-cell>
          <table:table-cell office:value-type="float" office:value="3.73757" calcext:value-type="float">
            <text:p>3,73757</text:p>
          </table:table-cell>
          <table:table-cell office:value-type="float" office:value="3.54477" calcext:value-type="float">
            <text:p>3,54477</text:p>
          </table:table-cell>
          <table:table-cell office:value-type="float" office:value="3.03947" calcext:value-type="float">
            <text:p>3,03947</text:p>
          </table:table-cell>
          <table:table-cell office:value-type="float" office:value="3.87857" calcext:value-type="float">
            <text:p>3,87857</text:p>
          </table:table-cell>
          <table:table-cell office:value-type="float" office:value="2.83077" calcext:value-type="float">
            <text:p>2,83077</text:p>
          </table:table-cell>
          <table:table-cell office:value-type="float" office:value="3.6853" calcext:value-type="float">
            <text:p>3,6853</text:p>
          </table:table-cell>
          <table:table-cell office:value-type="float" office:value="4.04389" calcext:value-type="float">
            <text:p>4,04389</text:p>
          </table:table-cell>
          <table:table-cell office:value-type="float" office:value="3.48093" calcext:value-type="float">
            <text:p>3,48093</text:p>
          </table:table-cell>
          <table:table-cell office:value-type="float" office:value="3.87713" calcext:value-type="float">
            <text:p>3,87713</text:p>
          </table:table-cell>
          <table:table-cell office:value-type="float" office:value="3.56094" calcext:value-type="float">
            <text:p>3,56094</text:p>
          </table:table-cell>
          <table:table-cell office:value-type="float" office:value="3.62791" calcext:value-type="float">
            <text:p>3,62791</text:p>
          </table:table-cell>
          <table:table-cell office:value-type="float" office:value="3.95756" calcext:value-type="float">
            <text:p>3,95756</text:p>
          </table:table-cell>
          <table:table-cell office:value-type="float" office:value="4.21676" calcext:value-type="float">
            <text:p>4,21676</text:p>
          </table:table-cell>
          <table:table-cell office:value-type="float" office:value="2.85397" calcext:value-type="float">
            <text:p>2,85397</text:p>
          </table:table-cell>
          <table:table-cell office:value-type="float" office:value="3.91954" calcext:value-type="float">
            <text:p>3,91954</text:p>
          </table:table-cell>
          <table:table-cell office:value-type="float" office:value="3.72444" calcext:value-type="float">
            <text:p>3,72444</text:p>
          </table:table-cell>
          <table:table-cell office:value-type="float" office:value="4.10597" calcext:value-type="float">
            <text:p>4,10597</text:p>
          </table:table-cell>
          <table:table-cell office:value-type="float" office:value="3.60579" calcext:value-type="float">
            <text:p>3,60579</text:p>
          </table:table-cell>
          <table:table-cell office:value-type="float" office:value="3.70384" calcext:value-type="float">
            <text:p>3,70384</text:p>
          </table:table-cell>
          <table:table-cell office:value-type="float" office:value="4.02632" calcext:value-type="float">
            <text:p>4,02632</text:p>
          </table:table-cell>
          <table:table-cell office:value-type="float" office:value="3.94129" calcext:value-type="float">
            <text:p>3,94129</text:p>
          </table:table-cell>
          <table:table-cell office:value-type="float" office:value="3.88308" calcext:value-type="float">
            <text:p>3,88308</text:p>
          </table:table-cell>
          <table:table-cell office:value-type="float" office:value="3.71247" calcext:value-type="float">
            <text:p>3,71247</text:p>
          </table:table-cell>
          <table:table-cell office:value-type="float" office:value="3.68347" calcext:value-type="float">
            <text:p>3,68347</text:p>
          </table:table-cell>
          <table:table-cell office:value-type="float" office:value="3.66153" calcext:value-type="float">
            <text:p>3,66153</text:p>
          </table:table-cell>
          <table:table-cell office:value-type="float" office:value="3.71963" calcext:value-type="float">
            <text:p>3,71963</text:p>
          </table:table-cell>
          <table:table-cell office:value-type="float" office:value="3.42006" calcext:value-type="float">
            <text:p>3,42006</text:p>
          </table:table-cell>
          <table:table-cell office:value-type="float" office:value="2.94313" calcext:value-type="float">
            <text:p>2,94313</text:p>
          </table:table-cell>
          <table:table-cell office:value-type="float" office:value="3.95661" calcext:value-type="float">
            <text:p>3,95661</text:p>
          </table:table-cell>
          <table:table-cell office:value-type="float" office:value="3.7714" calcext:value-type="float">
            <text:p>3,7714</text:p>
          </table:table-cell>
          <table:table-cell office:value-type="float" office:value="3.52867" calcext:value-type="float">
            <text:p>3,52867</text:p>
          </table:table-cell>
          <table:table-cell office:value-type="float" office:value="3.63044" calcext:value-type="float">
            <text:p>3,63044</text:p>
          </table:table-cell>
          <table:table-cell office:value-type="float" office:value="3.89733" calcext:value-type="float">
            <text:p>3,89733</text:p>
          </table:table-cell>
          <table:table-cell office:value-type="float" office:value="4.00694" calcext:value-type="float">
            <text:p>4,00694</text:p>
          </table:table-cell>
          <table:table-cell office:value-type="float" office:value="3.92578" calcext:value-type="float">
            <text:p>3,92578</text:p>
          </table:table-cell>
          <table:table-cell office:value-type="float" office:value="3.53118" calcext:value-type="float">
            <text:p>3,53118</text:p>
          </table:table-cell>
          <table:table-cell office:value-type="float" office:value="3.62149" calcext:value-type="float">
            <text:p>3,62149</text:p>
          </table:table-cell>
          <table:table-cell office:value-type="float" office:value="3.49624" calcext:value-type="float">
            <text:p>3,49624</text:p>
          </table:table-cell>
          <table:table-cell office:value-type="float" office:value="3.74775" calcext:value-type="float">
            <text:p>3,74775</text:p>
          </table:table-cell>
          <table:table-cell office:value-type="float" office:value="3.68662" calcext:value-type="float">
            <text:p>3,68662</text:p>
          </table:table-cell>
          <table:table-cell office:value-type="float" office:value="3.92866" calcext:value-type="float">
            <text:p>3,92866</text:p>
          </table:table-cell>
          <table:table-cell table:number-columns-repeated="4"/>
          <table:table-cell table:formula="of:=AVERAGE([.B50:.BI50])" office:value-type="float" office:value="3.72232016666667" calcext:value-type="float">
            <text:p>3,7223201667</text:p>
          </table:table-cell>
          <table:table-cell table:formula="of:=STDEV([.B50:.BI50])/2" office:value-type="float" office:value="0.176020104419179" calcext:value-type="float">
            <text:p>0,17602010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41341" calcext:value-type="float">
            <text:p>4,41341</text:p>
          </table:table-cell>
          <table:table-cell office:value-type="float" office:value="4.31183" calcext:value-type="float">
            <text:p>4,31183</text:p>
          </table:table-cell>
          <table:table-cell office:value-type="float" office:value="4.23934" calcext:value-type="float">
            <text:p>4,23934</text:p>
          </table:table-cell>
          <table:table-cell office:value-type="float" office:value="4.22806" calcext:value-type="float">
            <text:p>4,22806</text:p>
          </table:table-cell>
          <table:table-cell office:value-type="float" office:value="3.46394" calcext:value-type="float">
            <text:p>3,46394</text:p>
          </table:table-cell>
          <table:table-cell office:value-type="float" office:value="4.61442" calcext:value-type="float">
            <text:p>4,61442</text:p>
          </table:table-cell>
          <table:table-cell office:value-type="float" office:value="4.43726" calcext:value-type="float">
            <text:p>4,43726</text:p>
          </table:table-cell>
          <table:table-cell office:value-type="float" office:value="4.42675" calcext:value-type="float">
            <text:p>4,42675</text:p>
          </table:table-cell>
          <table:table-cell office:value-type="float" office:value="4.32389" calcext:value-type="float">
            <text:p>4,32389</text:p>
          </table:table-cell>
          <table:table-cell office:value-type="float" office:value="4.29778" calcext:value-type="float">
            <text:p>4,29778</text:p>
          </table:table-cell>
          <table:table-cell office:value-type="float" office:value="4.18281" calcext:value-type="float">
            <text:p>4,18281</text:p>
          </table:table-cell>
          <table:table-cell office:value-type="float" office:value="4.4504" calcext:value-type="float">
            <text:p>4,4504</text:p>
          </table:table-cell>
          <table:table-cell office:value-type="float" office:value="4.44432" calcext:value-type="float">
            <text:p>4,44432</text:p>
          </table:table-cell>
          <table:table-cell office:value-type="float" office:value="4.61083" calcext:value-type="float">
            <text:p>4,61083</text:p>
          </table:table-cell>
          <table:table-cell office:value-type="float" office:value="4.31756" calcext:value-type="float">
            <text:p>4,31756</text:p>
          </table:table-cell>
          <table:table-cell office:value-type="float" office:value="4.48213" calcext:value-type="float">
            <text:p>4,48213</text:p>
          </table:table-cell>
          <table:table-cell office:value-type="float" office:value="4.32201" calcext:value-type="float">
            <text:p>4,32201</text:p>
          </table:table-cell>
          <table:table-cell office:value-type="float" office:value="4.43909" calcext:value-type="float">
            <text:p>4,43909</text:p>
          </table:table-cell>
          <table:table-cell office:value-type="float" office:value="4.32711" calcext:value-type="float">
            <text:p>4,32711</text:p>
          </table:table-cell>
          <table:table-cell office:value-type="float" office:value="4.18565" calcext:value-type="float">
            <text:p>4,18565</text:p>
          </table:table-cell>
          <table:table-cell office:value-type="float" office:value="4.27966" calcext:value-type="float">
            <text:p>4,27966</text:p>
          </table:table-cell>
          <table:table-cell office:value-type="float" office:value="4.27686" calcext:value-type="float">
            <text:p>4,27686</text:p>
          </table:table-cell>
          <table:table-cell office:value-type="float" office:value="4.23993" calcext:value-type="float">
            <text:p>4,23993</text:p>
          </table:table-cell>
          <table:table-cell office:value-type="float" office:value="4.62894" calcext:value-type="float">
            <text:p>4,62894</text:p>
          </table:table-cell>
          <table:table-cell office:value-type="float" office:value="3.70626" calcext:value-type="float">
            <text:p>3,70626</text:p>
          </table:table-cell>
          <table:table-cell office:value-type="float" office:value="4.49605" calcext:value-type="float">
            <text:p>4,49605</text:p>
          </table:table-cell>
          <table:table-cell office:value-type="float" office:value="4.52273" calcext:value-type="float">
            <text:p>4,52273</text:p>
          </table:table-cell>
          <table:table-cell office:value-type="float" office:value="4.16827" calcext:value-type="float">
            <text:p>4,16827</text:p>
          </table:table-cell>
          <table:table-cell office:value-type="float" office:value="3.8651" calcext:value-type="float">
            <text:p>3,8651</text:p>
          </table:table-cell>
          <table:table-cell office:value-type="float" office:value="3.98141" calcext:value-type="float">
            <text:p>3,98141</text:p>
          </table:table-cell>
          <table:table-cell office:value-type="float" office:value="4.14038" calcext:value-type="float">
            <text:p>4,14038</text:p>
          </table:table-cell>
          <table:table-cell office:value-type="float" office:value="4.16833" calcext:value-type="float">
            <text:p>4,16833</text:p>
          </table:table-cell>
          <table:table-cell office:value-type="float" office:value="4.30272" calcext:value-type="float">
            <text:p>4,30272</text:p>
          </table:table-cell>
          <table:table-cell office:value-type="float" office:value="4.48909" calcext:value-type="float">
            <text:p>4,48909</text:p>
          </table:table-cell>
          <table:table-cell office:value-type="float" office:value="4.17559" calcext:value-type="float">
            <text:p>4,17559</text:p>
          </table:table-cell>
          <table:table-cell office:value-type="float" office:value="4.28961" calcext:value-type="float">
            <text:p>4,28961</text:p>
          </table:table-cell>
          <table:table-cell office:value-type="float" office:value="4.31353" calcext:value-type="float">
            <text:p>4,31353</text:p>
          </table:table-cell>
          <table:table-cell office:value-type="float" office:value="4.46689" calcext:value-type="float">
            <text:p>4,46689</text:p>
          </table:table-cell>
          <table:table-cell office:value-type="float" office:value="4.24302" calcext:value-type="float">
            <text:p>4,24302</text:p>
          </table:table-cell>
          <table:table-cell office:value-type="float" office:value="4.11833" calcext:value-type="float">
            <text:p>4,11833</text:p>
          </table:table-cell>
          <table:table-cell office:value-type="float" office:value="4.51373" calcext:value-type="float">
            <text:p>4,51373</text:p>
          </table:table-cell>
          <table:table-cell office:value-type="float" office:value="4.50134" calcext:value-type="float">
            <text:p>4,50134</text:p>
          </table:table-cell>
          <table:table-cell office:value-type="float" office:value="4.48152" calcext:value-type="float">
            <text:p>4,48152</text:p>
          </table:table-cell>
          <table:table-cell office:value-type="float" office:value="4.66363" calcext:value-type="float">
            <text:p>4,66363</text:p>
          </table:table-cell>
          <table:table-cell office:value-type="float" office:value="4.1705" calcext:value-type="float">
            <text:p>4,1705</text:p>
          </table:table-cell>
          <table:table-cell office:value-type="float" office:value="4.36174" calcext:value-type="float">
            <text:p>4,36174</text:p>
          </table:table-cell>
          <table:table-cell office:value-type="float" office:value="4.32315" calcext:value-type="float">
            <text:p>4,32315</text:p>
          </table:table-cell>
          <table:table-cell office:value-type="float" office:value="4.44912" calcext:value-type="float">
            <text:p>4,44912</text:p>
          </table:table-cell>
          <table:table-cell office:value-type="float" office:value="4.43534" calcext:value-type="float">
            <text:p>4,43534</text:p>
          </table:table-cell>
          <table:table-cell office:value-type="float" office:value="4.26369" calcext:value-type="float">
            <text:p>4,26369</text:p>
          </table:table-cell>
          <table:table-cell office:value-type="float" office:value="4.2527" calcext:value-type="float">
            <text:p>4,2527</text:p>
          </table:table-cell>
          <table:table-cell office:value-type="float" office:value="4.27804" calcext:value-type="float">
            <text:p>4,27804</text:p>
          </table:table-cell>
          <table:table-cell office:value-type="float" office:value="4.04586" calcext:value-type="float">
            <text:p>4,04586</text:p>
          </table:table-cell>
          <table:table-cell office:value-type="float" office:value="4.47207" calcext:value-type="float">
            <text:p>4,47207</text:p>
          </table:table-cell>
          <table:table-cell office:value-type="float" office:value="4.50803" calcext:value-type="float">
            <text:p>4,50803</text:p>
          </table:table-cell>
          <table:table-cell office:value-type="float" office:value="4.43768" calcext:value-type="float">
            <text:p>4,43768</text:p>
          </table:table-cell>
          <table:table-cell office:value-type="float" office:value="4.4624" calcext:value-type="float">
            <text:p>4,4624</text:p>
          </table:table-cell>
          <table:table-cell office:value-type="float" office:value="4.18544" calcext:value-type="float">
            <text:p>4,18544</text:p>
          </table:table-cell>
          <table:table-cell office:value-type="float" office:value="4.1495" calcext:value-type="float">
            <text:p>4,1495</text:p>
          </table:table-cell>
          <table:table-cell office:value-type="float" office:value="4.51073" calcext:value-type="float">
            <text:p>4,51073</text:p>
          </table:table-cell>
          <table:table-cell table:number-columns-repeated="4"/>
          <table:table-cell table:formula="of:=AVERAGE([.B51:.BI51])" office:value-type="float" office:value="4.31429166666667" calcext:value-type="float">
            <text:p>4,3142916667</text:p>
          </table:table-cell>
          <table:table-cell table:formula="of:=STDEV([.B51:.BI51])/2" office:value-type="float" office:value="0.106239960666946" calcext:value-type="float">
            <text:p>0,10623996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52445" calcext:value-type="float">
            <text:p>4,52445</text:p>
          </table:table-cell>
          <table:table-cell office:value-type="float" office:value="4.41833" calcext:value-type="float">
            <text:p>4,41833</text:p>
          </table:table-cell>
          <table:table-cell office:value-type="float" office:value="4.25791" calcext:value-type="float">
            <text:p>4,25791</text:p>
          </table:table-cell>
          <table:table-cell office:value-type="float" office:value="4.03248" calcext:value-type="float">
            <text:p>4,03248</text:p>
          </table:table-cell>
          <table:table-cell office:value-type="float" office:value="4.32365" calcext:value-type="float">
            <text:p>4,32365</text:p>
          </table:table-cell>
          <table:table-cell office:value-type="float" office:value="4.4742" calcext:value-type="float">
            <text:p>4,4742</text:p>
          </table:table-cell>
          <table:table-cell office:value-type="float" office:value="4.30677" calcext:value-type="float">
            <text:p>4,30677</text:p>
          </table:table-cell>
          <table:table-cell office:value-type="float" office:value="4.34872" calcext:value-type="float">
            <text:p>4,34872</text:p>
          </table:table-cell>
          <table:table-cell office:value-type="float" office:value="4.17352" calcext:value-type="float">
            <text:p>4,17352</text:p>
          </table:table-cell>
          <table:table-cell office:value-type="float" office:value="4.32424" calcext:value-type="float">
            <text:p>4,32424</text:p>
          </table:table-cell>
          <table:table-cell office:value-type="float" office:value="4.34022" calcext:value-type="float">
            <text:p>4,34022</text:p>
          </table:table-cell>
          <table:table-cell office:value-type="float" office:value="4.64293" calcext:value-type="float">
            <text:p>4,64293</text:p>
          </table:table-cell>
          <table:table-cell office:value-type="float" office:value="4.63147" calcext:value-type="float">
            <text:p>4,63147</text:p>
          </table:table-cell>
          <table:table-cell office:value-type="float" office:value="4.65334" calcext:value-type="float">
            <text:p>4,65334</text:p>
          </table:table-cell>
          <table:table-cell office:value-type="float" office:value="4.32028" calcext:value-type="float">
            <text:p>4,32028</text:p>
          </table:table-cell>
          <table:table-cell office:value-type="float" office:value="4.2102" calcext:value-type="float">
            <text:p>4,2102</text:p>
          </table:table-cell>
          <table:table-cell office:value-type="float" office:value="4.46263" calcext:value-type="float">
            <text:p>4,46263</text:p>
          </table:table-cell>
          <table:table-cell office:value-type="float" office:value="4.29506" calcext:value-type="float">
            <text:p>4,29506</text:p>
          </table:table-cell>
          <table:table-cell office:value-type="float" office:value="4.47148" calcext:value-type="float">
            <text:p>4,47148</text:p>
          </table:table-cell>
          <table:table-cell office:value-type="float" office:value="4.47181" calcext:value-type="float">
            <text:p>4,47181</text:p>
          </table:table-cell>
          <table:table-cell office:value-type="float" office:value="4.66425" calcext:value-type="float">
            <text:p>4,66425</text:p>
          </table:table-cell>
          <table:table-cell office:value-type="float" office:value="4.47273" calcext:value-type="float">
            <text:p>4,47273</text:p>
          </table:table-cell>
          <table:table-cell office:value-type="float" office:value="4.12498" calcext:value-type="float">
            <text:p>4,12498</text:p>
          </table:table-cell>
          <table:table-cell office:value-type="float" office:value="3.4525" calcext:value-type="float">
            <text:p>3,4525</text:p>
          </table:table-cell>
          <table:table-cell office:value-type="float" office:value="4.48522" calcext:value-type="float">
            <text:p>4,48522</text:p>
          </table:table-cell>
          <table:table-cell office:value-type="float" office:value="4.60823" calcext:value-type="float">
            <text:p>4,60823</text:p>
          </table:table-cell>
          <table:table-cell office:value-type="float" office:value="4.25816" calcext:value-type="float">
            <text:p>4,25816</text:p>
          </table:table-cell>
          <table:table-cell office:value-type="float" office:value="4.25645" calcext:value-type="float">
            <text:p>4,25645</text:p>
          </table:table-cell>
          <table:table-cell office:value-type="float" office:value="4.51424" calcext:value-type="float">
            <text:p>4,51424</text:p>
          </table:table-cell>
          <table:table-cell office:value-type="float" office:value="4.34715" calcext:value-type="float">
            <text:p>4,34715</text:p>
          </table:table-cell>
          <table:table-cell office:value-type="float" office:value="4.48926" calcext:value-type="float">
            <text:p>4,48926</text:p>
          </table:table-cell>
          <table:table-cell office:value-type="float" office:value="4.64614" calcext:value-type="float">
            <text:p>4,64614</text:p>
          </table:table-cell>
          <table:table-cell office:value-type="float" office:value="4.46267" calcext:value-type="float">
            <text:p>4,46267</text:p>
          </table:table-cell>
          <table:table-cell office:value-type="float" office:value="4.22266" calcext:value-type="float">
            <text:p>4,22266</text:p>
          </table:table-cell>
          <table:table-cell office:value-type="float" office:value="4.21753" calcext:value-type="float">
            <text:p>4,21753</text:p>
          </table:table-cell>
          <table:table-cell office:value-type="float" office:value="4.64505" calcext:value-type="float">
            <text:p>4,64505</text:p>
          </table:table-cell>
          <table:table-cell office:value-type="float" office:value="4.456" calcext:value-type="float">
            <text:p>4,456</text:p>
          </table:table-cell>
          <table:table-cell office:value-type="float" office:value="3.99669" calcext:value-type="float">
            <text:p>3,99669</text:p>
          </table:table-cell>
          <table:table-cell office:value-type="float" office:value="4.12847" calcext:value-type="float">
            <text:p>4,12847</text:p>
          </table:table-cell>
          <table:table-cell office:value-type="float" office:value="4.22792" calcext:value-type="float">
            <text:p>4,22792</text:p>
          </table:table-cell>
          <table:table-cell office:value-type="float" office:value="4.6483" calcext:value-type="float">
            <text:p>4,6483</text:p>
          </table:table-cell>
          <table:table-cell office:value-type="float" office:value="4.48401" calcext:value-type="float">
            <text:p>4,48401</text:p>
          </table:table-cell>
          <table:table-cell office:value-type="float" office:value="4.33762" calcext:value-type="float">
            <text:p>4,33762</text:p>
          </table:table-cell>
          <table:table-cell office:value-type="float" office:value="4.35236" calcext:value-type="float">
            <text:p>4,35236</text:p>
          </table:table-cell>
          <table:table-cell office:value-type="float" office:value="4.28785" calcext:value-type="float">
            <text:p>4,28785</text:p>
          </table:table-cell>
          <table:table-cell office:value-type="float" office:value="4.28656" calcext:value-type="float">
            <text:p>4,28656</text:p>
          </table:table-cell>
          <table:table-cell office:value-type="float" office:value="4.53782" calcext:value-type="float">
            <text:p>4,53782</text:p>
          </table:table-cell>
          <table:table-cell office:value-type="float" office:value="4.61028" calcext:value-type="float">
            <text:p>4,61028</text:p>
          </table:table-cell>
          <table:table-cell office:value-type="float" office:value="4.14207" calcext:value-type="float">
            <text:p>4,14207</text:p>
          </table:table-cell>
          <table:table-cell office:value-type="float" office:value="4.49525" calcext:value-type="float">
            <text:p>4,49525</text:p>
          </table:table-cell>
          <table:table-cell office:value-type="float" office:value="4.50371" calcext:value-type="float">
            <text:p>4,50371</text:p>
          </table:table-cell>
          <table:table-cell office:value-type="float" office:value="4.30769" calcext:value-type="float">
            <text:p>4,30769</text:p>
          </table:table-cell>
          <table:table-cell office:value-type="float" office:value="4.54187" calcext:value-type="float">
            <text:p>4,54187</text:p>
          </table:table-cell>
          <table:table-cell office:value-type="float" office:value="4.49885" calcext:value-type="float">
            <text:p>4,49885</text:p>
          </table:table-cell>
          <table:table-cell office:value-type="float" office:value="4.21208" calcext:value-type="float">
            <text:p>4,21208</text:p>
          </table:table-cell>
          <table:table-cell office:value-type="float" office:value="4.20284" calcext:value-type="float">
            <text:p>4,20284</text:p>
          </table:table-cell>
          <table:table-cell office:value-type="float" office:value="4.45456" calcext:value-type="float">
            <text:p>4,45456</text:p>
          </table:table-cell>
          <table:table-cell office:value-type="float" office:value="4.33794" calcext:value-type="float">
            <text:p>4,33794</text:p>
          </table:table-cell>
          <table:table-cell office:value-type="float" office:value="4.22098" calcext:value-type="float">
            <text:p>4,22098</text:p>
          </table:table-cell>
          <table:table-cell office:value-type="float" office:value="4.13636" calcext:value-type="float">
            <text:p>4,13636</text:p>
          </table:table-cell>
          <table:table-cell table:number-columns-repeated="4"/>
          <table:table-cell table:formula="of:=AVERAGE([.B52:.BI52])" office:value-type="float" office:value="4.36598316666667" calcext:value-type="float">
            <text:p>4,3659831667</text:p>
          </table:table-cell>
          <table:table-cell table:formula="of:=STDEV([.B52:.BI52])/2" office:value-type="float" office:value="0.103380518951695" calcext:value-type="float">
            <text:p>0,1033805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4485" calcext:value-type="float">
            <text:p>4,4485</text:p>
          </table:table-cell>
          <table:table-cell office:value-type="float" office:value="4.5856" calcext:value-type="float">
            <text:p>4,5856</text:p>
          </table:table-cell>
          <table:table-cell office:value-type="float" office:value="4.4719" calcext:value-type="float">
            <text:p>4,4719</text:p>
          </table:table-cell>
          <table:table-cell office:value-type="float" office:value="4.43189" calcext:value-type="float">
            <text:p>4,43189</text:p>
          </table:table-cell>
          <table:table-cell office:value-type="float" office:value="4.27548" calcext:value-type="float">
            <text:p>4,27548</text:p>
          </table:table-cell>
          <table:table-cell office:value-type="float" office:value="4.25791" calcext:value-type="float">
            <text:p>4,25791</text:p>
          </table:table-cell>
          <table:table-cell office:value-type="float" office:value="4.33704" calcext:value-type="float">
            <text:p>4,33704</text:p>
          </table:table-cell>
          <table:table-cell office:value-type="float" office:value="4.28305" calcext:value-type="float">
            <text:p>4,28305</text:p>
          </table:table-cell>
          <table:table-cell office:value-type="float" office:value="4.45361" calcext:value-type="float">
            <text:p>4,45361</text:p>
          </table:table-cell>
          <table:table-cell office:value-type="float" office:value="4.44038" calcext:value-type="float">
            <text:p>4,44038</text:p>
          </table:table-cell>
          <table:table-cell office:value-type="float" office:value="4.45482" calcext:value-type="float">
            <text:p>4,45482</text:p>
          </table:table-cell>
          <table:table-cell office:value-type="float" office:value="4.31395" calcext:value-type="float">
            <text:p>4,31395</text:p>
          </table:table-cell>
          <table:table-cell office:value-type="float" office:value="4.44831" calcext:value-type="float">
            <text:p>4,44831</text:p>
          </table:table-cell>
          <table:table-cell office:value-type="float" office:value="4.51545" calcext:value-type="float">
            <text:p>4,51545</text:p>
          </table:table-cell>
          <table:table-cell office:value-type="float" office:value="4.31155" calcext:value-type="float">
            <text:p>4,31155</text:p>
          </table:table-cell>
          <table:table-cell office:value-type="float" office:value="4.33997" calcext:value-type="float">
            <text:p>4,33997</text:p>
          </table:table-cell>
          <table:table-cell office:value-type="float" office:value="4.42254" calcext:value-type="float">
            <text:p>4,42254</text:p>
          </table:table-cell>
          <table:table-cell office:value-type="float" office:value="4.25365" calcext:value-type="float">
            <text:p>4,25365</text:p>
          </table:table-cell>
          <table:table-cell office:value-type="float" office:value="4.27841" calcext:value-type="float">
            <text:p>4,27841</text:p>
          </table:table-cell>
          <table:table-cell office:value-type="float" office:value="4.44567" calcext:value-type="float">
            <text:p>4,44567</text:p>
          </table:table-cell>
          <table:table-cell office:value-type="float" office:value="4.27309" calcext:value-type="float">
            <text:p>4,27309</text:p>
          </table:table-cell>
          <table:table-cell office:value-type="float" office:value="4.46984" calcext:value-type="float">
            <text:p>4,46984</text:p>
          </table:table-cell>
          <table:table-cell office:value-type="float" office:value="4.29458" calcext:value-type="float">
            <text:p>4,29458</text:p>
          </table:table-cell>
          <table:table-cell office:value-type="float" office:value="4.42341" calcext:value-type="float">
            <text:p>4,42341</text:p>
          </table:table-cell>
          <table:table-cell office:value-type="float" office:value="4.45698" calcext:value-type="float">
            <text:p>4,45698</text:p>
          </table:table-cell>
          <table:table-cell office:value-type="float" office:value="4.12458" calcext:value-type="float">
            <text:p>4,12458</text:p>
          </table:table-cell>
          <table:table-cell office:value-type="float" office:value="4.44537" calcext:value-type="float">
            <text:p>4,44537</text:p>
          </table:table-cell>
          <table:table-cell office:value-type="float" office:value="4.32325" calcext:value-type="float">
            <text:p>4,32325</text:p>
          </table:table-cell>
          <table:table-cell office:value-type="float" office:value="4.46125" calcext:value-type="float">
            <text:p>4,46125</text:p>
          </table:table-cell>
          <table:table-cell office:value-type="float" office:value="4.44038" calcext:value-type="float">
            <text:p>4,44038</text:p>
          </table:table-cell>
          <table:table-cell office:value-type="float" office:value="4.29199" calcext:value-type="float">
            <text:p>4,29199</text:p>
          </table:table-cell>
          <table:table-cell office:value-type="float" office:value="4.62233" calcext:value-type="float">
            <text:p>4,62233</text:p>
          </table:table-cell>
          <table:table-cell office:value-type="float" office:value="4.23978" calcext:value-type="float">
            <text:p>4,23978</text:p>
          </table:table-cell>
          <table:table-cell office:value-type="float" office:value="4.32355" calcext:value-type="float">
            <text:p>4,32355</text:p>
          </table:table-cell>
          <table:table-cell office:value-type="float" office:value="4.44695" calcext:value-type="float">
            <text:p>4,44695</text:p>
          </table:table-cell>
          <table:table-cell office:value-type="float" office:value="4.25531" calcext:value-type="float">
            <text:p>4,25531</text:p>
          </table:table-cell>
          <table:table-cell office:value-type="float" office:value="4.31739" calcext:value-type="float">
            <text:p>4,31739</text:p>
          </table:table-cell>
          <table:table-cell office:value-type="float" office:value="4.44893" calcext:value-type="float">
            <text:p>4,44893</text:p>
          </table:table-cell>
          <table:table-cell office:value-type="float" office:value="4.41363" calcext:value-type="float">
            <text:p>4,41363</text:p>
          </table:table-cell>
          <table:table-cell office:value-type="float" office:value="4.45372" calcext:value-type="float">
            <text:p>4,45372</text:p>
          </table:table-cell>
          <table:table-cell office:value-type="float" office:value="4.46092" calcext:value-type="float">
            <text:p>4,46092</text:p>
          </table:table-cell>
          <table:table-cell office:value-type="float" office:value="4.29911" calcext:value-type="float">
            <text:p>4,29911</text:p>
          </table:table-cell>
          <table:table-cell office:value-type="float" office:value="4.43172" calcext:value-type="float">
            <text:p>4,43172</text:p>
          </table:table-cell>
          <table:table-cell office:value-type="float" office:value="4.42237" calcext:value-type="float">
            <text:p>4,42237</text:p>
          </table:table-cell>
          <table:table-cell office:value-type="float" office:value="4.31116" calcext:value-type="float">
            <text:p>4,31116</text:p>
          </table:table-cell>
          <table:table-cell office:value-type="float" office:value="4.11947" calcext:value-type="float">
            <text:p>4,11947</text:p>
          </table:table-cell>
          <table:table-cell office:value-type="float" office:value="4.45549" calcext:value-type="float">
            <text:p>4,45549</text:p>
          </table:table-cell>
          <table:table-cell office:value-type="float" office:value="4.66799" calcext:value-type="float">
            <text:p>4,66799</text:p>
          </table:table-cell>
          <table:table-cell office:value-type="float" office:value="4.1227" calcext:value-type="float">
            <text:p>4,1227</text:p>
          </table:table-cell>
          <table:table-cell office:value-type="float" office:value="4.19664" calcext:value-type="float">
            <text:p>4,19664</text:p>
          </table:table-cell>
          <table:table-cell office:value-type="float" office:value="4.43627" calcext:value-type="float">
            <text:p>4,43627</text:p>
          </table:table-cell>
          <table:table-cell office:value-type="float" office:value="4.25798" calcext:value-type="float">
            <text:p>4,25798</text:p>
          </table:table-cell>
          <table:table-cell office:value-type="float" office:value="4.41904" calcext:value-type="float">
            <text:p>4,41904</text:p>
          </table:table-cell>
          <table:table-cell office:value-type="float" office:value="4.48432" calcext:value-type="float">
            <text:p>4,48432</text:p>
          </table:table-cell>
          <table:table-cell office:value-type="float" office:value="4.47711" calcext:value-type="float">
            <text:p>4,47711</text:p>
          </table:table-cell>
          <table:table-cell office:value-type="float" office:value="4.06173" calcext:value-type="float">
            <text:p>4,06173</text:p>
          </table:table-cell>
          <table:table-cell office:value-type="float" office:value="4.34754" calcext:value-type="float">
            <text:p>4,34754</text:p>
          </table:table-cell>
          <table:table-cell office:value-type="float" office:value="4.4838" calcext:value-type="float">
            <text:p>4,4838</text:p>
          </table:table-cell>
          <table:table-cell office:value-type="float" office:value="4.43127" calcext:value-type="float">
            <text:p>4,43127</text:p>
          </table:table-cell>
          <table:table-cell office:value-type="float" office:value="4.43117" calcext:value-type="float">
            <text:p>4,43117</text:p>
          </table:table-cell>
          <table:table-cell table:number-columns-repeated="4"/>
          <table:table-cell table:formula="of:=AVERAGE([.B53:.BI53])" office:value-type="float" office:value="4.3768965" calcext:value-type="float">
            <text:p>4,3768965</text:p>
          </table:table-cell>
          <table:table-cell table:formula="of:=STDEV([.B53:.BI53])/2" office:value-type="float" office:value="0.0601694452121659" calcext:value-type="float">
            <text:p>0,06016944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34326" calcext:value-type="float">
            <text:p>4,34326</text:p>
          </table:table-cell>
          <table:table-cell office:value-type="float" office:value="3.98584" calcext:value-type="float">
            <text:p>3,98584</text:p>
          </table:table-cell>
          <table:table-cell office:value-type="float" office:value="3.90084" calcext:value-type="float">
            <text:p>3,90084</text:p>
          </table:table-cell>
          <table:table-cell office:value-type="float" office:value="3.95124" calcext:value-type="float">
            <text:p>3,95124</text:p>
          </table:table-cell>
          <table:table-cell office:value-type="float" office:value="4.55696" calcext:value-type="float">
            <text:p>4,55696</text:p>
          </table:table-cell>
          <table:table-cell office:value-type="float" office:value="4.30468" calcext:value-type="float">
            <text:p>4,30468</text:p>
          </table:table-cell>
          <table:table-cell office:value-type="float" office:value="4.25211" calcext:value-type="float">
            <text:p>4,25211</text:p>
          </table:table-cell>
          <table:table-cell office:value-type="float" office:value="4.11592" calcext:value-type="float">
            <text:p>4,11592</text:p>
          </table:table-cell>
          <table:table-cell office:value-type="float" office:value="4.19079" calcext:value-type="float">
            <text:p>4,19079</text:p>
          </table:table-cell>
          <table:table-cell office:value-type="float" office:value="3.93041" calcext:value-type="float">
            <text:p>3,93041</text:p>
          </table:table-cell>
          <table:table-cell office:value-type="float" office:value="4.23502" calcext:value-type="float">
            <text:p>4,23502</text:p>
          </table:table-cell>
          <table:table-cell office:value-type="float" office:value="4.29397" calcext:value-type="float">
            <text:p>4,29397</text:p>
          </table:table-cell>
          <table:table-cell office:value-type="float" office:value="4.28251" calcext:value-type="float">
            <text:p>4,28251</text:p>
          </table:table-cell>
          <table:table-cell office:value-type="float" office:value="4.56832" calcext:value-type="float">
            <text:p>4,56832</text:p>
          </table:table-cell>
          <table:table-cell office:value-type="float" office:value="4.14807" calcext:value-type="float">
            <text:p>4,14807</text:p>
          </table:table-cell>
          <table:table-cell office:value-type="float" office:value="4.44083" calcext:value-type="float">
            <text:p>4,44083</text:p>
          </table:table-cell>
          <table:table-cell office:value-type="float" office:value="3.49098" calcext:value-type="float">
            <text:p>3,49098</text:p>
          </table:table-cell>
          <table:table-cell office:value-type="float" office:value="4.40832" calcext:value-type="float">
            <text:p>4,40832</text:p>
          </table:table-cell>
          <table:table-cell office:value-type="float" office:value="4.42851" calcext:value-type="float">
            <text:p>4,42851</text:p>
          </table:table-cell>
          <table:table-cell office:value-type="float" office:value="4.27345" calcext:value-type="float">
            <text:p>4,27345</text:p>
          </table:table-cell>
          <table:table-cell office:value-type="float" office:value="4.42851" calcext:value-type="float">
            <text:p>4,42851</text:p>
          </table:table-cell>
          <table:table-cell office:value-type="float" office:value="4.43299" calcext:value-type="float">
            <text:p>4,43299</text:p>
          </table:table-cell>
          <table:table-cell office:value-type="float" office:value="4.29986" calcext:value-type="float">
            <text:p>4,29986</text:p>
          </table:table-cell>
          <table:table-cell office:value-type="float" office:value="3.86461" calcext:value-type="float">
            <text:p>3,86461</text:p>
          </table:table-cell>
          <table:table-cell office:value-type="float" office:value="4.52256" calcext:value-type="float">
            <text:p>4,52256</text:p>
          </table:table-cell>
          <table:table-cell office:value-type="float" office:value="4.31706" calcext:value-type="float">
            <text:p>4,31706</text:p>
          </table:table-cell>
          <table:table-cell office:value-type="float" office:value="4.31734" calcext:value-type="float">
            <text:p>4,31734</text:p>
          </table:table-cell>
          <table:table-cell office:value-type="float" office:value="4.3984" calcext:value-type="float">
            <text:p>4,3984</text:p>
          </table:table-cell>
          <table:table-cell office:value-type="float" office:value="4.39399" calcext:value-type="float">
            <text:p>4,39399</text:p>
          </table:table-cell>
          <table:table-cell office:value-type="float" office:value="4.32972" calcext:value-type="float">
            <text:p>4,32972</text:p>
          </table:table-cell>
          <table:table-cell office:value-type="float" office:value="4.50584" calcext:value-type="float">
            <text:p>4,50584</text:p>
          </table:table-cell>
          <table:table-cell office:value-type="float" office:value="4.20876" calcext:value-type="float">
            <text:p>4,20876</text:p>
          </table:table-cell>
          <table:table-cell office:value-type="float" office:value="4.41107" calcext:value-type="float">
            <text:p>4,41107</text:p>
          </table:table-cell>
          <table:table-cell office:value-type="float" office:value="4.40872" calcext:value-type="float">
            <text:p>4,40872</text:p>
          </table:table-cell>
          <table:table-cell office:value-type="float" office:value="4.54508" calcext:value-type="float">
            <text:p>4,54508</text:p>
          </table:table-cell>
          <table:table-cell office:value-type="float" office:value="4.49859" calcext:value-type="float">
            <text:p>4,49859</text:p>
          </table:table-cell>
          <table:table-cell office:value-type="float" office:value="4.44006" calcext:value-type="float">
            <text:p>4,44006</text:p>
          </table:table-cell>
          <table:table-cell office:value-type="float" office:value="4.41037" calcext:value-type="float">
            <text:p>4,41037</text:p>
          </table:table-cell>
          <table:table-cell office:value-type="float" office:value="4.39569" calcext:value-type="float">
            <text:p>4,39569</text:p>
          </table:table-cell>
          <table:table-cell office:value-type="float" office:value="4.448" calcext:value-type="float">
            <text:p>4,448</text:p>
          </table:table-cell>
          <table:table-cell office:value-type="float" office:value="4.31537" calcext:value-type="float">
            <text:p>4,31537</text:p>
          </table:table-cell>
          <table:table-cell office:value-type="float" office:value="4.43691" calcext:value-type="float">
            <text:p>4,43691</text:p>
          </table:table-cell>
          <table:table-cell office:value-type="float" office:value="4.27629" calcext:value-type="float">
            <text:p>4,27629</text:p>
          </table:table-cell>
          <table:table-cell office:value-type="float" office:value="4.1195" calcext:value-type="float">
            <text:p>4,1195</text:p>
          </table:table-cell>
          <table:table-cell office:value-type="float" office:value="4.47037" calcext:value-type="float">
            <text:p>4,47037</text:p>
          </table:table-cell>
          <table:table-cell office:value-type="float" office:value="4.50267" calcext:value-type="float">
            <text:p>4,50267</text:p>
          </table:table-cell>
          <table:table-cell office:value-type="float" office:value="4.37704" calcext:value-type="float">
            <text:p>4,37704</text:p>
          </table:table-cell>
          <table:table-cell office:value-type="float" office:value="4.68016" calcext:value-type="float">
            <text:p>4,68016</text:p>
          </table:table-cell>
          <table:table-cell office:value-type="float" office:value="4.14241" calcext:value-type="float">
            <text:p>4,14241</text:p>
          </table:table-cell>
          <table:table-cell office:value-type="float" office:value="4.40172" calcext:value-type="float">
            <text:p>4,40172</text:p>
          </table:table-cell>
          <table:table-cell office:value-type="float" office:value="4.37937" calcext:value-type="float">
            <text:p>4,37937</text:p>
          </table:table-cell>
          <table:table-cell office:value-type="float" office:value="4.05696" calcext:value-type="float">
            <text:p>4,05696</text:p>
          </table:table-cell>
          <table:table-cell office:value-type="float" office:value="3.95906" calcext:value-type="float">
            <text:p>3,95906</text:p>
          </table:table-cell>
          <table:table-cell office:value-type="float" office:value="3.99768" calcext:value-type="float">
            <text:p>3,99768</text:p>
          </table:table-cell>
          <table:table-cell office:value-type="float" office:value="4.00461" calcext:value-type="float">
            <text:p>4,00461</text:p>
          </table:table-cell>
          <table:table-cell office:value-type="float" office:value="4.38892" calcext:value-type="float">
            <text:p>4,38892</text:p>
          </table:table-cell>
          <table:table-cell office:value-type="float" office:value="4.2987" calcext:value-type="float">
            <text:p>4,2987</text:p>
          </table:table-cell>
          <table:table-cell office:value-type="float" office:value="4.06117" calcext:value-type="float">
            <text:p>4,06117</text:p>
          </table:table-cell>
          <table:table-cell office:value-type="float" office:value="4.46258" calcext:value-type="float">
            <text:p>4,46258</text:p>
          </table:table-cell>
          <table:table-cell office:value-type="float" office:value="3.26328" calcext:value-type="float">
            <text:p>3,26328</text:p>
          </table:table-cell>
          <table:table-cell table:number-columns-repeated="4"/>
          <table:table-cell table:formula="of:=AVERAGE([.B54:.BI54])" office:value-type="float" office:value="4.27123366666667" calcext:value-type="float">
            <text:p>4,2712336667</text:p>
          </table:table-cell>
          <table:table-cell table:formula="of:=STDEV([.B54:.BI54])/2" office:value-type="float" office:value="0.126061091495175" calcext:value-type="float">
            <text:p>0,12606109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25821" calcext:value-type="float">
            <text:p>4,25821</text:p>
          </table:table-cell>
          <table:table-cell office:value-type="float" office:value="4.54359" calcext:value-type="float">
            <text:p>4,54359</text:p>
          </table:table-cell>
          <table:table-cell office:value-type="float" office:value="4.44603" calcext:value-type="float">
            <text:p>4,44603</text:p>
          </table:table-cell>
          <table:table-cell office:value-type="float" office:value="3.95465" calcext:value-type="float">
            <text:p>3,95465</text:p>
          </table:table-cell>
          <table:table-cell office:value-type="float" office:value="4.24648" calcext:value-type="float">
            <text:p>4,24648</text:p>
          </table:table-cell>
          <table:table-cell office:value-type="float" office:value="3.35342" calcext:value-type="float">
            <text:p>3,35342</text:p>
          </table:table-cell>
          <table:table-cell office:value-type="float" office:value="4.27469" calcext:value-type="float">
            <text:p>4,27469</text:p>
          </table:table-cell>
          <table:table-cell office:value-type="float" office:value="3.94734" calcext:value-type="float">
            <text:p>3,94734</text:p>
          </table:table-cell>
          <table:table-cell office:value-type="float" office:value="4.39451" calcext:value-type="float">
            <text:p>4,39451</text:p>
          </table:table-cell>
          <table:table-cell office:value-type="float" office:value="4.40428" calcext:value-type="float">
            <text:p>4,40428</text:p>
          </table:table-cell>
          <table:table-cell office:value-type="float" office:value="4.2417" calcext:value-type="float">
            <text:p>4,2417</text:p>
          </table:table-cell>
          <table:table-cell office:value-type="float" office:value="4.25034" calcext:value-type="float">
            <text:p>4,25034</text:p>
          </table:table-cell>
          <table:table-cell office:value-type="float" office:value="4.65189" calcext:value-type="float">
            <text:p>4,65189</text:p>
          </table:table-cell>
          <table:table-cell office:value-type="float" office:value="4.08128" calcext:value-type="float">
            <text:p>4,08128</text:p>
          </table:table-cell>
          <table:table-cell office:value-type="float" office:value="4.08328" calcext:value-type="float">
            <text:p>4,08328</text:p>
          </table:table-cell>
          <table:table-cell office:value-type="float" office:value="3.68012" calcext:value-type="float">
            <text:p>3,68012</text:p>
          </table:table-cell>
          <table:table-cell office:value-type="float" office:value="4.41313" calcext:value-type="float">
            <text:p>4,41313</text:p>
          </table:table-cell>
          <table:table-cell office:value-type="float" office:value="4.24538" calcext:value-type="float">
            <text:p>4,24538</text:p>
          </table:table-cell>
          <table:table-cell office:value-type="float" office:value="4.38202" calcext:value-type="float">
            <text:p>4,38202</text:p>
          </table:table-cell>
          <table:table-cell office:value-type="float" office:value="4.52544" calcext:value-type="float">
            <text:p>4,52544</text:p>
          </table:table-cell>
          <table:table-cell office:value-type="float" office:value="4.39914" calcext:value-type="float">
            <text:p>4,39914</text:p>
          </table:table-cell>
          <table:table-cell office:value-type="float" office:value="4.11033" calcext:value-type="float">
            <text:p>4,11033</text:p>
          </table:table-cell>
          <table:table-cell office:value-type="float" office:value="4.38095" calcext:value-type="float">
            <text:p>4,38095</text:p>
          </table:table-cell>
          <table:table-cell office:value-type="float" office:value="4.19856" calcext:value-type="float">
            <text:p>4,19856</text:p>
          </table:table-cell>
          <table:table-cell office:value-type="float" office:value="4.25548" calcext:value-type="float">
            <text:p>4,25548</text:p>
          </table:table-cell>
          <table:table-cell office:value-type="float" office:value="4.39021" calcext:value-type="float">
            <text:p>4,39021</text:p>
          </table:table-cell>
          <table:table-cell office:value-type="float" office:value="4.53012" calcext:value-type="float">
            <text:p>4,53012</text:p>
          </table:table-cell>
          <table:table-cell office:value-type="float" office:value="4.25181" calcext:value-type="float">
            <text:p>4,25181</text:p>
          </table:table-cell>
          <table:table-cell office:value-type="float" office:value="4.36725" calcext:value-type="float">
            <text:p>4,36725</text:p>
          </table:table-cell>
          <table:table-cell office:value-type="float" office:value="4.39961" calcext:value-type="float">
            <text:p>4,39961</text:p>
          </table:table-cell>
          <table:table-cell office:value-type="float" office:value="4.23929" calcext:value-type="float">
            <text:p>4,23929</text:p>
          </table:table-cell>
          <table:table-cell office:value-type="float" office:value="4.30459" calcext:value-type="float">
            <text:p>4,30459</text:p>
          </table:table-cell>
          <table:table-cell office:value-type="float" office:value="4.45652" calcext:value-type="float">
            <text:p>4,45652</text:p>
          </table:table-cell>
          <table:table-cell office:value-type="float" office:value="4.10001" calcext:value-type="float">
            <text:p>4,10001</text:p>
          </table:table-cell>
          <table:table-cell office:value-type="float" office:value="4.41642" calcext:value-type="float">
            <text:p>4,41642</text:p>
          </table:table-cell>
          <table:table-cell office:value-type="float" office:value="4.22721" calcext:value-type="float">
            <text:p>4,22721</text:p>
          </table:table-cell>
          <table:table-cell office:value-type="float" office:value="4.41114" calcext:value-type="float">
            <text:p>4,41114</text:p>
          </table:table-cell>
          <table:table-cell office:value-type="float" office:value="4.3923" calcext:value-type="float">
            <text:p>4,3923</text:p>
          </table:table-cell>
          <table:table-cell office:value-type="float" office:value="4.40938" calcext:value-type="float">
            <text:p>4,40938</text:p>
          </table:table-cell>
          <table:table-cell office:value-type="float" office:value="4.25904" calcext:value-type="float">
            <text:p>4,25904</text:p>
          </table:table-cell>
          <table:table-cell office:value-type="float" office:value="4.25502" calcext:value-type="float">
            <text:p>4,25502</text:p>
          </table:table-cell>
          <table:table-cell office:value-type="float" office:value="4.41765" calcext:value-type="float">
            <text:p>4,41765</text:p>
          </table:table-cell>
          <table:table-cell office:value-type="float" office:value="4.23563" calcext:value-type="float">
            <text:p>4,23563</text:p>
          </table:table-cell>
          <table:table-cell office:value-type="float" office:value="4.07834" calcext:value-type="float">
            <text:p>4,07834</text:p>
          </table:table-cell>
          <table:table-cell office:value-type="float" office:value="4.55886" calcext:value-type="float">
            <text:p>4,55886</text:p>
          </table:table-cell>
          <table:table-cell office:value-type="float" office:value="4.38251" calcext:value-type="float">
            <text:p>4,38251</text:p>
          </table:table-cell>
          <table:table-cell office:value-type="float" office:value="4.03997" calcext:value-type="float">
            <text:p>4,03997</text:p>
          </table:table-cell>
          <table:table-cell office:value-type="float" office:value="4.40847" calcext:value-type="float">
            <text:p>4,40847</text:p>
          </table:table-cell>
          <table:table-cell office:value-type="float" office:value="4.41825" calcext:value-type="float">
            <text:p>4,41825</text:p>
          </table:table-cell>
          <table:table-cell office:value-type="float" office:value="4.24168" calcext:value-type="float">
            <text:p>4,24168</text:p>
          </table:table-cell>
          <table:table-cell office:value-type="float" office:value="4.40008" calcext:value-type="float">
            <text:p>4,40008</text:p>
          </table:table-cell>
          <table:table-cell office:value-type="float" office:value="4.2708" calcext:value-type="float">
            <text:p>4,2708</text:p>
          </table:table-cell>
          <table:table-cell office:value-type="float" office:value="4.0913" calcext:value-type="float">
            <text:p>4,0913</text:p>
          </table:table-cell>
          <table:table-cell office:value-type="float" office:value="4.25642" calcext:value-type="float">
            <text:p>4,25642</text:p>
          </table:table-cell>
          <table:table-cell office:value-type="float" office:value="4.41358" calcext:value-type="float">
            <text:p>4,41358</text:p>
          </table:table-cell>
          <table:table-cell office:value-type="float" office:value="4.3522" calcext:value-type="float">
            <text:p>4,3522</text:p>
          </table:table-cell>
          <table:table-cell office:value-type="float" office:value="4.42956" calcext:value-type="float">
            <text:p>4,42956</text:p>
          </table:table-cell>
          <table:table-cell office:value-type="float" office:value="4.23328" calcext:value-type="float">
            <text:p>4,23328</text:p>
          </table:table-cell>
          <table:table-cell office:value-type="float" office:value="4.26101" calcext:value-type="float">
            <text:p>4,26101</text:p>
          </table:table-cell>
          <table:table-cell office:value-type="float" office:value="4.05293" calcext:value-type="float">
            <text:p>4,05293</text:p>
          </table:table-cell>
          <table:table-cell table:number-columns-repeated="4"/>
          <table:table-cell table:formula="of:=AVERAGE([.B55:.BI55])" office:value-type="float" office:value="4.27791133333334" calcext:value-type="float">
            <text:p>4,2779113333</text:p>
          </table:table-cell>
          <table:table-cell table:formula="of:=STDEV([.B55:.BI55])/2" office:value-type="float" office:value="0.104104388535066" calcext:value-type="float">
            <text:p>0,1041043885</text:p>
          </table:table-cell>
        </table:table-row>
        <table:table-row table:style-name="ro1">
          <table:table-cell table:number-columns-repeated="67"/>
        </table:table-row>
        <table:table-row table:style-name="ro1">
          <table:table-cell office:value-type="string" calcext:value-type="string">
            <text:p>SinProcessorAffinity</text:p>
          </table:table-cell>
          <table:table-cell table:number-columns-repeated="6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2127" calcext:value-type="float">
            <text:p>1,72127</text:p>
          </table:table-cell>
          <table:table-cell office:value-type="float" office:value="2.34996" calcext:value-type="float">
            <text:p>2,34996</text:p>
          </table:table-cell>
          <table:table-cell office:value-type="float" office:value="2.18449" calcext:value-type="float">
            <text:p>2,18449</text:p>
          </table:table-cell>
          <table:table-cell office:value-type="float" office:value="1.70813" calcext:value-type="float">
            <text:p>1,70813</text:p>
          </table:table-cell>
          <table:table-cell office:value-type="float" office:value="1.30338" calcext:value-type="float">
            <text:p>1,30338</text:p>
          </table:table-cell>
          <table:table-cell office:value-type="float" office:value="1.17206" calcext:value-type="float">
            <text:p>1,17206</text:p>
          </table:table-cell>
          <table:table-cell office:value-type="float" office:value="1.68661" calcext:value-type="float">
            <text:p>1,68661</text:p>
          </table:table-cell>
          <table:table-cell office:value-type="float" office:value="1.70385" calcext:value-type="float">
            <text:p>1,70385</text:p>
          </table:table-cell>
          <table:table-cell office:value-type="float" office:value="1.62817" calcext:value-type="float">
            <text:p>1,62817</text:p>
          </table:table-cell>
          <table:table-cell office:value-type="float" office:value="1.76093" calcext:value-type="float">
            <text:p>1,76093</text:p>
          </table:table-cell>
          <table:table-cell office:value-type="float" office:value="1.71135" calcext:value-type="float">
            <text:p>1,71135</text:p>
          </table:table-cell>
          <table:table-cell office:value-type="float" office:value="2.13723" calcext:value-type="float">
            <text:p>2,13723</text:p>
          </table:table-cell>
          <table:table-cell office:value-type="float" office:value="1.70733" calcext:value-type="float">
            <text:p>1,70733</text:p>
          </table:table-cell>
          <table:table-cell office:value-type="float" office:value="2.13525" calcext:value-type="float">
            <text:p>2,13525</text:p>
          </table:table-cell>
          <table:table-cell office:value-type="float" office:value="1.73828" calcext:value-type="float">
            <text:p>1,73828</text:p>
          </table:table-cell>
          <table:table-cell office:value-type="float" office:value="1.75395" calcext:value-type="float">
            <text:p>1,75395</text:p>
          </table:table-cell>
          <table:table-cell office:value-type="float" office:value="2.24713" calcext:value-type="float">
            <text:p>2,24713</text:p>
          </table:table-cell>
          <table:table-cell office:value-type="float" office:value="1.79053" calcext:value-type="float">
            <text:p>1,79053</text:p>
          </table:table-cell>
          <table:table-cell office:value-type="float" office:value="1.74645" calcext:value-type="float">
            <text:p>1,74645</text:p>
          </table:table-cell>
          <table:table-cell office:value-type="float" office:value="2.20176" calcext:value-type="float">
            <text:p>2,20176</text:p>
          </table:table-cell>
          <table:table-cell office:value-type="float" office:value="1.76557" calcext:value-type="float">
            <text:p>1,76557</text:p>
          </table:table-cell>
          <table:table-cell office:value-type="float" office:value="1.68268" calcext:value-type="float">
            <text:p>1,68268</text:p>
          </table:table-cell>
          <table:table-cell office:value-type="float" office:value="1.63861" calcext:value-type="float">
            <text:p>1,63861</text:p>
          </table:table-cell>
          <table:table-cell office:value-type="float" office:value="1.76683" calcext:value-type="float">
            <text:p>1,76683</text:p>
          </table:table-cell>
          <table:table-cell office:value-type="float" office:value="2.17255" calcext:value-type="float">
            <text:p>2,17255</text:p>
          </table:table-cell>
          <table:table-cell office:value-type="float" office:value="1.74897" calcext:value-type="float">
            <text:p>1,74897</text:p>
          </table:table-cell>
          <table:table-cell office:value-type="float" office:value="1.6738" calcext:value-type="float">
            <text:p>1,6738</text:p>
          </table:table-cell>
          <table:table-cell office:value-type="float" office:value="1.77114" calcext:value-type="float">
            <text:p>1,77114</text:p>
          </table:table-cell>
          <table:table-cell office:value-type="float" office:value="1.7438" calcext:value-type="float">
            <text:p>1,7438</text:p>
          </table:table-cell>
          <table:table-cell office:value-type="float" office:value="1.97572" calcext:value-type="float">
            <text:p>1,97572</text:p>
          </table:table-cell>
          <table:table-cell office:value-type="float" office:value="2.15602" calcext:value-type="float">
            <text:p>2,15602</text:p>
          </table:table-cell>
          <table:table-cell office:value-type="float" office:value="1.74826" calcext:value-type="float">
            <text:p>1,74826</text:p>
          </table:table-cell>
          <table:table-cell office:value-type="float" office:value="2.06915" calcext:value-type="float">
            <text:p>2,06915</text:p>
          </table:table-cell>
          <table:table-cell office:value-type="float" office:value="1.80141" calcext:value-type="float">
            <text:p>1,80141</text:p>
          </table:table-cell>
          <table:table-cell office:value-type="float" office:value="2.23533" calcext:value-type="float">
            <text:p>2,23533</text:p>
          </table:table-cell>
          <table:table-cell office:value-type="float" office:value="1.7368" calcext:value-type="float">
            <text:p>1,7368</text:p>
          </table:table-cell>
          <table:table-cell office:value-type="float" office:value="1.66033" calcext:value-type="float">
            <text:p>1,66033</text:p>
          </table:table-cell>
          <table:table-cell office:value-type="float" office:value="2.07438" calcext:value-type="float">
            <text:p>2,07438</text:p>
          </table:table-cell>
          <table:table-cell office:value-type="float" office:value="1.80387" calcext:value-type="float">
            <text:p>1,80387</text:p>
          </table:table-cell>
          <table:table-cell office:value-type="float" office:value="1.84653" calcext:value-type="float">
            <text:p>1,84653</text:p>
          </table:table-cell>
          <table:table-cell office:value-type="float" office:value="2.10607" calcext:value-type="float">
            <text:p>2,10607</text:p>
          </table:table-cell>
          <table:table-cell office:value-type="float" office:value="2.04973" calcext:value-type="float">
            <text:p>2,04973</text:p>
          </table:table-cell>
          <table:table-cell office:value-type="float" office:value="1.6612" calcext:value-type="float">
            <text:p>1,6612</text:p>
          </table:table-cell>
          <table:table-cell office:value-type="float" office:value="1.85246" calcext:value-type="float">
            <text:p>1,85246</text:p>
          </table:table-cell>
          <table:table-cell office:value-type="float" office:value="1.6397" calcext:value-type="float">
            <text:p>1,6397</text:p>
          </table:table-cell>
          <table:table-cell office:value-type="float" office:value="1.75248" calcext:value-type="float">
            <text:p>1,75248</text:p>
          </table:table-cell>
          <table:table-cell office:value-type="float" office:value="2.10291" calcext:value-type="float">
            <text:p>2,10291</text:p>
          </table:table-cell>
          <table:table-cell office:value-type="float" office:value="1.9592" calcext:value-type="float">
            <text:p>1,9592</text:p>
          </table:table-cell>
          <table:table-cell office:value-type="float" office:value="1.72534" calcext:value-type="float">
            <text:p>1,72534</text:p>
          </table:table-cell>
          <table:table-cell office:value-type="float" office:value="1.95252" calcext:value-type="float">
            <text:p>1,95252</text:p>
          </table:table-cell>
          <table:table-cell office:value-type="float" office:value="1.75916" calcext:value-type="float">
            <text:p>1,75916</text:p>
          </table:table-cell>
          <table:table-cell office:value-type="float" office:value="1.65121" calcext:value-type="float">
            <text:p>1,65121</text:p>
          </table:table-cell>
          <table:table-cell office:value-type="float" office:value="1.81701" calcext:value-type="float">
            <text:p>1,81701</text:p>
          </table:table-cell>
          <table:table-cell office:value-type="float" office:value="1.63097" calcext:value-type="float">
            <text:p>1,63097</text:p>
          </table:table-cell>
          <table:table-cell office:value-type="float" office:value="2.15781" calcext:value-type="float">
            <text:p>2,15781</text:p>
          </table:table-cell>
          <table:table-cell office:value-type="float" office:value="1.72377" calcext:value-type="float">
            <text:p>1,72377</text:p>
          </table:table-cell>
          <table:table-cell office:value-type="float" office:value="1.82913" calcext:value-type="float">
            <text:p>1,82913</text:p>
          </table:table-cell>
          <table:table-cell office:value-type="float" office:value="2.17888" calcext:value-type="float">
            <text:p>2,17888</text:p>
          </table:table-cell>
          <table:table-cell office:value-type="float" office:value="1.82878" calcext:value-type="float">
            <text:p>1,82878</text:p>
          </table:table-cell>
          <table:table-cell office:value-type="float" office:value="1.73547" calcext:value-type="float">
            <text:p>1,73547</text:p>
          </table:table-cell>
          <table:table-cell table:number-columns-repeated="4"/>
          <table:table-cell table:formula="of:=AVERAGE([.B58:.BI58])" office:value-type="float" office:value="1.84289433333333" calcext:value-type="float">
            <text:p>1,8428943333</text:p>
          </table:table-cell>
          <table:table-cell table:formula="of:=STDEV([.B58:.BI58])/2" office:value-type="float" office:value="0.114164234508837" calcext:value-type="float">
            <text:p>0,1141642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9546" calcext:value-type="float">
            <text:p>2,29546</text:p>
          </table:table-cell>
          <table:table-cell office:value-type="float" office:value="2.27757" calcext:value-type="float">
            <text:p>2,27757</text:p>
          </table:table-cell>
          <table:table-cell office:value-type="float" office:value="2.28231" calcext:value-type="float">
            <text:p>2,28231</text:p>
          </table:table-cell>
          <table:table-cell office:value-type="float" office:value="2.31013" calcext:value-type="float">
            <text:p>2,31013</text:p>
          </table:table-cell>
          <table:table-cell office:value-type="float" office:value="3.61374" calcext:value-type="float">
            <text:p>3,61374</text:p>
          </table:table-cell>
          <table:table-cell office:value-type="float" office:value="2.19297" calcext:value-type="float">
            <text:p>2,19297</text:p>
          </table:table-cell>
          <table:table-cell office:value-type="float" office:value="3.41883" calcext:value-type="float">
            <text:p>3,41883</text:p>
          </table:table-cell>
          <table:table-cell office:value-type="float" office:value="2.18533" calcext:value-type="float">
            <text:p>2,18533</text:p>
          </table:table-cell>
          <table:table-cell office:value-type="float" office:value="2.43363" calcext:value-type="float">
            <text:p>2,43363</text:p>
          </table:table-cell>
          <table:table-cell office:value-type="float" office:value="2.2453" calcext:value-type="float">
            <text:p>2,2453</text:p>
          </table:table-cell>
          <table:table-cell office:value-type="float" office:value="2.17551" calcext:value-type="float">
            <text:p>2,17551</text:p>
          </table:table-cell>
          <table:table-cell office:value-type="float" office:value="3.37841" calcext:value-type="float">
            <text:p>3,37841</text:p>
          </table:table-cell>
          <table:table-cell office:value-type="float" office:value="3.08631" calcext:value-type="float">
            <text:p>3,08631</text:p>
          </table:table-cell>
          <table:table-cell office:value-type="float" office:value="4.02152" calcext:value-type="float">
            <text:p>4,02152</text:p>
          </table:table-cell>
          <table:table-cell office:value-type="float" office:value="2.73941" calcext:value-type="float">
            <text:p>2,73941</text:p>
          </table:table-cell>
          <table:table-cell office:value-type="float" office:value="2.72435" calcext:value-type="float">
            <text:p>2,72435</text:p>
          </table:table-cell>
          <table:table-cell office:value-type="float" office:value="4.29099" calcext:value-type="float">
            <text:p>4,29099</text:p>
          </table:table-cell>
          <table:table-cell office:value-type="float" office:value="3.943" calcext:value-type="float">
            <text:p>3,943</text:p>
          </table:table-cell>
          <table:table-cell office:value-type="float" office:value="2.65852" calcext:value-type="float">
            <text:p>2,65852</text:p>
          </table:table-cell>
          <table:table-cell office:value-type="float" office:value="4.47957" calcext:value-type="float">
            <text:p>4,47957</text:p>
          </table:table-cell>
          <table:table-cell office:value-type="float" office:value="4.34992" calcext:value-type="float">
            <text:p>4,34992</text:p>
          </table:table-cell>
          <table:table-cell office:value-type="float" office:value="2.18263" calcext:value-type="float">
            <text:p>2,18263</text:p>
          </table:table-cell>
          <table:table-cell office:value-type="float" office:value="2.65434" calcext:value-type="float">
            <text:p>2,65434</text:p>
          </table:table-cell>
          <table:table-cell office:value-type="float" office:value="3.09887" calcext:value-type="float">
            <text:p>3,09887</text:p>
          </table:table-cell>
          <table:table-cell office:value-type="float" office:value="2.23525" calcext:value-type="float">
            <text:p>2,23525</text:p>
          </table:table-cell>
          <table:table-cell office:value-type="float" office:value="2.56859" calcext:value-type="float">
            <text:p>2,56859</text:p>
          </table:table-cell>
          <table:table-cell office:value-type="float" office:value="3.35737" calcext:value-type="float">
            <text:p>3,35737</text:p>
          </table:table-cell>
          <table:table-cell office:value-type="float" office:value="3.20808" calcext:value-type="float">
            <text:p>3,20808</text:p>
          </table:table-cell>
          <table:table-cell office:value-type="float" office:value="4.64983" calcext:value-type="float">
            <text:p>4,64983</text:p>
          </table:table-cell>
          <table:table-cell office:value-type="float" office:value="3.09901" calcext:value-type="float">
            <text:p>3,09901</text:p>
          </table:table-cell>
          <table:table-cell office:value-type="float" office:value="3.98914" calcext:value-type="float">
            <text:p>3,98914</text:p>
          </table:table-cell>
          <table:table-cell office:value-type="float" office:value="4.49797" calcext:value-type="float">
            <text:p>4,49797</text:p>
          </table:table-cell>
          <table:table-cell office:value-type="float" office:value="2.99341" calcext:value-type="float">
            <text:p>2,99341</text:p>
          </table:table-cell>
          <table:table-cell office:value-type="float" office:value="3.91476" calcext:value-type="float">
            <text:p>3,91476</text:p>
          </table:table-cell>
          <table:table-cell office:value-type="float" office:value="2.5944" calcext:value-type="float">
            <text:p>2,5944</text:p>
          </table:table-cell>
          <table:table-cell office:value-type="float" office:value="2.46572" calcext:value-type="float">
            <text:p>2,46572</text:p>
          </table:table-cell>
          <table:table-cell office:value-type="float" office:value="3.51047" calcext:value-type="float">
            <text:p>3,51047</text:p>
          </table:table-cell>
          <table:table-cell office:value-type="float" office:value="2.7196" calcext:value-type="float">
            <text:p>2,7196</text:p>
          </table:table-cell>
          <table:table-cell office:value-type="float" office:value="3.21895" calcext:value-type="float">
            <text:p>3,21895</text:p>
          </table:table-cell>
          <table:table-cell office:value-type="float" office:value="2.26971" calcext:value-type="float">
            <text:p>2,26971</text:p>
          </table:table-cell>
          <table:table-cell office:value-type="float" office:value="2.85719" calcext:value-type="float">
            <text:p>2,85719</text:p>
          </table:table-cell>
          <table:table-cell office:value-type="float" office:value="3.04984" calcext:value-type="float">
            <text:p>3,04984</text:p>
          </table:table-cell>
          <table:table-cell office:value-type="float" office:value="2.4062" calcext:value-type="float">
            <text:p>2,4062</text:p>
          </table:table-cell>
          <table:table-cell office:value-type="float" office:value="2.27475" calcext:value-type="float">
            <text:p>2,27475</text:p>
          </table:table-cell>
          <table:table-cell office:value-type="float" office:value="2.28641" calcext:value-type="float">
            <text:p>2,28641</text:p>
          </table:table-cell>
          <table:table-cell office:value-type="float" office:value="2.16018" calcext:value-type="float">
            <text:p>2,16018</text:p>
          </table:table-cell>
          <table:table-cell office:value-type="float" office:value="2.30215" calcext:value-type="float">
            <text:p>2,30215</text:p>
          </table:table-cell>
          <table:table-cell office:value-type="float" office:value="2.22471" calcext:value-type="float">
            <text:p>2,22471</text:p>
          </table:table-cell>
          <table:table-cell office:value-type="float" office:value="2.2391" calcext:value-type="float">
            <text:p>2,2391</text:p>
          </table:table-cell>
          <table:table-cell office:value-type="float" office:value="2.14768" calcext:value-type="float">
            <text:p>2,14768</text:p>
          </table:table-cell>
          <table:table-cell office:value-type="float" office:value="4.17917" calcext:value-type="float">
            <text:p>4,17917</text:p>
          </table:table-cell>
          <table:table-cell office:value-type="float" office:value="2.21486" calcext:value-type="float">
            <text:p>2,21486</text:p>
          </table:table-cell>
          <table:table-cell office:value-type="float" office:value="2.10172" calcext:value-type="float">
            <text:p>2,10172</text:p>
          </table:table-cell>
          <table:table-cell office:value-type="float" office:value="2.95068" calcext:value-type="float">
            <text:p>2,95068</text:p>
          </table:table-cell>
          <table:table-cell office:value-type="float" office:value="2.40562" calcext:value-type="float">
            <text:p>2,40562</text:p>
          </table:table-cell>
          <table:table-cell office:value-type="float" office:value="2.18969" calcext:value-type="float">
            <text:p>2,18969</text:p>
          </table:table-cell>
          <table:table-cell office:value-type="float" office:value="2.32421" calcext:value-type="float">
            <text:p>2,32421</text:p>
          </table:table-cell>
          <table:table-cell office:value-type="float" office:value="2.55912" calcext:value-type="float">
            <text:p>2,55912</text:p>
          </table:table-cell>
          <table:table-cell office:value-type="float" office:value="3.47717" calcext:value-type="float">
            <text:p>3,47717</text:p>
          </table:table-cell>
          <table:table-cell office:value-type="float" office:value="3.21498" calcext:value-type="float">
            <text:p>3,21498</text:p>
          </table:table-cell>
          <table:table-cell table:number-columns-repeated="4"/>
          <table:table-cell table:formula="of:=AVERAGE([.B59:.BI59])" office:value-type="float" office:value="2.89827183333333" calcext:value-type="float">
            <text:p>2,8982718333</text:p>
          </table:table-cell>
          <table:table-cell table:formula="of:=STDEV([.B59:.BI59])/2" office:value-type="float" office:value="0.368280020362053" calcext:value-type="float">
            <text:p>0,3682800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2535" calcext:value-type="float">
            <text:p>2,82535</text:p>
          </table:table-cell>
          <table:table-cell office:value-type="float" office:value="3.32839" calcext:value-type="float">
            <text:p>3,32839</text:p>
          </table:table-cell>
          <table:table-cell office:value-type="float" office:value="2.6995" calcext:value-type="float">
            <text:p>2,6995</text:p>
          </table:table-cell>
          <table:table-cell office:value-type="float" office:value="2.86974" calcext:value-type="float">
            <text:p>2,86974</text:p>
          </table:table-cell>
          <table:table-cell office:value-type="float" office:value="4.01068" calcext:value-type="float">
            <text:p>4,01068</text:p>
          </table:table-cell>
          <table:table-cell office:value-type="float" office:value="3.16563" calcext:value-type="float">
            <text:p>3,16563</text:p>
          </table:table-cell>
          <table:table-cell office:value-type="float" office:value="3.7166" calcext:value-type="float">
            <text:p>3,7166</text:p>
          </table:table-cell>
          <table:table-cell office:value-type="float" office:value="2.9626" calcext:value-type="float">
            <text:p>2,9626</text:p>
          </table:table-cell>
          <table:table-cell office:value-type="float" office:value="2.71381" calcext:value-type="float">
            <text:p>2,71381</text:p>
          </table:table-cell>
          <table:table-cell office:value-type="float" office:value="3.8108" calcext:value-type="float">
            <text:p>3,8108</text:p>
          </table:table-cell>
          <table:table-cell office:value-type="float" office:value="3.66123" calcext:value-type="float">
            <text:p>3,66123</text:p>
          </table:table-cell>
          <table:table-cell office:value-type="float" office:value="3.04862" calcext:value-type="float">
            <text:p>3,04862</text:p>
          </table:table-cell>
          <table:table-cell office:value-type="float" office:value="3.27388" calcext:value-type="float">
            <text:p>3,27388</text:p>
          </table:table-cell>
          <table:table-cell office:value-type="float" office:value="2.79329" calcext:value-type="float">
            <text:p>2,79329</text:p>
          </table:table-cell>
          <table:table-cell office:value-type="float" office:value="2.81478" calcext:value-type="float">
            <text:p>2,81478</text:p>
          </table:table-cell>
          <table:table-cell office:value-type="float" office:value="3.44574" calcext:value-type="float">
            <text:p>3,44574</text:p>
          </table:table-cell>
          <table:table-cell office:value-type="float" office:value="3.85971" calcext:value-type="float">
            <text:p>3,85971</text:p>
          </table:table-cell>
          <table:table-cell office:value-type="float" office:value="3.0723" calcext:value-type="float">
            <text:p>3,0723</text:p>
          </table:table-cell>
          <table:table-cell office:value-type="float" office:value="2.87578" calcext:value-type="float">
            <text:p>2,87578</text:p>
          </table:table-cell>
          <table:table-cell office:value-type="float" office:value="3.25136" calcext:value-type="float">
            <text:p>3,25136</text:p>
          </table:table-cell>
          <table:table-cell office:value-type="float" office:value="3.4934" calcext:value-type="float">
            <text:p>3,4934</text:p>
          </table:table-cell>
          <table:table-cell office:value-type="float" office:value="3.47562" calcext:value-type="float">
            <text:p>3,47562</text:p>
          </table:table-cell>
          <table:table-cell office:value-type="float" office:value="3.34178" calcext:value-type="float">
            <text:p>3,34178</text:p>
          </table:table-cell>
          <table:table-cell office:value-type="float" office:value="2.75569" calcext:value-type="float">
            <text:p>2,75569</text:p>
          </table:table-cell>
          <table:table-cell office:value-type="float" office:value="3.35476" calcext:value-type="float">
            <text:p>3,35476</text:p>
          </table:table-cell>
          <table:table-cell office:value-type="float" office:value="4.25774" calcext:value-type="float">
            <text:p>4,25774</text:p>
          </table:table-cell>
          <table:table-cell office:value-type="float" office:value="2.8383" calcext:value-type="float">
            <text:p>2,8383</text:p>
          </table:table-cell>
          <table:table-cell office:value-type="float" office:value="3.709" calcext:value-type="float">
            <text:p>3,709</text:p>
          </table:table-cell>
          <table:table-cell office:value-type="float" office:value="2.79597" calcext:value-type="float">
            <text:p>2,79597</text:p>
          </table:table-cell>
          <table:table-cell office:value-type="float" office:value="3.35343" calcext:value-type="float">
            <text:p>3,35343</text:p>
          </table:table-cell>
          <table:table-cell office:value-type="float" office:value="4.02212" calcext:value-type="float">
            <text:p>4,02212</text:p>
          </table:table-cell>
          <table:table-cell office:value-type="float" office:value="2.85895" calcext:value-type="float">
            <text:p>2,85895</text:p>
          </table:table-cell>
          <table:table-cell office:value-type="float" office:value="3.44615" calcext:value-type="float">
            <text:p>3,44615</text:p>
          </table:table-cell>
          <table:table-cell office:value-type="float" office:value="3.623" calcext:value-type="float">
            <text:p>3,623</text:p>
          </table:table-cell>
          <table:table-cell office:value-type="float" office:value="2.38283" calcext:value-type="float">
            <text:p>2,38283</text:p>
          </table:table-cell>
          <table:table-cell office:value-type="float" office:value="2.78452" calcext:value-type="float">
            <text:p>2,78452</text:p>
          </table:table-cell>
          <table:table-cell office:value-type="float" office:value="3.73991" calcext:value-type="float">
            <text:p>3,73991</text:p>
          </table:table-cell>
          <table:table-cell office:value-type="float" office:value="2.69428" calcext:value-type="float">
            <text:p>2,69428</text:p>
          </table:table-cell>
          <table:table-cell office:value-type="float" office:value="3.19578" calcext:value-type="float">
            <text:p>3,19578</text:p>
          </table:table-cell>
          <table:table-cell office:value-type="float" office:value="3.17697" calcext:value-type="float">
            <text:p>3,17697</text:p>
          </table:table-cell>
          <table:table-cell office:value-type="float" office:value="3.15288" calcext:value-type="float">
            <text:p>3,15288</text:p>
          </table:table-cell>
          <table:table-cell office:value-type="float" office:value="4.02902" calcext:value-type="float">
            <text:p>4,02902</text:p>
          </table:table-cell>
          <table:table-cell office:value-type="float" office:value="3.17374" calcext:value-type="float">
            <text:p>3,17374</text:p>
          </table:table-cell>
          <table:table-cell office:value-type="float" office:value="2.73764" calcext:value-type="float">
            <text:p>2,73764</text:p>
          </table:table-cell>
          <table:table-cell office:value-type="float" office:value="3.66919" calcext:value-type="float">
            <text:p>3,66919</text:p>
          </table:table-cell>
          <table:table-cell office:value-type="float" office:value="2.76094" calcext:value-type="float">
            <text:p>2,76094</text:p>
          </table:table-cell>
          <table:table-cell office:value-type="float" office:value="3.34768" calcext:value-type="float">
            <text:p>3,34768</text:p>
          </table:table-cell>
          <table:table-cell office:value-type="float" office:value="3.47829" calcext:value-type="float">
            <text:p>3,47829</text:p>
          </table:table-cell>
          <table:table-cell office:value-type="float" office:value="3.68977" calcext:value-type="float">
            <text:p>3,68977</text:p>
          </table:table-cell>
          <table:table-cell office:value-type="float" office:value="2.87157" calcext:value-type="float">
            <text:p>2,87157</text:p>
          </table:table-cell>
          <table:table-cell office:value-type="float" office:value="2.92394" calcext:value-type="float">
            <text:p>2,92394</text:p>
          </table:table-cell>
          <table:table-cell office:value-type="float" office:value="2.73491" calcext:value-type="float">
            <text:p>2,73491</text:p>
          </table:table-cell>
          <table:table-cell office:value-type="float" office:value="2.85831" calcext:value-type="float">
            <text:p>2,85831</text:p>
          </table:table-cell>
          <table:table-cell office:value-type="float" office:value="2.87864" calcext:value-type="float">
            <text:p>2,87864</text:p>
          </table:table-cell>
          <table:table-cell office:value-type="float" office:value="2.80442" calcext:value-type="float">
            <text:p>2,80442</text:p>
          </table:table-cell>
          <table:table-cell office:value-type="float" office:value="3.46981" calcext:value-type="float">
            <text:p>3,46981</text:p>
          </table:table-cell>
          <table:table-cell office:value-type="float" office:value="3.46802" calcext:value-type="float">
            <text:p>3,46802</text:p>
          </table:table-cell>
          <table:table-cell office:value-type="float" office:value="3.79042" calcext:value-type="float">
            <text:p>3,79042</text:p>
          </table:table-cell>
          <table:table-cell office:value-type="float" office:value="3.80648" calcext:value-type="float">
            <text:p>3,80648</text:p>
          </table:table-cell>
          <table:table-cell office:value-type="float" office:value="4.032" calcext:value-type="float">
            <text:p>4,032</text:p>
          </table:table-cell>
          <table:table-cell table:number-columns-repeated="4"/>
          <table:table-cell table:formula="of:=AVERAGE([.B60:.BI60])" office:value-type="float" office:value="3.252961" calcext:value-type="float">
            <text:p>3,252961</text:p>
          </table:table-cell>
          <table:table-cell table:formula="of:=STDEV([.B60:.BI60])/2" office:value-type="float" office:value="0.221884037297352" calcext:value-type="float">
            <text:p>0,22188403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52894" calcext:value-type="float">
            <text:p>3,52894</text:p>
          </table:table-cell>
          <table:table-cell office:value-type="float" office:value="3.95915" calcext:value-type="float">
            <text:p>3,95915</text:p>
          </table:table-cell>
          <table:table-cell office:value-type="float" office:value="3.37409" calcext:value-type="float">
            <text:p>3,37409</text:p>
          </table:table-cell>
          <table:table-cell office:value-type="float" office:value="4.05682" calcext:value-type="float">
            <text:p>4,05682</text:p>
          </table:table-cell>
          <table:table-cell office:value-type="float" office:value="3.41084" calcext:value-type="float">
            <text:p>3,41084</text:p>
          </table:table-cell>
          <table:table-cell office:value-type="float" office:value="3.64615" calcext:value-type="float">
            <text:p>3,64615</text:p>
          </table:table-cell>
          <table:table-cell office:value-type="float" office:value="3.60155" calcext:value-type="float">
            <text:p>3,60155</text:p>
          </table:table-cell>
          <table:table-cell office:value-type="float" office:value="3.56244" calcext:value-type="float">
            <text:p>3,56244</text:p>
          </table:table-cell>
          <table:table-cell office:value-type="float" office:value="3.66774" calcext:value-type="float">
            <text:p>3,66774</text:p>
          </table:table-cell>
          <table:table-cell office:value-type="float" office:value="3.42446" calcext:value-type="float">
            <text:p>3,42446</text:p>
          </table:table-cell>
          <table:table-cell office:value-type="float" office:value="3.34237" calcext:value-type="float">
            <text:p>3,34237</text:p>
          </table:table-cell>
          <table:table-cell office:value-type="float" office:value="2.91194" calcext:value-type="float">
            <text:p>2,91194</text:p>
          </table:table-cell>
          <table:table-cell office:value-type="float" office:value="2.95928" calcext:value-type="float">
            <text:p>2,95928</text:p>
          </table:table-cell>
          <table:table-cell office:value-type="float" office:value="4.11462" calcext:value-type="float">
            <text:p>4,11462</text:p>
          </table:table-cell>
          <table:table-cell office:value-type="float" office:value="3.36902" calcext:value-type="float">
            <text:p>3,36902</text:p>
          </table:table-cell>
          <table:table-cell office:value-type="float" office:value="3.04503" calcext:value-type="float">
            <text:p>3,04503</text:p>
          </table:table-cell>
          <table:table-cell office:value-type="float" office:value="3.13488" calcext:value-type="float">
            <text:p>3,13488</text:p>
          </table:table-cell>
          <table:table-cell office:value-type="float" office:value="3.33187" calcext:value-type="float">
            <text:p>3,33187</text:p>
          </table:table-cell>
          <table:table-cell office:value-type="float" office:value="3.63583" calcext:value-type="float">
            <text:p>3,63583</text:p>
          </table:table-cell>
          <table:table-cell office:value-type="float" office:value="3.29114" calcext:value-type="float">
            <text:p>3,29114</text:p>
          </table:table-cell>
          <table:table-cell office:value-type="float" office:value="4.09857" calcext:value-type="float">
            <text:p>4,09857</text:p>
          </table:table-cell>
          <table:table-cell office:value-type="float" office:value="3.12666" calcext:value-type="float">
            <text:p>3,12666</text:p>
          </table:table-cell>
          <table:table-cell office:value-type="float" office:value="3.49749" calcext:value-type="float">
            <text:p>3,49749</text:p>
          </table:table-cell>
          <table:table-cell office:value-type="float" office:value="3.07879" calcext:value-type="float">
            <text:p>3,07879</text:p>
          </table:table-cell>
          <table:table-cell office:value-type="float" office:value="4.13601" calcext:value-type="float">
            <text:p>4,13601</text:p>
          </table:table-cell>
          <table:table-cell office:value-type="float" office:value="3.12812" calcext:value-type="float">
            <text:p>3,12812</text:p>
          </table:table-cell>
          <table:table-cell office:value-type="float" office:value="2.91423" calcext:value-type="float">
            <text:p>2,91423</text:p>
          </table:table-cell>
          <table:table-cell office:value-type="float" office:value="2.90314" calcext:value-type="float">
            <text:p>2,90314</text:p>
          </table:table-cell>
          <table:table-cell office:value-type="float" office:value="3.42813" calcext:value-type="float">
            <text:p>3,42813</text:p>
          </table:table-cell>
          <table:table-cell office:value-type="float" office:value="3.38256" calcext:value-type="float">
            <text:p>3,38256</text:p>
          </table:table-cell>
          <table:table-cell office:value-type="float" office:value="3.75896" calcext:value-type="float">
            <text:p>3,75896</text:p>
          </table:table-cell>
          <table:table-cell office:value-type="float" office:value="3.40595" calcext:value-type="float">
            <text:p>3,40595</text:p>
          </table:table-cell>
          <table:table-cell office:value-type="float" office:value="3.28181" calcext:value-type="float">
            <text:p>3,28181</text:p>
          </table:table-cell>
          <table:table-cell office:value-type="float" office:value="3.86048" calcext:value-type="float">
            <text:p>3,86048</text:p>
          </table:table-cell>
          <table:table-cell office:value-type="float" office:value="3.39166" calcext:value-type="float">
            <text:p>3,39166</text:p>
          </table:table-cell>
          <table:table-cell office:value-type="float" office:value="3.55903" calcext:value-type="float">
            <text:p>3,55903</text:p>
          </table:table-cell>
          <table:table-cell office:value-type="float" office:value="3.53166" calcext:value-type="float">
            <text:p>3,53166</text:p>
          </table:table-cell>
          <table:table-cell office:value-type="float" office:value="3.16246" calcext:value-type="float">
            <text:p>3,16246</text:p>
          </table:table-cell>
          <table:table-cell office:value-type="float" office:value="3.84968" calcext:value-type="float">
            <text:p>3,84968</text:p>
          </table:table-cell>
          <table:table-cell office:value-type="float" office:value="3.55282" calcext:value-type="float">
            <text:p>3,55282</text:p>
          </table:table-cell>
          <table:table-cell office:value-type="float" office:value="3.23015" calcext:value-type="float">
            <text:p>3,23015</text:p>
          </table:table-cell>
          <table:table-cell office:value-type="float" office:value="2.89017" calcext:value-type="float">
            <text:p>2,89017</text:p>
          </table:table-cell>
          <table:table-cell office:value-type="float" office:value="3.23663" calcext:value-type="float">
            <text:p>3,23663</text:p>
          </table:table-cell>
          <table:table-cell office:value-type="float" office:value="3.07964" calcext:value-type="float">
            <text:p>3,07964</text:p>
          </table:table-cell>
          <table:table-cell office:value-type="float" office:value="4.05245" calcext:value-type="float">
            <text:p>4,05245</text:p>
          </table:table-cell>
          <table:table-cell office:value-type="float" office:value="2.91875" calcext:value-type="float">
            <text:p>2,91875</text:p>
          </table:table-cell>
          <table:table-cell office:value-type="float" office:value="3.21301" calcext:value-type="float">
            <text:p>3,21301</text:p>
          </table:table-cell>
          <table:table-cell office:value-type="float" office:value="3.571" calcext:value-type="float">
            <text:p>3,571</text:p>
          </table:table-cell>
          <table:table-cell office:value-type="float" office:value="3.05028" calcext:value-type="float">
            <text:p>3,05028</text:p>
          </table:table-cell>
          <table:table-cell office:value-type="float" office:value="3.16105" calcext:value-type="float">
            <text:p>3,16105</text:p>
          </table:table-cell>
          <table:table-cell office:value-type="float" office:value="3.63668" calcext:value-type="float">
            <text:p>3,63668</text:p>
          </table:table-cell>
          <table:table-cell office:value-type="float" office:value="3.65075" calcext:value-type="float">
            <text:p>3,65075</text:p>
          </table:table-cell>
          <table:table-cell office:value-type="float" office:value="3.61948" calcext:value-type="float">
            <text:p>3,61948</text:p>
          </table:table-cell>
          <table:table-cell office:value-type="float" office:value="3.59323" calcext:value-type="float">
            <text:p>3,59323</text:p>
          </table:table-cell>
          <table:table-cell office:value-type="float" office:value="3.66945" calcext:value-type="float">
            <text:p>3,66945</text:p>
          </table:table-cell>
          <table:table-cell office:value-type="float" office:value="3.74861" calcext:value-type="float">
            <text:p>3,74861</text:p>
          </table:table-cell>
          <table:table-cell office:value-type="float" office:value="3.45989" calcext:value-type="float">
            <text:p>3,45989</text:p>
          </table:table-cell>
          <table:table-cell office:value-type="float" office:value="2.92034" calcext:value-type="float">
            <text:p>2,92034</text:p>
          </table:table-cell>
          <table:table-cell office:value-type="float" office:value="2.94525" calcext:value-type="float">
            <text:p>2,94525</text:p>
          </table:table-cell>
          <table:table-cell office:value-type="float" office:value="3.36027" calcext:value-type="float">
            <text:p>3,36027</text:p>
          </table:table-cell>
          <table:table-cell table:number-columns-repeated="4"/>
          <table:table-cell table:formula="of:=AVERAGE([.B61:.BI61])" office:value-type="float" office:value="3.42372416666667" calcext:value-type="float">
            <text:p>3,4237241667</text:p>
          </table:table-cell>
          <table:table-cell table:formula="of:=STDEV([.B61:.BI61])/2" office:value-type="float" office:value="0.169214292360989" calcext:value-type="float">
            <text:p>0,16921429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7484" calcext:value-type="float">
            <text:p>4,17484</text:p>
          </table:table-cell>
          <table:table-cell office:value-type="float" office:value="4.25128" calcext:value-type="float">
            <text:p>4,25128</text:p>
          </table:table-cell>
          <table:table-cell office:value-type="float" office:value="4.31122" calcext:value-type="float">
            <text:p>4,31122</text:p>
          </table:table-cell>
          <table:table-cell office:value-type="float" office:value="4.17238" calcext:value-type="float">
            <text:p>4,17238</text:p>
          </table:table-cell>
          <table:table-cell office:value-type="float" office:value="4.19408" calcext:value-type="float">
            <text:p>4,19408</text:p>
          </table:table-cell>
          <table:table-cell office:value-type="float" office:value="4.17396" calcext:value-type="float">
            <text:p>4,17396</text:p>
          </table:table-cell>
          <table:table-cell office:value-type="float" office:value="4.21012" calcext:value-type="float">
            <text:p>4,21012</text:p>
          </table:table-cell>
          <table:table-cell office:value-type="float" office:value="3.91613" calcext:value-type="float">
            <text:p>3,91613</text:p>
          </table:table-cell>
          <table:table-cell office:value-type="float" office:value="4.57723" calcext:value-type="float">
            <text:p>4,57723</text:p>
          </table:table-cell>
          <table:table-cell office:value-type="float" office:value="3.22756" calcext:value-type="float">
            <text:p>3,22756</text:p>
          </table:table-cell>
          <table:table-cell office:value-type="float" office:value="4.1122" calcext:value-type="float">
            <text:p>4,1122</text:p>
          </table:table-cell>
          <table:table-cell office:value-type="float" office:value="4.24171" calcext:value-type="float">
            <text:p>4,24171</text:p>
          </table:table-cell>
          <table:table-cell office:value-type="float" office:value="4.31499" calcext:value-type="float">
            <text:p>4,31499</text:p>
          </table:table-cell>
          <table:table-cell office:value-type="float" office:value="4.07691" calcext:value-type="float">
            <text:p>4,07691</text:p>
          </table:table-cell>
          <table:table-cell office:value-type="float" office:value="4.29873" calcext:value-type="float">
            <text:p>4,29873</text:p>
          </table:table-cell>
          <table:table-cell office:value-type="float" office:value="4.24105" calcext:value-type="float">
            <text:p>4,24105</text:p>
          </table:table-cell>
          <table:table-cell office:value-type="float" office:value="4.11961" calcext:value-type="float">
            <text:p>4,11961</text:p>
          </table:table-cell>
          <table:table-cell office:value-type="float" office:value="4.09799" calcext:value-type="float">
            <text:p>4,09799</text:p>
          </table:table-cell>
          <table:table-cell office:value-type="float" office:value="4.11656" calcext:value-type="float">
            <text:p>4,11656</text:p>
          </table:table-cell>
          <table:table-cell office:value-type="float" office:value="4.19519" calcext:value-type="float">
            <text:p>4,19519</text:p>
          </table:table-cell>
          <table:table-cell office:value-type="float" office:value="4.05748" calcext:value-type="float">
            <text:p>4,05748</text:p>
          </table:table-cell>
          <table:table-cell office:value-type="float" office:value="2.96889" calcext:value-type="float">
            <text:p>2,96889</text:p>
          </table:table-cell>
          <table:table-cell office:value-type="float" office:value="4.21255" calcext:value-type="float">
            <text:p>4,21255</text:p>
          </table:table-cell>
          <table:table-cell office:value-type="float" office:value="4.12896" calcext:value-type="float">
            <text:p>4,12896</text:p>
          </table:table-cell>
          <table:table-cell office:value-type="float" office:value="3.80309" calcext:value-type="float">
            <text:p>3,80309</text:p>
          </table:table-cell>
          <table:table-cell office:value-type="float" office:value="4.21775" calcext:value-type="float">
            <text:p>4,21775</text:p>
          </table:table-cell>
          <table:table-cell office:value-type="float" office:value="4.16213" calcext:value-type="float">
            <text:p>4,16213</text:p>
          </table:table-cell>
          <table:table-cell office:value-type="float" office:value="3.96581" calcext:value-type="float">
            <text:p>3,96581</text:p>
          </table:table-cell>
          <table:table-cell office:value-type="float" office:value="4.16478" calcext:value-type="float">
            <text:p>4,16478</text:p>
          </table:table-cell>
          <table:table-cell office:value-type="float" office:value="4.21649" calcext:value-type="float">
            <text:p>4,21649</text:p>
          </table:table-cell>
          <table:table-cell office:value-type="float" office:value="4.64865" calcext:value-type="float">
            <text:p>4,64865</text:p>
          </table:table-cell>
          <table:table-cell office:value-type="float" office:value="3.34358" calcext:value-type="float">
            <text:p>3,34358</text:p>
          </table:table-cell>
          <table:table-cell office:value-type="float" office:value="4.22332" calcext:value-type="float">
            <text:p>4,22332</text:p>
          </table:table-cell>
          <table:table-cell office:value-type="float" office:value="4.10751" calcext:value-type="float">
            <text:p>4,10751</text:p>
          </table:table-cell>
          <table:table-cell office:value-type="float" office:value="4.09364" calcext:value-type="float">
            <text:p>4,09364</text:p>
          </table:table-cell>
          <table:table-cell office:value-type="float" office:value="3.97603" calcext:value-type="float">
            <text:p>3,97603</text:p>
          </table:table-cell>
          <table:table-cell office:value-type="float" office:value="4.09663" calcext:value-type="float">
            <text:p>4,09663</text:p>
          </table:table-cell>
          <table:table-cell office:value-type="float" office:value="4.23701" calcext:value-type="float">
            <text:p>4,23701</text:p>
          </table:table-cell>
          <table:table-cell office:value-type="float" office:value="4.25456" calcext:value-type="float">
            <text:p>4,25456</text:p>
          </table:table-cell>
          <table:table-cell office:value-type="float" office:value="4.25739" calcext:value-type="float">
            <text:p>4,25739</text:p>
          </table:table-cell>
          <table:table-cell office:value-type="float" office:value="4.08842" calcext:value-type="float">
            <text:p>4,08842</text:p>
          </table:table-cell>
          <table:table-cell office:value-type="float" office:value="4.27545" calcext:value-type="float">
            <text:p>4,27545</text:p>
          </table:table-cell>
          <table:table-cell office:value-type="float" office:value="4.06775" calcext:value-type="float">
            <text:p>4,06775</text:p>
          </table:table-cell>
          <table:table-cell office:value-type="float" office:value="4.03213" calcext:value-type="float">
            <text:p>4,03213</text:p>
          </table:table-cell>
          <table:table-cell office:value-type="float" office:value="3.53132" calcext:value-type="float">
            <text:p>3,53132</text:p>
          </table:table-cell>
          <table:table-cell office:value-type="float" office:value="4.09458" calcext:value-type="float">
            <text:p>4,09458</text:p>
          </table:table-cell>
          <table:table-cell office:value-type="float" office:value="3.79823" calcext:value-type="float">
            <text:p>3,79823</text:p>
          </table:table-cell>
          <table:table-cell office:value-type="float" office:value="4.04852" calcext:value-type="float">
            <text:p>4,04852</text:p>
          </table:table-cell>
          <table:table-cell office:value-type="float" office:value="4.07632" calcext:value-type="float">
            <text:p>4,07632</text:p>
          </table:table-cell>
          <table:table-cell office:value-type="float" office:value="4.29329" calcext:value-type="float">
            <text:p>4,29329</text:p>
          </table:table-cell>
          <table:table-cell office:value-type="float" office:value="4.18707" calcext:value-type="float">
            <text:p>4,18707</text:p>
          </table:table-cell>
          <table:table-cell office:value-type="float" office:value="3.09727" calcext:value-type="float">
            <text:p>3,09727</text:p>
          </table:table-cell>
          <table:table-cell office:value-type="float" office:value="4.10613" calcext:value-type="float">
            <text:p>4,10613</text:p>
          </table:table-cell>
          <table:table-cell office:value-type="float" office:value="4.25841" calcext:value-type="float">
            <text:p>4,25841</text:p>
          </table:table-cell>
          <table:table-cell office:value-type="float" office:value="4.01281" calcext:value-type="float">
            <text:p>4,01281</text:p>
          </table:table-cell>
          <table:table-cell office:value-type="float" office:value="4.13949" calcext:value-type="float">
            <text:p>4,13949</text:p>
          </table:table-cell>
          <table:table-cell office:value-type="float" office:value="4.21871" calcext:value-type="float">
            <text:p>4,21871</text:p>
          </table:table-cell>
          <table:table-cell office:value-type="float" office:value="4.20437" calcext:value-type="float">
            <text:p>4,20437</text:p>
          </table:table-cell>
          <table:table-cell office:value-type="float" office:value="3.80174" calcext:value-type="float">
            <text:p>3,80174</text:p>
          </table:table-cell>
          <table:table-cell office:value-type="float" office:value="3.0705" calcext:value-type="float">
            <text:p>3,0705</text:p>
          </table:table-cell>
          <table:table-cell table:number-columns-repeated="4"/>
          <table:table-cell table:formula="of:=AVERAGE([.B62:.BI62])" office:value-type="float" office:value="4.059375" calcext:value-type="float">
            <text:p>4,059375</text:p>
          </table:table-cell>
          <table:table-cell table:formula="of:=STDEV([.B62:.BI62])/2" office:value-type="float" office:value="0.163191607415738" calcext:value-type="float">
            <text:p>0,16319160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16737" calcext:value-type="float">
            <text:p>4,16737</text:p>
          </table:table-cell>
          <table:table-cell office:value-type="float" office:value="3.94097" calcext:value-type="float">
            <text:p>3,94097</text:p>
          </table:table-cell>
          <table:table-cell office:value-type="float" office:value="4.07066" calcext:value-type="float">
            <text:p>4,07066</text:p>
          </table:table-cell>
          <table:table-cell office:value-type="float" office:value="4.24132" calcext:value-type="float">
            <text:p>4,24132</text:p>
          </table:table-cell>
          <table:table-cell office:value-type="float" office:value="3.26863" calcext:value-type="float">
            <text:p>3,26863</text:p>
          </table:table-cell>
          <table:table-cell office:value-type="float" office:value="3.56849" calcext:value-type="float">
            <text:p>3,56849</text:p>
          </table:table-cell>
          <table:table-cell office:value-type="float" office:value="4.08474" calcext:value-type="float">
            <text:p>4,08474</text:p>
          </table:table-cell>
          <table:table-cell office:value-type="float" office:value="3.1114" calcext:value-type="float">
            <text:p>3,1114</text:p>
          </table:table-cell>
          <table:table-cell office:value-type="float" office:value="4.28404" calcext:value-type="float">
            <text:p>4,28404</text:p>
          </table:table-cell>
          <table:table-cell office:value-type="float" office:value="4.10241" calcext:value-type="float">
            <text:p>4,10241</text:p>
          </table:table-cell>
          <table:table-cell office:value-type="float" office:value="4.15703" calcext:value-type="float">
            <text:p>4,15703</text:p>
          </table:table-cell>
          <table:table-cell office:value-type="float" office:value="3.19747" calcext:value-type="float">
            <text:p>3,19747</text:p>
          </table:table-cell>
          <table:table-cell office:value-type="float" office:value="4.23229" calcext:value-type="float">
            <text:p>4,23229</text:p>
          </table:table-cell>
          <table:table-cell office:value-type="float" office:value="4.10868" calcext:value-type="float">
            <text:p>4,10868</text:p>
          </table:table-cell>
          <table:table-cell office:value-type="float" office:value="3.98689" calcext:value-type="float">
            <text:p>3,98689</text:p>
          </table:table-cell>
          <table:table-cell office:value-type="float" office:value="2.94072" calcext:value-type="float">
            <text:p>2,94072</text:p>
          </table:table-cell>
          <table:table-cell office:value-type="float" office:value="4.03451" calcext:value-type="float">
            <text:p>4,03451</text:p>
          </table:table-cell>
          <table:table-cell office:value-type="float" office:value="4.0155" calcext:value-type="float">
            <text:p>4,0155</text:p>
          </table:table-cell>
          <table:table-cell office:value-type="float" office:value="4.20263" calcext:value-type="float">
            <text:p>4,20263</text:p>
          </table:table-cell>
          <table:table-cell office:value-type="float" office:value="4.42357" calcext:value-type="float">
            <text:p>4,42357</text:p>
          </table:table-cell>
          <table:table-cell office:value-type="float" office:value="4.08897" calcext:value-type="float">
            <text:p>4,08897</text:p>
          </table:table-cell>
          <table:table-cell office:value-type="float" office:value="4.24707" calcext:value-type="float">
            <text:p>4,24707</text:p>
          </table:table-cell>
          <table:table-cell office:value-type="float" office:value="4.15495" calcext:value-type="float">
            <text:p>4,15495</text:p>
          </table:table-cell>
          <table:table-cell office:value-type="float" office:value="4.23908" calcext:value-type="float">
            <text:p>4,23908</text:p>
          </table:table-cell>
          <table:table-cell office:value-type="float" office:value="3.9005" calcext:value-type="float">
            <text:p>3,9005</text:p>
          </table:table-cell>
          <table:table-cell office:value-type="float" office:value="4.00606" calcext:value-type="float">
            <text:p>4,00606</text:p>
          </table:table-cell>
          <table:table-cell office:value-type="float" office:value="4.21384" calcext:value-type="float">
            <text:p>4,21384</text:p>
          </table:table-cell>
          <table:table-cell office:value-type="float" office:value="4.28827" calcext:value-type="float">
            <text:p>4,28827</text:p>
          </table:table-cell>
          <table:table-cell office:value-type="float" office:value="4.21792" calcext:value-type="float">
            <text:p>4,21792</text:p>
          </table:table-cell>
          <table:table-cell office:value-type="float" office:value="3.01887" calcext:value-type="float">
            <text:p>3,01887</text:p>
          </table:table-cell>
          <table:table-cell office:value-type="float" office:value="4.23927" calcext:value-type="float">
            <text:p>4,23927</text:p>
          </table:table-cell>
          <table:table-cell office:value-type="float" office:value="4.0821" calcext:value-type="float">
            <text:p>4,0821</text:p>
          </table:table-cell>
          <table:table-cell office:value-type="float" office:value="4.32074" calcext:value-type="float">
            <text:p>4,32074</text:p>
          </table:table-cell>
          <table:table-cell office:value-type="float" office:value="4.30031" calcext:value-type="float">
            <text:p>4,30031</text:p>
          </table:table-cell>
          <table:table-cell office:value-type="float" office:value="4.18597" calcext:value-type="float">
            <text:p>4,18597</text:p>
          </table:table-cell>
          <table:table-cell office:value-type="float" office:value="3.13147" calcext:value-type="float">
            <text:p>3,13147</text:p>
          </table:table-cell>
          <table:table-cell office:value-type="float" office:value="3.22083" calcext:value-type="float">
            <text:p>3,22083</text:p>
          </table:table-cell>
          <table:table-cell office:value-type="float" office:value="4.08578" calcext:value-type="float">
            <text:p>4,08578</text:p>
          </table:table-cell>
          <table:table-cell office:value-type="float" office:value="4.28121" calcext:value-type="float">
            <text:p>4,28121</text:p>
          </table:table-cell>
          <table:table-cell office:value-type="float" office:value="4.28558" calcext:value-type="float">
            <text:p>4,28558</text:p>
          </table:table-cell>
          <table:table-cell office:value-type="float" office:value="4.11856" calcext:value-type="float">
            <text:p>4,11856</text:p>
          </table:table-cell>
          <table:table-cell office:value-type="float" office:value="4.13105" calcext:value-type="float">
            <text:p>4,13105</text:p>
          </table:table-cell>
          <table:table-cell office:value-type="float" office:value="4.15944" calcext:value-type="float">
            <text:p>4,15944</text:p>
          </table:table-cell>
          <table:table-cell office:value-type="float" office:value="4.17593" calcext:value-type="float">
            <text:p>4,17593</text:p>
          </table:table-cell>
          <table:table-cell office:value-type="float" office:value="3.35983" calcext:value-type="float">
            <text:p>3,35983</text:p>
          </table:table-cell>
          <table:table-cell office:value-type="float" office:value="4.09104" calcext:value-type="float">
            <text:p>4,09104</text:p>
          </table:table-cell>
          <table:table-cell office:value-type="float" office:value="4.11601" calcext:value-type="float">
            <text:p>4,11601</text:p>
          </table:table-cell>
          <table:table-cell office:value-type="float" office:value="3.88115" calcext:value-type="float">
            <text:p>3,88115</text:p>
          </table:table-cell>
          <table:table-cell office:value-type="float" office:value="4.26273" calcext:value-type="float">
            <text:p>4,26273</text:p>
          </table:table-cell>
          <table:table-cell office:value-type="float" office:value="4.19507" calcext:value-type="float">
            <text:p>4,19507</text:p>
          </table:table-cell>
          <table:table-cell office:value-type="float" office:value="4.55834" calcext:value-type="float">
            <text:p>4,55834</text:p>
          </table:table-cell>
          <table:table-cell office:value-type="float" office:value="4.24871" calcext:value-type="float">
            <text:p>4,24871</text:p>
          </table:table-cell>
          <table:table-cell office:value-type="float" office:value="4.10232" calcext:value-type="float">
            <text:p>4,10232</text:p>
          </table:table-cell>
          <table:table-cell office:value-type="float" office:value="4.28005" calcext:value-type="float">
            <text:p>4,28005</text:p>
          </table:table-cell>
          <table:table-cell office:value-type="float" office:value="4.13912" calcext:value-type="float">
            <text:p>4,13912</text:p>
          </table:table-cell>
          <table:table-cell office:value-type="float" office:value="4.2701" calcext:value-type="float">
            <text:p>4,2701</text:p>
          </table:table-cell>
          <table:table-cell office:value-type="float" office:value="4.11067" calcext:value-type="float">
            <text:p>4,11067</text:p>
          </table:table-cell>
          <table:table-cell office:value-type="float" office:value="4.06892" calcext:value-type="float">
            <text:p>4,06892</text:p>
          </table:table-cell>
          <table:table-cell office:value-type="float" office:value="4.04275" calcext:value-type="float">
            <text:p>4,04275</text:p>
          </table:table-cell>
          <table:table-cell office:value-type="float" office:value="4.19899" calcext:value-type="float">
            <text:p>4,19899</text:p>
          </table:table-cell>
          <table:table-cell table:number-columns-repeated="4"/>
          <table:table-cell table:formula="of:=AVERAGE([.B63:.BI63])" office:value-type="float" office:value="4.01931483333333" calcext:value-type="float">
            <text:p>4,0193148333</text:p>
          </table:table-cell>
          <table:table-cell table:formula="of:=STDEV([.B63:.BI63])/2" office:value-type="float" office:value="0.185647163771813" calcext:value-type="float">
            <text:p>0,18564716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16227" calcext:value-type="float">
            <text:p>4,16227</text:p>
          </table:table-cell>
          <table:table-cell office:value-type="float" office:value="4.06122" calcext:value-type="float">
            <text:p>4,06122</text:p>
          </table:table-cell>
          <table:table-cell office:value-type="float" office:value="4.01277" calcext:value-type="float">
            <text:p>4,01277</text:p>
          </table:table-cell>
          <table:table-cell office:value-type="float" office:value="4.24853" calcext:value-type="float">
            <text:p>4,24853</text:p>
          </table:table-cell>
          <table:table-cell office:value-type="float" office:value="4.33622" calcext:value-type="float">
            <text:p>4,33622</text:p>
          </table:table-cell>
          <table:table-cell office:value-type="float" office:value="4.20586" calcext:value-type="float">
            <text:p>4,20586</text:p>
          </table:table-cell>
          <table:table-cell office:value-type="float" office:value="4.35136" calcext:value-type="float">
            <text:p>4,35136</text:p>
          </table:table-cell>
          <table:table-cell office:value-type="float" office:value="4.16002" calcext:value-type="float">
            <text:p>4,16002</text:p>
          </table:table-cell>
          <table:table-cell office:value-type="float" office:value="2.95352" calcext:value-type="float">
            <text:p>2,95352</text:p>
          </table:table-cell>
          <table:table-cell office:value-type="float" office:value="4.21574" calcext:value-type="float">
            <text:p>4,21574</text:p>
          </table:table-cell>
          <table:table-cell office:value-type="float" office:value="4.26805" calcext:value-type="float">
            <text:p>4,26805</text:p>
          </table:table-cell>
          <table:table-cell office:value-type="float" office:value="3.5591" calcext:value-type="float">
            <text:p>3,5591</text:p>
          </table:table-cell>
          <table:table-cell office:value-type="float" office:value="3.56819" calcext:value-type="float">
            <text:p>3,56819</text:p>
          </table:table-cell>
          <table:table-cell office:value-type="float" office:value="4.22413" calcext:value-type="float">
            <text:p>4,22413</text:p>
          </table:table-cell>
          <table:table-cell office:value-type="float" office:value="4.19655" calcext:value-type="float">
            <text:p>4,19655</text:p>
          </table:table-cell>
          <table:table-cell office:value-type="float" office:value="4.15072" calcext:value-type="float">
            <text:p>4,15072</text:p>
          </table:table-cell>
          <table:table-cell office:value-type="float" office:value="4.12312" calcext:value-type="float">
            <text:p>4,12312</text:p>
          </table:table-cell>
          <table:table-cell office:value-type="float" office:value="4.16682" calcext:value-type="float">
            <text:p>4,16682</text:p>
          </table:table-cell>
          <table:table-cell office:value-type="float" office:value="4.14904" calcext:value-type="float">
            <text:p>4,14904</text:p>
          </table:table-cell>
          <table:table-cell office:value-type="float" office:value="4.30456" calcext:value-type="float">
            <text:p>4,30456</text:p>
          </table:table-cell>
          <table:table-cell office:value-type="float" office:value="4.271" calcext:value-type="float">
            <text:p>4,271</text:p>
          </table:table-cell>
          <table:table-cell office:value-type="float" office:value="4.29262" calcext:value-type="float">
            <text:p>4,29262</text:p>
          </table:table-cell>
          <table:table-cell office:value-type="float" office:value="4.29716" calcext:value-type="float">
            <text:p>4,29716</text:p>
          </table:table-cell>
          <table:table-cell office:value-type="float" office:value="4.1927" calcext:value-type="float">
            <text:p>4,1927</text:p>
          </table:table-cell>
          <table:table-cell office:value-type="float" office:value="4.21401" calcext:value-type="float">
            <text:p>4,21401</text:p>
          </table:table-cell>
          <table:table-cell office:value-type="float" office:value="4.21513" calcext:value-type="float">
            <text:p>4,21513</text:p>
          </table:table-cell>
          <table:table-cell office:value-type="float" office:value="4.26553" calcext:value-type="float">
            <text:p>4,26553</text:p>
          </table:table-cell>
          <table:table-cell office:value-type="float" office:value="4.31993" calcext:value-type="float">
            <text:p>4,31993</text:p>
          </table:table-cell>
          <table:table-cell office:value-type="float" office:value="4.04149" calcext:value-type="float">
            <text:p>4,04149</text:p>
          </table:table-cell>
          <table:table-cell office:value-type="float" office:value="4.20651" calcext:value-type="float">
            <text:p>4,20651</text:p>
          </table:table-cell>
          <table:table-cell office:value-type="float" office:value="4.26408" calcext:value-type="float">
            <text:p>4,26408</text:p>
          </table:table-cell>
          <table:table-cell office:value-type="float" office:value="4.20248" calcext:value-type="float">
            <text:p>4,20248</text:p>
          </table:table-cell>
          <table:table-cell office:value-type="float" office:value="4.56623" calcext:value-type="float">
            <text:p>4,56623</text:p>
          </table:table-cell>
          <table:table-cell office:value-type="float" office:value="4.15373" calcext:value-type="float">
            <text:p>4,15373</text:p>
          </table:table-cell>
          <table:table-cell office:value-type="float" office:value="4.2337" calcext:value-type="float">
            <text:p>4,2337</text:p>
          </table:table-cell>
          <table:table-cell office:value-type="float" office:value="4.20837" calcext:value-type="float">
            <text:p>4,20837</text:p>
          </table:table-cell>
          <table:table-cell office:value-type="float" office:value="4.11998" calcext:value-type="float">
            <text:p>4,11998</text:p>
          </table:table-cell>
          <table:table-cell office:value-type="float" office:value="4.11997" calcext:value-type="float">
            <text:p>4,11997</text:p>
          </table:table-cell>
          <table:table-cell office:value-type="float" office:value="4.24811" calcext:value-type="float">
            <text:p>4,24811</text:p>
          </table:table-cell>
          <table:table-cell office:value-type="float" office:value="4.35912" calcext:value-type="float">
            <text:p>4,35912</text:p>
          </table:table-cell>
          <table:table-cell office:value-type="float" office:value="4.14819" calcext:value-type="float">
            <text:p>4,14819</text:p>
          </table:table-cell>
          <table:table-cell office:value-type="float" office:value="4.43001" calcext:value-type="float">
            <text:p>4,43001</text:p>
          </table:table-cell>
          <table:table-cell office:value-type="float" office:value="4.22509" calcext:value-type="float">
            <text:p>4,22509</text:p>
          </table:table-cell>
          <table:table-cell office:value-type="float" office:value="4.36019" calcext:value-type="float">
            <text:p>4,36019</text:p>
          </table:table-cell>
          <table:table-cell office:value-type="float" office:value="4.23209" calcext:value-type="float">
            <text:p>4,23209</text:p>
          </table:table-cell>
          <table:table-cell office:value-type="float" office:value="4.00042" calcext:value-type="float">
            <text:p>4,00042</text:p>
          </table:table-cell>
          <table:table-cell office:value-type="float" office:value="4.23509" calcext:value-type="float">
            <text:p>4,23509</text:p>
          </table:table-cell>
          <table:table-cell office:value-type="float" office:value="4.21743" calcext:value-type="float">
            <text:p>4,21743</text:p>
          </table:table-cell>
          <table:table-cell office:value-type="float" office:value="4.15464" calcext:value-type="float">
            <text:p>4,15464</text:p>
          </table:table-cell>
          <table:table-cell office:value-type="float" office:value="4.15636" calcext:value-type="float">
            <text:p>4,15636</text:p>
          </table:table-cell>
          <table:table-cell office:value-type="float" office:value="3.82485" calcext:value-type="float">
            <text:p>3,82485</text:p>
          </table:table-cell>
          <table:table-cell office:value-type="float" office:value="4.33873" calcext:value-type="float">
            <text:p>4,33873</text:p>
          </table:table-cell>
          <table:table-cell office:value-type="float" office:value="4.21039" calcext:value-type="float">
            <text:p>4,21039</text:p>
          </table:table-cell>
          <table:table-cell office:value-type="float" office:value="3.41575" calcext:value-type="float">
            <text:p>3,41575</text:p>
          </table:table-cell>
          <table:table-cell office:value-type="float" office:value="3.67847" calcext:value-type="float">
            <text:p>3,67847</text:p>
          </table:table-cell>
          <table:table-cell office:value-type="float" office:value="3.91606" calcext:value-type="float">
            <text:p>3,91606</text:p>
          </table:table-cell>
          <table:table-cell office:value-type="float" office:value="4.17886" calcext:value-type="float">
            <text:p>4,17886</text:p>
          </table:table-cell>
          <table:table-cell office:value-type="float" office:value="4.35257" calcext:value-type="float">
            <text:p>4,35257</text:p>
          </table:table-cell>
          <table:table-cell office:value-type="float" office:value="4.21813" calcext:value-type="float">
            <text:p>4,21813</text:p>
          </table:table-cell>
          <table:table-cell office:value-type="float" office:value="4.15316" calcext:value-type="float">
            <text:p>4,15316</text:p>
          </table:table-cell>
          <table:table-cell table:number-columns-repeated="4"/>
          <table:table-cell table:formula="of:=AVERAGE([.B64:.BI64])" office:value-type="float" office:value="4.14426866666667" calcext:value-type="float">
            <text:p>4,1442686667</text:p>
          </table:table-cell>
          <table:table-cell table:formula="of:=STDEV([.B64:.BI64])/2" office:value-type="float" office:value="0.127534867407438" calcext:value-type="float">
            <text:p>0,12753486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29329" calcext:value-type="float">
            <text:p>4,29329</text:p>
          </table:table-cell>
          <table:table-cell office:value-type="float" office:value="4.36807" calcext:value-type="float">
            <text:p>4,36807</text:p>
          </table:table-cell>
          <table:table-cell office:value-type="float" office:value="4.32688" calcext:value-type="float">
            <text:p>4,32688</text:p>
          </table:table-cell>
          <table:table-cell office:value-type="float" office:value="4.36472" calcext:value-type="float">
            <text:p>4,36472</text:p>
          </table:table-cell>
          <table:table-cell office:value-type="float" office:value="4.09855" calcext:value-type="float">
            <text:p>4,09855</text:p>
          </table:table-cell>
          <table:table-cell office:value-type="float" office:value="4.12818" calcext:value-type="float">
            <text:p>4,12818</text:p>
          </table:table-cell>
          <table:table-cell office:value-type="float" office:value="4.07158" calcext:value-type="float">
            <text:p>4,07158</text:p>
          </table:table-cell>
          <table:table-cell office:value-type="float" office:value="4.32542" calcext:value-type="float">
            <text:p>4,32542</text:p>
          </table:table-cell>
          <table:table-cell office:value-type="float" office:value="4.25927" calcext:value-type="float">
            <text:p>4,25927</text:p>
          </table:table-cell>
          <table:table-cell office:value-type="float" office:value="3.84095" calcext:value-type="float">
            <text:p>3,84095</text:p>
          </table:table-cell>
          <table:table-cell office:value-type="float" office:value="4.27928" calcext:value-type="float">
            <text:p>4,27928</text:p>
          </table:table-cell>
          <table:table-cell office:value-type="float" office:value="4.19414" calcext:value-type="float">
            <text:p>4,19414</text:p>
          </table:table-cell>
          <table:table-cell office:value-type="float" office:value="4.26102" calcext:value-type="float">
            <text:p>4,26102</text:p>
          </table:table-cell>
          <table:table-cell office:value-type="float" office:value="4.15264" calcext:value-type="float">
            <text:p>4,15264</text:p>
          </table:table-cell>
          <table:table-cell office:value-type="float" office:value="4.25922" calcext:value-type="float">
            <text:p>4,25922</text:p>
          </table:table-cell>
          <table:table-cell office:value-type="float" office:value="4.22473" calcext:value-type="float">
            <text:p>4,22473</text:p>
          </table:table-cell>
          <table:table-cell office:value-type="float" office:value="4.29724" calcext:value-type="float">
            <text:p>4,29724</text:p>
          </table:table-cell>
          <table:table-cell office:value-type="float" office:value="4.10768" calcext:value-type="float">
            <text:p>4,10768</text:p>
          </table:table-cell>
          <table:table-cell office:value-type="float" office:value="4.4064" calcext:value-type="float">
            <text:p>4,4064</text:p>
          </table:table-cell>
          <table:table-cell office:value-type="float" office:value="4.19643" calcext:value-type="float">
            <text:p>4,19643</text:p>
          </table:table-cell>
          <table:table-cell office:value-type="float" office:value="4.11645" calcext:value-type="float">
            <text:p>4,11645</text:p>
          </table:table-cell>
          <table:table-cell office:value-type="float" office:value="4.31802" calcext:value-type="float">
            <text:p>4,31802</text:p>
          </table:table-cell>
          <table:table-cell office:value-type="float" office:value="4.34815" calcext:value-type="float">
            <text:p>4,34815</text:p>
          </table:table-cell>
          <table:table-cell office:value-type="float" office:value="4.10067" calcext:value-type="float">
            <text:p>4,10067</text:p>
          </table:table-cell>
          <table:table-cell office:value-type="float" office:value="4.31617" calcext:value-type="float">
            <text:p>4,31617</text:p>
          </table:table-cell>
          <table:table-cell office:value-type="float" office:value="4.20761" calcext:value-type="float">
            <text:p>4,20761</text:p>
          </table:table-cell>
          <table:table-cell office:value-type="float" office:value="4.35855" calcext:value-type="float">
            <text:p>4,35855</text:p>
          </table:table-cell>
          <table:table-cell office:value-type="float" office:value="4.2937" calcext:value-type="float">
            <text:p>4,2937</text:p>
          </table:table-cell>
          <table:table-cell office:value-type="float" office:value="4.2258" calcext:value-type="float">
            <text:p>4,2258</text:p>
          </table:table-cell>
          <table:table-cell office:value-type="float" office:value="4.20528" calcext:value-type="float">
            <text:p>4,20528</text:p>
          </table:table-cell>
          <table:table-cell office:value-type="float" office:value="4.15793" calcext:value-type="float">
            <text:p>4,15793</text:p>
          </table:table-cell>
          <table:table-cell office:value-type="float" office:value="4.2608" calcext:value-type="float">
            <text:p>4,2608</text:p>
          </table:table-cell>
          <table:table-cell office:value-type="float" office:value="4.81321" calcext:value-type="float">
            <text:p>4,81321</text:p>
          </table:table-cell>
          <table:table-cell office:value-type="float" office:value="4.23334" calcext:value-type="float">
            <text:p>4,23334</text:p>
          </table:table-cell>
          <table:table-cell office:value-type="float" office:value="4.27633" calcext:value-type="float">
            <text:p>4,27633</text:p>
          </table:table-cell>
          <table:table-cell office:value-type="float" office:value="4.20553" calcext:value-type="float">
            <text:p>4,20553</text:p>
          </table:table-cell>
          <table:table-cell office:value-type="float" office:value="4.29581" calcext:value-type="float">
            <text:p>4,29581</text:p>
          </table:table-cell>
          <table:table-cell office:value-type="float" office:value="4.44119" calcext:value-type="float">
            <text:p>4,44119</text:p>
          </table:table-cell>
          <table:table-cell office:value-type="float" office:value="4.31035" calcext:value-type="float">
            <text:p>4,31035</text:p>
          </table:table-cell>
          <table:table-cell office:value-type="float" office:value="4.21206" calcext:value-type="float">
            <text:p>4,21206</text:p>
          </table:table-cell>
          <table:table-cell office:value-type="float" office:value="4.29342" calcext:value-type="float">
            <text:p>4,29342</text:p>
          </table:table-cell>
          <table:table-cell office:value-type="float" office:value="4.13354" calcext:value-type="float">
            <text:p>4,13354</text:p>
          </table:table-cell>
          <table:table-cell office:value-type="float" office:value="4.31768" calcext:value-type="float">
            <text:p>4,31768</text:p>
          </table:table-cell>
          <table:table-cell office:value-type="float" office:value="4.136" calcext:value-type="float">
            <text:p>4,136</text:p>
          </table:table-cell>
          <table:table-cell office:value-type="float" office:value="4.29051" calcext:value-type="float">
            <text:p>4,29051</text:p>
          </table:table-cell>
          <table:table-cell office:value-type="float" office:value="4.39121" calcext:value-type="float">
            <text:p>4,39121</text:p>
          </table:table-cell>
          <table:table-cell office:value-type="float" office:value="4.2165" calcext:value-type="float">
            <text:p>4,2165</text:p>
          </table:table-cell>
          <table:table-cell office:value-type="float" office:value="4.33154" calcext:value-type="float">
            <text:p>4,33154</text:p>
          </table:table-cell>
          <table:table-cell office:value-type="float" office:value="4.28252" calcext:value-type="float">
            <text:p>4,28252</text:p>
          </table:table-cell>
          <table:table-cell office:value-type="float" office:value="4.28987" calcext:value-type="float">
            <text:p>4,28987</text:p>
          </table:table-cell>
          <table:table-cell office:value-type="float" office:value="4.23866" calcext:value-type="float">
            <text:p>4,23866</text:p>
          </table:table-cell>
          <table:table-cell office:value-type="float" office:value="4.2548" calcext:value-type="float">
            <text:p>4,2548</text:p>
          </table:table-cell>
          <table:table-cell office:value-type="float" office:value="4.19217" calcext:value-type="float">
            <text:p>4,19217</text:p>
          </table:table-cell>
          <table:table-cell office:value-type="float" office:value="4.32634" calcext:value-type="float">
            <text:p>4,32634</text:p>
          </table:table-cell>
          <table:table-cell office:value-type="float" office:value="4.21137" calcext:value-type="float">
            <text:p>4,21137</text:p>
          </table:table-cell>
          <table:table-cell office:value-type="float" office:value="4.34128" calcext:value-type="float">
            <text:p>4,34128</text:p>
          </table:table-cell>
          <table:table-cell office:value-type="float" office:value="4.2717" calcext:value-type="float">
            <text:p>4,2717</text:p>
          </table:table-cell>
          <table:table-cell office:value-type="float" office:value="4.13969" calcext:value-type="float">
            <text:p>4,13969</text:p>
          </table:table-cell>
          <table:table-cell office:value-type="float" office:value="4.22124" calcext:value-type="float">
            <text:p>4,22124</text:p>
          </table:table-cell>
          <table:table-cell office:value-type="float" office:value="4.2383" calcext:value-type="float">
            <text:p>4,2383</text:p>
          </table:table-cell>
          <table:table-cell table:number-columns-repeated="4"/>
          <table:table-cell table:formula="of:=AVERAGE([.B65:.BI65])" office:value-type="float" office:value="4.25451633333333" calcext:value-type="float">
            <text:p>4,2545163333</text:p>
          </table:table-cell>
          <table:table-cell table:formula="of:=STDEV([.B65:.BI65])/2" office:value-type="float" office:value="0.0613269044904317" calcext:value-type="float">
            <text:p>0,06132690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3899" calcext:value-type="float">
            <text:p>4,3899</text:p>
          </table:table-cell>
          <table:table-cell office:value-type="float" office:value="4.35165" calcext:value-type="float">
            <text:p>4,35165</text:p>
          </table:table-cell>
          <table:table-cell office:value-type="float" office:value="4.23364" calcext:value-type="float">
            <text:p>4,23364</text:p>
          </table:table-cell>
          <table:table-cell office:value-type="float" office:value="4.30465" calcext:value-type="float">
            <text:p>4,30465</text:p>
          </table:table-cell>
          <table:table-cell office:value-type="float" office:value="4.82703" calcext:value-type="float">
            <text:p>4,82703</text:p>
          </table:table-cell>
          <table:table-cell office:value-type="float" office:value="4.12784" calcext:value-type="float">
            <text:p>4,12784</text:p>
          </table:table-cell>
          <table:table-cell office:value-type="float" office:value="4.14977" calcext:value-type="float">
            <text:p>4,14977</text:p>
          </table:table-cell>
          <table:table-cell office:value-type="float" office:value="4.41987" calcext:value-type="float">
            <text:p>4,41987</text:p>
          </table:table-cell>
          <table:table-cell office:value-type="float" office:value="4.15307" calcext:value-type="float">
            <text:p>4,15307</text:p>
          </table:table-cell>
          <table:table-cell office:value-type="float" office:value="4.31963" calcext:value-type="float">
            <text:p>4,31963</text:p>
          </table:table-cell>
          <table:table-cell office:value-type="float" office:value="4.24957" calcext:value-type="float">
            <text:p>4,24957</text:p>
          </table:table-cell>
          <table:table-cell office:value-type="float" office:value="4.17157" calcext:value-type="float">
            <text:p>4,17157</text:p>
          </table:table-cell>
          <table:table-cell office:value-type="float" office:value="4.17183" calcext:value-type="float">
            <text:p>4,17183</text:p>
          </table:table-cell>
          <table:table-cell office:value-type="float" office:value="4.2863" calcext:value-type="float">
            <text:p>4,2863</text:p>
          </table:table-cell>
          <table:table-cell office:value-type="float" office:value="4.09664" calcext:value-type="float">
            <text:p>4,09664</text:p>
          </table:table-cell>
          <table:table-cell office:value-type="float" office:value="3.97777" calcext:value-type="float">
            <text:p>3,97777</text:p>
          </table:table-cell>
          <table:table-cell office:value-type="float" office:value="4.18857" calcext:value-type="float">
            <text:p>4,18857</text:p>
          </table:table-cell>
          <table:table-cell office:value-type="float" office:value="4.34847" calcext:value-type="float">
            <text:p>4,34847</text:p>
          </table:table-cell>
          <table:table-cell office:value-type="float" office:value="5.07372" calcext:value-type="float">
            <text:p>5,07372</text:p>
          </table:table-cell>
          <table:table-cell office:value-type="float" office:value="4.30926" calcext:value-type="float">
            <text:p>4,30926</text:p>
          </table:table-cell>
          <table:table-cell office:value-type="float" office:value="4.17576" calcext:value-type="float">
            <text:p>4,17576</text:p>
          </table:table-cell>
          <table:table-cell office:value-type="float" office:value="4.10584" calcext:value-type="float">
            <text:p>4,10584</text:p>
          </table:table-cell>
          <table:table-cell office:value-type="float" office:value="4.31228" calcext:value-type="float">
            <text:p>4,31228</text:p>
          </table:table-cell>
          <table:table-cell office:value-type="float" office:value="4.25516" calcext:value-type="float">
            <text:p>4,25516</text:p>
          </table:table-cell>
          <table:table-cell office:value-type="float" office:value="4.06307" calcext:value-type="float">
            <text:p>4,06307</text:p>
          </table:table-cell>
          <table:table-cell office:value-type="float" office:value="4.17457" calcext:value-type="float">
            <text:p>4,17457</text:p>
          </table:table-cell>
          <table:table-cell office:value-type="float" office:value="4.22403" calcext:value-type="float">
            <text:p>4,22403</text:p>
          </table:table-cell>
          <table:table-cell office:value-type="float" office:value="3.655" calcext:value-type="float">
            <text:p>3,655</text:p>
          </table:table-cell>
          <table:table-cell office:value-type="float" office:value="4.12562" calcext:value-type="float">
            <text:p>4,12562</text:p>
          </table:table-cell>
          <table:table-cell office:value-type="float" office:value="3.5214" calcext:value-type="float">
            <text:p>3,5214</text:p>
          </table:table-cell>
          <table:table-cell office:value-type="float" office:value="4.24912" calcext:value-type="float">
            <text:p>4,24912</text:p>
          </table:table-cell>
          <table:table-cell office:value-type="float" office:value="4.20444" calcext:value-type="float">
            <text:p>4,20444</text:p>
          </table:table-cell>
          <table:table-cell office:value-type="float" office:value="4.3887" calcext:value-type="float">
            <text:p>4,3887</text:p>
          </table:table-cell>
          <table:table-cell office:value-type="float" office:value="4.57551" calcext:value-type="float">
            <text:p>4,57551</text:p>
          </table:table-cell>
          <table:table-cell office:value-type="float" office:value="4.11181" calcext:value-type="float">
            <text:p>4,11181</text:p>
          </table:table-cell>
          <table:table-cell office:value-type="float" office:value="4.81164" calcext:value-type="float">
            <text:p>4,81164</text:p>
          </table:table-cell>
          <table:table-cell office:value-type="float" office:value="4.31297" calcext:value-type="float">
            <text:p>4,31297</text:p>
          </table:table-cell>
          <table:table-cell office:value-type="float" office:value="4.25624" calcext:value-type="float">
            <text:p>4,25624</text:p>
          </table:table-cell>
          <table:table-cell office:value-type="float" office:value="4.21393" calcext:value-type="float">
            <text:p>4,21393</text:p>
          </table:table-cell>
          <table:table-cell office:value-type="float" office:value="4.17349" calcext:value-type="float">
            <text:p>4,17349</text:p>
          </table:table-cell>
          <table:table-cell office:value-type="float" office:value="4.11864" calcext:value-type="float">
            <text:p>4,11864</text:p>
          </table:table-cell>
          <table:table-cell office:value-type="float" office:value="4.0267" calcext:value-type="float">
            <text:p>4,0267</text:p>
          </table:table-cell>
          <table:table-cell office:value-type="float" office:value="4.18687" calcext:value-type="float">
            <text:p>4,18687</text:p>
          </table:table-cell>
          <table:table-cell office:value-type="float" office:value="4.03528" calcext:value-type="float">
            <text:p>4,03528</text:p>
          </table:table-cell>
          <table:table-cell office:value-type="float" office:value="4.26436" calcext:value-type="float">
            <text:p>4,26436</text:p>
          </table:table-cell>
          <table:table-cell office:value-type="float" office:value="4.15642" calcext:value-type="float">
            <text:p>4,15642</text:p>
          </table:table-cell>
          <table:table-cell office:value-type="float" office:value="4.81119" calcext:value-type="float">
            <text:p>4,81119</text:p>
          </table:table-cell>
          <table:table-cell office:value-type="float" office:value="3.9856" calcext:value-type="float">
            <text:p>3,9856</text:p>
          </table:table-cell>
          <table:table-cell office:value-type="float" office:value="4.66088" calcext:value-type="float">
            <text:p>4,66088</text:p>
          </table:table-cell>
          <table:table-cell office:value-type="float" office:value="4.62542" calcext:value-type="float">
            <text:p>4,62542</text:p>
          </table:table-cell>
          <table:table-cell office:value-type="float" office:value="4.11977" calcext:value-type="float">
            <text:p>4,11977</text:p>
          </table:table-cell>
          <table:table-cell office:value-type="float" office:value="4.28218" calcext:value-type="float">
            <text:p>4,28218</text:p>
          </table:table-cell>
          <table:table-cell office:value-type="float" office:value="4.30764" calcext:value-type="float">
            <text:p>4,30764</text:p>
          </table:table-cell>
          <table:table-cell office:value-type="float" office:value="4.12692" calcext:value-type="float">
            <text:p>4,12692</text:p>
          </table:table-cell>
          <table:table-cell office:value-type="float" office:value="4.18147" calcext:value-type="float">
            <text:p>4,18147</text:p>
          </table:table-cell>
          <table:table-cell office:value-type="float" office:value="4.09922" calcext:value-type="float">
            <text:p>4,09922</text:p>
          </table:table-cell>
          <table:table-cell office:value-type="float" office:value="4.2381" calcext:value-type="float">
            <text:p>4,2381</text:p>
          </table:table-cell>
          <table:table-cell office:value-type="float" office:value="4.2779" calcext:value-type="float">
            <text:p>4,2779</text:p>
          </table:table-cell>
          <table:table-cell office:value-type="float" office:value="4.19976" calcext:value-type="float">
            <text:p>4,19976</text:p>
          </table:table-cell>
          <table:table-cell office:value-type="float" office:value="4.70047" calcext:value-type="float">
            <text:p>4,70047</text:p>
          </table:table-cell>
          <table:table-cell table:number-columns-repeated="4"/>
          <table:table-cell table:formula="of:=AVERAGE([.B66:.BI66])" office:value-type="float" office:value="4.25776866666667" calcext:value-type="float">
            <text:p>4,2577686667</text:p>
          </table:table-cell>
          <table:table-cell table:formula="of:=STDEV([.B66:.BI66])/2" office:value-type="float" office:value="0.126443205936555" calcext:value-type="float">
            <text:p>0,1264432059</text:p>
          </table:table-cell>
        </table:table-row>
      </table:table>
      <table:table table:name="SUMMARY" table:style-name="ta1">
        <table:shapes>
          <draw:frame draw:z-index="0" draw:style-name="gr1" draw:text-style-name="P1" svg:width="19.99cm" svg:height="11.262cm" svg:x="5.231cm" svg:y="8.447cm">
            <draw:object draw:notify-on-update-of-ranges="SUMMARY.B5:SUMMARY.B5 SUMMARY.B6:SUMMARY.B14 SUMMARY.C5:SUMMARY.C5 SUMMARY.C6:SUMMARY.C14 SUMMARY.I6:SUMMARY.I14 SUMMARY.I6:SUMMARY.I14 SUMMARY.D5:SUMMARY.D5 SUMMARY.D6:SUMMARY.D14 SUMMARY.J6:SUMMARY.J14 SUMMARY.J6:SUMMARY.J14 SUMMARY.G5:SUMMARY.G5 SUMMARY.G6:SUMMARY.G14 SUMMARY.M6:SUMMARY.M14 SUMMARY.M6:SUMMARY.M14 SUMMARY.E5:SUMMARY.E5 SUMMARY.E6:SUMMARY.E14 SUMMARY.K6:SUMMARY.K14 SUMMARY.K6:SUMMARY.K14 SUMMARY.F5:SUMMARY.F5 SUMMARY.F6:SUMMARY.F14 SUMMARY.L6:SUMMARY.L14 SUMMARY.L6:SUMMARY.L14 SUMMARY.H5:SUMMARY.H5 SUMMARY.H6:SUMMARY.H14 SUMMARY.N6:SUMMARY.N14 SUMMARY.N6:SUMMARY.N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99cm" svg:height="11.262cm" svg:x="28.69cm" svg:y="8.26cm">
            <draw:object draw:notify-on-update-of-ranges="SUMMARY.B6:SUMMARY.B14 SUMMARY.G5:SUMMARY.G5 SUMMARY.G6:SUMMARY.G14 SUMMARY.M6:SUMMARY.M14 SUMMARY.M6:SUMMARY.M14 SUMMARY.E5:SUMMARY.E5 SUMMARY.E6:SUMMARY.E14 SUMMARY.K6:SUMMARY.K14 SUMMARY.K6:SUMMARY.K14 SUMMARY.H5:SUMMARY.H5 SUMMARY.H6:SUMMARY.H14 SUMMARY.N6:SUMMARY.N14 SUMMARY.N6:SUMMARY.N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14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table:formula="of:=[Datos.A2]" office:value-type="string" office:string-value="DummyAffinity" calcext:value-type="string">
            <text:p>DummyAffinity</text:p>
          </table:table-cell>
          <table:table-cell table:formula="of:=[Datos.A13]" office:value-type="string" office:string-value="EquitativeAffinity" calcext:value-type="string">
            <text:p>EquitativeAffinity</text:p>
          </table:table-cell>
          <table:table-cell table:formula="of:=[Datos.A24]" office:value-type="string" office:string-value="ImpairAffinity" calcext:value-type="string">
            <text:p>ImpairAffinity</text:p>
          </table:table-cell>
          <table:table-cell table:formula="of:=[Datos.A35]" office:value-type="string" office:string-value="NumaPairAffinity" calcext:value-type="string">
            <text:p>NumaPairAffinity</text:p>
          </table:table-cell>
          <table:table-cell table:formula="of:=[Datos.A46]" office:value-type="string" office:string-value="PairAffinity" calcext:value-type="string">
            <text:p>PairAffinity</text:p>
          </table:table-cell>
          <table:table-cell table:formula="of:=[Datos.A57]" office:value-type="string" office:string-value="SinProcessorAffinity" calcext:value-type="string">
            <text:p>SinProcessorAffinity</text:p>
          </table:table-cell>
          <table:table-cell office:value-type="string" calcext:value-type="string">
            <text:p>dummy_stdev</text:p>
          </table:table-cell>
          <table:table-cell office:value-type="string" calcext:value-type="string">
            <text:p>equit_stdev</text:p>
          </table:table-cell>
          <table:table-cell office:value-type="string" calcext:value-type="string">
            <text:p>impair_stdev</text:p>
          </table:table-cell>
          <table:table-cell office:value-type="string" calcext:value-type="string">
            <text:p>numapair_stdev</text:p>
          </table:table-cell>
          <table:table-cell office:value-type="string" calcext:value-type="string">
            <text:p>pair_stdev</text:p>
          </table:table-cell>
          <table:table-cell office:value-type="string" calcext:value-type="string">
            <text:p>sinproc_stdev</text:p>
          </table:table-cell>
        </table:table-row>
        <table:table-row table:style-name="ro1">
          <table:table-cell/>
          <table:table-cell table:formula="of:=[Datos.A3]" office:value-type="float" office:value="1" calcext:value-type="float">
            <text:p>1</text:p>
          </table:table-cell>
          <table:table-cell table:formula="of:=[Datos.BN3]" office:value-type="float" office:value="2.1234815" calcext:value-type="float">
            <text:p>2,1234815</text:p>
          </table:table-cell>
          <table:table-cell table:formula="of:=[Datos.BN14]" office:value-type="float" office:value="2.17342333333333" calcext:value-type="float">
            <text:p>2,1734233333</text:p>
          </table:table-cell>
          <table:table-cell table:formula="of:=[Datos.BN25]" office:value-type="float" office:value="1.99624116666667" calcext:value-type="float">
            <text:p>1,9962411667</text:p>
          </table:table-cell>
          <table:table-cell table:formula="of:=[Datos.BN36]" office:value-type="float" office:value="2.05851016666667" calcext:value-type="float">
            <text:p>2,0585101667</text:p>
          </table:table-cell>
          <table:table-cell table:formula="of:=[Datos.BN47]" office:value-type="float" office:value="2.159865" calcext:value-type="float">
            <text:p>2,159865</text:p>
          </table:table-cell>
          <table:table-cell table:formula="of:=[Datos.BN58]" office:value-type="float" office:value="1.84289433333333" calcext:value-type="float">
            <text:p>1,8428943333</text:p>
          </table:table-cell>
          <table:table-cell table:formula="of:=[Datos.BO3]" office:value-type="float" office:value="0.106982709579652" calcext:value-type="float">
            <text:p>0,1069827096</text:p>
          </table:table-cell>
          <table:table-cell table:formula="of:=[Datos.BO14]" office:value-type="float" office:value="0.0538911771470413" calcext:value-type="float">
            <text:p>0,0538911771</text:p>
          </table:table-cell>
          <table:table-cell table:formula="of:=[Datos.BO25]" office:value-type="float" office:value="0.141109998465831" calcext:value-type="float">
            <text:p>0,1411099985</text:p>
          </table:table-cell>
          <table:table-cell table:formula="of:=[Datos.BO36]" office:value-type="float" office:value="0.116678510495436" calcext:value-type="float">
            <text:p>0,1166785105</text:p>
          </table:table-cell>
          <table:table-cell table:formula="of:=[Datos.BO47]" office:value-type="float" office:value="0.0911725337324975" calcext:value-type="float">
            <text:p>0,0911725337</text:p>
          </table:table-cell>
          <table:table-cell table:formula="of:=[Datos.BO58]" office:value-type="float" office:value="0.114164234508837" calcext:value-type="float">
            <text:p>0,1141642345</text:p>
          </table:table-cell>
        </table:table-row>
        <table:table-row table:style-name="ro1">
          <table:table-cell/>
          <table:table-cell table:formula="of:=[Datos.A4]" office:value-type="float" office:value="2" calcext:value-type="float">
            <text:p>2</text:p>
          </table:table-cell>
          <table:table-cell table:formula="of:=[Datos.BN4]" office:value-type="float" office:value="2.209118" calcext:value-type="float">
            <text:p>2,209118</text:p>
          </table:table-cell>
          <table:table-cell table:formula="of:=[Datos.BN15]" office:value-type="float" office:value="4.35144533333333" calcext:value-type="float">
            <text:p>4,3514453333</text:p>
          </table:table-cell>
          <table:table-cell table:formula="of:=[Datos.BN26]" office:value-type="float" office:value="2.92942533333333" calcext:value-type="float">
            <text:p>2,9294253333</text:p>
          </table:table-cell>
          <table:table-cell table:formula="of:=[Datos.BN37]" office:value-type="float" office:value="3.05770666666667" calcext:value-type="float">
            <text:p>3,0577066667</text:p>
          </table:table-cell>
          <table:table-cell table:formula="of:=[Datos.BN48]" office:value-type="float" office:value="2.80053266666667" calcext:value-type="float">
            <text:p>2,8005326667</text:p>
          </table:table-cell>
          <table:table-cell table:formula="of:=[Datos.BN59]" office:value-type="float" office:value="2.89827183333333" calcext:value-type="float">
            <text:p>2,8982718333</text:p>
          </table:table-cell>
          <table:table-cell table:formula="of:=[Datos.BO4]" office:value-type="float" office:value="0.0505129811290363" calcext:value-type="float">
            <text:p>0,0505129811</text:p>
          </table:table-cell>
          <table:table-cell table:formula="of:=[Datos.BO15]" office:value-type="float" office:value="0.179555075794631" calcext:value-type="float">
            <text:p>0,1795550758</text:p>
          </table:table-cell>
          <table:table-cell table:formula="of:=[Datos.BO26]" office:value-type="float" office:value="0.112587684730337" calcext:value-type="float">
            <text:p>0,1125876847</text:p>
          </table:table-cell>
          <table:table-cell table:formula="of:=[Datos.BO37]" office:value-type="float" office:value="0.0904091158298832" calcext:value-type="float">
            <text:p>0,0904091158</text:p>
          </table:table-cell>
          <table:table-cell table:formula="of:=[Datos.BO48]" office:value-type="float" office:value="0.13853826181052" calcext:value-type="float">
            <text:p>0,1385382618</text:p>
          </table:table-cell>
          <table:table-cell table:formula="of:=[Datos.BO59]" office:value-type="float" office:value="0.368280020362053" calcext:value-type="float">
            <text:p>0,3682800204</text:p>
          </table:table-cell>
        </table:table-row>
        <table:table-row table:style-name="ro1">
          <table:table-cell/>
          <table:table-cell table:formula="of:=[Datos.A5]" office:value-type="float" office:value="4" calcext:value-type="float">
            <text:p>4</text:p>
          </table:table-cell>
          <table:table-cell table:formula="of:=[Datos.BN5]" office:value-type="float" office:value="2.1817405" calcext:value-type="float">
            <text:p>2,1817405</text:p>
          </table:table-cell>
          <table:table-cell table:formula="of:=[Datos.BN16]" office:value-type="float" office:value="3.873296" calcext:value-type="float">
            <text:p>3,873296</text:p>
          </table:table-cell>
          <table:table-cell table:formula="of:=[Datos.BN27]" office:value-type="float" office:value="3.31701516666667" calcext:value-type="float">
            <text:p>3,3170151667</text:p>
          </table:table-cell>
          <table:table-cell table:formula="of:=[Datos.BN38]" office:value-type="float" office:value="3.053622" calcext:value-type="float">
            <text:p>3,053622</text:p>
          </table:table-cell>
          <table:table-cell table:formula="of:=[Datos.BN49]" office:value-type="float" office:value="3.314733" calcext:value-type="float">
            <text:p>3,314733</text:p>
          </table:table-cell>
          <table:table-cell table:formula="of:=[Datos.BN60]" office:value-type="float" office:value="3.252961" calcext:value-type="float">
            <text:p>3,252961</text:p>
          </table:table-cell>
          <table:table-cell table:formula="of:=[Datos.BO5]" office:value-type="float" office:value="0.0954041391207799" calcext:value-type="float">
            <text:p>0,0954041391</text:p>
          </table:table-cell>
          <table:table-cell table:formula="of:=[Datos.BO16]" office:value-type="float" office:value="0.0664472451457367" calcext:value-type="float">
            <text:p>0,0664472451</text:p>
          </table:table-cell>
          <table:table-cell table:formula="of:=[Datos.BO27]" office:value-type="float" office:value="0.108780733831681" calcext:value-type="float">
            <text:p>0,1087807338</text:p>
          </table:table-cell>
          <table:table-cell table:formula="of:=[Datos.BO38]" office:value-type="float" office:value="0.0651666716756974" calcext:value-type="float">
            <text:p>0,0651666717</text:p>
          </table:table-cell>
          <table:table-cell table:formula="of:=[Datos.BO49]" office:value-type="float" office:value="0.127610935298984" calcext:value-type="float">
            <text:p>0,1276109353</text:p>
          </table:table-cell>
          <table:table-cell table:formula="of:=[Datos.BO60]" office:value-type="float" office:value="0.221884037297352" calcext:value-type="float">
            <text:p>0,2218840373</text:p>
          </table:table-cell>
        </table:table-row>
        <table:table-row table:style-name="ro1">
          <table:table-cell/>
          <table:table-cell table:formula="of:=[Datos.A6]" office:value-type="float" office:value="8" calcext:value-type="float">
            <text:p>8</text:p>
          </table:table-cell>
          <table:table-cell table:formula="of:=[Datos.BN6]" office:value-type="float" office:value="2.191688" calcext:value-type="float">
            <text:p>2,191688</text:p>
          </table:table-cell>
          <table:table-cell table:formula="of:=[Datos.BN17]" office:value-type="float" office:value="4.03584066666667" calcext:value-type="float">
            <text:p>4,0358406667</text:p>
          </table:table-cell>
          <table:table-cell table:formula="of:=[Datos.BN28]" office:value-type="float" office:value="3.64053333333333" calcext:value-type="float">
            <text:p>3,6405333333</text:p>
          </table:table-cell>
          <table:table-cell table:formula="of:=[Datos.BN39]" office:value-type="float" office:value="2.71299916666667" calcext:value-type="float">
            <text:p>2,7129991667</text:p>
          </table:table-cell>
          <table:table-cell table:style-name="ce1" table:formula="of:=[Datos.BN50]" office:value-type="float" office:value="3.72232016666667" calcext:value-type="float">
            <text:p>3,7223201667</text:p>
          </table:table-cell>
          <table:table-cell table:formula="of:=[Datos.BN61]" office:value-type="float" office:value="3.42372416666667" calcext:value-type="float">
            <text:p>3,4237241667</text:p>
          </table:table-cell>
          <table:table-cell table:formula="of:=[Datos.BO6]" office:value-type="float" office:value="0.0765660408682419" calcext:value-type="float">
            <text:p>0,0765660409</text:p>
          </table:table-cell>
          <table:table-cell table:formula="of:=[Datos.BO17]" office:value-type="float" office:value="0.0442302988113109" calcext:value-type="float">
            <text:p>0,0442302988</text:p>
          </table:table-cell>
          <table:table-cell table:formula="of:=[Datos.BO28]" office:value-type="float" office:value="0.194002543554588" calcext:value-type="float">
            <text:p>0,1940025436</text:p>
          </table:table-cell>
          <table:table-cell table:formula="of:=[Datos.BO39]" office:value-type="float" office:value="0.0951697659728756" calcext:value-type="float">
            <text:p>0,095169766</text:p>
          </table:table-cell>
          <table:table-cell table:formula="of:=[Datos.BO50]" office:value-type="float" office:value="0.176020104419179" calcext:value-type="float">
            <text:p>0,1760201044</text:p>
          </table:table-cell>
          <table:table-cell table:formula="of:=[Datos.BO61]" office:value-type="float" office:value="0.169214292360989" calcext:value-type="float">
            <text:p>0,1692142924</text:p>
          </table:table-cell>
        </table:table-row>
        <table:table-row table:style-name="ro1">
          <table:table-cell/>
          <table:table-cell table:formula="of:=[Datos.A7]" office:value-type="float" office:value="16" calcext:value-type="float">
            <text:p>16</text:p>
          </table:table-cell>
          <table:table-cell table:formula="of:=[Datos.BN7]" office:value-type="float" office:value="2.21198383333333" calcext:value-type="float">
            <text:p>2,2119838333</text:p>
          </table:table-cell>
          <table:table-cell table:formula="of:=[Datos.BN18]" office:value-type="float" office:value="4.08405983333333" calcext:value-type="float">
            <text:p>4,0840598333</text:p>
          </table:table-cell>
          <table:table-cell table:formula="of:=[Datos.BN29]" office:value-type="float" office:value="4.186699" calcext:value-type="float">
            <text:p>4,186699</text:p>
          </table:table-cell>
          <table:table-cell table:formula="of:=[Datos.BN40]" office:value-type="float" office:value="2.69866366666667" calcext:value-type="float">
            <text:p>2,6986636667</text:p>
          </table:table-cell>
          <table:table-cell table:formula="of:=[Datos.BN51]" office:value-type="float" office:value="4.31429166666667" calcext:value-type="float">
            <text:p>4,3142916667</text:p>
          </table:table-cell>
          <table:table-cell table:formula="of:=[Datos.BN62]" office:value-type="float" office:value="4.059375" calcext:value-type="float">
            <text:p>4,059375</text:p>
          </table:table-cell>
          <table:table-cell table:formula="of:=[Datos.BO7]" office:value-type="float" office:value="0.0565247406915518" calcext:value-type="float">
            <text:p>0,0565247407</text:p>
          </table:table-cell>
          <table:table-cell table:formula="of:=[Datos.BO18]" office:value-type="float" office:value="0.0416129463790882" calcext:value-type="float">
            <text:p>0,0416129464</text:p>
          </table:table-cell>
          <table:table-cell table:formula="of:=[Datos.BO29]" office:value-type="float" office:value="0.0965486717895281" calcext:value-type="float">
            <text:p>0,0965486718</text:p>
          </table:table-cell>
          <table:table-cell table:formula="of:=[Datos.BO40]" office:value-type="float" office:value="0.0881683687850072" calcext:value-type="float">
            <text:p>0,0881683688</text:p>
          </table:table-cell>
          <table:table-cell table:formula="of:=[Datos.BO51]" office:value-type="float" office:value="0.106239960666946" calcext:value-type="float">
            <text:p>0,1062399607</text:p>
          </table:table-cell>
          <table:table-cell table:formula="of:=[Datos.BO62]" office:value-type="float" office:value="0.163191607415738" calcext:value-type="float">
            <text:p>0,1631916074</text:p>
          </table:table-cell>
        </table:table-row>
        <table:table-row table:style-name="ro1">
          <table:table-cell/>
          <table:table-cell table:formula="of:=[Datos.A8]" office:value-type="float" office:value="24" calcext:value-type="float">
            <text:p>24</text:p>
          </table:table-cell>
          <table:table-cell table:formula="of:=[Datos.BN8]" office:value-type="float" office:value="2.16638816666667" calcext:value-type="float">
            <text:p>2,1663881667</text:p>
          </table:table-cell>
          <table:table-cell table:formula="of:=[Datos.BN19]" office:value-type="float" office:value="4.58152033333333" calcext:value-type="float">
            <text:p>4,5815203333</text:p>
          </table:table-cell>
          <table:table-cell table:formula="of:=[Datos.BN30]" office:value-type="float" office:value="4.1994635" calcext:value-type="float">
            <text:p>4,1994635</text:p>
          </table:table-cell>
          <table:table-cell table:formula="of:=[Datos.BN41]" office:value-type="float" office:value="2.71340133333333" calcext:value-type="float">
            <text:p>2,7134013333</text:p>
          </table:table-cell>
          <table:table-cell table:formula="of:=[Datos.BN52]" office:value-type="float" office:value="4.36598316666667" calcext:value-type="float">
            <text:p>4,3659831667</text:p>
          </table:table-cell>
          <table:table-cell table:formula="of:=[Datos.BN63]" office:value-type="float" office:value="4.01931483333333" calcext:value-type="float">
            <text:p>4,0193148333</text:p>
          </table:table-cell>
          <table:table-cell table:formula="of:=[Datos.BO8]" office:value-type="float" office:value="0.104091718835255" calcext:value-type="float">
            <text:p>0,1040917188</text:p>
          </table:table-cell>
          <table:table-cell table:formula="of:=[Datos.BO19]" office:value-type="float" office:value="0.0903241320259594" calcext:value-type="float">
            <text:p>0,090324132</text:p>
          </table:table-cell>
          <table:table-cell table:formula="of:=[Datos.BO30]" office:value-type="float" office:value="0.0895938641249207" calcext:value-type="float">
            <text:p>0,0895938641</text:p>
          </table:table-cell>
          <table:table-cell table:formula="of:=[Datos.BO41]" office:value-type="float" office:value="0.0829288149174689" calcext:value-type="float">
            <text:p>0,0829288149</text:p>
          </table:table-cell>
          <table:table-cell table:formula="of:=[Datos.BO52]" office:value-type="float" office:value="0.103380518951695" calcext:value-type="float">
            <text:p>0,103380519</text:p>
          </table:table-cell>
          <table:table-cell table:formula="of:=[Datos.BO63]" office:value-type="float" office:value="0.185647163771813" calcext:value-type="float">
            <text:p>0,1856471638</text:p>
          </table:table-cell>
        </table:table-row>
        <table:table-row table:style-name="ro1">
          <table:table-cell/>
          <table:table-cell table:formula="of:=[Datos.A9]" office:value-type="float" office:value="32" calcext:value-type="float">
            <text:p>32</text:p>
          </table:table-cell>
          <table:table-cell table:formula="of:=[Datos.BN9]" office:value-type="float" office:value="2.16146516666667" calcext:value-type="float">
            <text:p>2,1614651667</text:p>
          </table:table-cell>
          <table:table-cell table:formula="of:=[Datos.BN20]" office:value-type="float" office:value="4.37943666666667" calcext:value-type="float">
            <text:p>4,3794366667</text:p>
          </table:table-cell>
          <table:table-cell table:formula="of:=[Datos.BN31]" office:value-type="float" office:value="4.2715375" calcext:value-type="float">
            <text:p>4,2715375</text:p>
          </table:table-cell>
          <table:table-cell table:formula="of:=[Datos.BN42]" office:value-type="float" office:value="2.65999183333333" calcext:value-type="float">
            <text:p>2,6599918333</text:p>
          </table:table-cell>
          <table:table-cell table:formula="of:=[Datos.BN53]" office:value-type="float" office:value="4.3768965" calcext:value-type="float">
            <text:p>4,3768965</text:p>
          </table:table-cell>
          <table:table-cell table:formula="of:=[Datos.BN64]" office:value-type="float" office:value="4.14426866666667" calcext:value-type="float">
            <text:p>4,1442686667</text:p>
          </table:table-cell>
          <table:table-cell table:formula="of:=[Datos.BO9]" office:value-type="float" office:value="0.0904948982478639" calcext:value-type="float">
            <text:p>0,0904948982</text:p>
          </table:table-cell>
          <table:table-cell table:formula="of:=[Datos.BO20]" office:value-type="float" office:value="0.0984773166502458" calcext:value-type="float">
            <text:p>0,0984773167</text:p>
          </table:table-cell>
          <table:table-cell table:formula="of:=[Datos.BO31]" office:value-type="float" office:value="0.104710458746338" calcext:value-type="float">
            <text:p>0,1047104587</text:p>
          </table:table-cell>
          <table:table-cell table:formula="of:=[Datos.BO42]" office:value-type="float" office:value="0.101831260299308" calcext:value-type="float">
            <text:p>0,1018312603</text:p>
          </table:table-cell>
          <table:table-cell table:formula="of:=[Datos.BO53]" office:value-type="float" office:value="0.0601694452121659" calcext:value-type="float">
            <text:p>0,0601694452</text:p>
          </table:table-cell>
          <table:table-cell table:formula="of:=[Datos.BO64]" office:value-type="float" office:value="0.127534867407438" calcext:value-type="float">
            <text:p>0,1275348674</text:p>
          </table:table-cell>
        </table:table-row>
        <table:table-row table:style-name="ro1">
          <table:table-cell/>
          <table:table-cell table:formula="of:=[Datos.A10]" office:value-type="float" office:value="64" calcext:value-type="float">
            <text:p>64</text:p>
          </table:table-cell>
          <table:table-cell table:formula="of:=[Datos.BN10]" office:value-type="float" office:value="2.1659615" calcext:value-type="float">
            <text:p>2,1659615</text:p>
          </table:table-cell>
          <table:table-cell table:formula="of:=[Datos.BN21]" office:value-type="float" office:value="4.25871616666667" calcext:value-type="float">
            <text:p>4,2587161667</text:p>
          </table:table-cell>
          <table:table-cell table:formula="of:=[Datos.BN32]" office:value-type="float" office:value="4.24909266666667" calcext:value-type="float">
            <text:p>4,2490926667</text:p>
          </table:table-cell>
          <table:table-cell table:formula="of:=[Datos.BN43]" office:value-type="float" office:value="2.53395166666667" calcext:value-type="float">
            <text:p>2,5339516667</text:p>
          </table:table-cell>
          <table:table-cell table:formula="of:=[Datos.BN54]" office:value-type="float" office:value="4.27123366666667" calcext:value-type="float">
            <text:p>4,2712336667</text:p>
          </table:table-cell>
          <table:table-cell table:formula="of:=[Datos.BN65]" office:value-type="float" office:value="4.25451633333333" calcext:value-type="float">
            <text:p>4,2545163333</text:p>
          </table:table-cell>
          <table:table-cell table:formula="of:=[Datos.BO10]" office:value-type="float" office:value="0.0912628119857514" calcext:value-type="float">
            <text:p>0,091262812</text:p>
          </table:table-cell>
          <table:table-cell table:formula="of:=[Datos.BO21]" office:value-type="float" office:value="0.0878491792650068" calcext:value-type="float">
            <text:p>0,0878491793</text:p>
          </table:table-cell>
          <table:table-cell table:formula="of:=[Datos.BO32]" office:value-type="float" office:value="0.113467169577464" calcext:value-type="float">
            <text:p>0,1134671696</text:p>
          </table:table-cell>
          <table:table-cell table:formula="of:=[Datos.BO43]" office:value-type="float" office:value="0.14063256657509" calcext:value-type="float">
            <text:p>0,1406325666</text:p>
          </table:table-cell>
          <table:table-cell table:formula="of:=[Datos.BO54]" office:value-type="float" office:value="0.126061091495175" calcext:value-type="float">
            <text:p>0,1260610915</text:p>
          </table:table-cell>
          <table:table-cell table:formula="of:=[Datos.BO65]" office:value-type="float" office:value="0.0613269044904317" calcext:value-type="float">
            <text:p>0,0613269045</text:p>
          </table:table-cell>
        </table:table-row>
        <table:table-row table:style-name="ro1">
          <table:table-cell/>
          <table:table-cell table:formula="of:=[Datos.A11]" office:value-type="float" office:value="128" calcext:value-type="float">
            <text:p>128</text:p>
          </table:table-cell>
          <table:table-cell table:formula="of:=[Datos.BN11]" office:value-type="float" office:value="2.21238966666667" calcext:value-type="float">
            <text:p>2,2123896667</text:p>
          </table:table-cell>
          <table:table-cell table:formula="of:=[Datos.BN22]" office:value-type="float" office:value="4.149522" calcext:value-type="float">
            <text:p>4,149522</text:p>
          </table:table-cell>
          <table:table-cell table:formula="of:=[Datos.BN33]" office:value-type="float" office:value="4.2481425" calcext:value-type="float">
            <text:p>4,2481425</text:p>
          </table:table-cell>
          <table:table-cell table:formula="of:=[Datos.BN44]" office:value-type="float" office:value="2.64598883333333" calcext:value-type="float">
            <text:p>2,6459888333</text:p>
          </table:table-cell>
          <table:table-cell table:formula="of:=[Datos.BN55]" office:value-type="float" office:value="4.27791133333334" calcext:value-type="float">
            <text:p>4,2779113333</text:p>
          </table:table-cell>
          <table:table-cell table:formula="of:=[Datos.BN66]" office:value-type="float" office:value="4.25776866666667" calcext:value-type="float">
            <text:p>4,2577686667</text:p>
          </table:table-cell>
          <table:table-cell table:formula="of:=[Datos.BO11]" office:value-type="float" office:value="0.0709966224964537" calcext:value-type="float">
            <text:p>0,0709966225</text:p>
          </table:table-cell>
          <table:table-cell table:formula="of:=[Datos.BO22]" office:value-type="float" office:value="0.0588003403858474" calcext:value-type="float">
            <text:p>0,0588003404</text:p>
          </table:table-cell>
          <table:table-cell table:formula="of:=[Datos.BO33]" office:value-type="float" office:value="0.092672068802433" calcext:value-type="float">
            <text:p>0,0926720688</text:p>
          </table:table-cell>
          <table:table-cell table:formula="of:=[Datos.BO44]" office:value-type="float" office:value="0.128701467960402" calcext:value-type="float">
            <text:p>0,128701468</text:p>
          </table:table-cell>
          <table:table-cell table:formula="of:=[Datos.BO55]" office:value-type="float" office:value="0.104104388535066" calcext:value-type="float">
            <text:p>0,1041043885</text:p>
          </table:table-cell>
          <table:table-cell table:formula="of:=[Datos.BO66]" office:value-type="float" office:value="0.126443205936555" calcext:value-type="float">
            <text:p>0,12644320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01:32:37.311850769</dc:date>
    <meta:generator>LibreOffice/4.2.8.2$Linux_X86_64 LibreOffice_project/420m0$Build-2</meta:generator>
    <meta:editing-duration>PT1H18M23S</meta:editing-duration>
    <meta:editing-cycles>3</meta:editing-cycles>
    <meta:document-statistic meta:table-count="2" meta:cell-count="35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UMMARY.I6:SUMMARY.I14" chart:error-lower-range="SUMMARY.I6:SUMMARY.I1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UMMARY.I6:SUMMARY.I14" chart:error-lower-range="SUMMARY.I6:SUMMARY.I14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UMMARY.J6:SUMMARY.J14" chart:error-lower-range="SUMMARY.J6:SUMMARY.J14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UMMARY.J6:SUMMARY.J14" chart:error-lower-range="SUMMARY.J6:SUMMARY.J14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SUMMARY.M6:SUMMARY.M14" chart:error-lower-range="SUMMARY.M6:SUMMARY.M14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M6:SUMMARY.M14" chart:error-lower-range="SUMMARY.M6:SUMMARY.M1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UMMARY.K6:SUMMARY.K14" chart:error-lower-range="SUMMARY.K6:SUMMARY.K14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UMMARY.K6:SUMMARY.K14" chart:error-lower-range="SUMMARY.K6:SUMMARY.K14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SUMMARY.L6:SUMMARY.L14" chart:error-lower-range="SUMMARY.L6:SUMMARY.L14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UMMARY.L6:SUMMARY.L14" chart:error-lower-range="SUMMARY.L6:SUMMARY.L14" char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SUMMARY.N6:SUMMARY.N14" chart:error-lower-range="SUMMARY.N6:SUMMARY.N14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UMMARY.N6:SUMMARY.N14" chart:error-lower-range="SUMMARY.N6:SUMMARY.N14" chart:std-weight="1"/>
      <style:graphic-properties draw:stroke="solid" svg:stroke-width="0cm" svg:stroke-color="#000000" svg:stroke-opacity="100%" draw:stroke-linejoin="roun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991cm" svg:height="11.263cm" xlink:href=".." xlink:type="simple" chart:class="chart:line" chart:column-mapping="0 1 4 2 3 5" chart:style-name="ch1">
        <chart:legend chart:legend-position="bottom" svg:x="4.312cm" svg:y="9.982cm" style:legend-expansion="wide" chart:style-name="ch2"/>
        <chart:plot-area chart:style-name="ch3" table:cell-range-address="SUMMARY.B5:SUMMARY.H14" chart:data-source-has-labels="both" svg:x="0.399cm" svg:y="0.225cm" svg:width="19.193cm" svg:height="9.532cm">
          <chartooo:coordinate-region svg:x="1.126cm" svg:y="0.424cm" svg:width="18.186cm" svg:height="8.686cm"/>
          <chart:axis chart:dimension="x" chart:name="primary-x" chart:style-name="ch4" chartooo:axis-type="auto">
            <chartooo:date-scale/>
            <chart:categories table:cell-range-address="SUMMARY.B6:SUMMARY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6:SUMMARY.C14" chart:label-cell-address="SUMMARY.C5:SUMMARY.C5" chart:class="chart:line">
            <chart:error-indicator chart:style-name="ch7" chart:dimension="y"/>
            <chart:data-point chart:repeated="9"/>
          </chart:series>
          <chart:series chart:style-name="ch8" chart:values-cell-range-address="SUMMARY.D6:SUMMARY.D14" chart:label-cell-address="SUMMARY.D5:SUMMARY.D5" chart:class="chart:line">
            <chart:error-indicator chart:style-name="ch9" chart:dimension="y"/>
            <chart:data-point chart:repeated="9"/>
          </chart:series>
          <chart:series chart:style-name="ch10" chart:values-cell-range-address="SUMMARY.G6:SUMMARY.G14" chart:label-cell-address="SUMMARY.G5:SUMMARY.G5" chart:class="chart:line">
            <chart:error-indicator chart:style-name="ch11" chart:dimension="y"/>
            <chart:data-point chart:repeated="9"/>
          </chart:series>
          <chart:series chart:style-name="ch12" chart:values-cell-range-address="SUMMARY.E6:SUMMARY.E14" chart:label-cell-address="SUMMARY.E5:SUMMARY.E5" chart:class="chart:line">
            <chart:error-indicator chart:style-name="ch13" chart:dimension="y"/>
            <chart:data-point chart:repeated="9"/>
          </chart:series>
          <chart:series chart:style-name="ch14" chart:values-cell-range-address="SUMMARY.F6:SUMMARY.F14" chart:label-cell-address="SUMMARY.F5:SUMMARY.F5" chart:class="chart:line">
            <chart:error-indicator chart:style-name="ch15" chart:dimension="y"/>
            <chart:data-point chart:repeated="9"/>
          </chart:series>
          <chart:series chart:style-name="ch16" chart:values-cell-range-address="SUMMARY.H6:SUMMARY.H14" chart:label-cell-address="SUMMARY.H5:SUMMARY.H5" chart:class="chart:line">
            <chart:error-indicator chart:style-name="ch17" chart:dimension="y"/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mmyAffinity</text:p>
                <draw:g>
                  <svg:desc>SUMMARY.C5:SUMMARY.C5</svg:desc>
                </draw:g>
              </table:table-cell>
              <table:table-cell office:value-type="string">
                <text:p>Columna I</text:p>
              </table:table-cell>
              <table:table-cell office:value-type="string">
                <text:p>Columna I</text:p>
              </table:table-cell>
              <table:table-cell office:value-type="string">
                <text:p>EquitativeAffinity</text:p>
                <draw:g>
                  <svg:desc>SUMMARY.D5:SUMMARY.D5</svg:desc>
                </draw:g>
              </table:table-cell>
              <table:table-cell office:value-type="string">
                <text:p>Columna J</text:p>
              </table:table-cell>
              <table:table-cell office:value-type="string">
                <text:p>Columna J</text:p>
              </table:table-cell>
              <table:table-cell office:value-type="string">
                <text:p>PairAffinity</text:p>
                <draw:g>
                  <svg:desc>SUMMARY.G5:SUMMARY.G5</svg:desc>
                </draw:g>
              </table:table-cell>
              <table:table-cell office:value-type="string">
                <text:p>Columna M</text:p>
              </table:table-cell>
              <table:table-cell office:value-type="string">
                <text:p>Columna M</text:p>
              </table:table-cell>
              <table:table-cell office:value-type="string">
                <text:p>ImpairAffinity</text:p>
                <draw:g>
                  <svg:desc>SUMMARY.E5:SUMMARY.E5</svg:desc>
                </draw:g>
              </table:table-cell>
              <table:table-cell office:value-type="string">
                <text:p>Columna K</text:p>
              </table:table-cell>
              <table:table-cell office:value-type="string">
                <text:p>Columna K</text:p>
              </table:table-cell>
              <table:table-cell office:value-type="string">
                <text:p>NumaPairAffinity</text:p>
                <draw:g>
                  <svg:desc>SUMMARY.F5:SUMMARY.F5</svg:desc>
                </draw:g>
              </table:table-cell>
              <table:table-cell office:value-type="string">
                <text:p>Columna L</text:p>
              </table:table-cell>
              <table:table-cell office:value-type="string">
                <text:p>Columna L</text:p>
              </table:table-cell>
              <table:table-cell office:value-type="string">
                <text:p>SinProcessorAffinity</text:p>
                <draw:g>
                  <svg:desc>SUMMARY.H5:SUMMARY.H5</svg:desc>
                </draw:g>
              </table:table-cell>
              <table:table-cell office:value-type="string">
                <text:p>Columna N</text:p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6:SUMMARY.B14</svg:desc>
                </draw:g>
              </table:table-cell>
              <table:table-cell office:value-type="float" office:value="2.1234815">
                <text:p>2.1234815</text:p>
                <draw:g>
                  <svg:desc>SUMMARY.C6:SUMMARY.C14</svg:desc>
                </draw:g>
              </table:table-cell>
              <table:table-cell office:value-type="float" office:value="0.106982709579652">
                <text:p>0.106982709579652</text:p>
                <draw:g>
                  <svg:desc>SUMMARY.I6:SUMMARY.I14</svg:desc>
                </draw:g>
              </table:table-cell>
              <table:table-cell office:value-type="float" office:value="0.106982709579652">
                <text:p>0.106982709579652</text:p>
                <draw:g>
                  <svg:desc>SUMMARY.I6:SUMMARY.I14</svg:desc>
                </draw:g>
              </table:table-cell>
              <table:table-cell office:value-type="float" office:value="2.17342333333333">
                <text:p>2.17342333333333</text:p>
                <draw:g>
                  <svg:desc>SUMMARY.D6:SUMMARY.D14</svg:desc>
                </draw:g>
              </table:table-cell>
              <table:table-cell office:value-type="float" office:value="0.0538911771470413">
                <text:p>0.0538911771470413</text:p>
                <draw:g>
                  <svg:desc>SUMMARY.J6:SUMMARY.J14</svg:desc>
                </draw:g>
              </table:table-cell>
              <table:table-cell office:value-type="float" office:value="0.0538911771470413">
                <text:p>0.0538911771470413</text:p>
                <draw:g>
                  <svg:desc>SUMMARY.J6:SUMMARY.J14</svg:desc>
                </draw:g>
              </table:table-cell>
              <table:table-cell office:value-type="float" office:value="2.159865">
                <text:p>2.159865</text:p>
                <draw:g>
                  <svg:desc>SUMMARY.G6:SUMMARY.G14</svg:desc>
                </draw:g>
              </table:table-cell>
              <table:table-cell office:value-type="float" office:value="0.0911725337324975">
                <text:p>0.0911725337324975</text:p>
                <draw:g>
                  <svg:desc>SUMMARY.M6:SUMMARY.M14</svg:desc>
                </draw:g>
              </table:table-cell>
              <table:table-cell office:value-type="float" office:value="0.0911725337324975">
                <text:p>0.0911725337324975</text:p>
                <draw:g>
                  <svg:desc>SUMMARY.M6:SUMMARY.M14</svg:desc>
                </draw:g>
              </table:table-cell>
              <table:table-cell office:value-type="float" office:value="1.99624116666667">
                <text:p>1.99624116666667</text:p>
                <draw:g>
                  <svg:desc>SUMMARY.E6:SUMMARY.E14</svg:desc>
                </draw:g>
              </table:table-cell>
              <table:table-cell office:value-type="float" office:value="0.141109998465831">
                <text:p>0.141109998465831</text:p>
                <draw:g>
                  <svg:desc>SUMMARY.K6:SUMMARY.K14</svg:desc>
                </draw:g>
              </table:table-cell>
              <table:table-cell office:value-type="float" office:value="0.141109998465831">
                <text:p>0.141109998465831</text:p>
                <draw:g>
                  <svg:desc>SUMMARY.K6:SUMMARY.K14</svg:desc>
                </draw:g>
              </table:table-cell>
              <table:table-cell office:value-type="float" office:value="2.05851016666667">
                <text:p>2.05851016666667</text:p>
                <draw:g>
                  <svg:desc>SUMMARY.F6:SUMMARY.F14</svg:desc>
                </draw:g>
              </table:table-cell>
              <table:table-cell office:value-type="float" office:value="0.116678510495436">
                <text:p>0.116678510495436</text:p>
                <draw:g>
                  <svg:desc>SUMMARY.L6:SUMMARY.L14</svg:desc>
                </draw:g>
              </table:table-cell>
              <table:table-cell office:value-type="float" office:value="0.116678510495436">
                <text:p>0.116678510495436</text:p>
                <draw:g>
                  <svg:desc>SUMMARY.L6:SUMMARY.L14</svg:desc>
                </draw:g>
              </table:table-cell>
              <table:table-cell office:value-type="float" office:value="1.84289433333333">
                <text:p>1.84289433333333</text:p>
                <draw:g>
                  <svg:desc>SUMMARY.H6:SUMMARY.H14</svg:desc>
                </draw:g>
              </table:table-cell>
              <table:table-cell office:value-type="float" office:value="0.114164234508837">
                <text:p>0.114164234508837</text:p>
                <draw:g>
                  <svg:desc>SUMMARY.N6:SUMMARY.N14</svg:desc>
                </draw:g>
              </table:table-cell>
              <table:table-cell office:value-type="float" office:value="0.114164234508837">
                <text:p>0.114164234508837</text:p>
                <draw:g>
                  <svg:desc>SUMMARY.N6:SUMMARY.N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09118">
                <text:p>2.209118</text:p>
              </table:table-cell>
              <table:table-cell office:value-type="float" office:value="0.0505129811290363">
                <text:p>0.0505129811290363</text:p>
              </table:table-cell>
              <table:table-cell office:value-type="float" office:value="0.0505129811290363">
                <text:p>0.0505129811290363</text:p>
              </table:table-cell>
              <table:table-cell office:value-type="float" office:value="4.35144533333333">
                <text:p>4.35144533333333</text:p>
              </table:table-cell>
              <table:table-cell office:value-type="float" office:value="0.179555075794631">
                <text:p>0.179555075794631</text:p>
              </table:table-cell>
              <table:table-cell office:value-type="float" office:value="0.179555075794631">
                <text:p>0.179555075794631</text:p>
              </table:table-cell>
              <table:table-cell office:value-type="float" office:value="2.80053266666667">
                <text:p>2.80053266666667</text:p>
              </table:table-cell>
              <table:table-cell office:value-type="float" office:value="0.13853826181052">
                <text:p>0.13853826181052</text:p>
              </table:table-cell>
              <table:table-cell office:value-type="float" office:value="0.13853826181052">
                <text:p>0.13853826181052</text:p>
              </table:table-cell>
              <table:table-cell office:value-type="float" office:value="2.92942533333333">
                <text:p>2.92942533333333</text:p>
              </table:table-cell>
              <table:table-cell office:value-type="float" office:value="0.112587684730337">
                <text:p>0.112587684730337</text:p>
              </table:table-cell>
              <table:table-cell office:value-type="float" office:value="0.112587684730337">
                <text:p>0.112587684730337</text:p>
              </table:table-cell>
              <table:table-cell office:value-type="float" office:value="3.05770666666667">
                <text:p>3.05770666666667</text:p>
              </table:table-cell>
              <table:table-cell office:value-type="float" office:value="0.0904091158298832">
                <text:p>0.0904091158298832</text:p>
              </table:table-cell>
              <table:table-cell office:value-type="float" office:value="0.0904091158298832">
                <text:p>0.0904091158298832</text:p>
              </table:table-cell>
              <table:table-cell office:value-type="float" office:value="2.89827183333333">
                <text:p>2.89827183333333</text:p>
              </table:table-cell>
              <table:table-cell office:value-type="float" office:value="0.368280020362053">
                <text:p>0.368280020362053</text:p>
              </table:table-cell>
              <table:table-cell office:value-type="float" office:value="0.368280020362053">
                <text:p>0.3682800203620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1817405">
                <text:p>2.1817405</text:p>
              </table:table-cell>
              <table:table-cell office:value-type="float" office:value="0.0954041391207799">
                <text:p>0.0954041391207799</text:p>
              </table:table-cell>
              <table:table-cell office:value-type="float" office:value="0.0954041391207799">
                <text:p>0.0954041391207799</text:p>
              </table:table-cell>
              <table:table-cell office:value-type="float" office:value="3.873296">
                <text:p>3.873296</text:p>
              </table:table-cell>
              <table:table-cell office:value-type="float" office:value="0.0664472451457367">
                <text:p>0.0664472451457367</text:p>
              </table:table-cell>
              <table:table-cell office:value-type="float" office:value="0.0664472451457367">
                <text:p>0.0664472451457367</text:p>
              </table:table-cell>
              <table:table-cell office:value-type="float" office:value="3.314733">
                <text:p>3.314733</text:p>
              </table:table-cell>
              <table:table-cell office:value-type="float" office:value="0.127610935298984">
                <text:p>0.127610935298984</text:p>
              </table:table-cell>
              <table:table-cell office:value-type="float" office:value="0.127610935298984">
                <text:p>0.127610935298984</text:p>
              </table:table-cell>
              <table:table-cell office:value-type="float" office:value="3.31701516666667">
                <text:p>3.31701516666667</text:p>
              </table:table-cell>
              <table:table-cell office:value-type="float" office:value="0.108780733831681">
                <text:p>0.108780733831681</text:p>
              </table:table-cell>
              <table:table-cell office:value-type="float" office:value="0.108780733831681">
                <text:p>0.108780733831681</text:p>
              </table:table-cell>
              <table:table-cell office:value-type="float" office:value="3.053622">
                <text:p>3.053622</text:p>
              </table:table-cell>
              <table:table-cell office:value-type="float" office:value="0.0651666716756974">
                <text:p>0.0651666716756974</text:p>
              </table:table-cell>
              <table:table-cell office:value-type="float" office:value="0.0651666716756974">
                <text:p>0.0651666716756974</text:p>
              </table:table-cell>
              <table:table-cell office:value-type="float" office:value="3.252961">
                <text:p>3.252961</text:p>
              </table:table-cell>
              <table:table-cell office:value-type="float" office:value="0.221884037297352">
                <text:p>0.221884037297352</text:p>
              </table:table-cell>
              <table:table-cell office:value-type="float" office:value="0.221884037297352">
                <text:p>0.2218840372973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191688">
                <text:p>2.191688</text:p>
              </table:table-cell>
              <table:table-cell office:value-type="float" office:value="0.0765660408682419">
                <text:p>0.0765660408682419</text:p>
              </table:table-cell>
              <table:table-cell office:value-type="float" office:value="0.0765660408682419">
                <text:p>0.0765660408682419</text:p>
              </table:table-cell>
              <table:table-cell office:value-type="float" office:value="4.03584066666667">
                <text:p>4.03584066666667</text:p>
              </table:table-cell>
              <table:table-cell office:value-type="float" office:value="0.0442302988113109">
                <text:p>0.0442302988113109</text:p>
              </table:table-cell>
              <table:table-cell office:value-type="float" office:value="0.0442302988113109">
                <text:p>0.0442302988113109</text:p>
              </table:table-cell>
              <table:table-cell office:value-type="float" office:value="3.72232016666667">
                <text:p>3.72232016666667</text:p>
              </table:table-cell>
              <table:table-cell office:value-type="float" office:value="0.176020104419179">
                <text:p>0.176020104419179</text:p>
              </table:table-cell>
              <table:table-cell office:value-type="float" office:value="0.176020104419179">
                <text:p>0.176020104419179</text:p>
              </table:table-cell>
              <table:table-cell office:value-type="float" office:value="3.64053333333333">
                <text:p>3.64053333333333</text:p>
              </table:table-cell>
              <table:table-cell office:value-type="float" office:value="0.194002543554588">
                <text:p>0.194002543554588</text:p>
              </table:table-cell>
              <table:table-cell office:value-type="float" office:value="0.194002543554588">
                <text:p>0.194002543554588</text:p>
              </table:table-cell>
              <table:table-cell office:value-type="float" office:value="2.71299916666667">
                <text:p>2.71299916666667</text:p>
              </table:table-cell>
              <table:table-cell office:value-type="float" office:value="0.0951697659728756">
                <text:p>0.0951697659728756</text:p>
              </table:table-cell>
              <table:table-cell office:value-type="float" office:value="0.0951697659728756">
                <text:p>0.0951697659728756</text:p>
              </table:table-cell>
              <table:table-cell office:value-type="float" office:value="3.42372416666667">
                <text:p>3.42372416666667</text:p>
              </table:table-cell>
              <table:table-cell office:value-type="float" office:value="0.169214292360989">
                <text:p>0.169214292360989</text:p>
              </table:table-cell>
              <table:table-cell office:value-type="float" office:value="0.169214292360989">
                <text:p>0.1692142923609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21198383333333">
                <text:p>2.21198383333333</text:p>
              </table:table-cell>
              <table:table-cell office:value-type="float" office:value="0.0565247406915518">
                <text:p>0.0565247406915518</text:p>
              </table:table-cell>
              <table:table-cell office:value-type="float" office:value="0.0565247406915518">
                <text:p>0.0565247406915518</text:p>
              </table:table-cell>
              <table:table-cell office:value-type="float" office:value="4.08405983333333">
                <text:p>4.08405983333333</text:p>
              </table:table-cell>
              <table:table-cell office:value-type="float" office:value="0.0416129463790882">
                <text:p>0.0416129463790882</text:p>
              </table:table-cell>
              <table:table-cell office:value-type="float" office:value="0.0416129463790882">
                <text:p>0.0416129463790882</text:p>
              </table:table-cell>
              <table:table-cell office:value-type="float" office:value="4.31429166666667">
                <text:p>4.31429166666667</text:p>
              </table:table-cell>
              <table:table-cell office:value-type="float" office:value="0.106239960666946">
                <text:p>0.106239960666946</text:p>
              </table:table-cell>
              <table:table-cell office:value-type="float" office:value="0.106239960666946">
                <text:p>0.106239960666946</text:p>
              </table:table-cell>
              <table:table-cell office:value-type="float" office:value="4.186699">
                <text:p>4.186699</text:p>
              </table:table-cell>
              <table:table-cell office:value-type="float" office:value="0.0965486717895281">
                <text:p>0.0965486717895281</text:p>
              </table:table-cell>
              <table:table-cell office:value-type="float" office:value="0.0965486717895281">
                <text:p>0.0965486717895281</text:p>
              </table:table-cell>
              <table:table-cell office:value-type="float" office:value="2.69866366666667">
                <text:p>2.69866366666667</text:p>
              </table:table-cell>
              <table:table-cell office:value-type="float" office:value="0.0881683687850072">
                <text:p>0.0881683687850072</text:p>
              </table:table-cell>
              <table:table-cell office:value-type="float" office:value="0.0881683687850072">
                <text:p>0.0881683687850072</text:p>
              </table:table-cell>
              <table:table-cell office:value-type="float" office:value="4.059375">
                <text:p>4.059375</text:p>
              </table:table-cell>
              <table:table-cell office:value-type="float" office:value="0.163191607415738">
                <text:p>0.163191607415738</text:p>
              </table:table-cell>
              <table:table-cell office:value-type="float" office:value="0.163191607415738">
                <text:p>0.1631916074157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16638816666667">
                <text:p>2.16638816666667</text:p>
              </table:table-cell>
              <table:table-cell office:value-type="float" office:value="0.104091718835255">
                <text:p>0.104091718835255</text:p>
              </table:table-cell>
              <table:table-cell office:value-type="float" office:value="0.104091718835255">
                <text:p>0.104091718835255</text:p>
              </table:table-cell>
              <table:table-cell office:value-type="float" office:value="4.58152033333333">
                <text:p>4.58152033333333</text:p>
              </table:table-cell>
              <table:table-cell office:value-type="float" office:value="0.0903241320259594">
                <text:p>0.0903241320259594</text:p>
              </table:table-cell>
              <table:table-cell office:value-type="float" office:value="0.0903241320259594">
                <text:p>0.0903241320259594</text:p>
              </table:table-cell>
              <table:table-cell office:value-type="float" office:value="4.36598316666667">
                <text:p>4.36598316666667</text:p>
              </table:table-cell>
              <table:table-cell office:value-type="float" office:value="0.103380518951695">
                <text:p>0.103380518951695</text:p>
              </table:table-cell>
              <table:table-cell office:value-type="float" office:value="0.103380518951695">
                <text:p>0.103380518951695</text:p>
              </table:table-cell>
              <table:table-cell office:value-type="float" office:value="4.1994635">
                <text:p>4.1994635</text:p>
              </table:table-cell>
              <table:table-cell office:value-type="float" office:value="0.0895938641249207">
                <text:p>0.0895938641249207</text:p>
              </table:table-cell>
              <table:table-cell office:value-type="float" office:value="0.0895938641249207">
                <text:p>0.0895938641249207</text:p>
              </table:table-cell>
              <table:table-cell office:value-type="float" office:value="2.71340133333333">
                <text:p>2.71340133333333</text:p>
              </table:table-cell>
              <table:table-cell office:value-type="float" office:value="0.0829288149174689">
                <text:p>0.0829288149174689</text:p>
              </table:table-cell>
              <table:table-cell office:value-type="float" office:value="0.0829288149174689">
                <text:p>0.0829288149174689</text:p>
              </table:table-cell>
              <table:table-cell office:value-type="float" office:value="4.01931483333333">
                <text:p>4.01931483333333</text:p>
              </table:table-cell>
              <table:table-cell office:value-type="float" office:value="0.185647163771813">
                <text:p>0.185647163771813</text:p>
              </table:table-cell>
              <table:table-cell office:value-type="float" office:value="0.185647163771813">
                <text:p>0.1856471637718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16146516666667">
                <text:p>2.16146516666667</text:p>
              </table:table-cell>
              <table:table-cell office:value-type="float" office:value="0.0904948982478639">
                <text:p>0.0904948982478639</text:p>
              </table:table-cell>
              <table:table-cell office:value-type="float" office:value="0.0904948982478639">
                <text:p>0.0904948982478639</text:p>
              </table:table-cell>
              <table:table-cell office:value-type="float" office:value="4.37943666666667">
                <text:p>4.37943666666667</text:p>
              </table:table-cell>
              <table:table-cell office:value-type="float" office:value="0.0984773166502458">
                <text:p>0.0984773166502458</text:p>
              </table:table-cell>
              <table:table-cell office:value-type="float" office:value="0.0984773166502458">
                <text:p>0.0984773166502458</text:p>
              </table:table-cell>
              <table:table-cell office:value-type="float" office:value="4.3768965">
                <text:p>4.3768965</text:p>
              </table:table-cell>
              <table:table-cell office:value-type="float" office:value="0.0601694452121659">
                <text:p>0.0601694452121659</text:p>
              </table:table-cell>
              <table:table-cell office:value-type="float" office:value="0.0601694452121659">
                <text:p>0.0601694452121659</text:p>
              </table:table-cell>
              <table:table-cell office:value-type="float" office:value="4.2715375">
                <text:p>4.2715375</text:p>
              </table:table-cell>
              <table:table-cell office:value-type="float" office:value="0.104710458746338">
                <text:p>0.104710458746338</text:p>
              </table:table-cell>
              <table:table-cell office:value-type="float" office:value="0.104710458746338">
                <text:p>0.104710458746338</text:p>
              </table:table-cell>
              <table:table-cell office:value-type="float" office:value="2.65999183333333">
                <text:p>2.65999183333333</text:p>
              </table:table-cell>
              <table:table-cell office:value-type="float" office:value="0.101831260299308">
                <text:p>0.101831260299308</text:p>
              </table:table-cell>
              <table:table-cell office:value-type="float" office:value="0.101831260299308">
                <text:p>0.101831260299308</text:p>
              </table:table-cell>
              <table:table-cell office:value-type="float" office:value="4.14426866666667">
                <text:p>4.14426866666667</text:p>
              </table:table-cell>
              <table:table-cell office:value-type="float" office:value="0.127534867407438">
                <text:p>0.127534867407438</text:p>
              </table:table-cell>
              <table:table-cell office:value-type="float" office:value="0.127534867407438">
                <text:p>0.1275348674074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1659615">
                <text:p>2.1659615</text:p>
              </table:table-cell>
              <table:table-cell office:value-type="float" office:value="0.0912628119857514">
                <text:p>0.0912628119857514</text:p>
              </table:table-cell>
              <table:table-cell office:value-type="float" office:value="0.0912628119857514">
                <text:p>0.0912628119857514</text:p>
              </table:table-cell>
              <table:table-cell office:value-type="float" office:value="4.25871616666667">
                <text:p>4.25871616666667</text:p>
              </table:table-cell>
              <table:table-cell office:value-type="float" office:value="0.0878491792650068">
                <text:p>0.0878491792650068</text:p>
              </table:table-cell>
              <table:table-cell office:value-type="float" office:value="0.0878491792650068">
                <text:p>0.0878491792650068</text:p>
              </table:table-cell>
              <table:table-cell office:value-type="float" office:value="4.27123366666667">
                <text:p>4.27123366666667</text:p>
              </table:table-cell>
              <table:table-cell office:value-type="float" office:value="0.126061091495175">
                <text:p>0.126061091495175</text:p>
              </table:table-cell>
              <table:table-cell office:value-type="float" office:value="0.126061091495175">
                <text:p>0.126061091495175</text:p>
              </table:table-cell>
              <table:table-cell office:value-type="float" office:value="4.24909266666667">
                <text:p>4.24909266666667</text:p>
              </table:table-cell>
              <table:table-cell office:value-type="float" office:value="0.113467169577464">
                <text:p>0.113467169577464</text:p>
              </table:table-cell>
              <table:table-cell office:value-type="float" office:value="0.113467169577464">
                <text:p>0.113467169577464</text:p>
              </table:table-cell>
              <table:table-cell office:value-type="float" office:value="2.53395166666667">
                <text:p>2.53395166666667</text:p>
              </table:table-cell>
              <table:table-cell office:value-type="float" office:value="0.14063256657509">
                <text:p>0.14063256657509</text:p>
              </table:table-cell>
              <table:table-cell office:value-type="float" office:value="0.14063256657509">
                <text:p>0.14063256657509</text:p>
              </table:table-cell>
              <table:table-cell office:value-type="float" office:value="4.25451633333333">
                <text:p>4.25451633333333</text:p>
              </table:table-cell>
              <table:table-cell office:value-type="float" office:value="0.0613269044904317">
                <text:p>0.0613269044904317</text:p>
              </table:table-cell>
              <table:table-cell office:value-type="float" office:value="0.0613269044904317">
                <text:p>0.06132690449043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21238966666667">
                <text:p>2.21238966666667</text:p>
              </table:table-cell>
              <table:table-cell office:value-type="float" office:value="0.0709966224964537">
                <text:p>0.0709966224964537</text:p>
              </table:table-cell>
              <table:table-cell office:value-type="float" office:value="0.0709966224964537">
                <text:p>0.0709966224964537</text:p>
              </table:table-cell>
              <table:table-cell office:value-type="float" office:value="4.149522">
                <text:p>4.149522</text:p>
              </table:table-cell>
              <table:table-cell office:value-type="float" office:value="0.0588003403858474">
                <text:p>0.0588003403858474</text:p>
              </table:table-cell>
              <table:table-cell office:value-type="float" office:value="0.0588003403858474">
                <text:p>0.0588003403858474</text:p>
              </table:table-cell>
              <table:table-cell office:value-type="float" office:value="4.27791133333334">
                <text:p>4.27791133333334</text:p>
              </table:table-cell>
              <table:table-cell office:value-type="float" office:value="0.104104388535066">
                <text:p>0.104104388535066</text:p>
              </table:table-cell>
              <table:table-cell office:value-type="float" office:value="0.104104388535066">
                <text:p>0.104104388535066</text:p>
              </table:table-cell>
              <table:table-cell office:value-type="float" office:value="4.2481425">
                <text:p>4.2481425</text:p>
              </table:table-cell>
              <table:table-cell office:value-type="float" office:value="0.092672068802433">
                <text:p>0.092672068802433</text:p>
              </table:table-cell>
              <table:table-cell office:value-type="float" office:value="0.092672068802433">
                <text:p>0.092672068802433</text:p>
              </table:table-cell>
              <table:table-cell office:value-type="float" office:value="2.64598883333333">
                <text:p>2.64598883333333</text:p>
              </table:table-cell>
              <table:table-cell office:value-type="float" office:value="0.128701467960402">
                <text:p>0.128701467960402</text:p>
              </table:table-cell>
              <table:table-cell office:value-type="float" office:value="0.128701467960402">
                <text:p>0.128701467960402</text:p>
              </table:table-cell>
              <table:table-cell office:value-type="float" office:value="4.25776866666667">
                <text:p>4.25776866666667</text:p>
              </table:table-cell>
              <table:table-cell office:value-type="float" office:value="0.126443205936555">
                <text:p>0.126443205936555</text:p>
              </table:table-cell>
              <table:table-cell office:value-type="float" office:value="0.126443205936555">
                <text:p>0.126443205936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SUMMARY.M6:SUMMARY.M14" chart:error-lower-range="SUMMARY.M6:SUMMARY.M14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UMMARY.M6:SUMMARY.M14" chart:error-lower-range="SUMMARY.M6:SUMMARY.M14" char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UMMARY.K6:SUMMARY.K14" chart:error-lower-range="SUMMARY.K6:SUMMARY.K14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UMMARY.K6:SUMMARY.K14" chart:error-lower-range="SUMMARY.K6:SUMMARY.K14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SUMMARY.N6:SUMMARY.N14" chart:error-lower-range="SUMMARY.N6:SUMMARY.N14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N6:SUMMARY.N14" chart:error-lower-range="SUMMARY.N6:SUMMARY.N14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91cm" svg:height="11.263cm" xlink:href=".." xlink:type="simple" chart:class="chart:line" chart:column-mapping="1 0 2" chart:style-name="ch1">
        <chart:legend chart:legend-position="bottom" svg:x="4.894cm" svg:y="10.48cm" style:legend-expansion="wide" chart:style-name="ch2"/>
        <chart:plot-area chart:style-name="ch3" table:cell-range-address="SUMMARY.B6:SUMMARY.B14 SUMMARY.G5:SUMMARY.H14 SUMMARY.E5:SUMMARY.E14" chart:data-source-has-labels="both" svg:x="0.399cm" svg:y="0.225cm" svg:width="19.193cm" svg:height="10.03cm">
          <chartooo:coordinate-region svg:x="1.126cm" svg:y="0.424cm" svg:width="18.186cm" svg:height="9.184cm"/>
          <chart:axis chart:dimension="x" chart:name="primary-x" chart:style-name="ch4" chartooo:axis-type="auto">
            <chartooo:date-scale/>
            <chart:categories table:cell-range-address="SUMMARY.B6:SUMMARY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G6:SUMMARY.G14" chart:label-cell-address="SUMMARY.G5:SUMMARY.G5" chart:class="chart:line">
            <chart:error-indicator chart:style-name="ch7" chart:dimension="y"/>
            <chart:data-point chart:repeated="9"/>
          </chart:series>
          <chart:series chart:style-name="ch8" chart:values-cell-range-address="SUMMARY.E6:SUMMARY.E14" chart:label-cell-address="SUMMARY.E5:SUMMARY.E5" chart:class="chart:line">
            <chart:error-indicator chart:style-name="ch9" chart:dimension="y"/>
            <chart:data-point chart:repeated="9"/>
          </chart:series>
          <chart:series chart:style-name="ch10" chart:values-cell-range-address="SUMMARY.H6:SUMMARY.H14" chart:label-cell-address="SUMMARY.H5:SUMMARY.H5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irAffinity</text:p>
                <draw:g>
                  <svg:desc>SUMMARY.G5:SUMMARY.G5</svg:desc>
                </draw:g>
              </table:table-cell>
              <table:table-cell office:value-type="string">
                <text:p>Columna M</text:p>
              </table:table-cell>
              <table:table-cell office:value-type="string">
                <text:p>Columna M</text:p>
              </table:table-cell>
              <table:table-cell office:value-type="string">
                <text:p>ImpairAffinity</text:p>
                <draw:g>
                  <svg:desc>SUMMARY.E5:SUMMARY.E5</svg:desc>
                </draw:g>
              </table:table-cell>
              <table:table-cell office:value-type="string">
                <text:p>Columna K</text:p>
              </table:table-cell>
              <table:table-cell office:value-type="string">
                <text:p>Columna K</text:p>
              </table:table-cell>
              <table:table-cell office:value-type="string">
                <text:p>SinProcessorAffinity</text:p>
                <draw:g>
                  <svg:desc>SUMMARY.H5:SUMMARY.H5</svg:desc>
                </draw:g>
              </table:table-cell>
              <table:table-cell office:value-type="string">
                <text:p>Columna N</text:p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6:SUMMARY.B14</svg:desc>
                </draw:g>
              </table:table-cell>
              <table:table-cell office:value-type="float" office:value="2.159865">
                <text:p>2.159865</text:p>
                <draw:g>
                  <svg:desc>SUMMARY.G6:SUMMARY.G14</svg:desc>
                </draw:g>
              </table:table-cell>
              <table:table-cell office:value-type="float" office:value="0.0911725337324975">
                <text:p>0.0911725337324975</text:p>
                <draw:g>
                  <svg:desc>SUMMARY.M6:SUMMARY.M14</svg:desc>
                </draw:g>
              </table:table-cell>
              <table:table-cell office:value-type="float" office:value="0.0911725337324975">
                <text:p>0.0911725337324975</text:p>
                <draw:g>
                  <svg:desc>SUMMARY.M6:SUMMARY.M14</svg:desc>
                </draw:g>
              </table:table-cell>
              <table:table-cell office:value-type="float" office:value="1.99624116666667">
                <text:p>1.99624116666667</text:p>
                <draw:g>
                  <svg:desc>SUMMARY.E6:SUMMARY.E14</svg:desc>
                </draw:g>
              </table:table-cell>
              <table:table-cell office:value-type="float" office:value="0.141109998465831">
                <text:p>0.141109998465831</text:p>
                <draw:g>
                  <svg:desc>SUMMARY.K6:SUMMARY.K14</svg:desc>
                </draw:g>
              </table:table-cell>
              <table:table-cell office:value-type="float" office:value="0.141109998465831">
                <text:p>0.141109998465831</text:p>
                <draw:g>
                  <svg:desc>SUMMARY.K6:SUMMARY.K14</svg:desc>
                </draw:g>
              </table:table-cell>
              <table:table-cell office:value-type="float" office:value="1.84289433333333">
                <text:p>1.84289433333333</text:p>
                <draw:g>
                  <svg:desc>SUMMARY.H6:SUMMARY.H14</svg:desc>
                </draw:g>
              </table:table-cell>
              <table:table-cell office:value-type="float" office:value="0.114164234508837">
                <text:p>0.114164234508837</text:p>
                <draw:g>
                  <svg:desc>SUMMARY.N6:SUMMARY.N14</svg:desc>
                </draw:g>
              </table:table-cell>
              <table:table-cell office:value-type="float" office:value="0.114164234508837">
                <text:p>0.114164234508837</text:p>
                <draw:g>
                  <svg:desc>SUMMARY.N6:SUMMARY.N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80053266666667">
                <text:p>2.80053266666667</text:p>
              </table:table-cell>
              <table:table-cell office:value-type="float" office:value="0.13853826181052">
                <text:p>0.13853826181052</text:p>
              </table:table-cell>
              <table:table-cell office:value-type="float" office:value="0.13853826181052">
                <text:p>0.13853826181052</text:p>
              </table:table-cell>
              <table:table-cell office:value-type="float" office:value="2.92942533333333">
                <text:p>2.92942533333333</text:p>
              </table:table-cell>
              <table:table-cell office:value-type="float" office:value="0.112587684730337">
                <text:p>0.112587684730337</text:p>
              </table:table-cell>
              <table:table-cell office:value-type="float" office:value="0.112587684730337">
                <text:p>0.112587684730337</text:p>
              </table:table-cell>
              <table:table-cell office:value-type="float" office:value="2.89827183333333">
                <text:p>2.89827183333333</text:p>
              </table:table-cell>
              <table:table-cell office:value-type="float" office:value="0.368280020362053">
                <text:p>0.368280020362053</text:p>
              </table:table-cell>
              <table:table-cell office:value-type="float" office:value="0.368280020362053">
                <text:p>0.3682800203620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314733">
                <text:p>3.314733</text:p>
              </table:table-cell>
              <table:table-cell office:value-type="float" office:value="0.127610935298984">
                <text:p>0.127610935298984</text:p>
              </table:table-cell>
              <table:table-cell office:value-type="float" office:value="0.127610935298984">
                <text:p>0.127610935298984</text:p>
              </table:table-cell>
              <table:table-cell office:value-type="float" office:value="3.31701516666667">
                <text:p>3.31701516666667</text:p>
              </table:table-cell>
              <table:table-cell office:value-type="float" office:value="0.108780733831681">
                <text:p>0.108780733831681</text:p>
              </table:table-cell>
              <table:table-cell office:value-type="float" office:value="0.108780733831681">
                <text:p>0.108780733831681</text:p>
              </table:table-cell>
              <table:table-cell office:value-type="float" office:value="3.252961">
                <text:p>3.252961</text:p>
              </table:table-cell>
              <table:table-cell office:value-type="float" office:value="0.221884037297352">
                <text:p>0.221884037297352</text:p>
              </table:table-cell>
              <table:table-cell office:value-type="float" office:value="0.221884037297352">
                <text:p>0.2218840372973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72232016666667">
                <text:p>3.72232016666667</text:p>
              </table:table-cell>
              <table:table-cell office:value-type="float" office:value="0.176020104419179">
                <text:p>0.176020104419179</text:p>
              </table:table-cell>
              <table:table-cell office:value-type="float" office:value="0.176020104419179">
                <text:p>0.176020104419179</text:p>
              </table:table-cell>
              <table:table-cell office:value-type="float" office:value="3.64053333333333">
                <text:p>3.64053333333333</text:p>
              </table:table-cell>
              <table:table-cell office:value-type="float" office:value="0.194002543554588">
                <text:p>0.194002543554588</text:p>
              </table:table-cell>
              <table:table-cell office:value-type="float" office:value="0.194002543554588">
                <text:p>0.194002543554588</text:p>
              </table:table-cell>
              <table:table-cell office:value-type="float" office:value="3.42372416666667">
                <text:p>3.42372416666667</text:p>
              </table:table-cell>
              <table:table-cell office:value-type="float" office:value="0.169214292360989">
                <text:p>0.169214292360989</text:p>
              </table:table-cell>
              <table:table-cell office:value-type="float" office:value="0.169214292360989">
                <text:p>0.16921429236098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31429166666667">
                <text:p>4.31429166666667</text:p>
              </table:table-cell>
              <table:table-cell office:value-type="float" office:value="0.106239960666946">
                <text:p>0.106239960666946</text:p>
              </table:table-cell>
              <table:table-cell office:value-type="float" office:value="0.106239960666946">
                <text:p>0.106239960666946</text:p>
              </table:table-cell>
              <table:table-cell office:value-type="float" office:value="4.186699">
                <text:p>4.186699</text:p>
              </table:table-cell>
              <table:table-cell office:value-type="float" office:value="0.0965486717895281">
                <text:p>0.0965486717895281</text:p>
              </table:table-cell>
              <table:table-cell office:value-type="float" office:value="0.0965486717895281">
                <text:p>0.0965486717895281</text:p>
              </table:table-cell>
              <table:table-cell office:value-type="float" office:value="4.059375">
                <text:p>4.059375</text:p>
              </table:table-cell>
              <table:table-cell office:value-type="float" office:value="0.163191607415738">
                <text:p>0.163191607415738</text:p>
              </table:table-cell>
              <table:table-cell office:value-type="float" office:value="0.163191607415738">
                <text:p>0.1631916074157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36598316666667">
                <text:p>4.36598316666667</text:p>
              </table:table-cell>
              <table:table-cell office:value-type="float" office:value="0.103380518951695">
                <text:p>0.103380518951695</text:p>
              </table:table-cell>
              <table:table-cell office:value-type="float" office:value="0.103380518951695">
                <text:p>0.103380518951695</text:p>
              </table:table-cell>
              <table:table-cell office:value-type="float" office:value="4.1994635">
                <text:p>4.1994635</text:p>
              </table:table-cell>
              <table:table-cell office:value-type="float" office:value="0.0895938641249207">
                <text:p>0.0895938641249207</text:p>
              </table:table-cell>
              <table:table-cell office:value-type="float" office:value="0.0895938641249207">
                <text:p>0.0895938641249207</text:p>
              </table:table-cell>
              <table:table-cell office:value-type="float" office:value="4.01931483333333">
                <text:p>4.01931483333333</text:p>
              </table:table-cell>
              <table:table-cell office:value-type="float" office:value="0.185647163771813">
                <text:p>0.185647163771813</text:p>
              </table:table-cell>
              <table:table-cell office:value-type="float" office:value="0.185647163771813">
                <text:p>0.1856471637718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3768965">
                <text:p>4.3768965</text:p>
              </table:table-cell>
              <table:table-cell office:value-type="float" office:value="0.0601694452121659">
                <text:p>0.0601694452121659</text:p>
              </table:table-cell>
              <table:table-cell office:value-type="float" office:value="0.0601694452121659">
                <text:p>0.0601694452121659</text:p>
              </table:table-cell>
              <table:table-cell office:value-type="float" office:value="4.2715375">
                <text:p>4.2715375</text:p>
              </table:table-cell>
              <table:table-cell office:value-type="float" office:value="0.104710458746338">
                <text:p>0.104710458746338</text:p>
              </table:table-cell>
              <table:table-cell office:value-type="float" office:value="0.104710458746338">
                <text:p>0.104710458746338</text:p>
              </table:table-cell>
              <table:table-cell office:value-type="float" office:value="4.14426866666667">
                <text:p>4.14426866666667</text:p>
              </table:table-cell>
              <table:table-cell office:value-type="float" office:value="0.127534867407438">
                <text:p>0.127534867407438</text:p>
              </table:table-cell>
              <table:table-cell office:value-type="float" office:value="0.127534867407438">
                <text:p>0.12753486740743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27123366666667">
                <text:p>4.27123366666667</text:p>
              </table:table-cell>
              <table:table-cell office:value-type="float" office:value="0.126061091495175">
                <text:p>0.126061091495175</text:p>
              </table:table-cell>
              <table:table-cell office:value-type="float" office:value="0.126061091495175">
                <text:p>0.126061091495175</text:p>
              </table:table-cell>
              <table:table-cell office:value-type="float" office:value="4.24909266666667">
                <text:p>4.24909266666667</text:p>
              </table:table-cell>
              <table:table-cell office:value-type="float" office:value="0.113467169577464">
                <text:p>0.113467169577464</text:p>
              </table:table-cell>
              <table:table-cell office:value-type="float" office:value="0.113467169577464">
                <text:p>0.113467169577464</text:p>
              </table:table-cell>
              <table:table-cell office:value-type="float" office:value="4.25451633333333">
                <text:p>4.25451633333333</text:p>
              </table:table-cell>
              <table:table-cell office:value-type="float" office:value="0.0613269044904317">
                <text:p>0.0613269044904317</text:p>
              </table:table-cell>
              <table:table-cell office:value-type="float" office:value="0.0613269044904317">
                <text:p>0.061326904490431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27791133333334">
                <text:p>4.27791133333334</text:p>
              </table:table-cell>
              <table:table-cell office:value-type="float" office:value="0.104104388535066">
                <text:p>0.104104388535066</text:p>
              </table:table-cell>
              <table:table-cell office:value-type="float" office:value="0.104104388535066">
                <text:p>0.104104388535066</text:p>
              </table:table-cell>
              <table:table-cell office:value-type="float" office:value="4.2481425">
                <text:p>4.2481425</text:p>
              </table:table-cell>
              <table:table-cell office:value-type="float" office:value="0.092672068802433">
                <text:p>0.092672068802433</text:p>
              </table:table-cell>
              <table:table-cell office:value-type="float" office:value="0.092672068802433">
                <text:p>0.092672068802433</text:p>
              </table:table-cell>
              <table:table-cell office:value-type="float" office:value="4.25776866666667">
                <text:p>4.25776866666667</text:p>
              </table:table-cell>
              <table:table-cell office:value-type="float" office:value="0.126443205936555">
                <text:p>0.126443205936555</text:p>
              </table:table-cell>
              <table:table-cell office:value-type="float" office:value="0.126443205936555">
                <text:p>0.126443205936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